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10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style:text-underline-style="none" style:text-underline-type="none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8.9970833333333cm"/>
    </style:style>
    <style:style style:name="co3" style:family="table-column">
      <style:table-column-properties fo:break-before="auto" style:column-width="12.3295833333333cm"/>
    </style:style>
    <style:style style:name="co4" style:family="table-column">
      <style:table-column-properties fo:break-before="auto" style:column-width="12.461875cm"/>
    </style:style>
    <style:style style:name="co5" style:family="table-column">
      <style:table-column-properties fo:break-before="auto" style:column-width="8.334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r_No</text:p>
          </table:table-cell>
          <table:table-cell office:value-type="string" table:style-name="ce3">
            <text:p>from_stop</text:p>
          </table:table-cell>
          <table:table-cell office:value-type="string" table:style-name="ce4">
            <text:p>to_stop</text:p>
          </table:table-cell>
          <table:table-cell office:value-type="string" table:style-name="ce4">
            <text:p>bus_service</text:p>
          </table:table-cell>
          <table:table-cell office:value-type="string" table:style-name="ce4">
            <text:p>timing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BHN</text:p>
          </table:table-cell>
          <table:table-cell office:value-type="string" table:style-name="ce6">
            <text:p>Ordinary Express</text:p>
          </table:table-cell>
          <table:table-cell office:value-type="time" office:time-value="PT0H1M0S" table:style-name="ce7">
            <text:p>0:01:00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5">
            <text:p>PRL via PANDHARPUR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Ordinary Express</text:p>
          </table:table-cell>
          <table:table-cell office:value-type="time" office:time-value="PT0H15M0S" table:style-name="ce7">
            <text:p>0:15:00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5">
            <text:p>PRL via KASURDI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0H15M0S" table:style-name="ce7">
            <text:p>0:15:00</text:p>
          </table:table-cell>
          <table:table-cell table:number-columns-repeated="16379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5">
            <text:p>Mumbai Central via EXPRESS MUMBAI HIGHWAY START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VIRL</text:p>
          </table:table-cell>
          <table:table-cell office:value-type="string" table:style-name="ce6">
            <text:p>Ordinary Express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5">
            <text:p>Mumbai Central via BARSHI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Day Ordinary</text:p>
          </table:table-cell>
          <table:table-cell office:value-type="time" office:time-value="PT1H30M0S" table:style-name="ce7">
            <text:p>1:30:00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SNSL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7">
            <text:p>4:30:00</text:p>
          </table:table-cell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5">
            <text:p>ANL via BORIVALI NANCY COLONY</text:p>
          </table:table-cell>
          <table:table-cell office:value-type="string" table:style-name="ce6">
            <text:p>UMG</text:p>
          </table:table-cell>
          <table:table-cell office:value-type="string" table:style-name="ce6">
            <text:p>Ordinary Express</text:p>
          </table:table-cell>
          <table:table-cell office:value-type="time" office:time-value="PT4H31M0S" table:style-name="ce7">
            <text:p>4:31:00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5">
            <text:p>VSI via BORIVALI</text:p>
          </table:table-cell>
          <table:table-cell office:value-type="string" table:style-name="ce6">
            <text:p>STR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5">
            <text:p>Mumbai Central via TARDOLI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MWD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5">
            <text:p>PRL via PUNE RLY. STN.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5">
            <text:p>KNN via MAHUD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Day Ordinary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7">
            <text:p>5:15:00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5">
            <text:p>ANL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Ordinary Express</text:p>
          </table:table-cell>
          <table:table-cell office:value-type="time" office:time-value="PT5H16M0S" table:style-name="ce7">
            <text:p>5:16:00</text:p>
          </table:table-cell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5">
            <text:p>BVINC via KURLA NEHRU NAGAR</text:p>
          </table:table-cell>
          <table:table-cell office:value-type="string" table:style-name="ce6">
            <text:p>KW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5">
            <text:p>Mumbai Central via SHEVGAON</text:p>
          </table:table-cell>
          <table:table-cell office:value-type="string" table:style-name="ce6">
            <text:p>GVI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5">
            <text:p>BVINC via KOKAN BHAVAN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MW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5">
            <text:p>KNN via PHALTAN</text:p>
          </table:table-cell>
          <table:table-cell office:value-type="string" table:style-name="ce6">
            <text:p>KRSND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5">
            <text:p>Mumbai Central via MIRI</text:p>
          </table:table-cell>
          <table:table-cell office:value-type="string" table:style-name="ce6">
            <text:p>SHVG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5">
            <text:p>BVINC via BHANDGAON</text:p>
          </table:table-cell>
          <table:table-cell office:value-type="string" table:style-name="ce6">
            <text:p>BHM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5">
            <text:p>Mumbai Central via MORGAON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5">
            <text:p>KNN via CHANDANI CHOWK</text:p>
          </table:table-cell>
          <table:table-cell office:value-type="string" table:style-name="ce6">
            <text:p>AKLAK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AKKT</text:p>
          </table:table-cell>
          <table:table-cell office:value-type="string" table:style-name="ce6">
            <text:p>Shivshai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5">
            <text:p>Mumbai Central via PHALTAN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5">
            <text:p>KNN via MAHUD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5">
            <text:p>Mumbai Central via NATEPUTE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NND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5">
            <text:p>DDRE via SANGLI</text:p>
          </table:table-cell>
          <table:table-cell office:value-type="string" table:style-name="ce6">
            <text:p>KMHL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KNDP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JGTL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5">
            <text:p>KNN via SHRIGONDA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5">
            <text:p>Mumbai Central via BHOR</text:p>
          </table:table-cell>
          <table:table-cell office:value-type="string" table:style-name="ce6">
            <text:p>MNHAWS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5">
            <text:p>KNN via CHINCHOLI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PTR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VRG</text:p>
          </table:table-cell>
          <table:table-cell office:value-type="string" table:style-name="ce6">
            <text:p>Ordinary Express</text:p>
          </table:table-cell>
          <table:table-cell office:value-type="time" office:time-value="PT6H5M0S" table:style-name="ce7">
            <text:p>6:05:00</text:p>
          </table:table-cell>
          <table:table-cell table:number-columns-repeated="16379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Shivshai</text:p>
          </table:table-cell>
          <table:table-cell office:value-type="time" office:time-value="PT6H15M0S" table:style-name="ce7">
            <text:p>6:15:00</text:p>
          </table:table-cell>
          <table:table-cell table:number-columns-repeated="1637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5">
            <text:p>BVINC via THANE CBS</text:p>
          </table:table-cell>
          <table:table-cell office:value-type="string" table:style-name="ce6">
            <text:p>VAIBARS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VRG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5">
            <text:p>KNN via KADA</text:p>
          </table:table-cell>
          <table:table-cell office:value-type="string" table:style-name="ce6">
            <text:p>PTD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5">
            <text:p>KNN via ASHTI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31M0S" table:style-name="ce7">
            <text:p>6:31:00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7">
            <text:p>6:45:00</text:p>
          </table:table-cell>
          <table:table-cell table:number-columns-repeated="16379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5">
            <text:p>PRL via BUDH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7">
            <text:p>6:45:00</text:p>
          </table:table-cell>
          <table:table-cell table:number-columns-repeated="16379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7">
            <text:p>6:45:00</text:p>
          </table:table-cell>
          <table:table-cell table:number-columns-repeated="16379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5">
            <text:p>Mumbai Central via BOMBAY RESTORANT</text:p>
          </table:table-cell>
          <table:table-cell office:value-type="string" table:style-name="ce6">
            <text:p>VDJ</text:p>
          </table:table-cell>
          <table:table-cell office:value-type="string" table:style-name="ce6">
            <text:p>Day Ordinary</text:p>
          </table:table-cell>
          <table:table-cell office:value-type="time" office:time-value="PT6H46M0S" table:style-name="ce7">
            <text:p>6:46:00</text:p>
          </table:table-cell>
          <table:table-cell table:number-columns-repeated="16379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5">
            <text:p>Mumbai Central via PANPOI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MNHAWS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Shivshai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5">
            <text:p>DDRE via PHALTAN</text:p>
          </table:table-cell>
          <table:table-cell office:value-type="string" table:style-name="ce6">
            <text:p>AKLAK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KW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5">
            <text:p>Mumbai Central via CHANDNI CHOWK</text:p>
          </table:table-cell>
          <table:table-cell office:value-type="string" table:style-name="ce6">
            <text:p>ISL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5">
            <text:p>Mumbai Central via SOLAPUR</text:p>
          </table:table-cell>
          <table:table-cell office:value-type="string" table:style-name="ce6">
            <text:p>TJP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5">
            <text:p>VIRAR via BORIVALI NANCY COLONY</text:p>
          </table:table-cell>
          <table:table-cell office:value-type="string" table:style-name="ce6">
            <text:p>SGL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5">
            <text:p>PRL via BHAMBURDE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5">
            <text:p>CHRKP</text:p>
          </table:table-cell>
          <table:table-cell office:value-type="string" table:style-name="ce6">
            <text:p>ATP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5">
            <text:p>PRL via SATARA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BRS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5">
            <text:p>PRL via AHMEDNAGAR MALIWADA</text:p>
          </table:table-cell>
          <table:table-cell office:value-type="string" table:style-name="ce6">
            <text:p>NVS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NVS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5">
            <text:p>PRL via PHALTAN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5">
            <text:p>PRL via SHIROLI</text:p>
          </table:table-cell>
          <table:table-cell office:value-type="string" table:style-name="ce6">
            <text:p>RDH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5">
            <text:p>Mumbai Central via TARDOLI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Day Ordinary</text:p>
          </table:table-cell>
          <table:table-cell office:value-type="time" office:time-value="PT7H1M0S" table:style-name="ce7">
            <text:p>7:01:00</text:p>
          </table:table-cell>
          <table:table-cell table:number-columns-repeated="16379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5">
            <text:p>BVINC via THANE VANDANA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5">
            <text:p>PRL via SWARGATE PUNE</text:p>
          </table:table-cell>
          <table:table-cell office:value-type="string" table:style-name="ce6">
            <text:p>VRG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5">
            <text:p>BVINC via PALUS COLONY</text:p>
          </table:table-cell>
          <table:table-cell office:value-type="string" table:style-name="ce6">
            <text:p>TSGN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KLPCBS</text:p>
          </table:table-cell>
          <table:table-cell office:value-type="string" table:style-name="ce6">
            <text:p>Ordina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NVS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5">
            <text:p>KNN via AMALNER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5">
            <text:p>BVISWD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5">
            <text:p>KNN via PATODA</text:p>
          </table:table-cell>
          <table:table-cell office:value-type="string" table:style-name="ce6">
            <text:p>DR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5">
            <text:p>TWAECNRT via BHOSARI</text:p>
          </table:table-cell>
          <table:table-cell office:value-type="string" table:style-name="ce6">
            <text:p>CNW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5">
            <text:p>Mumbai Central via SION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5">
            <text:p>Mumbai Central via NATEPUTE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GRT</text:p>
          </table:table-cell>
          <table:table-cell office:value-type="string" table:style-name="ce6">
            <text:p>Shivshai</text:p>
          </table:table-cell>
          <table:table-cell office:value-type="time" office:time-value="PT7H35M0S" table:style-name="ce7">
            <text:p>7:35:00</text:p>
          </table:table-cell>
          <table:table-cell table:number-columns-repeated="1637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5">
            <text:p>KNN via CHANDANI CHOWK</text:p>
          </table:table-cell>
          <table:table-cell office:value-type="string" table:style-name="ce6">
            <text:p>GON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KGL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5">
            <text:p>Mumbai Central via VAIRAG</text:p>
          </table:table-cell>
          <table:table-cell office:value-type="string" table:style-name="ce6">
            <text:p>TJP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5">
            <text:p>Mumbai Central via INDAPUR</text:p>
          </table:table-cell>
          <table:table-cell office:value-type="string" table:style-name="ce6">
            <text:p>SLP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5">
            <text:p>Mumbai Central via PANVEL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5">
            <text:p>PRL via SHIRWAL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VJP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5">
            <text:p>DDRE via MAITRI PAR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5">
            <text:p>PRL via PADEGAON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5">
            <text:p>KNN via CHANDANI CHOWK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8H1M0S" table:style-name="ce7">
            <text:p>8:01:00</text:p>
          </table:table-cell>
          <table:table-cell table:number-columns-repeated="16379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5">
            <text:p>BVINC via THANE VANDANA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7">
            <text:p>8:15:00</text:p>
          </table:table-cell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7">
            <text:p>8:15:00</text:p>
          </table:table-cell>
          <table:table-cell table:number-columns-repeated="16379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5">
            <text:p>BVINC via JOGESHWARI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7">
            <text:p>8:15:00</text:p>
          </table:table-cell>
          <table:table-cell table:number-columns-repeated="16379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5">
            <text:p>Mumbai Central via LONAVALA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hivshai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VDJ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5">
            <text:p>Mumbai Central via EXPRESS MUMBAI HIGHWAY START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JJ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5">
            <text:p>PRL via AIROLI TOLL NAKA</text:p>
          </table:table-cell>
          <table:table-cell office:value-type="string" table:style-name="ce6">
            <text:p>PUSE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9H15M0S" table:style-name="ce7">
            <text:p>9:15:00</text:p>
          </table:table-cell>
          <table:table-cell table:number-columns-repeated="1637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9H30M0S" table:style-name="ce7">
            <text:p>9:30:00</text:p>
          </table:table-cell>
          <table:table-cell table:number-columns-repeated="16379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BHM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7">
            <text:p>9:30:00</text:p>
          </table:table-cell>
          <table:table-cell table:number-columns-repeated="1637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7">
            <text:p>9:30:00</text:p>
          </table:table-cell>
          <table:table-cell table:number-columns-repeated="1637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MHTDV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HNMNA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5">
            <text:p>Mumbai Central via BARSHI</text:p>
          </table:table-cell>
          <table:table-cell office:value-type="string" table:style-name="ce6">
            <text:p>YRML</text:p>
          </table:table-cell>
          <table:table-cell office:value-type="string" table:style-name="ce6">
            <text:p>Day Ordinary</text:p>
          </table:table-cell>
          <table:table-cell office:value-type="time" office:time-value="PT10H1M0S" table:style-name="ce7">
            <text:p>10:01:00</text:p>
          </table:table-cell>
          <table:table-cell table:number-columns-repeated="1637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15M0S" table:style-name="ce7">
            <text:p>10:15:00</text:p>
          </table:table-cell>
          <table:table-cell table:number-columns-repeated="16379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5">
            <text:p>BVINC via LONAVALA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40M0S" table:style-name="ce7">
            <text:p>10:40:00</text:p>
          </table:table-cell>
          <table:table-cell table:number-columns-repeated="16379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CNWD</text:p>
          </table:table-cell>
          <table:table-cell office:value-type="string" table:style-name="ce6">
            <text:p>Semi Luxury</text:p>
          </table:table-cell>
          <table:table-cell office:value-type="time" office:time-value="PT10H45M0S" table:style-name="ce7">
            <text:p>10:45:00</text:p>
          </table:table-cell>
          <table:table-cell table:number-columns-repeated="16379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7">
            <text:p>10:45:00</text:p>
          </table:table-cell>
          <table:table-cell table:number-columns-repeated="1637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5">
            <text:p>MANT via FREE-WAY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45M0S" table:style-name="ce7">
            <text:p>10:45:00</text:p>
          </table:table-cell>
          <table:table-cell table:number-columns-repeated="16379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7">
            <text:p>11:00:00</text:p>
          </table:table-cell>
          <table:table-cell table:number-columns-repeated="16379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5">
            <text:p>Mumbai Central via WARJE MALWAD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7">
            <text:p>11:00:00</text:p>
          </table:table-cell>
          <table:table-cell table:number-columns-repeated="16379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11H1M0S" table:style-name="ce7">
            <text:p>11:01:00</text:p>
          </table:table-cell>
          <table:table-cell table:number-columns-repeated="16379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1H16M0S" table:style-name="ce7">
            <text:p>11:16:00</text:p>
          </table:table-cell>
          <table:table-cell table:number-columns-repeated="16379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1H20M0S" table:style-name="ce7">
            <text:p>11:20:00</text:p>
          </table:table-cell>
          <table:table-cell table:number-columns-repeated="16379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5">
            <text:p>MUMBAI via BARSHI</text:p>
          </table:table-cell>
          <table:table-cell office:value-type="string" table:style-name="ce6">
            <text:p>AP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7">
            <text:p>11:30:00</text:p>
          </table:table-cell>
          <table:table-cell table:number-columns-repeated="16379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1H30M0S" table:style-name="ce7">
            <text:p>11:30:00</text:p>
          </table:table-cell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7">
            <text:p>11:30:00</text:p>
          </table:table-cell>
          <table:table-cell table:number-columns-repeated="16379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2H0M0S" table:style-name="ce7">
            <text:p>12:00:00</text:p>
          </table:table-cell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7">
            <text:p>12:00:00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12H1M0S" table:style-name="ce7">
            <text:p>12:01:00</text:p>
          </table:table-cell>
          <table:table-cell table:number-columns-repeated="16379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12H1M0S" table:style-name="ce7">
            <text:p>12:01:00</text:p>
          </table:table-cell>
          <table:table-cell table:number-columns-repeated="16379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5">
            <text:p>DDRE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7">
            <text:p>12:15:00</text:p>
          </table:table-cell>
          <table:table-cell table:number-columns-repeated="1637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7">
            <text:p>12:15:00</text:p>
          </table:table-cell>
          <table:table-cell table:number-columns-repeated="16379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7">
            <text:p>12:15:00</text:p>
          </table:table-cell>
          <table:table-cell table:number-columns-repeated="16379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5">
            <text:p>BVINC via LONAVALA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5">
            <text:p>Mumbai Central via HOL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12H40M0S" table:style-name="ce7">
            <text:p>12:40:00</text:p>
          </table:table-cell>
          <table:table-cell table:number-columns-repeated="1637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45M0S" table:style-name="ce7">
            <text:p>12:45:00</text:p>
          </table:table-cell>
          <table:table-cell table:number-columns-repeated="16379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5">
            <text:p>DDRE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12H45M0S" table:style-name="ce7">
            <text:p>12:45:00</text:p>
          </table:table-cell>
          <table:table-cell table:number-columns-repeated="16379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5">
            <text:p>BVINC via BALEWA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7">
            <text:p>13:00:00</text:p>
          </table:table-cell>
          <table:table-cell table:number-columns-repeated="16379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7">
            <text:p>13:00:00</text:p>
          </table:table-cell>
          <table:table-cell table:number-columns-repeated="1637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PLUS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7">
            <text:p>13:00:00</text:p>
          </table:table-cell>
          <table:table-cell table:number-columns-repeated="1637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5">
            <text:p>DDRE via MAITRI PAR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3H10M0S" table:style-name="ce7">
            <text:p>13:10:00</text:p>
          </table:table-cell>
          <table:table-cell table:number-columns-repeated="16379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7">
            <text:p>13:15:00</text:p>
          </table:table-cell>
          <table:table-cell table:number-columns-repeated="16379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7">
            <text:p>13:15:00</text:p>
          </table:table-cell>
          <table:table-cell table:number-columns-repeated="16379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7">
            <text:p>13:30:00</text:p>
          </table:table-cell>
          <table:table-cell table:number-columns-repeated="1637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3H30M0S" table:style-name="ce7">
            <text:p>13:30:00</text:p>
          </table:table-cell>
          <table:table-cell table:number-columns-repeated="16379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7">
            <text:p>13:45:00</text:p>
          </table:table-cell>
          <table:table-cell table:number-columns-repeated="16379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5">
            <text:p>MANT via EXPRESS MUMBAI HIGHWAY START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5">
            <text:p>DDRE via MAITRI PAR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4H10M0S" table:style-name="ce7">
            <text:p>14:10:00</text:p>
          </table:table-cell>
          <table:table-cell table:number-columns-repeated="16379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7">
            <text:p>14:15:00</text:p>
          </table:table-cell>
          <table:table-cell table:number-columns-repeated="16379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5">
            <text:p>DDRE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7">
            <text:p>14:45:00</text:p>
          </table:table-cell>
          <table:table-cell table:number-columns-repeated="16379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5">
            <text:p>Mumbai Central via KATRAJ NEW TUNNEL START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5">
            <text:p>Mumbai Central via NAL STOP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5">
            <text:p>PRL via SWARGATE PUNE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5">
            <text:p>BVINC via BALEWA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7">
            <text:p>15:15:00</text:p>
          </table:table-cell>
          <table:table-cell table:number-columns-repeated="16379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5">
            <text:p>KNN via DAHIVADI</text:p>
          </table:table-cell>
          <table:table-cell office:value-type="string" table:style-name="ce6">
            <text:p>KRSND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5">
            <text:p>Mumbai Central via KAIJ</text:p>
          </table:table-cell>
          <table:table-cell office:value-type="string" table:style-name="ce6">
            <text:p>GNKD</text:p>
          </table:table-cell>
          <table:table-cell office:value-type="string" table:style-name="ce6">
            <text:p>Ordinary</text:p>
          </table:table-cell>
          <table:table-cell office:value-type="time" office:time-value="PT16H0M0S" table:style-name="ce7">
            <text:p>16:00:00</text:p>
          </table:table-cell>
          <table:table-cell table:number-columns-repeated="16379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6H0M0S" table:style-name="ce7">
            <text:p>16:00:00</text:p>
          </table:table-cell>
          <table:table-cell table:number-columns-repeated="16379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7">
            <text:p>16:00:00</text:p>
          </table:table-cell>
          <table:table-cell table:number-columns-repeated="16379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5">
            <text:p>KNN via LATUR</text:p>
          </table:table-cell>
          <table:table-cell office:value-type="string" table:style-name="ce6">
            <text:p>DGLR</text:p>
          </table:table-cell>
          <table:table-cell office:value-type="string" table:style-name="ce6">
            <text:p>Shivshai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5">
            <text:p>BVINC via THANE VANDANA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208" table:style-name="ce8">
            <text:p>208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212" table:style-name="ce8">
            <text:p>212</text:p>
          </table:table-cell>
          <table:table-cell office:value-type="string" table:style-name="ce5">
            <text:p>BVISWD via SUPA</text:p>
          </table:table-cell>
          <table:table-cell office:value-type="string" table:style-name="ce6">
            <text:p>ABJ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5">
            <text:p>Mumbai Central via KHARDA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5">
            <text:p>KNN via AHMEDNAGAR</text:p>
          </table:table-cell>
          <table:table-cell office:value-type="string" table:style-name="ce6">
            <text:p>ABJ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5">
            <text:p>KNN via ALAN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216" table:style-name="ce8">
            <text:p>216</text:p>
          </table:table-cell>
          <table:table-cell office:value-type="string" table:style-name="ce5">
            <text:p>Mumbai Central via KHARDA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Semi Luxury</text:p>
          </table:table-cell>
          <table:table-cell office:value-type="time" office:time-value="PT17H1M0S" table:style-name="ce7">
            <text:p>17:01:00</text:p>
          </table:table-cell>
          <table:table-cell table:number-columns-repeated="16379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5">
            <text:p>KNN via DIVA</text:p>
          </table:table-cell>
          <table:table-cell office:value-type="string" table:style-name="ce6">
            <text:p>JAT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5">
            <text:p>BVINC via LOHARA</text:p>
          </table:table-cell>
          <table:table-cell office:value-type="string" table:style-name="ce6">
            <text:p>OMERGA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Ordina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5">
            <text:p>BVINC via KHOPOLI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224" table:style-name="ce8">
            <text:p>224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GRT</text:p>
          </table:table-cell>
          <table:table-cell office:value-type="string" table:style-name="ce6">
            <text:p>Ordinary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NESAR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5">
            <text:p>KNN via AMBAJOGAI</text:p>
          </table:table-cell>
          <table:table-cell office:value-type="string" table:style-name="ce6">
            <text:p>BILO</text:p>
          </table:table-cell>
          <table:table-cell office:value-type="string" table:style-name="ce6">
            <text:p>Shivshai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5">
            <text:p>KNN via KALAMB</text:p>
          </table:table-cell>
          <table:table-cell office:value-type="string" table:style-name="ce6">
            <text:p>BILO</text:p>
          </table:table-cell>
          <table:table-cell office:value-type="string" table:style-name="ce6">
            <text:p>Night Express</text:p>
          </table:table-cell>
          <table:table-cell office:value-type="time" office:time-value="PT18H1M0S" table:style-name="ce7">
            <text:p>18:01:00</text:p>
          </table:table-cell>
          <table:table-cell table:number-columns-repeated="16379"/>
        </table:table-row>
        <table:table-row table:style-name="ro1">
          <table:table-cell office:value-type="float" office:value="228" table:style-name="ce8">
            <text:p>228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8H15M0S" table:style-name="ce7">
            <text:p>18:15:00</text:p>
          </table:table-cell>
          <table:table-cell table:number-columns-repeated="16379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8H15M0S" table:style-name="ce7">
            <text:p>18:15:00</text:p>
          </table:table-cell>
          <table:table-cell table:number-columns-repeated="16379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8H30M0S" table:style-name="ce7">
            <text:p>18:30:00</text:p>
          </table:table-cell>
          <table:table-cell table:number-columns-repeated="16379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5">
            <text:p>PRL via KAPASHI</text:p>
          </table:table-cell>
          <table:table-cell office:value-type="string" table:style-name="ce6">
            <text:p>AJR</text:p>
          </table:table-cell>
          <table:table-cell office:value-type="string" table:style-name="ce6">
            <text:p>Shivshai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232" table:style-name="ce8">
            <text:p>232</text:p>
          </table:table-cell>
          <table:table-cell office:value-type="string" table:style-name="ce5">
            <text:p>Mumbai Central via DADAR EAST</text:p>
          </table:table-cell>
          <table:table-cell office:value-type="string" table:style-name="ce6">
            <text:p>TJP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5">
            <text:p>Mumbai Central via NATEPUTE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19H1M0S" table:style-name="ce7">
            <text:p>19:01:00</text:p>
          </table:table-cell>
          <table:table-cell table:number-columns-repeated="16379"/>
        </table:table-row>
        <table:table-row table:style-name="ro1">
          <table:table-cell office:value-type="float" office:value="236" table:style-name="ce8">
            <text:p>236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7">
            <text:p>19:15:00</text:p>
          </table:table-cell>
          <table:table-cell table:number-columns-repeated="1637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5">
            <text:p>Mumbai Central via SHIRUR</text:p>
          </table:table-cell>
          <table:table-cell office:value-type="string" table:style-name="ce6">
            <text:p>MJL</text:p>
          </table:table-cell>
          <table:table-cell office:value-type="string" table:style-name="ce6">
            <text:p>Ordinary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5">
            <text:p>Mumbai Central via KOKAN BHAVAN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Ordinary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240" table:style-name="ce8">
            <text:p>240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5">
            <text:p>Mumbai Central via WARJE MALWAD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9H45M0S" table:style-name="ce7">
            <text:p>19:45:00</text:p>
          </table:table-cell>
          <table:table-cell table:number-columns-repeated="16379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5">
            <text:p>BVINC via SOLAPUR</text:p>
          </table:table-cell>
          <table:table-cell office:value-type="string" table:style-name="ce6">
            <text:p>OMERGA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GRT</text:p>
          </table:table-cell>
          <table:table-cell office:value-type="string" table:style-name="ce6">
            <text:p>Shivshai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244" table:style-name="ce8">
            <text:p>244</text:p>
          </table:table-cell>
          <table:table-cell office:value-type="string" table:style-name="ce5">
            <text:p>PRL via SHINGANAPUR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5">
            <text:p>BVINC via SOLAPUR</text:p>
          </table:table-cell>
          <table:table-cell office:value-type="string" table:style-name="ce6">
            <text:p>OMERGA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20H1M0S" table:style-name="ce7">
            <text:p>20:01:00</text:p>
          </table:table-cell>
          <table:table-cell table:number-columns-repeated="16379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5">
            <text:p>KNN via CHOUSALA</text:p>
          </table:table-cell>
          <table:table-cell office:value-type="string" table:style-name="ce6">
            <text:p>DRR</text:p>
          </table:table-cell>
          <table:table-cell office:value-type="string" table:style-name="ce6">
            <text:p>Ordinary</text:p>
          </table:table-cell>
          <table:table-cell office:value-type="time" office:time-value="PT20H15M0S" table:style-name="ce7">
            <text:p>20:15:00</text:p>
          </table:table-cell>
          <table:table-cell table:number-columns-repeated="16379"/>
        </table:table-row>
        <table:table-row table:style-name="ro1">
          <table:table-cell office:value-type="float" office:value="248" table:style-name="ce8">
            <text:p>248</text:p>
          </table:table-cell>
          <table:table-cell office:value-type="string" table:style-name="ce5">
            <text:p>Mumbai Central via TEMBHURNI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Ordinary</text:p>
          </table:table-cell>
          <table:table-cell office:value-type="time" office:time-value="PT20H15M0S" table:style-name="ce7">
            <text:p>20:15:00</text:p>
          </table:table-cell>
          <table:table-cell table:number-columns-repeated="1637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20H15M0S" table:style-name="ce7">
            <text:p>20:15:00</text:p>
          </table:table-cell>
          <table:table-cell table:number-columns-repeated="16379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5">
            <text:p>Mumbai Central via BEED</text:p>
          </table:table-cell>
          <table:table-cell office:value-type="string" table:style-name="ce6">
            <text:p>GVI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252" table:style-name="ce8">
            <text:p>252</text:p>
          </table:table-cell>
          <table:table-cell office:value-type="string" table:style-name="ce5">
            <text:p>KNN via THANE CBS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5">
            <text:p>Mumbai Central via MAITRI PARK</text:p>
          </table:table-cell>
          <table:table-cell office:value-type="string" table:style-name="ce6">
            <text:p>SHVG</text:p>
          </table:table-cell>
          <table:table-cell office:value-type="string" table:style-name="ce6">
            <text:p>Ordinary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5">
            <text:p>BVISWD via SATARA</text:p>
          </table:table-cell>
          <table:table-cell office:value-type="string" table:style-name="ce6">
            <text:p>AVDI</text:p>
          </table:table-cell>
          <table:table-cell office:value-type="string" table:style-name="ce6">
            <text:p>Night Express</text:p>
          </table:table-cell>
          <table:table-cell office:value-type="time" office:time-value="PT20H31M0S" table:style-name="ce7">
            <text:p>20:31:00</text:p>
          </table:table-cell>
          <table:table-cell table:number-columns-repeated="16379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5">
            <text:p>KNN via ASHTI</text:p>
          </table:table-cell>
          <table:table-cell office:value-type="string" table:style-name="ce6">
            <text:p>CHSL</text:p>
          </table:table-cell>
          <table:table-cell office:value-type="string" table:style-name="ce6">
            <text:p>Night Express</text:p>
          </table:table-cell>
          <table:table-cell office:value-type="time" office:time-value="PT20H45M0S" table:style-name="ce7">
            <text:p>20:45:00</text:p>
          </table:table-cell>
          <table:table-cell table:number-columns-repeated="16379"/>
        </table:table-row>
        <table:table-row table:style-name="ro1">
          <table:table-cell office:value-type="float" office:value="256" table:style-name="ce8">
            <text:p>256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1H0M0S" table:style-name="ce7">
            <text:p>21:00:00</text:p>
          </table:table-cell>
          <table:table-cell table:number-columns-repeated="16379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Ordinary</text:p>
          </table:table-cell>
          <table:table-cell office:value-type="time" office:time-value="PT21H0M0S" table:style-name="ce7">
            <text:p>21:00:00</text:p>
          </table:table-cell>
          <table:table-cell table:number-columns-repeated="16379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5">
            <text:p>BVINC via PANVEL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7">
            <text:p>21:00:00</text:p>
          </table:table-cell>
          <table:table-cell table:number-columns-repeated="16379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5">
            <text:p>PRL via MORGAON</text:p>
          </table:table-cell>
          <table:table-cell office:value-type="string" table:style-name="ce6">
            <text:p>AKJ</text:p>
          </table:table-cell>
          <table:table-cell office:value-type="string" table:style-name="ce6">
            <text:p>Shivshai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260" table:style-name="ce8">
            <text:p>260</text:p>
          </table:table-cell>
          <table:table-cell office:value-type="string" table:style-name="ce5">
            <text:p>PRL via SATARA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MNGL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</text:p>
          </table:table-cell>
          <table:table-cell office:value-type="time" office:time-value="PT21H45M0S" table:style-name="ce7">
            <text:p>21:45:00</text:p>
          </table:table-cell>
          <table:table-cell table:number-columns-repeated="16379"/>
        </table:table-row>
        <table:table-row table:style-name="ro1">
          <table:table-cell office:value-type="float" office:value="264" table:style-name="ce8">
            <text:p>264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Night Express</text:p>
          </table:table-cell>
          <table:table-cell office:value-type="time" office:time-value="PT21H45M0S" table:style-name="ce7">
            <text:p>21:45:00</text:p>
          </table:table-cell>
          <table:table-cell table:number-columns-repeated="16379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5">
            <text:p>KLCHW via PHALTAN</text:p>
          </table:table-cell>
          <table:table-cell office:value-type="string" table:style-name="ce6">
            <text:p>KRSND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5">
            <text:p>Mumbai Central via MAITRI PARK</text:p>
          </table:table-cell>
          <table:table-cell office:value-type="string" table:style-name="ce6">
            <text:p>SHVG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5">
            <text:p>BVINC via BALEWA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268" table:style-name="ce8">
            <text:p>268</text:p>
          </table:table-cell>
          <table:table-cell office:value-type="string" table:style-name="ce5">
            <text:p>Mumbai Central via HOL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22H10M0S" table:style-name="ce7">
            <text:p>22:10:00</text:p>
          </table:table-cell>
          <table:table-cell table:number-columns-repeated="16379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5">
            <text:p>Mumbai Central via PUNE RLY. STN.</text:p>
          </table:table-cell>
          <table:table-cell office:value-type="string" table:style-name="ce6">
            <text:p>VDJ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5">
            <text:p>BVINC via SWARGATE PUNE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272" table:style-name="ce8">
            <text:p>272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5">
            <text:p>KNN via PHALTAN</text:p>
          </table:table-cell>
          <table:table-cell office:value-type="string" table:style-name="ce6">
            <text:p>GOND</text:p>
          </table:table-cell>
          <table:table-cell office:value-type="string" table:style-name="ce6">
            <text:p>Ordinary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5">
            <text:p>PRL via SATARA</text:p>
          </table:table-cell>
          <table:table-cell office:value-type="string" table:style-name="ce6">
            <text:p>KLDH</text:p>
          </table:table-cell>
          <table:table-cell office:value-type="string" table:style-name="ce6">
            <text:p>Day Ordinary</text:p>
          </table:table-cell>
          <table:table-cell office:value-type="time" office:time-value="PT22H31M0S" table:style-name="ce7">
            <text:p>22:31:00</text:p>
          </table:table-cell>
          <table:table-cell table:number-columns-repeated="16379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5">
            <text:p>Mumbai Central via BHOOM</text:p>
          </table:table-cell>
          <table:table-cell office:value-type="string" table:style-name="ce6">
            <text:p>WSI</text:p>
          </table:table-cell>
          <table:table-cell office:value-type="string" table:style-name="ce6">
            <text:p>Semi Luxury</text:p>
          </table:table-cell>
          <table:table-cell office:value-type="time" office:time-value="PT22H45M0S" table:style-name="ce7">
            <text:p>22:45:00</text:p>
          </table:table-cell>
          <table:table-cell table:number-columns-repeated="16379"/>
        </table:table-row>
        <table:table-row table:style-name="ro1">
          <table:table-cell office:value-type="float" office:value="276" table:style-name="ce8">
            <text:p>276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LTR</text:p>
          </table:table-cell>
          <table:table-cell office:value-type="string" table:style-name="ce6">
            <text:p>Day Ordinary</text:p>
          </table:table-cell>
          <table:table-cell office:value-type="time" office:time-value="PT23H0M0S" table:style-name="ce7">
            <text:p>23:00:00</text:p>
          </table:table-cell>
          <table:table-cell table:number-columns-repeated="16379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5">
            <text:p>Mumbai Central via LONAVALA</text:p>
          </table:table-cell>
          <table:table-cell office:value-type="string" table:style-name="ce6">
            <text:p>PRNR</text:p>
          </table:table-cell>
          <table:table-cell office:value-type="string" table:style-name="ce6">
            <text:p>Night Express</text:p>
          </table:table-cell>
          <table:table-cell office:value-type="time" office:time-value="PT23H0M0S" table:style-name="ce7">
            <text:p>23:00:00</text:p>
          </table:table-cell>
          <table:table-cell table:number-columns-repeated="16379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5">
            <text:p>PRL via KASURDI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23H15M0S" table:style-name="ce7">
            <text:p>23:15:00</text:p>
          </table:table-cell>
          <table:table-cell table:number-columns-repeated="16379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7">
            <text:p>23:30:00</text:p>
          </table:table-cell>
          <table:table-cell table:number-columns-repeated="16379"/>
        </table:table-row>
        <table:table-row table:style-name="ro1">
          <table:table-cell office:value-type="float" office:value="280" table:style-name="ce8">
            <text:p>280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7">
            <text:p>23:30:00</text:p>
          </table:table-cell>
          <table:table-cell table:number-columns-repeated="16379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5">
            <text:p>Mumbai Central via LONAVALA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hivshai</text:p>
          </table:table-cell>
          <table:table-cell office:value-type="time" office:time-value="PT23H30M0S" table:style-name="ce7">
            <text:p>23:30:00</text:p>
          </table:table-cell>
          <table:table-cell table:number-columns-repeated="16379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5">
            <text:p>THANE CBS tSOLAPUR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5">
            <text:p>BHIVANDI tSOLAPUR via THANE CBS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84" table:style-name="ce8">
            <text:p>284</text:p>
          </table:table-cell>
          <table:table-cell office:value-type="string" table:style-name="ce5">
            <text:p>THANE CBS tSOLAPUR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5H55M0S" table:style-name="ce9">
            <text:p>5:55</text:p>
          </table:table-cell>
          <table:table-cell table:number-columns-repeated="16379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HRIVARDHAN via BORLI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5">
            <text:p>MIRAJ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DAY ORDINARY</text:p>
          </table:table-cell>
          <table:table-cell office:value-type="time" office:time-value="PT6H55M0S" table:style-name="ce9">
            <text:p>6:55</text:p>
          </table:table-cell>
          <table:table-cell table:number-columns-repeated="16379"/>
        </table:table-row>
        <table:table-row table:style-name="ro1">
          <table:table-cell office:value-type="float" office:value="288" table:style-name="ce8">
            <text:p>288</text:p>
          </table:table-cell>
          <table:table-cell office:value-type="string" table:style-name="ce5">
            <text:p>SANGLI<text:s/></text:p>
          </table:table-cell>
          <table:table-cell office:value-type="string" table:style-name="ce10">
            <text:p>SATARA via AUNDH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5">
            <text:p>SANGLI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5">
            <text:p>MIRAJ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7H55M0S" table:style-name="ce9">
            <text:p>7:55</text:p>
          </table:table-cell>
          <table:table-cell table:number-columns-repeated="16379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5">
            <text:p>SANGLI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DAY ORDINA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92" table:style-name="ce8">
            <text:p>292</text:p>
          </table:table-cell>
          <table:table-cell office:value-type="string" table:style-name="ce5">
            <text:p>SANGLI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5">
            <text:p>MIRAJ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9H25M0S" table:style-name="ce9">
            <text:p>9:25</text:p>
          </table:table-cell>
          <table:table-cell table:number-columns-repeated="16379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5">
            <text:p>SANGLI<text:s/></text:p>
          </table:table-cell>
          <table:table-cell office:value-type="string" table:style-name="ce10">
            <text:p>SATARA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96" table:style-name="ce8">
            <text:p>296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3H25M0S" table:style-name="ce9">
            <text:p>13:25</text:p>
          </table:table-cell>
          <table:table-cell table:number-columns-repeated="16379"/>
        </table:table-row>
        <table:table-row table:style-name="ro1">
          <table:table-cell office:value-type="float" office:value="300" table:style-name="ce8">
            <text:p>300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4H25M0S" table:style-name="ce9">
            <text:p>14:25</text:p>
          </table:table-cell>
          <table:table-cell table:number-columns-repeated="16379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5H25M0S" table:style-name="ce9">
            <text:p>15:25</text:p>
          </table:table-cell>
          <table:table-cell table:number-columns-repeated="16379"/>
        </table:table-row>
        <table:table-row table:style-name="ro1">
          <table:table-cell office:value-type="float" office:value="304" table:style-name="ce8">
            <text:p>304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308" table:style-name="ce8">
            <text:p>308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20H15M0S" table:style-name="ce9">
            <text:p>20:15</text:p>
          </table:table-cell>
          <table:table-cell table:number-columns-repeated="16379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<text:s/>NANDURBA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AKKALKUWA via NANDURBAR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312" table:style-name="ce8">
            <text:p>312</text:p>
          </table:table-cell>
          <table:table-cell office:value-type="string" table:style-name="ce5">
            <text:p>YAVATMAL</text:p>
          </table:table-cell>
          <table:table-cell office:value-type="string" table:style-name="ce6">
            <text:p><text:s text:c="2"/>CHINCHWAD via WASHIM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16" table:style-name="ce8">
            <text:p>316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<text:s/>NASIK CBS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5">
            <text:p>HADGAON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20" table:style-name="ce8">
            <text:p>320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5">
            <text:p>HADGAON<text:s/></text:p>
          </table:table-cell>
          <table:table-cell office:value-type="string" table:style-name="ce6">
            <text:p><text:s/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<text:s/>CHINCHWAD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<text:s/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24" table:style-name="ce8">
            <text:p>324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<text:s/>BHOKAR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<text:s/>BHOK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<text:s/>MAHUR via LATUR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<text:s/>NAGPU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28" table:style-name="ce8">
            <text:p>32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<text:s/>BHOKA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<text:s/>NANDED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<text:s/>NANDED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<text:s/>NANDED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332" table:style-name="ce8">
            <text:p>332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<text:s/>NAGPUR</text:p>
          </table:table-cell>
          <table:table-cell office:value-type="string" table:style-name="ce6">
            <text:p>ORDINARY EXPRESS</text:p>
          </table:table-cell>
          <table:table-cell office:value-type="time" office:time-value="PT7H20M0S" table:style-name="ce9">
            <text:p>7:20</text:p>
          </table:table-cell>
          <table:table-cell table:number-columns-repeated="16379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<text:s/>NAGPUR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36" table:style-name="ce8">
            <text:p>336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<text:s/>NAGPU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<text:s/>NAG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<text:s/>PAREL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<text:s/>BOISA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40" table:style-name="ce8">
            <text:p>340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<text:s/>SELVASA via JAWHA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ELVASA via JAWHA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<text:s/>THANE CBS via BHIVAND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<text:s/>ANDHERI CHAR BUNGALOW</text:p>
          </table:table-cell>
          <table:table-cell office:value-type="string" table:style-name="ce6">
            <text:p>SEMI LUXURY</text:p>
          </table:table-cell>
          <table:table-cell office:value-type="time" office:time-value="PT15H32M0S" table:style-name="ce9">
            <text:p>15:32</text:p>
          </table:table-cell>
          <table:table-cell table:number-columns-repeated="16379"/>
        </table:table-row>
        <table:table-row table:style-name="ro1">
          <table:table-cell office:value-type="float" office:value="344" table:style-name="ce8">
            <text:p>344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BHN</text:p>
          </table:table-cell>
          <table:table-cell office:value-type="string" table:style-name="ce6">
            <text:p>Ordinary Express</text:p>
          </table:table-cell>
          <table:table-cell office:value-type="time" office:time-value="PT0H1M0S" table:style-name="ce7">
            <text:p>0:01:00</text:p>
          </table:table-cell>
          <table:table-cell table:number-columns-repeated="16379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5">
            <text:p>PRL via PANDHARPUR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Ordinary Express</text:p>
          </table:table-cell>
          <table:table-cell office:value-type="time" office:time-value="PT0H15M0S" table:style-name="ce7">
            <text:p>0:15:00</text:p>
          </table:table-cell>
          <table:table-cell table:number-columns-repeated="16379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5">
            <text:p>PRL via KASURDI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0H15M0S" table:style-name="ce7">
            <text:p>0:15:00</text:p>
          </table:table-cell>
          <table:table-cell table:number-columns-repeated="16379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348" table:style-name="ce8">
            <text:p>348</text:p>
          </table:table-cell>
          <table:table-cell office:value-type="string" table:style-name="ce5">
            <text:p>Mumbai Central via EXPRESS MUMBAI HIGHWAY START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VIRL</text:p>
          </table:table-cell>
          <table:table-cell office:value-type="string" table:style-name="ce6">
            <text:p>Ordinary Express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7">
            <text:p>0:30:00</text:p>
          </table:table-cell>
          <table:table-cell table:number-columns-repeated="16379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5">
            <text:p>Mumbai Central via BARSHI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Day Ordinary</text:p>
          </table:table-cell>
          <table:table-cell office:value-type="time" office:time-value="PT1H30M0S" table:style-name="ce7">
            <text:p>1:30:00</text:p>
          </table:table-cell>
          <table:table-cell table:number-columns-repeated="16379"/>
        </table:table-row>
        <table:table-row table:style-name="ro1">
          <table:table-cell office:value-type="float" office:value="352" table:style-name="ce8">
            <text:p>352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SNSL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7">
            <text:p>4:30:00</text:p>
          </table:table-cell>
          <table:table-cell table:number-columns-repeated="16379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5">
            <text:p>ANL via BORIVALI NANCY COLONY</text:p>
          </table:table-cell>
          <table:table-cell office:value-type="string" table:style-name="ce6">
            <text:p>UMG</text:p>
          </table:table-cell>
          <table:table-cell office:value-type="string" table:style-name="ce6">
            <text:p>Ordinary Express</text:p>
          </table:table-cell>
          <table:table-cell office:value-type="time" office:time-value="PT4H31M0S" table:style-name="ce7">
            <text:p>4:31:00</text:p>
          </table:table-cell>
          <table:table-cell table:number-columns-repeated="16379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5">
            <text:p>VSI via BORIVALI</text:p>
          </table:table-cell>
          <table:table-cell office:value-type="string" table:style-name="ce6">
            <text:p>STR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5">
            <text:p>Mumbai Central via TARDOLI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356" table:style-name="ce8">
            <text:p>356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MWD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5">
            <text:p>PRL via PUNE RLY. STN.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5">
            <text:p>KNN via MAHUD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Day Ordinary</text:p>
          </table:table-cell>
          <table:table-cell office:value-type="time" office:time-value="PT5H0M0S" table:style-name="ce7">
            <text:p>5:00:00</text:p>
          </table:table-cell>
          <table:table-cell table:number-columns-repeated="16379"/>
        </table:table-row>
        <table:table-row table:style-name="ro1">
          <table:table-cell office:value-type="float" office:value="360" table:style-name="ce8">
            <text:p>360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7">
            <text:p>5:15:00</text:p>
          </table:table-cell>
          <table:table-cell table:number-columns-repeated="16379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5">
            <text:p>ANL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Ordinary Express</text:p>
          </table:table-cell>
          <table:table-cell office:value-type="time" office:time-value="PT5H16M0S" table:style-name="ce7">
            <text:p>5:16:00</text:p>
          </table:table-cell>
          <table:table-cell table:number-columns-repeated="16379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5">
            <text:p>BVINC via KURLA NEHRU NAGAR</text:p>
          </table:table-cell>
          <table:table-cell office:value-type="string" table:style-name="ce6">
            <text:p>KW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5">
            <text:p>Mumbai Central via SHEVGAON</text:p>
          </table:table-cell>
          <table:table-cell office:value-type="string" table:style-name="ce6">
            <text:p>GVI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4" table:style-name="ce8">
            <text:p>364</text:p>
          </table:table-cell>
          <table:table-cell office:value-type="string" table:style-name="ce5">
            <text:p>BVINC via KOKAN BHAVAN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MW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5">
            <text:p>KNN via PHALTAN</text:p>
          </table:table-cell>
          <table:table-cell office:value-type="string" table:style-name="ce6">
            <text:p>KRSND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8" table:style-name="ce8">
            <text:p>368</text:p>
          </table:table-cell>
          <table:table-cell office:value-type="string" table:style-name="ce5">
            <text:p>Mumbai Central via MIRI</text:p>
          </table:table-cell>
          <table:table-cell office:value-type="string" table:style-name="ce6">
            <text:p>SHVG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7">
            <text:p>5:30:00</text:p>
          </table:table-cell>
          <table:table-cell table:number-columns-repeated="16379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5">
            <text:p>BVINC via BHANDGAON</text:p>
          </table:table-cell>
          <table:table-cell office:value-type="string" table:style-name="ce6">
            <text:p>BHM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5">
            <text:p>Mumbai Central via MORGAON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372" table:style-name="ce8">
            <text:p>372</text:p>
          </table:table-cell>
          <table:table-cell office:value-type="string" table:style-name="ce5">
            <text:p>KNN via CHANDANI CHOWK</text:p>
          </table:table-cell>
          <table:table-cell office:value-type="string" table:style-name="ce6">
            <text:p>AKLAK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7">
            <text:p>5:45:00</text:p>
          </table:table-cell>
          <table:table-cell table:number-columns-repeated="16379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AKKT</text:p>
          </table:table-cell>
          <table:table-cell office:value-type="string" table:style-name="ce6">
            <text:p>Shivshai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5">
            <text:p>Mumbai Central via PHALTAN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5">
            <text:p>KNN via MAHUD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6" table:style-name="ce8">
            <text:p>376</text:p>
          </table:table-cell>
          <table:table-cell office:value-type="string" table:style-name="ce5">
            <text:p>Mumbai Central via NATEPUTE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NND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5">
            <text:p>DDRE via SANGLI</text:p>
          </table:table-cell>
          <table:table-cell office:value-type="string" table:style-name="ce6">
            <text:p>KMHL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KNDP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0" table:style-name="ce8">
            <text:p>380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JGTL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5">
            <text:p>KNN via SHRIGONDA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5">
            <text:p>Mumbai Central via BHOR</text:p>
          </table:table-cell>
          <table:table-cell office:value-type="string" table:style-name="ce6">
            <text:p>MNHAWS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4" table:style-name="ce8">
            <text:p>384</text:p>
          </table:table-cell>
          <table:table-cell office:value-type="string" table:style-name="ce5">
            <text:p>KNN via CHINCHOLI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PTR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7">
            <text:p>6:00:00</text:p>
          </table:table-cell>
          <table:table-cell table:number-columns-repeated="16379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VRG</text:p>
          </table:table-cell>
          <table:table-cell office:value-type="string" table:style-name="ce6">
            <text:p>Ordinary Express</text:p>
          </table:table-cell>
          <table:table-cell office:value-type="time" office:time-value="PT6H5M0S" table:style-name="ce7">
            <text:p>6:05:00</text:p>
          </table:table-cell>
          <table:table-cell table:number-columns-repeated="16379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Shivshai</text:p>
          </table:table-cell>
          <table:table-cell office:value-type="time" office:time-value="PT6H15M0S" table:style-name="ce7">
            <text:p>6:15:00</text:p>
          </table:table-cell>
          <table:table-cell table:number-columns-repeated="16379"/>
        </table:table-row>
        <table:table-row table:style-name="ro1">
          <table:table-cell office:value-type="float" office:value="388" table:style-name="ce8">
            <text:p>388</text:p>
          </table:table-cell>
          <table:table-cell office:value-type="string" table:style-name="ce5">
            <text:p>BVINC via THANE CBS</text:p>
          </table:table-cell>
          <table:table-cell office:value-type="string" table:style-name="ce6">
            <text:p>VAIBARS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VRG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5">
            <text:p>KNN via KADA</text:p>
          </table:table-cell>
          <table:table-cell office:value-type="string" table:style-name="ce6">
            <text:p>PTD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7">
            <text:p>6:30:00</text:p>
          </table:table-cell>
          <table:table-cell table:number-columns-repeated="16379"/>
        </table:table-row>
        <table:table-row table:style-name="ro1">
          <table:table-cell office:value-type="float" office:value="392" table:style-name="ce8">
            <text:p>392</text:p>
          </table:table-cell>
          <table:table-cell office:value-type="string" table:style-name="ce5">
            <text:p>KNN via ASHTI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31M0S" table:style-name="ce7">
            <text:p>6:31:00</text:p>
          </table:table-cell>
          <table:table-cell table:number-columns-repeated="16379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7">
            <text:p>6:45:00</text:p>
          </table:table-cell>
          <table:table-cell table:number-columns-repeated="16379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5">
            <text:p>PRL via BUDH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7">
            <text:p>6:45:00</text:p>
          </table:table-cell>
          <table:table-cell table:number-columns-repeated="16379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7">
            <text:p>6:45:00</text:p>
          </table:table-cell>
          <table:table-cell table:number-columns-repeated="16379"/>
        </table:table-row>
        <table:table-row table:style-name="ro1">
          <table:table-cell office:value-type="float" office:value="396" table:style-name="ce8">
            <text:p>396</text:p>
          </table:table-cell>
          <table:table-cell office:value-type="string" table:style-name="ce5">
            <text:p>Mumbai Central via BOMBAY RESTORANT</text:p>
          </table:table-cell>
          <table:table-cell office:value-type="string" table:style-name="ce6">
            <text:p>VDJ</text:p>
          </table:table-cell>
          <table:table-cell office:value-type="string" table:style-name="ce6">
            <text:p>Day Ordinary</text:p>
          </table:table-cell>
          <table:table-cell office:value-type="time" office:time-value="PT6H46M0S" table:style-name="ce7">
            <text:p>6:46:00</text:p>
          </table:table-cell>
          <table:table-cell table:number-columns-repeated="16379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5">
            <text:p>Mumbai Central via PANPOI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MNHAWS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0" table:style-name="ce8">
            <text:p>400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Shivshai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5">
            <text:p>DDRE via PHALTAN</text:p>
          </table:table-cell>
          <table:table-cell office:value-type="string" table:style-name="ce6">
            <text:p>AKLAK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KW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5">
            <text:p>Mumbai Central via CHANDNI CHOWK</text:p>
          </table:table-cell>
          <table:table-cell office:value-type="string" table:style-name="ce6">
            <text:p>ISL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4" table:style-name="ce8">
            <text:p>404</text:p>
          </table:table-cell>
          <table:table-cell office:value-type="string" table:style-name="ce5">
            <text:p>Mumbai Central via SOLAPUR</text:p>
          </table:table-cell>
          <table:table-cell office:value-type="string" table:style-name="ce6">
            <text:p>TJP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5">
            <text:p>VIRAR via BORIVALI NANCY COLONY</text:p>
          </table:table-cell>
          <table:table-cell office:value-type="string" table:style-name="ce6">
            <text:p>SGL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8" table:style-name="ce8">
            <text:p>408</text:p>
          </table:table-cell>
          <table:table-cell office:value-type="string" table:style-name="ce5">
            <text:p>PRL via BHAMBURDE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5">
            <text:p>CHRKP</text:p>
          </table:table-cell>
          <table:table-cell office:value-type="string" table:style-name="ce6">
            <text:p>ATP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5">
            <text:p>PRL via SATARA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2" table:style-name="ce8">
            <text:p>412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BRS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5">
            <text:p>PRL via AHMEDNAGAR MALIWADA</text:p>
          </table:table-cell>
          <table:table-cell office:value-type="string" table:style-name="ce6">
            <text:p>NVS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NVS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6" table:style-name="ce8">
            <text:p>416</text:p>
          </table:table-cell>
          <table:table-cell office:value-type="string" table:style-name="ce5">
            <text:p>PRL via PHALTAN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5">
            <text:p>PRL via SHIROLI</text:p>
          </table:table-cell>
          <table:table-cell office:value-type="string" table:style-name="ce6">
            <text:p>RDH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7">
            <text:p>7:00:00</text:p>
          </table:table-cell>
          <table:table-cell table:number-columns-repeated="16379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5">
            <text:p>Mumbai Central via TARDOLI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Day Ordinary</text:p>
          </table:table-cell>
          <table:table-cell office:value-type="time" office:time-value="PT7H1M0S" table:style-name="ce7">
            <text:p>7:01:00</text:p>
          </table:table-cell>
          <table:table-cell table:number-columns-repeated="16379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0" table:style-name="ce8">
            <text:p>420</text:p>
          </table:table-cell>
          <table:table-cell office:value-type="string" table:style-name="ce5">
            <text:p>BVINC via THANE VANDANA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5">
            <text:p>PRL via SWARGATE PUNE</text:p>
          </table:table-cell>
          <table:table-cell office:value-type="string" table:style-name="ce6">
            <text:p>VRG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4" table:style-name="ce8">
            <text:p>424</text:p>
          </table:table-cell>
          <table:table-cell office:value-type="string" table:style-name="ce5">
            <text:p>BVINC via PALUS COLONY</text:p>
          </table:table-cell>
          <table:table-cell office:value-type="string" table:style-name="ce6">
            <text:p>TSGN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7">
            <text:p>7:15:00</text:p>
          </table:table-cell>
          <table:table-cell table:number-columns-repeated="16379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KLPCBS</text:p>
          </table:table-cell>
          <table:table-cell office:value-type="string" table:style-name="ce6">
            <text:p>Ordina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NVS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28" table:style-name="ce8">
            <text:p>428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5">
            <text:p>KNN via AMALNER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5">
            <text:p>BVISWD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2" table:style-name="ce8">
            <text:p>432</text:p>
          </table:table-cell>
          <table:table-cell office:value-type="string" table:style-name="ce5">
            <text:p>KNN via PATODA</text:p>
          </table:table-cell>
          <table:table-cell office:value-type="string" table:style-name="ce6">
            <text:p>DR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5">
            <text:p>TWAECNRT via BHOSARI</text:p>
          </table:table-cell>
          <table:table-cell office:value-type="string" table:style-name="ce6">
            <text:p>CNW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5">
            <text:p>Mumbai Central via SION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5">
            <text:p>Mumbai Central via NATEPUTE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7">
            <text:p>7:30:00</text:p>
          </table:table-cell>
          <table:table-cell table:number-columns-repeated="16379"/>
        </table:table-row>
        <table:table-row table:style-name="ro1">
          <table:table-cell office:value-type="float" office:value="436" table:style-name="ce8">
            <text:p>436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GRT</text:p>
          </table:table-cell>
          <table:table-cell office:value-type="string" table:style-name="ce6">
            <text:p>Shivshai</text:p>
          </table:table-cell>
          <table:table-cell office:value-type="time" office:time-value="PT7H35M0S" table:style-name="ce7">
            <text:p>7:35:00</text:p>
          </table:table-cell>
          <table:table-cell table:number-columns-repeated="16379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5">
            <text:p>KNN via CHANDANI CHOWK</text:p>
          </table:table-cell>
          <table:table-cell office:value-type="string" table:style-name="ce6">
            <text:p>GON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KGL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440" table:style-name="ce8">
            <text:p>440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7">
            <text:p>7:45:00</text:p>
          </table:table-cell>
          <table:table-cell table:number-columns-repeated="16379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5">
            <text:p>Mumbai Central via VAIRAG</text:p>
          </table:table-cell>
          <table:table-cell office:value-type="string" table:style-name="ce6">
            <text:p>TJP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5">
            <text:p>Mumbai Central via INDAPUR</text:p>
          </table:table-cell>
          <table:table-cell office:value-type="string" table:style-name="ce6">
            <text:p>SLP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4" table:style-name="ce8">
            <text:p>444</text:p>
          </table:table-cell>
          <table:table-cell office:value-type="string" table:style-name="ce5">
            <text:p>Mumbai Central via PANVEL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5">
            <text:p>PRL via SHIRWAL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5">
            <text:p>Mumbai Central via NEW SHIVAJI NAGAR PUNE</text:p>
          </table:table-cell>
          <table:table-cell office:value-type="string" table:style-name="ce6">
            <text:p>VJP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8" table:style-name="ce8">
            <text:p>448</text:p>
          </table:table-cell>
          <table:table-cell office:value-type="string" table:style-name="ce5">
            <text:p>DDRE via MAITRI PAR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5">
            <text:p>PRL via PADEGAON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5">
            <text:p>KNN via CHANDANI CHOWK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7">
            <text:p>8:00:00</text:p>
          </table:table-cell>
          <table:table-cell table:number-columns-repeated="16379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8H1M0S" table:style-name="ce7">
            <text:p>8:01:00</text:p>
          </table:table-cell>
          <table:table-cell table:number-columns-repeated="16379"/>
        </table:table-row>
        <table:table-row table:style-name="ro1">
          <table:table-cell office:value-type="float" office:value="452" table:style-name="ce8">
            <text:p>452</text:p>
          </table:table-cell>
          <table:table-cell office:value-type="string" table:style-name="ce5">
            <text:p>BVINC via THANE VANDANA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7">
            <text:p>8:15:00</text:p>
          </table:table-cell>
          <table:table-cell table:number-columns-repeated="16379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7">
            <text:p>8:15:00</text:p>
          </table:table-cell>
          <table:table-cell table:number-columns-repeated="16379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5">
            <text:p>BVINC via JOGESHWARI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7">
            <text:p>8:15:00</text:p>
          </table:table-cell>
          <table:table-cell table:number-columns-repeated="16379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456" table:style-name="ce8">
            <text:p>456</text:p>
          </table:table-cell>
          <table:table-cell office:value-type="string" table:style-name="ce5">
            <text:p>Mumbai Central via LONAVALA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hivshai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VDJ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7">
            <text:p>8:30:00</text:p>
          </table:table-cell>
          <table:table-cell table:number-columns-repeated="16379"/>
        </table:table-row>
        <table:table-row table:style-name="ro1">
          <table:table-cell office:value-type="float" office:value="460" table:style-name="ce8">
            <text:p>460</text:p>
          </table:table-cell>
          <table:table-cell office:value-type="string" table:style-name="ce5">
            <text:p>Mumbai Central via EXPRESS MUMBAI HIGHWAY START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JJ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5">
            <text:p>PRL via AIROLI TOLL NAKA</text:p>
          </table:table-cell>
          <table:table-cell office:value-type="string" table:style-name="ce6">
            <text:p>PUSE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464" table:style-name="ce8">
            <text:p>464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7">
            <text:p>9:00:00</text:p>
          </table:table-cell>
          <table:table-cell table:number-columns-repeated="16379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9H15M0S" table:style-name="ce7">
            <text:p>9:15:00</text:p>
          </table:table-cell>
          <table:table-cell table:number-columns-repeated="16379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9H30M0S" table:style-name="ce7">
            <text:p>9:30:00</text:p>
          </table:table-cell>
          <table:table-cell table:number-columns-repeated="16379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BHM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7">
            <text:p>9:30:00</text:p>
          </table:table-cell>
          <table:table-cell table:number-columns-repeated="16379"/>
        </table:table-row>
        <table:table-row table:style-name="ro1">
          <table:table-cell office:value-type="float" office:value="468" table:style-name="ce8">
            <text:p>468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7">
            <text:p>9:30:00</text:p>
          </table:table-cell>
          <table:table-cell table:number-columns-repeated="16379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MHTDV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HNMNA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472" table:style-name="ce8">
            <text:p>472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AWBCBS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7">
            <text:p>10:00:00</text:p>
          </table:table-cell>
          <table:table-cell table:number-columns-repeated="16379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5">
            <text:p>Mumbai Central via BARSHI</text:p>
          </table:table-cell>
          <table:table-cell office:value-type="string" table:style-name="ce6">
            <text:p>YRML</text:p>
          </table:table-cell>
          <table:table-cell office:value-type="string" table:style-name="ce6">
            <text:p>Day Ordinary</text:p>
          </table:table-cell>
          <table:table-cell office:value-type="time" office:time-value="PT10H1M0S" table:style-name="ce7">
            <text:p>10:01:00</text:p>
          </table:table-cell>
          <table:table-cell table:number-columns-repeated="16379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15M0S" table:style-name="ce7">
            <text:p>10:15:00</text:p>
          </table:table-cell>
          <table:table-cell table:number-columns-repeated="16379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76" table:style-name="ce8">
            <text:p>476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80" table:style-name="ce8">
            <text:p>480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5">
            <text:p>BVINC via LONAVALA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7">
            <text:p>10:30:00</text:p>
          </table:table-cell>
          <table:table-cell table:number-columns-repeated="16379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0H40M0S" table:style-name="ce7">
            <text:p>10:40:00</text:p>
          </table:table-cell>
          <table:table-cell table:number-columns-repeated="16379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CNWD</text:p>
          </table:table-cell>
          <table:table-cell office:value-type="string" table:style-name="ce6">
            <text:p>Semi Luxury</text:p>
          </table:table-cell>
          <table:table-cell office:value-type="time" office:time-value="PT10H45M0S" table:style-name="ce7">
            <text:p>10:45:00</text:p>
          </table:table-cell>
          <table:table-cell table:number-columns-repeated="16379"/>
        </table:table-row>
        <table:table-row table:style-name="ro1">
          <table:table-cell office:value-type="float" office:value="484" table:style-name="ce8">
            <text:p>484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7">
            <text:p>10:45:00</text:p>
          </table:table-cell>
          <table:table-cell table:number-columns-repeated="16379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5">
            <text:p>MANT via FREE-WAY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0H45M0S" table:style-name="ce7">
            <text:p>10:45:00</text:p>
          </table:table-cell>
          <table:table-cell table:number-columns-repeated="16379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7">
            <text:p>11:00:00</text:p>
          </table:table-cell>
          <table:table-cell table:number-columns-repeated="16379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5">
            <text:p>Mumbai Central via WARJE MALWAD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7">
            <text:p>11:00:00</text:p>
          </table:table-cell>
          <table:table-cell table:number-columns-repeated="16379"/>
        </table:table-row>
        <table:table-row table:style-name="ro1">
          <table:table-cell office:value-type="float" office:value="488" table:style-name="ce8">
            <text:p>488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11H1M0S" table:style-name="ce7">
            <text:p>11:01:00</text:p>
          </table:table-cell>
          <table:table-cell table:number-columns-repeated="16379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492" table:style-name="ce8">
            <text:p>492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7">
            <text:p>11:15:00</text:p>
          </table:table-cell>
          <table:table-cell table:number-columns-repeated="16379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1H16M0S" table:style-name="ce7">
            <text:p>11:16:00</text:p>
          </table:table-cell>
          <table:table-cell table:number-columns-repeated="16379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1H20M0S" table:style-name="ce7">
            <text:p>11:20:00</text:p>
          </table:table-cell>
          <table:table-cell table:number-columns-repeated="16379"/>
        </table:table-row>
        <table:table-row table:style-name="ro1">
          <table:table-cell office:value-type="float" office:value="496" table:style-name="ce8">
            <text:p>496</text:p>
          </table:table-cell>
          <table:table-cell office:value-type="string" table:style-name="ce5">
            <text:p>MUMBAI via BARSHI</text:p>
          </table:table-cell>
          <table:table-cell office:value-type="string" table:style-name="ce6">
            <text:p>AP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7">
            <text:p>11:30:00</text:p>
          </table:table-cell>
          <table:table-cell table:number-columns-repeated="16379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1H30M0S" table:style-name="ce7">
            <text:p>11:30:00</text:p>
          </table:table-cell>
          <table:table-cell table:number-columns-repeated="16379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7">
            <text:p>11:30:00</text:p>
          </table:table-cell>
          <table:table-cell table:number-columns-repeated="16379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2H0M0S" table:style-name="ce7">
            <text:p>12:00:00</text:p>
          </table:table-cell>
          <table:table-cell table:number-columns-repeated="16379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7">
            <text:p>12:00:00</text:p>
          </table:table-cell>
          <table:table-cell table:number-columns-repeated="16379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12H1M0S" table:style-name="ce7">
            <text:p>12:01:00</text:p>
          </table:table-cell>
          <table:table-cell table:number-columns-repeated="16379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12H1M0S" table:style-name="ce7">
            <text:p>12:01:00</text:p>
          </table:table-cell>
          <table:table-cell table:number-columns-repeated="16379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5">
            <text:p>DDRE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7">
            <text:p>12:15:00</text:p>
          </table:table-cell>
          <table:table-cell table:number-columns-repeated="16379"/>
        </table:table-row>
        <table:table-row table:style-name="ro1">
          <table:table-cell office:value-type="float" office:value="504" table:style-name="ce8">
            <text:p>504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7">
            <text:p>12:15:00</text:p>
          </table:table-cell>
          <table:table-cell table:number-columns-repeated="16379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7">
            <text:p>12:15:00</text:p>
          </table:table-cell>
          <table:table-cell table:number-columns-repeated="16379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5">
            <text:p>BVINC via LONAVALA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508" table:style-name="ce8">
            <text:p>508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7">
            <text:p>12:30:00</text:p>
          </table:table-cell>
          <table:table-cell table:number-columns-repeated="16379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5">
            <text:p>Mumbai Central via HOL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12H40M0S" table:style-name="ce7">
            <text:p>12:40:00</text:p>
          </table:table-cell>
          <table:table-cell table:number-columns-repeated="16379"/>
        </table:table-row>
        <table:table-row table:style-name="ro1">
          <table:table-cell office:value-type="float" office:value="512" table:style-name="ce8">
            <text:p>512</text:p>
          </table:table-cell>
          <table:table-cell office:value-type="string" table:style-name="ce5">
            <text:p>DDRE via NIGADI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2H45M0S" table:style-name="ce7">
            <text:p>12:45:00</text:p>
          </table:table-cell>
          <table:table-cell table:number-columns-repeated="16379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5">
            <text:p>DDRE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12H45M0S" table:style-name="ce7">
            <text:p>12:45:00</text:p>
          </table:table-cell>
          <table:table-cell table:number-columns-repeated="16379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5">
            <text:p>BVINC via BALEWA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7">
            <text:p>13:00:00</text:p>
          </table:table-cell>
          <table:table-cell table:number-columns-repeated="16379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7">
            <text:p>13:00:00</text:p>
          </table:table-cell>
          <table:table-cell table:number-columns-repeated="16379"/>
        </table:table-row>
        <table:table-row table:style-name="ro1">
          <table:table-cell office:value-type="float" office:value="516" table:style-name="ce8">
            <text:p>516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PLUS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7">
            <text:p>13:00:00</text:p>
          </table:table-cell>
          <table:table-cell table:number-columns-repeated="16379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5">
            <text:p>DDRE via MAITRI PAR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3H10M0S" table:style-name="ce7">
            <text:p>13:10:00</text:p>
          </table:table-cell>
          <table:table-cell table:number-columns-repeated="16379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7">
            <text:p>13:15:00</text:p>
          </table:table-cell>
          <table:table-cell table:number-columns-repeated="16379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7">
            <text:p>13:15:00</text:p>
          </table:table-cell>
          <table:table-cell table:number-columns-repeated="16379"/>
        </table:table-row>
        <table:table-row table:style-name="ro1">
          <table:table-cell office:value-type="float" office:value="520" table:style-name="ce8">
            <text:p>520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7">
            <text:p>13:30:00</text:p>
          </table:table-cell>
          <table:table-cell table:number-columns-repeated="16379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3H30M0S" table:style-name="ce7">
            <text:p>13:30:00</text:p>
          </table:table-cell>
          <table:table-cell table:number-columns-repeated="16379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7">
            <text:p>13:45:00</text:p>
          </table:table-cell>
          <table:table-cell table:number-columns-repeated="16379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524" table:style-name="ce8">
            <text:p>524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5">
            <text:p>MANT via EXPRESS MUMBAI HIGHWAY START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7">
            <text:p>14:00:00</text:p>
          </table:table-cell>
          <table:table-cell table:number-columns-repeated="16379"/>
        </table:table-row>
        <table:table-row table:style-name="ro1">
          <table:table-cell office:value-type="float" office:value="528" table:style-name="ce8">
            <text:p>528</text:p>
          </table:table-cell>
          <table:table-cell office:value-type="string" table:style-name="ce5">
            <text:p>DDRE via MAITRI PAR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4H10M0S" table:style-name="ce7">
            <text:p>14:10:00</text:p>
          </table:table-cell>
          <table:table-cell table:number-columns-repeated="16379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7">
            <text:p>14:15:00</text:p>
          </table:table-cell>
          <table:table-cell table:number-columns-repeated="16379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532" table:style-name="ce8">
            <text:p>532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5">
            <text:p>DDRE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7">
            <text:p>14:30:00</text:p>
          </table:table-cell>
          <table:table-cell table:number-columns-repeated="16379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7">
            <text:p>14:45:00</text:p>
          </table:table-cell>
          <table:table-cell table:number-columns-repeated="16379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5">
            <text:p>Mumbai Central via KATRAJ NEW TUNNEL START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536" table:style-name="ce8">
            <text:p>536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5">
            <text:p>Mumbai Central via NAL STOP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5">
            <text:p>PRL via SWARGATE PUNE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540" table:style-name="ce8">
            <text:p>540</text:p>
          </table:table-cell>
          <table:table-cell office:value-type="string" table:style-name="ce5">
            <text:p>BVINC via BALEWA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7">
            <text:p>15:00:00</text:p>
          </table:table-cell>
          <table:table-cell table:number-columns-repeated="16379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5">
            <text:p>Mumbai Central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7">
            <text:p>15:15:00</text:p>
          </table:table-cell>
          <table:table-cell table:number-columns-repeated="16379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544" table:style-name="ce8">
            <text:p>544</text:p>
          </table:table-cell>
          <table:table-cell office:value-type="string" table:style-name="ce5">
            <text:p>KNN via DAHIVADI</text:p>
          </table:table-cell>
          <table:table-cell office:value-type="string" table:style-name="ce6">
            <text:p>KRSND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5">
            <text:p>DDRE</text:p>
          </table:table-cell>
          <table:table-cell office:value-type="string" table:style-name="ce6">
            <text:p>WAI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7">
            <text:p>15:30:00</text:p>
          </table:table-cell>
          <table:table-cell table:number-columns-repeated="16379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5">
            <text:p>Mumbai Central via KAIJ</text:p>
          </table:table-cell>
          <table:table-cell office:value-type="string" table:style-name="ce6">
            <text:p>GNKD</text:p>
          </table:table-cell>
          <table:table-cell office:value-type="string" table:style-name="ce6">
            <text:p>Ordinary</text:p>
          </table:table-cell>
          <table:table-cell office:value-type="time" office:time-value="PT16H0M0S" table:style-name="ce7">
            <text:p>16:00:00</text:p>
          </table:table-cell>
          <table:table-cell table:number-columns-repeated="16379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6H0M0S" table:style-name="ce7">
            <text:p>16:00:00</text:p>
          </table:table-cell>
          <table:table-cell table:number-columns-repeated="16379"/>
        </table:table-row>
        <table:table-row table:style-name="ro1">
          <table:table-cell office:value-type="float" office:value="548" table:style-name="ce8">
            <text:p>548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7">
            <text:p>16:00:00</text:p>
          </table:table-cell>
          <table:table-cell table:number-columns-repeated="16379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5">
            <text:p>KNN via LATUR</text:p>
          </table:table-cell>
          <table:table-cell office:value-type="string" table:style-name="ce6">
            <text:p>DGLR</text:p>
          </table:table-cell>
          <table:table-cell office:value-type="string" table:style-name="ce6">
            <text:p>Shivshai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5">
            <text:p>BVINC via THANE VANDANA</text:p>
          </table:table-cell>
          <table:table-cell office:value-type="string" table:style-name="ce6">
            <text:p>SRR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552" table:style-name="ce8">
            <text:p>552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6H30M0S" table:style-name="ce7">
            <text:p>16:30:00</text:p>
          </table:table-cell>
          <table:table-cell table:number-columns-repeated="16379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5">
            <text:p>BVISWD via SUPA</text:p>
          </table:table-cell>
          <table:table-cell office:value-type="string" table:style-name="ce6">
            <text:p>ABJ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556" table:style-name="ce8">
            <text:p>556</text:p>
          </table:table-cell>
          <table:table-cell office:value-type="string" table:style-name="ce5">
            <text:p>Mumbai Central via KHARDA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5">
            <text:p>KNN via AHMEDNAGAR</text:p>
          </table:table-cell>
          <table:table-cell office:value-type="string" table:style-name="ce6">
            <text:p>ABJ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5">
            <text:p>KNN via ALAN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7">
            <text:p>17:00:00</text:p>
          </table:table-cell>
          <table:table-cell table:number-columns-repeated="16379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5">
            <text:p>Mumbai Central via KHARDA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Semi Luxury</text:p>
          </table:table-cell>
          <table:table-cell office:value-type="time" office:time-value="PT17H1M0S" table:style-name="ce7">
            <text:p>17:01:00</text:p>
          </table:table-cell>
          <table:table-cell table:number-columns-repeated="16379"/>
        </table:table-row>
        <table:table-row table:style-name="ro1">
          <table:table-cell office:value-type="float" office:value="560" table:style-name="ce8">
            <text:p>560</text:p>
          </table:table-cell>
          <table:table-cell office:value-type="string" table:style-name="ce5">
            <text:p>KNN via DIVA</text:p>
          </table:table-cell>
          <table:table-cell office:value-type="string" table:style-name="ce6">
            <text:p>JAT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5">
            <text:p>BVINC via LOHARA</text:p>
          </table:table-cell>
          <table:table-cell office:value-type="string" table:style-name="ce6">
            <text:p>OMERGA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KLM</text:p>
          </table:table-cell>
          <table:table-cell office:value-type="string" table:style-name="ce6">
            <text:p>Ordina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564" table:style-name="ce8">
            <text:p>564</text:p>
          </table:table-cell>
          <table:table-cell office:value-type="string" table:style-name="ce5">
            <text:p>BVINC</text:p>
          </table:table-cell>
          <table:table-cell office:value-type="string" table:style-name="ce6">
            <text:p>SNGR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7">
            <text:p>17:30:00</text:p>
          </table:table-cell>
          <table:table-cell table:number-columns-repeated="16379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5">
            <text:p>BVINC via KHOPOLI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5">
            <text:p>PRL via CHANDANI CHOWK</text:p>
          </table:table-cell>
          <table:table-cell office:value-type="string" table:style-name="ce6">
            <text:p>GRT</text:p>
          </table:table-cell>
          <table:table-cell office:value-type="string" table:style-name="ce6">
            <text:p>Ordinary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568" table:style-name="ce8">
            <text:p>568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NESAR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5">
            <text:p>KNN via AMBAJOGAI</text:p>
          </table:table-cell>
          <table:table-cell office:value-type="string" table:style-name="ce6">
            <text:p>BILO</text:p>
          </table:table-cell>
          <table:table-cell office:value-type="string" table:style-name="ce6">
            <text:p>Shivshai</text:p>
          </table:table-cell>
          <table:table-cell office:value-type="time" office:time-value="PT18H0M0S" table:style-name="ce7">
            <text:p>18:00:00</text:p>
          </table:table-cell>
          <table:table-cell table:number-columns-repeated="16379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5">
            <text:p>KNN via KALAMB</text:p>
          </table:table-cell>
          <table:table-cell office:value-type="string" table:style-name="ce6">
            <text:p>BILO</text:p>
          </table:table-cell>
          <table:table-cell office:value-type="string" table:style-name="ce6">
            <text:p>Night Express</text:p>
          </table:table-cell>
          <table:table-cell office:value-type="time" office:time-value="PT18H1M0S" table:style-name="ce7">
            <text:p>18:01:00</text:p>
          </table:table-cell>
          <table:table-cell table:number-columns-repeated="16379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8H15M0S" table:style-name="ce7">
            <text:p>18:15:00</text:p>
          </table:table-cell>
          <table:table-cell table:number-columns-repeated="16379"/>
        </table:table-row>
        <table:table-row table:style-name="ro1">
          <table:table-cell office:value-type="float" office:value="572" table:style-name="ce8">
            <text:p>572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8H15M0S" table:style-name="ce7">
            <text:p>18:15:00</text:p>
          </table:table-cell>
          <table:table-cell table:number-columns-repeated="16379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8H30M0S" table:style-name="ce7">
            <text:p>18:30:00</text:p>
          </table:table-cell>
          <table:table-cell table:number-columns-repeated="16379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5">
            <text:p>PRL via KAPASHI</text:p>
          </table:table-cell>
          <table:table-cell office:value-type="string" table:style-name="ce6">
            <text:p>AJR</text:p>
          </table:table-cell>
          <table:table-cell office:value-type="string" table:style-name="ce6">
            <text:p>Shivshai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5">
            <text:p>Mumbai Central via DADAR EAST</text:p>
          </table:table-cell>
          <table:table-cell office:value-type="string" table:style-name="ce6">
            <text:p>TJP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576" table:style-name="ce8">
            <text:p>576</text:p>
          </table:table-cell>
          <table:table-cell office:value-type="string" table:style-name="ce5">
            <text:p>Mumbai Central via NATEPUTE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7">
            <text:p>19:00:00</text:p>
          </table:table-cell>
          <table:table-cell table:number-columns-repeated="16379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19H1M0S" table:style-name="ce7">
            <text:p>19:01:00</text:p>
          </table:table-cell>
          <table:table-cell table:number-columns-repeated="16379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7">
            <text:p>19:15:00</text:p>
          </table:table-cell>
          <table:table-cell table:number-columns-repeated="16379"/>
        </table:table-row>
        <table:table-row table:style-name="ro1">
          <table:table-cell office:value-type="float" office:value="580" table:style-name="ce8">
            <text:p>580</text:p>
          </table:table-cell>
          <table:table-cell office:value-type="string" table:style-name="ce5">
            <text:p>Mumbai Central via SHIRUR</text:p>
          </table:table-cell>
          <table:table-cell office:value-type="string" table:style-name="ce6">
            <text:p>MJL</text:p>
          </table:table-cell>
          <table:table-cell office:value-type="string" table:style-name="ce6">
            <text:p>Ordinary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Day Ordinary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5">
            <text:p>Mumbai Central via KOKAN BHAVAN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Ordinary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7">
            <text:p>19:30:00</text:p>
          </table:table-cell>
          <table:table-cell table:number-columns-repeated="16379"/>
        </table:table-row>
        <table:table-row table:style-name="ro1">
          <table:table-cell office:value-type="float" office:value="584" table:style-name="ce8">
            <text:p>584</text:p>
          </table:table-cell>
          <table:table-cell office:value-type="string" table:style-name="ce5">
            <text:p>Mumbai Central via WARJE MALWADI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19H45M0S" table:style-name="ce7">
            <text:p>19:45:00</text:p>
          </table:table-cell>
          <table:table-cell table:number-columns-repeated="16379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5">
            <text:p>BVINC via SOLAPUR</text:p>
          </table:table-cell>
          <table:table-cell office:value-type="string" table:style-name="ce6">
            <text:p>OMERGA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GRT</text:p>
          </table:table-cell>
          <table:table-cell office:value-type="string" table:style-name="ce6">
            <text:p>Shivshai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5">
            <text:p>PRL via SHINGANAPUR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588" table:style-name="ce8">
            <text:p>588</text:p>
          </table:table-cell>
          <table:table-cell office:value-type="string" table:style-name="ce5">
            <text:p>BVINC via SOLAPUR</text:p>
          </table:table-cell>
          <table:table-cell office:value-type="string" table:style-name="ce6">
            <text:p>OMERGA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7">
            <text:p>20:00:00</text:p>
          </table:table-cell>
          <table:table-cell table:number-columns-repeated="16379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AC-Shivneri</text:p>
          </table:table-cell>
          <table:table-cell office:value-type="time" office:time-value="PT20H1M0S" table:style-name="ce7">
            <text:p>20:01:00</text:p>
          </table:table-cell>
          <table:table-cell table:number-columns-repeated="16379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5">
            <text:p>KNN via CHOUSALA</text:p>
          </table:table-cell>
          <table:table-cell office:value-type="string" table:style-name="ce6">
            <text:p>DRR</text:p>
          </table:table-cell>
          <table:table-cell office:value-type="string" table:style-name="ce6">
            <text:p>Ordinary</text:p>
          </table:table-cell>
          <table:table-cell office:value-type="time" office:time-value="PT20H15M0S" table:style-name="ce7">
            <text:p>20:15:00</text:p>
          </table:table-cell>
          <table:table-cell table:number-columns-repeated="16379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5">
            <text:p>Mumbai Central via TEMBHURNI</text:p>
          </table:table-cell>
          <table:table-cell office:value-type="string" table:style-name="ce6">
            <text:p>OSM</text:p>
          </table:table-cell>
          <table:table-cell office:value-type="string" table:style-name="ce6">
            <text:p>Ordinary</text:p>
          </table:table-cell>
          <table:table-cell office:value-type="time" office:time-value="PT20H15M0S" table:style-name="ce7">
            <text:p>20:15:00</text:p>
          </table:table-cell>
          <table:table-cell table:number-columns-repeated="16379"/>
        </table:table-row>
        <table:table-row table:style-name="ro1">
          <table:table-cell office:value-type="float" office:value="592" table:style-name="ce8">
            <text:p>592</text:p>
          </table:table-cell>
          <table:table-cell office:value-type="string" table:style-name="ce5">
            <text:p>DDRE via CHINCHWAD</text:p>
          </table:table-cell>
          <table:table-cell office:value-type="string" table:style-name="ce6">
            <text:p>PNESTN</text:p>
          </table:table-cell>
          <table:table-cell office:value-type="string" table:style-name="ce6">
            <text:p>Semi Luxury</text:p>
          </table:table-cell>
          <table:table-cell office:value-type="time" office:time-value="PT20H15M0S" table:style-name="ce7">
            <text:p>20:15:00</text:p>
          </table:table-cell>
          <table:table-cell table:number-columns-repeated="16379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5">
            <text:p>Mumbai Central via BEED</text:p>
          </table:table-cell>
          <table:table-cell office:value-type="string" table:style-name="ce6">
            <text:p>GVI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5">
            <text:p>KNN via THANE CBS</text:p>
          </table:table-cell>
          <table:table-cell office:value-type="string" table:style-name="ce6">
            <text:p>SNGO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596" table:style-name="ce8">
            <text:p>596</text:p>
          </table:table-cell>
          <table:table-cell office:value-type="string" table:style-name="ce5">
            <text:p>Mumbai Central via MAITRI PARK</text:p>
          </table:table-cell>
          <table:table-cell office:value-type="string" table:style-name="ce6">
            <text:p>SHVG</text:p>
          </table:table-cell>
          <table:table-cell office:value-type="string" table:style-name="ce6">
            <text:p>Ordinary</text:p>
          </table:table-cell>
          <table:table-cell office:value-type="time" office:time-value="PT20H30M0S" table:style-name="ce7">
            <text:p>20:30:00</text:p>
          </table:table-cell>
          <table:table-cell table:number-columns-repeated="16379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5">
            <text:p>BVISWD via SATARA</text:p>
          </table:table-cell>
          <table:table-cell office:value-type="string" table:style-name="ce6">
            <text:p>AVDI</text:p>
          </table:table-cell>
          <table:table-cell office:value-type="string" table:style-name="ce6">
            <text:p>Night Express</text:p>
          </table:table-cell>
          <table:table-cell office:value-type="time" office:time-value="PT20H31M0S" table:style-name="ce7">
            <text:p>20:31:00</text:p>
          </table:table-cell>
          <table:table-cell table:number-columns-repeated="16379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5">
            <text:p>KNN via ASHTI</text:p>
          </table:table-cell>
          <table:table-cell office:value-type="string" table:style-name="ce6">
            <text:p>CHSL</text:p>
          </table:table-cell>
          <table:table-cell office:value-type="string" table:style-name="ce6">
            <text:p>Night Express</text:p>
          </table:table-cell>
          <table:table-cell office:value-type="time" office:time-value="PT20H45M0S" table:style-name="ce7">
            <text:p>20:45:00</text:p>
          </table:table-cell>
          <table:table-cell table:number-columns-repeated="16379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1H0M0S" table:style-name="ce7">
            <text:p>21:00:00</text:p>
          </table:table-cell>
          <table:table-cell table:number-columns-repeated="16379"/>
        </table:table-row>
        <table:table-row table:style-name="ro1">
          <table:table-cell office:value-type="float" office:value="600" table:style-name="ce8">
            <text:p>600</text:p>
          </table:table-cell>
          <table:table-cell office:value-type="string" table:style-name="ce5">
            <text:p>Mumbai Central via CHANDANI CHOWK</text:p>
          </table:table-cell>
          <table:table-cell office:value-type="string" table:style-name="ce6">
            <text:p>PPR</text:p>
          </table:table-cell>
          <table:table-cell office:value-type="string" table:style-name="ce6">
            <text:p>Ordinary</text:p>
          </table:table-cell>
          <table:table-cell office:value-type="time" office:time-value="PT21H0M0S" table:style-name="ce7">
            <text:p>21:00:00</text:p>
          </table:table-cell>
          <table:table-cell table:number-columns-repeated="16379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5">
            <text:p>BVINC via PANVEL</text:p>
          </table:table-cell>
          <table:table-cell office:value-type="string" table:style-name="ce6">
            <text:p>JMK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7">
            <text:p>21:00:00</text:p>
          </table:table-cell>
          <table:table-cell table:number-columns-repeated="16379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5">
            <text:p>PRL via MORGAON</text:p>
          </table:table-cell>
          <table:table-cell office:value-type="string" table:style-name="ce6">
            <text:p>AKJ</text:p>
          </table:table-cell>
          <table:table-cell office:value-type="string" table:style-name="ce6">
            <text:p>Shivshai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5">
            <text:p>PRL via SATARA</text:p>
          </table:table-cell>
          <table:table-cell office:value-type="string" table:style-name="ce6">
            <text:p>MHSWD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604" table:style-name="ce8">
            <text:p>604</text:p>
          </table:table-cell>
          <table:table-cell office:value-type="string" table:style-name="ce5">
            <text:p>PRL</text:p>
          </table:table-cell>
          <table:table-cell office:value-type="string" table:style-name="ce6">
            <text:p>MNGL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5">
            <text:p>BVINC via SION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1H30M0S" table:style-name="ce7">
            <text:p>21:30:00</text:p>
          </table:table-cell>
          <table:table-cell table:number-columns-repeated="16379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Ordinary</text:p>
          </table:table-cell>
          <table:table-cell office:value-type="time" office:time-value="PT21H45M0S" table:style-name="ce7">
            <text:p>21:45:00</text:p>
          </table:table-cell>
          <table:table-cell table:number-columns-repeated="16379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5">
            <text:p>Mumbai Central via KURLA NEHRU NAGAR</text:p>
          </table:table-cell>
          <table:table-cell office:value-type="string" table:style-name="ce6">
            <text:p>KML</text:p>
          </table:table-cell>
          <table:table-cell office:value-type="string" table:style-name="ce6">
            <text:p>Night Express</text:p>
          </table:table-cell>
          <table:table-cell office:value-type="time" office:time-value="PT21H45M0S" table:style-name="ce7">
            <text:p>21:45:00</text:p>
          </table:table-cell>
          <table:table-cell table:number-columns-repeated="16379"/>
        </table:table-row>
        <table:table-row table:style-name="ro1">
          <table:table-cell office:value-type="float" office:value="608" table:style-name="ce8">
            <text:p>608</text:p>
          </table:table-cell>
          <table:table-cell office:value-type="string" table:style-name="ce5">
            <text:p>KLCHW via PHALTAN</text:p>
          </table:table-cell>
          <table:table-cell office:value-type="string" table:style-name="ce6">
            <text:p>KRSND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5">
            <text:p>Mumbai Central via MAITRI PARK</text:p>
          </table:table-cell>
          <table:table-cell office:value-type="string" table:style-name="ce6">
            <text:p>SHVG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5">
            <text:p>BVINC via BALEWADI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5">
            <text:p>Mumbai Central via HOL</text:p>
          </table:table-cell>
          <table:table-cell office:value-type="string" table:style-name="ce6">
            <text:p>BMT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7">
            <text:p>22:00:00</text:p>
          </table:table-cell>
          <table:table-cell table:number-columns-repeated="16379"/>
        </table:table-row>
        <table:table-row table:style-name="ro1">
          <table:table-cell office:value-type="float" office:value="612" table:style-name="ce8">
            <text:p>612</text:p>
          </table:table-cell>
          <table:table-cell office:value-type="string" table:style-name="ce5">
            <text:p>PRL via BIJAWADI</text:p>
          </table:table-cell>
          <table:table-cell office:value-type="string" table:style-name="ce6">
            <text:p>DVD</text:p>
          </table:table-cell>
          <table:table-cell office:value-type="string" table:style-name="ce6">
            <text:p>Day Ordinary</text:p>
          </table:table-cell>
          <table:table-cell office:value-type="time" office:time-value="PT22H10M0S" table:style-name="ce7">
            <text:p>22:10:00</text:p>
          </table:table-cell>
          <table:table-cell table:number-columns-repeated="16379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5">
            <text:p>Mumbai Central via PUNE RLY. STN.</text:p>
          </table:table-cell>
          <table:table-cell office:value-type="string" table:style-name="ce6">
            <text:p>VDJ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5">
            <text:p>BVINC via SWARGATE PUNE</text:p>
          </table:table-cell>
          <table:table-cell office:value-type="string" table:style-name="ce6">
            <text:p>PHL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5">
            <text:p>CTSTL via BREMAN CHOWK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AC-Shivneri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616" table:style-name="ce8">
            <text:p>616</text:p>
          </table:table-cell>
          <table:table-cell office:value-type="string" table:style-name="ce5">
            <text:p>KNN via PHALTAN</text:p>
          </table:table-cell>
          <table:table-cell office:value-type="string" table:style-name="ce6">
            <text:p>GOND</text:p>
          </table:table-cell>
          <table:table-cell office:value-type="string" table:style-name="ce6">
            <text:p>Ordinary</text:p>
          </table:table-cell>
          <table:table-cell office:value-type="time" office:time-value="PT22H30M0S" table:style-name="ce7">
            <text:p>22:30:00</text:p>
          </table:table-cell>
          <table:table-cell table:number-columns-repeated="16379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5">
            <text:p>PRL via SATARA</text:p>
          </table:table-cell>
          <table:table-cell office:value-type="string" table:style-name="ce6">
            <text:p>KLDH</text:p>
          </table:table-cell>
          <table:table-cell office:value-type="string" table:style-name="ce6">
            <text:p>Day Ordinary</text:p>
          </table:table-cell>
          <table:table-cell office:value-type="time" office:time-value="PT22H31M0S" table:style-name="ce7">
            <text:p>22:31:00</text:p>
          </table:table-cell>
          <table:table-cell table:number-columns-repeated="16379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5">
            <text:p>Mumbai Central via BHOOM</text:p>
          </table:table-cell>
          <table:table-cell office:value-type="string" table:style-name="ce6">
            <text:p>WSI</text:p>
          </table:table-cell>
          <table:table-cell office:value-type="string" table:style-name="ce6">
            <text:p>Semi Luxury</text:p>
          </table:table-cell>
          <table:table-cell office:value-type="time" office:time-value="PT22H45M0S" table:style-name="ce7">
            <text:p>22:45:00</text:p>
          </table:table-cell>
          <table:table-cell table:number-columns-repeated="16379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5">
            <text:p>KNN</text:p>
          </table:table-cell>
          <table:table-cell office:value-type="string" table:style-name="ce6">
            <text:p>LTR</text:p>
          </table:table-cell>
          <table:table-cell office:value-type="string" table:style-name="ce6">
            <text:p>Day Ordinary</text:p>
          </table:table-cell>
          <table:table-cell office:value-type="time" office:time-value="PT23H0M0S" table:style-name="ce7">
            <text:p>23:00:00</text:p>
          </table:table-cell>
          <table:table-cell table:number-columns-repeated="16379"/>
        </table:table-row>
        <table:table-row table:style-name="ro1">
          <table:table-cell office:value-type="float" office:value="620" table:style-name="ce8">
            <text:p>620</text:p>
          </table:table-cell>
          <table:table-cell office:value-type="string" table:style-name="ce5">
            <text:p>Mumbai Central via LONAVALA</text:p>
          </table:table-cell>
          <table:table-cell office:value-type="string" table:style-name="ce6">
            <text:p>PRNR</text:p>
          </table:table-cell>
          <table:table-cell office:value-type="string" table:style-name="ce6">
            <text:p>Night Express</text:p>
          </table:table-cell>
          <table:table-cell office:value-type="time" office:time-value="PT23H0M0S" table:style-name="ce7">
            <text:p>23:00:00</text:p>
          </table:table-cell>
          <table:table-cell table:number-columns-repeated="16379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5">
            <text:p>PRL via KASURDI</text:p>
          </table:table-cell>
          <table:table-cell office:value-type="string" table:style-name="ce6">
            <text:p>BHR</text:p>
          </table:table-cell>
          <table:table-cell office:value-type="string" table:style-name="ce6">
            <text:p>Semi Luxury</text:p>
          </table:table-cell>
          <table:table-cell office:value-type="time" office:time-value="PT23H15M0S" table:style-name="ce7">
            <text:p>23:15:00</text:p>
          </table:table-cell>
          <table:table-cell table:number-columns-repeated="16379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5">
            <text:p>BVINC via CHANDANI CHOWK</text:p>
          </table:table-cell>
          <table:table-cell office:value-type="string" table:style-name="ce6">
            <text:p>SSWD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7">
            <text:p>23:30:00</text:p>
          </table:table-cell>
          <table:table-cell table:number-columns-repeated="16379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5">
            <text:p>BVINC via PANVEL VILLAGE FATA</text:p>
          </table:table-cell>
          <table:table-cell office:value-type="string" table:style-name="ce6">
            <text:p>SWR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7">
            <text:p>23:30:00</text:p>
          </table:table-cell>
          <table:table-cell table:number-columns-repeated="16379"/>
        </table:table-row>
        <table:table-row table:style-name="ro1">
          <table:table-cell office:value-type="float" office:value="624" table:style-name="ce8">
            <text:p>624</text:p>
          </table:table-cell>
          <table:table-cell office:value-type="string" table:style-name="ce5">
            <text:p>Mumbai Central via LONAVALA</text:p>
          </table:table-cell>
          <table:table-cell office:value-type="string" table:style-name="ce6">
            <text:p>TKPR</text:p>
          </table:table-cell>
          <table:table-cell office:value-type="string" table:style-name="ce6">
            <text:p>Shivshai</text:p>
          </table:table-cell>
          <table:table-cell office:value-type="time" office:time-value="PT23H30M0S" table:style-name="ce7">
            <text:p>23:30:00</text:p>
          </table:table-cell>
          <table:table-cell table:number-columns-repeated="16379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4H45M0S" table:style-name="ce9">
            <text:p>4:45</text:p>
          </table:table-cell>
          <table:table-cell table:number-columns-repeated="16379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628" table:style-name="ce8">
            <text:p>628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PANDHARPUR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PANDHAR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632" table:style-name="ce8">
            <text:p>632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636" table:style-name="ce8">
            <text:p>63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640" table:style-name="ce8">
            <text:p>64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4H45M0S" table:style-name="ce9">
            <text:p>4:45</text:p>
          </table:table-cell>
          <table:table-cell table:number-columns-repeated="16379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AMBHAJINAGAR via SANGOL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MALVAN via MANGALVE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RADHANAGARI via MANGALVEDH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644" table:style-name="ce8">
            <text:p>64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AMBHAJINAGAR via SANGOL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 via MANGALVEDHA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AWANTWADI via AJARA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AMBHAJINAGA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648" table:style-name="ce8">
            <text:p>64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RADHANAGARI via PIRAL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52" table:style-name="ce8">
            <text:p>65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5">
            <text:p>HYDERABA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656" table:style-name="ce8">
            <text:p>656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PUNE RLY. STN.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NIGDI via BHOR FATA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5">
            <text:p>MALGUND MARATHWADI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660" table:style-name="ce8">
            <text:p>660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NIGDI via KOKRUD</text:p>
          </table:table-cell>
          <table:table-cell office:value-type="string" table:style-name="ce6">
            <text:p>SEMI LUXURY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SAKOL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5H35M0S" table:style-name="ce9">
            <text:p>5:35</text:p>
          </table:table-cell>
          <table:table-cell table:number-columns-repeated="16379"/>
        </table:table-row>
        <table:table-row table:style-name="ro1">
          <table:table-cell office:value-type="float" office:value="664" table:style-name="ce8">
            <text:p>664</text:p>
          </table:table-cell>
          <table:table-cell office:value-type="string" table:style-name="ce5">
            <text:p>BHAMRAGA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668" table:style-name="ce8">
            <text:p>668</text:p>
          </table:table-cell>
          <table:table-cell office:value-type="string" table:style-name="ce5">
            <text:p>PALGAON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NAGPUR via ASHT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 via JAM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672" table:style-name="ce8">
            <text:p>672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 via MUL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NAGPUR via ASHTI</text:p>
          </table:table-cell>
          <table:table-cell office:value-type="string" table:style-name="ce6">
            <text:p>ORDINARY EXPRESS</text:p>
          </table:table-cell>
          <table:table-cell office:value-type="time" office:time-value="PT7H1M0S" table:style-name="ce9">
            <text:p>7:01</text:p>
          </table:table-cell>
          <table:table-cell table:number-columns-repeated="16379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 via MU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676" table:style-name="ce8">
            <text:p>676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7H40M0S" table:style-name="ce9">
            <text:p>7:40</text:p>
          </table:table-cell>
          <table:table-cell table:number-columns-repeated="16379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680" table:style-name="ce8">
            <text:p>680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684" table:style-name="ce8">
            <text:p>68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 via JAM</text:p>
          </table:table-cell>
          <table:table-cell office:value-type="string" table:style-name="ce6">
            <text:p>ORDINARY EXPRESS</text:p>
          </table:table-cell>
          <table:table-cell office:value-type="time" office:time-value="PT13H5M0S" table:style-name="ce9">
            <text:p>13:05</text:p>
          </table:table-cell>
          <table:table-cell table:number-columns-repeated="16379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 via JAM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688" table:style-name="ce8">
            <text:p>68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 via JAM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4H40M0S" table:style-name="ce9">
            <text:p>14:40</text:p>
          </table:table-cell>
          <table:table-cell table:number-columns-repeated="16379"/>
        </table:table-row>
        <table:table-row table:style-name="ro1">
          <table:table-cell office:value-type="float" office:value="692" table:style-name="ce8">
            <text:p>692</text:p>
          </table:table-cell>
          <table:table-cell office:value-type="string" table:style-name="ce5">
            <text:p>GADCHAND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5">
            <text:p>GADCHAND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696" table:style-name="ce8">
            <text:p>696</text:p>
          </table:table-cell>
          <table:table-cell office:value-type="string" table:style-name="ce5">
            <text:p>PALGAON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7H20M0S" table:style-name="ce9">
            <text:p>17:20</text:p>
          </table:table-cell>
          <table:table-cell table:number-columns-repeated="16379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 via JAM</text:p>
          </table:table-cell>
          <table:table-cell office:value-type="string" table:style-name="ce6">
            <text:p>ORDINARY EXPRESS</text:p>
          </table:table-cell>
          <table:table-cell office:value-type="time" office:time-value="PT17H35M0S" table:style-name="ce9">
            <text:p>17:35</text:p>
          </table:table-cell>
          <table:table-cell table:number-columns-repeated="16379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5">
            <text:p>PALGAON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700" table:style-name="ce8">
            <text:p>700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704" table:style-name="ce8">
            <text:p>704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SMAT via YAVATMAL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IGRAS</text:p>
          </table:table-cell>
          <table:table-cell office:value-type="string" table:style-name="ce6">
            <text:p>ORDINARY EXPRESS</text:p>
          </table:table-cell>
          <table:table-cell office:value-type="time" office:time-value="PT8H50M0S" table:style-name="ce9">
            <text:p>8:50</text:p>
          </table:table-cell>
          <table:table-cell table:number-columns-repeated="16379"/>
        </table:table-row>
        <table:table-row table:style-name="ro1">
          <table:table-cell office:value-type="float" office:value="708" table:style-name="ce8">
            <text:p>70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IGRAS</text:p>
          </table:table-cell>
          <table:table-cell office:value-type="string" table:style-name="ce6">
            <text:p>ORDINARY EXPRESS</text:p>
          </table:table-cell>
          <table:table-cell office:value-type="time" office:time-value="PT9H50M0S" table:style-name="ce9">
            <text:p>9:50</text:p>
          </table:table-cell>
          <table:table-cell table:number-columns-repeated="16379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ONA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712" table:style-name="ce8">
            <text:p>712</text:p>
          </table:table-cell>
          <table:table-cell office:value-type="string" table:style-name="ce5">
            <text:p>RAMTEK<text:s/></text:p>
          </table:table-cell>
          <table:table-cell office:value-type="string" table:style-name="ce6">
            <text:p>MAHUR via MOSA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716" table:style-name="ce8">
            <text:p>71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RDHA via KELZAR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KARANJ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720" table:style-name="ce8">
            <text:p>72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724" table:style-name="ce8">
            <text:p>72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SEMI LUXURY</text:p>
          </table:table-cell>
          <table:table-cell office:value-type="time" office:time-value="PT22H16M0S" table:style-name="ce9">
            <text:p>22:16</text:p>
          </table:table-cell>
          <table:table-cell table:number-columns-repeated="16379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728" table:style-name="ce8">
            <text:p>72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732" table:style-name="ce8">
            <text:p>732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ORIVALI SUKURWADI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736" table:style-name="ce8">
            <text:p>73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5">
            <text:p>AKKALKOT MANDIR<text:s/></text:p>
          </table:table-cell>
          <table:table-cell office:value-type="string" table:style-name="ce6">
            <text:p>ROH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740" table:style-name="ce8">
            <text:p>74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HIVANDI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744" table:style-name="ce8">
            <text:p>744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RNALA via PANVEL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THANE CBS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748" table:style-name="ce8">
            <text:p>748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THANE CBS via CHANDANI CHOWK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752" table:style-name="ce8">
            <text:p>752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CHINCHWAD via SOLAPUR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756" table:style-name="ce8">
            <text:p>756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NIGAD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760" table:style-name="ce8">
            <text:p>760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764" table:style-name="ce8">
            <text:p>76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768" table:style-name="ce8">
            <text:p>76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772" table:style-name="ce8">
            <text:p>772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776" table:style-name="ce8">
            <text:p>77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THANE CBS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780" table:style-name="ce8">
            <text:p>780</text:p>
          </table:table-cell>
          <table:table-cell office:value-type="string" table:style-name="ce5">
            <text:p>AKKALKOT MANDIR<text:s/></text:p>
          </table:table-cell>
          <table:table-cell office:value-type="string" table:style-name="ce6">
            <text:p>ROHA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784" table:style-name="ce8">
            <text:p>78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NIGHT EXPRESS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NASIK CBS via 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788" table:style-name="ce8">
            <text:p>788</text:p>
          </table:table-cell>
          <table:table-cell office:value-type="string" table:style-name="ce5">
            <text:p>VISHRAM BAG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NAVALE BRIDGE</text:p>
          </table:table-cell>
          <table:table-cell office:value-type="string" table:style-name="ce6">
            <text:p>ORDINARY EXPRESS</text:p>
          </table:table-cell>
          <table:table-cell office:value-type="time" office:time-value="PT5H40M0S" table:style-name="ce9">
            <text:p>5:40</text:p>
          </table:table-cell>
          <table:table-cell table:number-columns-repeated="16379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KOKAMTHAN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792" table:style-name="ce8">
            <text:p>792</text:p>
          </table:table-cell>
          <table:table-cell office:value-type="string" table:style-name="ce5">
            <text:p>KAVTHEMAHANKAL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796" table:style-name="ce8">
            <text:p>796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NASIK CBS via 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5">
            <text:p>JAMKHANDI<text:s/></text:p>
          </table:table-cell>
          <table:table-cell office:value-type="string" table:style-name="ce6">
            <text:p>PUNE RLY. STN.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800" table:style-name="ce8">
            <text:p>800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804" table:style-name="ce8">
            <text:p>804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808" table:style-name="ce8">
            <text:p>808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CHINCHWAD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5">
            <text:p>VISHRAM BAG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812" table:style-name="ce8">
            <text:p>812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CHINCHWAD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RAJGURUNAGA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816" table:style-name="ce8">
            <text:p>816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NASIK CBS via 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820" table:style-name="ce8">
            <text:p>820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5">
            <text:p>JAMKHANDI<text:s/></text:p>
          </table:table-cell>
          <table:table-cell office:value-type="string" table:style-name="ce6">
            <text:p>PUNE RLY. STN.</text:p>
          </table:table-cell>
          <table:table-cell office:value-type="string" table:style-name="ce6">
            <text:p>NIGHT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824" table:style-name="ce8">
            <text:p>824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5">
            <text:p>VISHRAM BAG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AMRAVATI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828" table:style-name="ce8">
            <text:p>82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PUSAD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832" table:style-name="ce8">
            <text:p>83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NDED via AUS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HOK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836" table:style-name="ce8">
            <text:p>836</text:p>
          </table:table-cell>
          <table:table-cell office:value-type="string" table:style-name="ce5">
            <text:p>AKLUJ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HOKAR via AUS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840" table:style-name="ce8">
            <text:p>840</text:p>
          </table:table-cell>
          <table:table-cell office:value-type="string" table:style-name="ce5">
            <text:p>AKKALKOT MANDIR<text:s/></text:p>
          </table:table-cell>
          <table:table-cell office:value-type="string" table:style-name="ce6">
            <text:p>BHOKA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NDED via AUSA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HOKA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844" table:style-name="ce8">
            <text:p>84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HOKA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848" table:style-name="ce8">
            <text:p>84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BASMAT via TARODA NAKA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NDED via AUS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BASMAT via TARODA NAKA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852" table:style-name="ce8">
            <text:p>85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BASMAT via TARODA NAKA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856" table:style-name="ce8">
            <text:p>85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860" table:style-name="ce8">
            <text:p>86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864" table:style-name="ce8">
            <text:p>864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NDED via AUSA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868" table:style-name="ce8">
            <text:p>86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DSA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GADCHIROLI via UPARI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5">
            <text:p>PALGAON FACTORY<text:s/></text:p>
          </table:table-cell>
          <table:table-cell office:value-type="string" table:style-name="ce6">
            <text:p>SAKOLI via LAKHAND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872" table:style-name="ce8">
            <text:p>872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GADCHIROLI via MUL</text:p>
          </table:table-cell>
          <table:table-cell office:value-type="string" table:style-name="ce6">
            <text:p>MEDI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GADCHIROLI via MUL</text:p>
          </table:table-cell>
          <table:table-cell office:value-type="string" table:style-name="ce6">
            <text:p>ORDINARY EXPRESS</text:p>
          </table:table-cell>
          <table:table-cell office:value-type="time" office:time-value="PT7H40M0S" table:style-name="ce9">
            <text:p>7:40</text:p>
          </table:table-cell>
          <table:table-cell table:number-columns-repeated="16379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ORDINARY EXPRESS</text:p>
          </table:table-cell>
          <table:table-cell office:value-type="time" office:time-value="PT7H50M0S" table:style-name="ce9">
            <text:p>7:50</text:p>
          </table:table-cell>
          <table:table-cell table:number-columns-repeated="16379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ORDINARY EXPRESS</text:p>
          </table:table-cell>
          <table:table-cell office:value-type="time" office:time-value="PT7H51M0S" table:style-name="ce9">
            <text:p>7:51</text:p>
          </table:table-cell>
          <table:table-cell table:number-columns-repeated="16379"/>
        </table:table-row>
        <table:table-row table:style-name="ro1">
          <table:table-cell office:value-type="float" office:value="876" table:style-name="ce8">
            <text:p>876</text:p>
          </table:table-cell>
          <table:table-cell office:value-type="string" table:style-name="ce5">
            <text:p>WARORA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WADASA via 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GADCHIROLI via MUL</text:p>
          </table:table-cell>
          <table:table-cell office:value-type="string" table:style-name="ce6">
            <text:p>MEDI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GADCHIROLI via UPARI</text:p>
          </table:table-cell>
          <table:table-cell office:value-type="string" table:style-name="ce6">
            <text:p>DAY ORDINARY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880" table:style-name="ce8">
            <text:p>88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5">
            <text:p>HADGAON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884" table:style-name="ce8">
            <text:p>88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5">
            <text:p>HADGAON<text:s/></text:p>
          </table:table-cell>
          <table:table-cell office:value-type="string" table:style-name="ce6">
            <text:p>AKLUJ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888" table:style-name="ce8">
            <text:p>88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892" table:style-name="ce8">
            <text:p>89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896" table:style-name="ce8">
            <text:p>896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900" table:style-name="ce8">
            <text:p>900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904" table:style-name="ce8">
            <text:p>90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908" table:style-name="ce8">
            <text:p>90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 via SHIRUR TAJBAND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912" table:style-name="ce8">
            <text:p>91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URANGABAD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5H1M0S" table:style-name="ce9">
            <text:p>5:01</text:p>
          </table:table-cell>
          <table:table-cell table:number-columns-repeated="16379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5H16M0S" table:style-name="ce9">
            <text:p>5:16</text:p>
          </table:table-cell>
          <table:table-cell table:number-columns-repeated="16379"/>
        </table:table-row>
        <table:table-row table:style-name="ro1">
          <table:table-cell office:value-type="float" office:value="916" table:style-name="ce8">
            <text:p>91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5H31M0S" table:style-name="ce9">
            <text:p>5:31</text:p>
          </table:table-cell>
          <table:table-cell table:number-columns-repeated="16379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BOISAR via HIGHWAY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920" table:style-name="ce8">
            <text:p>920</text:p>
          </table:table-cell>
          <table:table-cell office:value-type="string" table:style-name="ce5">
            <text:p>KAGAL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31M0S" table:style-name="ce9">
            <text:p>6:31</text:p>
          </table:table-cell>
          <table:table-cell table:number-columns-repeated="16379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5">
            <text:p>CHANDGAD<text:s/></text:p>
          </table:table-cell>
          <table:table-cell office:value-type="string" table:style-name="ce6">
            <text:p>PUNE RLY. STN. via BELGAUM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924" table:style-name="ce8">
            <text:p>924</text:p>
          </table:table-cell>
          <table:table-cell office:value-type="string" table:style-name="ce5">
            <text:p>JYOTIBA<text:s/></text:p>
          </table:table-cell>
          <table:table-cell office:value-type="string" table:style-name="ce6">
            <text:p>SHIVAJI NAGAR PUNE via BHUINJ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16M0S" table:style-name="ce9">
            <text:p>7:16</text:p>
          </table:table-cell>
          <table:table-cell table:number-columns-repeated="16379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CHINCHWAD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928" table:style-name="ce8">
            <text:p>92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5">
            <text:p>RADHANAGARI<text:s/></text:p>
          </table:table-cell>
          <table:table-cell office:value-type="string" table:style-name="ce6">
            <text:p>PAREL via SHIROL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8H31M0S" table:style-name="ce9">
            <text:p>8:31</text:p>
          </table:table-cell>
          <table:table-cell table:number-columns-repeated="16379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932" table:style-name="ce8">
            <text:p>93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5">
            <text:p>CHANDGA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31M0S" table:style-name="ce9">
            <text:p>9:31</text:p>
          </table:table-cell>
          <table:table-cell table:number-columns-repeated="16379"/>
        </table:table-row>
        <table:table-row table:style-name="ro1">
          <table:table-cell office:value-type="float" office:value="936" table:style-name="ce8">
            <text:p>93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46M0S" table:style-name="ce9">
            <text:p>9:46</text:p>
          </table:table-cell>
          <table:table-cell table:number-columns-repeated="16379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CHINCHWAD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940" table:style-name="ce8">
            <text:p>94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NASIK CBS via 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944" table:style-name="ce8">
            <text:p>944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31M0S" table:style-name="ce9">
            <text:p>11:31</text:p>
          </table:table-cell>
          <table:table-cell table:number-columns-repeated="16379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5">
            <text:p>KAGAL<text:s/></text:p>
          </table:table-cell>
          <table:table-cell office:value-type="string" table:style-name="ce6">
            <text:p>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2H46M0S" table:style-name="ce9">
            <text:p>12:46</text:p>
          </table:table-cell>
          <table:table-cell table:number-columns-repeated="16379"/>
        </table:table-row>
        <table:table-row table:style-name="ro1">
          <table:table-cell office:value-type="float" office:value="948" table:style-name="ce8">
            <text:p>94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CHINCHWAD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1M0S" table:style-name="ce9">
            <text:p>14:01</text:p>
          </table:table-cell>
          <table:table-cell table:number-columns-repeated="16379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TALEGAON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952" table:style-name="ce8">
            <text:p>95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TALEGAON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956" table:style-name="ce8">
            <text:p>956</text:p>
          </table:table-cell>
          <table:table-cell office:value-type="string" table:style-name="ce5">
            <text:p>RADHANAGARI<text:s/></text:p>
          </table:table-cell>
          <table:table-cell office:value-type="string" table:style-name="ce6">
            <text:p>SWARGATE PUNE via SHIROLI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31M0S" table:style-name="ce9">
            <text:p>15:31</text:p>
          </table:table-cell>
          <table:table-cell table:number-columns-repeated="16379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1M0S" table:style-name="ce9">
            <text:p>16:01</text:p>
          </table:table-cell>
          <table:table-cell table:number-columns-repeated="16379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960" table:style-name="ce8">
            <text:p>96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WARGATE PUNE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CHINCHWAD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BHIVANDI via THANE VANDANA</text:p>
          </table:table-cell>
          <table:table-cell office:value-type="string" table:style-name="ce6">
            <text:p>NIGHT EXPRESS</text:p>
          </table:table-cell>
          <table:table-cell office:value-type="time" office:time-value="PT17H43M0S" table:style-name="ce9">
            <text:p>17:43</text:p>
          </table:table-cell>
          <table:table-cell table:number-columns-repeated="16379"/>
        </table:table-row>
        <table:table-row table:style-name="ro1">
          <table:table-cell office:value-type="float" office:value="964" table:style-name="ce8">
            <text:p>96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URANGABAD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RNALA via PANVEL</text:p>
          </table:table-cell>
          <table:table-cell office:value-type="string" table:style-name="ce6">
            <text:p>NIGHT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5">
            <text:p>GARGOTI<text:s/></text:p>
          </table:table-cell>
          <table:table-cell office:value-type="string" table:style-name="ce6">
            <text:p>NIGDI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968" table:style-name="ce8">
            <text:p>96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ATHARDI via SWARGATE PUNE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UNE RLY. STN.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KKALKUW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972" table:style-name="ce8">
            <text:p>97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7H1M0S" table:style-name="ce9">
            <text:p>7:01</text:p>
          </table:table-cell>
          <table:table-cell table:number-columns-repeated="16379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5">
            <text:p>ASHOK NAGAR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976" table:style-name="ce8">
            <text:p>97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5">
            <text:p>UTTAM NAGAR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DAY ORDINARY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980" table:style-name="ce8">
            <text:p>98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DAY ORDINA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984" table:style-name="ce8">
            <text:p>98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KKALKUW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988" table:style-name="ce8">
            <text:p>98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 via DWARAKA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SAWANTWADI</text:p>
          </table:table-cell>
          <table:table-cell office:value-type="string" table:style-name="ce6">
            <text:p>DAY ORDINARY</text:p>
          </table:table-cell>
          <table:table-cell office:value-type="time" office:time-value="PT4H0M0S" table:style-name="ce9">
            <text:p>4:00</text:p>
          </table:table-cell>
          <table:table-cell table:number-columns-repeated="16379"/>
        </table:table-row>
        <table:table-row table:style-name="ro1">
          <table:table-cell office:value-type="float" office:value="992" table:style-name="ce8">
            <text:p>99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NJIM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AGAL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NJIM via GAGANBAWDA</text:p>
          </table:table-cell>
          <table:table-cell office:value-type="string" table:style-name="ce6">
            <text:p>SEMI LUXURY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UBLI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996" table:style-name="ce8">
            <text:p>99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SAMBHAJINAGA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GARGOTI via KOLHAPUR</text:p>
          </table:table-cell>
          <table:table-cell office:value-type="string" table:style-name="ce6">
            <text:p>DAY ORDINARY</text:p>
          </table:table-cell>
          <table:table-cell office:value-type="time" office:time-value="PT5H40M0S" table:style-name="ce9">
            <text:p>5:40</text:p>
          </table:table-cell>
          <table:table-cell table:number-columns-repeated="16379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UDAL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SAMBHAJINAGA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string" table:style-name="ce5">
            <text:p>NIGADI<text:s/></text:p>
          </table:table-cell>
          <table:table-cell office:value-type="string" table:style-name="ce6">
            <text:p>VENGURLE via AJAR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YOTIBA via BHUINJ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004" table:style-name="ce8">
            <text:p>1004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006" table:style-name="ce2">
            <text:p>1006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008" table:style-name="ce8">
            <text:p>100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7H31M0S" table:style-name="ce9">
            <text:p>7:31</text:p>
          </table:table-cell>
          <table:table-cell table:number-columns-repeated="16379"/>
        </table:table-row>
        <table:table-row table:style-name="ro1">
          <table:table-cell office:value-type="float" office:value="1009" table:style-name="ce2">
            <text:p>100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AMBHAJINAGA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010" table:style-name="ce2">
            <text:p>1010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CHANDGA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011" table:style-name="ce2">
            <text:p>101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012" table:style-name="ce8">
            <text:p>101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HUBLI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013" table:style-name="ce2">
            <text:p>101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8H46M0S" table:style-name="ce9">
            <text:p>8:46</text:p>
          </table:table-cell>
          <table:table-cell table:number-columns-repeated="16379"/>
        </table:table-row>
        <table:table-row table:style-name="ro1">
          <table:table-cell office:value-type="float" office:value="1014" table:style-name="ce2">
            <text:p>101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31M0S" table:style-name="ce9">
            <text:p>9:31</text:p>
          </table:table-cell>
          <table:table-cell table:number-columns-repeated="16379"/>
        </table:table-row>
        <table:table-row table:style-name="ro1">
          <table:table-cell office:value-type="float" office:value="1016" table:style-name="ce8">
            <text:p>1016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017" table:style-name="ce2">
            <text:p>101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018" table:style-name="ce2">
            <text:p>101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0H31M0S" table:style-name="ce9">
            <text:p>10:31</text:p>
          </table:table-cell>
          <table:table-cell table:number-columns-repeated="16379"/>
        </table:table-row>
        <table:table-row table:style-name="ro1">
          <table:table-cell office:value-type="float" office:value="1019" table:style-name="ce2">
            <text:p>101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SAMBHAJINAGA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020" table:style-name="ce8">
            <text:p>102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021" table:style-name="ce2">
            <text:p>102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022" table:style-name="ce2">
            <text:p>102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SAMBHAJINAGA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023" table:style-name="ce2">
            <text:p>102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3H1M0S" table:style-name="ce9">
            <text:p>13:01</text:p>
          </table:table-cell>
          <table:table-cell table:number-columns-repeated="16379"/>
        </table:table-row>
        <table:table-row table:style-name="ro1">
          <table:table-cell office:value-type="float" office:value="1024" table:style-name="ce8">
            <text:p>102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025" table:style-name="ce2">
            <text:p>102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026" table:style-name="ce2">
            <text:p>102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027" table:style-name="ce2">
            <text:p>102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4H16M0S" table:style-name="ce9">
            <text:p>14:16</text:p>
          </table:table-cell>
          <table:table-cell table:number-columns-repeated="16379"/>
        </table:table-row>
        <table:table-row table:style-name="ro1">
          <table:table-cell office:value-type="float" office:value="1028" table:style-name="ce8">
            <text:p>102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DAY ORDINA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029" table:style-name="ce2">
            <text:p>102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YOTIBA via BHUINJ</text:p>
          </table:table-cell>
          <table:table-cell office:value-type="string" table:style-name="ce6">
            <text:p>ORDINARY EXPRESS</text:p>
          </table:table-cell>
          <table:table-cell office:value-type="time" office:time-value="PT14H46M0S" table:style-name="ce9">
            <text:p>14:46</text:p>
          </table:table-cell>
          <table:table-cell table:number-columns-repeated="16379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1031" table:style-name="ce2">
            <text:p>1031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032" table:style-name="ce8">
            <text:p>103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033" table:style-name="ce2">
            <text:p>103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034" table:style-name="ce2">
            <text:p>103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NJIM via GAGANBAWDA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1M0S" table:style-name="ce9">
            <text:p>16:01</text:p>
          </table:table-cell>
          <table:table-cell table:number-columns-repeated="16379"/>
        </table:table-row>
        <table:table-row table:style-name="ro1">
          <table:table-cell office:value-type="float" office:value="1036" table:style-name="ce8">
            <text:p>103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037" table:style-name="ce2">
            <text:p>103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1038" table:style-name="ce2">
            <text:p>103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AMBHAJINAGA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039" table:style-name="ce2">
            <text:p>103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8H31M0S" table:style-name="ce9">
            <text:p>18:31</text:p>
          </table:table-cell>
          <table:table-cell table:number-columns-repeated="16379"/>
        </table:table-row>
        <table:table-row table:style-name="ro1">
          <table:table-cell office:value-type="float" office:value="1040" table:style-name="ce8">
            <text:p>104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NJIM via GAGANBAWDA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string" table:style-name="ce5">
            <text:p>PATHARDI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042" table:style-name="ce2">
            <text:p>104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19H31M0S" table:style-name="ce9">
            <text:p>19:31</text:p>
          </table:table-cell>
          <table:table-cell table:number-columns-repeated="16379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NJIM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044" table:style-name="ce8">
            <text:p>104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045" table:style-name="ce2">
            <text:p>104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1046" table:style-name="ce2">
            <text:p>1046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1047" table:style-name="ce2">
            <text:p>104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KOLHAPUR via SATARA BYPASS</text:p>
          </table:table-cell>
          <table:table-cell office:value-type="string" table:style-name="ce6">
            <text:p>SEMI LUXURY</text:p>
          </table:table-cell>
          <table:table-cell office:value-type="time" office:time-value="PT23H31M0S" table:style-name="ce9">
            <text:p>23:31</text:p>
          </table:table-cell>
          <table:table-cell table:number-columns-repeated="16379"/>
        </table:table-row>
        <table:table-row table:style-name="ro1">
          <table:table-cell office:value-type="float" office:value="1048" table:style-name="ce8">
            <text:p>1048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049" table:style-name="ce2">
            <text:p>1049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T via AKOL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ASMAT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51" table:style-name="ce2">
            <text:p>105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52" table:style-name="ce8">
            <text:p>105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string" table:style-name="ce5">
            <text:p>PANVEL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054" table:style-name="ce2">
            <text:p>1054</text:p>
          </table:table-cell>
          <table:table-cell office:value-type="string" table:style-name="ce5">
            <text:p>VALLABH NAGAR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056" table:style-name="ce8">
            <text:p>1056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CHIKHA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057" table:style-name="ce2">
            <text:p>1057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058" table:style-name="ce2">
            <text:p>105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059" table:style-name="ce2">
            <text:p>105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060" table:style-name="ce8">
            <text:p>1060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061" table:style-name="ce2">
            <text:p>1061</text:p>
          </table:table-cell>
          <table:table-cell office:value-type="string" table:style-name="ce5">
            <text:p>WALLABH NAGAR<text:s/></text:p>
          </table:table-cell>
          <table:table-cell office:value-type="string" table:style-name="ce6">
            <text:p>PART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062" table:style-name="ce2">
            <text:p>106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063" table:style-name="ce2">
            <text:p>1063</text:p>
          </table:table-cell>
          <table:table-cell office:value-type="string" table:style-name="ce5">
            <text:p>WALLABH NAGAR<text:s/></text:p>
          </table:table-cell>
          <table:table-cell office:value-type="string" table:style-name="ce6">
            <text:p>PART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064" table:style-name="ce8">
            <text:p>106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066" table:style-name="ce2">
            <text:p>106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067" table:style-name="ce2">
            <text:p>106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068" table:style-name="ce8">
            <text:p>1068</text:p>
          </table:table-cell>
          <table:table-cell office:value-type="string" table:style-name="ce5">
            <text:p>SANGVI STAND<text:s/></text:p>
          </table:table-cell>
          <table:table-cell office:value-type="string" table:style-name="ce6">
            <text:p>AMRAVATI via KHAMGAON</text:p>
          </table:table-cell>
          <table:table-cell office:value-type="string" table:style-name="ce6">
            <text:p>SEMI LUXURY</text:p>
          </table:table-cell>
          <table:table-cell office:value-type="time" office:time-value="PT15H10M0S" table:style-name="ce9">
            <text:p>15:10</text:p>
          </table:table-cell>
          <table:table-cell table:number-columns-repeated="16379"/>
        </table:table-row>
        <table:table-row table:style-name="ro1">
          <table:table-cell office:value-type="float" office:value="1069" table:style-name="ce2">
            <text:p>106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MBAD via JALNA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070" table:style-name="ce2">
            <text:p>107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071" table:style-name="ce2">
            <text:p>1071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NIGHT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072" table:style-name="ce8">
            <text:p>107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HINGOL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073" table:style-name="ce2">
            <text:p>107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074" table:style-name="ce2">
            <text:p>1074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INTOOR via AURANGABA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076" table:style-name="ce8">
            <text:p>107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ULDHANA via JALNA</text:p>
          </table:table-cell>
          <table:table-cell office:value-type="string" table:style-name="ce6">
            <text:p>SEMI LUXU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MBAD via JALNA</text:p>
          </table:table-cell>
          <table:table-cell office:value-type="string" table:style-name="ce6">
            <text:p>NIGHT EXPRESS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1078" table:style-name="ce2">
            <text:p>107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OSMANABAD via YAVAT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079" table:style-name="ce2">
            <text:p>107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OSMANABAD via YAVAT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080" table:style-name="ce8">
            <text:p>108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OSMANABAD via YAVAT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081" table:style-name="ce2">
            <text:p>108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OSMANABAD via YAVAT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082" table:style-name="ce2">
            <text:p>108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OSMANABAD via YAVAT</text:p>
          </table:table-cell>
          <table:table-cell office:value-type="string" table:style-name="ce6">
            <text:p>NIGHT EXPRESS</text:p>
          </table:table-cell>
          <table:table-cell office:value-type="time" office:time-value="PT21H45M0S" table:style-name="ce9">
            <text:p>21:45</text:p>
          </table:table-cell>
          <table:table-cell table:number-columns-repeated="16379"/>
        </table:table-row>
        <table:table-row table:style-name="ro1">
          <table:table-cell office:value-type="float" office:value="1083" table:style-name="ce2">
            <text:p>108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OSMANABAD via YAVAT</text:p>
          </table:table-cell>
          <table:table-cell office:value-type="string" table:style-name="ce6">
            <text:p>SEMI LUXURY</text:p>
          </table:table-cell>
          <table:table-cell office:value-type="time" office:time-value="PT22H45M0S" table:style-name="ce9">
            <text:p>22:45</text:p>
          </table:table-cell>
          <table:table-cell table:number-columns-repeated="16379"/>
        </table:table-row>
        <table:table-row table:style-name="ro1">
          <table:table-cell office:value-type="float" office:value="1084" table:style-name="ce8">
            <text:p>108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RATNAGIRI</text:p>
          </table:table-cell>
          <table:table-cell office:value-type="string" table:style-name="ce6">
            <text:p>DAY ORDINA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085" table:style-name="ce2">
            <text:p>1085</text:p>
          </table:table-cell>
          <table:table-cell office:value-type="string" table:style-name="ce5">
            <text:p>NIGDI<text:s/></text:p>
          </table:table-cell>
          <table:table-cell office:value-type="string" table:style-name="ce6">
            <text:p>RATNAGIRI via BHOR FATA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086" table:style-name="ce2">
            <text:p>108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RATNAGIRI</text:p>
          </table:table-cell>
          <table:table-cell office:value-type="string" table:style-name="ce6">
            <text:p>SEMI LUXURY</text:p>
          </table:table-cell>
          <table:table-cell office:value-type="time" office:time-value="PT8H20M0S" table:style-name="ce9">
            <text:p>8:20</text:p>
          </table:table-cell>
          <table:table-cell table:number-columns-repeated="16379"/>
        </table:table-row>
        <table:table-row table:style-name="ro1">
          <table:table-cell office:value-type="float" office:value="1087" table:style-name="ce2">
            <text:p>1087</text:p>
          </table:table-cell>
          <table:table-cell office:value-type="string" table:style-name="ce5">
            <text:p>NIGDI<text:s/></text:p>
          </table:table-cell>
          <table:table-cell office:value-type="string" table:style-name="ce6">
            <text:p>RATNAGIRI via KOKRUD</text:p>
          </table:table-cell>
          <table:table-cell office:value-type="string" table:style-name="ce6">
            <text:p>SEMI LUXURY</text:p>
          </table:table-cell>
          <table:table-cell office:value-type="time" office:time-value="PT19H45M0S" table:style-name="ce9">
            <text:p>19:45</text:p>
          </table:table-cell>
          <table:table-cell table:number-columns-repeated="16379"/>
        </table:table-row>
        <table:table-row table:style-name="ro1">
          <table:table-cell office:value-type="float" office:value="1088" table:style-name="ce8">
            <text:p>108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ALGUND MARATHWADI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089" table:style-name="ce2">
            <text:p>108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BHANI via TISGAON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090" table:style-name="ce2">
            <text:p>109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ASMAT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91" table:style-name="ce2">
            <text:p>109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092" table:style-name="ce8">
            <text:p>109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093" table:style-name="ce2">
            <text:p>109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BHANI via TISGAON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094" table:style-name="ce2">
            <text:p>109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095" table:style-name="ce2">
            <text:p>109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1096" table:style-name="ce8">
            <text:p>109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097" table:style-name="ce2">
            <text:p>109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098" table:style-name="ce2">
            <text:p>109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099" table:style-name="ce2">
            <text:p>109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100" table:style-name="ce8">
            <text:p>110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101" table:style-name="ce2">
            <text:p>110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BID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102" table:style-name="ce2">
            <text:p>1102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TULJAPUR via NIGAD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103" table:style-name="ce2">
            <text:p>110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104" table:style-name="ce8">
            <text:p>1104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TULJAPUR via NIGAD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106" table:style-name="ce2">
            <text:p>110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107" table:style-name="ce2">
            <text:p>110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108" table:style-name="ce8">
            <text:p>110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109" table:style-name="ce2">
            <text:p>110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110" table:style-name="ce2">
            <text:p>111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GANGAPUR via AKKALKOT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111" table:style-name="ce2">
            <text:p>111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GULBARG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112" table:style-name="ce8">
            <text:p>111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113" table:style-name="ce2">
            <text:p>111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114" table:style-name="ce2">
            <text:p>111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MURUM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115" table:style-name="ce2">
            <text:p>111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116" table:style-name="ce8">
            <text:p>1116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BELAMB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117" table:style-name="ce2">
            <text:p>111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118" table:style-name="ce2">
            <text:p>111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119" table:style-name="ce2">
            <text:p>111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120" table:style-name="ce8">
            <text:p>112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121" table:style-name="ce2">
            <text:p>112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122" table:style-name="ce2">
            <text:p>112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123" table:style-name="ce2">
            <text:p>112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124" table:style-name="ce8">
            <text:p>112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126" table:style-name="ce2">
            <text:p>112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127" table:style-name="ce2">
            <text:p>112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128" table:style-name="ce8">
            <text:p>112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129" table:style-name="ce2">
            <text:p>112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130" table:style-name="ce2">
            <text:p>113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131" table:style-name="ce2">
            <text:p>113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132" table:style-name="ce8">
            <text:p>113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133" table:style-name="ce2">
            <text:p>113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134" table:style-name="ce2">
            <text:p>113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135" table:style-name="ce2">
            <text:p>113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136" table:style-name="ce8">
            <text:p>113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137" table:style-name="ce2">
            <text:p>113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138" table:style-name="ce2">
            <text:p>113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139" table:style-name="ce2">
            <text:p>113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TULJAPUR via SOLAPUR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140" table:style-name="ce8">
            <text:p>114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141" table:style-name="ce2">
            <text:p>114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142" table:style-name="ce2">
            <text:p>114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143" table:style-name="ce2">
            <text:p>114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144" table:style-name="ce8">
            <text:p>114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145" table:style-name="ce2">
            <text:p>114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TULJAPUR via HADAPSAR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1146" table:style-name="ce2">
            <text:p>114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1147" table:style-name="ce2">
            <text:p>114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1148" table:style-name="ce8">
            <text:p>114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149" table:style-name="ce2">
            <text:p>114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UMERGA</text:p>
          </table:table-cell>
          <table:table-cell office:value-type="string" table:style-name="ce6">
            <text:p>NIGHT EXPRESS</text:p>
          </table:table-cell>
          <table:table-cell office:value-type="time" office:time-value="PT22H44M0S" table:style-name="ce9">
            <text:p>22:44</text:p>
          </table:table-cell>
          <table:table-cell table:number-columns-repeated="16379"/>
        </table:table-row>
        <table:table-row table:style-name="ro1">
          <table:table-cell office:value-type="float" office:value="1150" table:style-name="ce2">
            <text:p>115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1151" table:style-name="ce2">
            <text:p>115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1152" table:style-name="ce8">
            <text:p>115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MALNER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1153" table:style-name="ce2">
            <text:p>115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DHULE via SANGAMNE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154" table:style-name="ce2">
            <text:p>115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NDURBAR via BABHALESHW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155" table:style-name="ce2">
            <text:p>115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SHIR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156" table:style-name="ce8">
            <text:p>115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DHULE via SHIR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157" table:style-name="ce2">
            <text:p>115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SHIRPUR</text:p>
          </table:table-cell>
          <table:table-cell office:value-type="string" table:style-name="ce6">
            <text:p>DAY ORDINA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158" table:style-name="ce2">
            <text:p>1158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DHULE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159" table:style-name="ce2">
            <text:p>1159</text:p>
          </table:table-cell>
          <table:table-cell office:value-type="string" table:style-name="ce5">
            <text:p>VALLABHA NAGAR<text:s/></text:p>
          </table:table-cell>
          <table:table-cell office:value-type="string" table:style-name="ce6">
            <text:p>SHAHADA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160" table:style-name="ce8">
            <text:p>116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SHINDKHEDA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161" table:style-name="ce2">
            <text:p>116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DHULE via SHIRU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162" table:style-name="ce2">
            <text:p>116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DHULE via SHIR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163" table:style-name="ce2">
            <text:p>116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NDURBAR via BABHALESHWAR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164" table:style-name="ce8">
            <text:p>116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SHIRPUR</text:p>
          </table:table-cell>
          <table:table-cell office:value-type="string" table:style-name="ce6">
            <text:p>NIGHT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1165" table:style-name="ce2">
            <text:p>116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DHULE via SHIRUR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166" table:style-name="ce2">
            <text:p>116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DAY ORDINARY</text:p>
          </table:table-cell>
          <table:table-cell office:value-type="time" office:time-value="PT1H0M0S" table:style-name="ce9">
            <text:p>1:00</text:p>
          </table:table-cell>
          <table:table-cell table:number-columns-repeated="16379"/>
        </table:table-row>
        <table:table-row table:style-name="ro1">
          <table:table-cell office:value-type="float" office:value="1167" table:style-name="ce2">
            <text:p>116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MALGUN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168" table:style-name="ce8">
            <text:p>116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169" table:style-name="ce2">
            <text:p>116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DAY ORDINARY</text:p>
          </table:table-cell>
          <table:table-cell office:value-type="time" office:time-value="PT6H31M0S" table:style-name="ce9">
            <text:p>6:31</text:p>
          </table:table-cell>
          <table:table-cell table:number-columns-repeated="16379"/>
        </table:table-row>
        <table:table-row table:style-name="ro1">
          <table:table-cell office:value-type="float" office:value="1170" table:style-name="ce2">
            <text:p>1170</text:p>
          </table:table-cell>
          <table:table-cell office:value-type="string" table:style-name="ce5">
            <text:p>ICHALKARANJI<text:s/></text:p>
          </table:table-cell>
          <table:table-cell office:value-type="string" table:style-name="ce6">
            <text:p>RATNAGIRI via KOLHAPUR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171" table:style-name="ce2">
            <text:p>117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GANPATIPULE via CHAPHE</text:p>
          </table:table-cell>
          <table:table-cell office:value-type="string" table:style-name="ce6">
            <text:p>ORDINARY EXPRESS</text:p>
          </table:table-cell>
          <table:table-cell office:value-type="time" office:time-value="PT7H16M0S" table:style-name="ce9">
            <text:p>7:16</text:p>
          </table:table-cell>
          <table:table-cell table:number-columns-repeated="16379"/>
        </table:table-row>
        <table:table-row table:style-name="ro1">
          <table:table-cell office:value-type="float" office:value="1172" table:style-name="ce8">
            <text:p>117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GANPATIPULE via CHAPHE</text:p>
          </table:table-cell>
          <table:table-cell office:value-type="string" table:style-name="ce6">
            <text:p>ORDINARY EXPRESS</text:p>
          </table:table-cell>
          <table:table-cell office:value-type="time" office:time-value="PT7H17M0S" table:style-name="ce9">
            <text:p>7:17</text:p>
          </table:table-cell>
          <table:table-cell table:number-columns-repeated="16379"/>
        </table:table-row>
        <table:table-row table:style-name="ro1">
          <table:table-cell office:value-type="float" office:value="1173" table:style-name="ce2">
            <text:p>1173</text:p>
          </table:table-cell>
          <table:table-cell office:value-type="string" table:style-name="ce5">
            <text:p>MIRAJ<text:s/></text:p>
          </table:table-cell>
          <table:table-cell office:value-type="string" table:style-name="ce6">
            <text:p>GANPATIPULE via ARE WARE POINT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174" table:style-name="ce2">
            <text:p>117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GANPATIPULE via CHAPHE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175" table:style-name="ce2">
            <text:p>1175</text:p>
          </table:table-cell>
          <table:table-cell office:value-type="string" table:style-name="ce5">
            <text:p>ICHALKARANJI<text:s/></text:p>
          </table:table-cell>
          <table:table-cell office:value-type="string" table:style-name="ce6">
            <text:p>RATNAGIRI via KOLHAPUR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176" table:style-name="ce8">
            <text:p>117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TNAGIRI via KERLI</text:p>
          </table:table-cell>
          <table:table-cell office:value-type="string" table:style-name="ce6">
            <text:p>SEMI LUXU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177" table:style-name="ce2">
            <text:p>1177</text:p>
          </table:table-cell>
          <table:table-cell office:value-type="string" table:style-name="ce5">
            <text:p>GADHINGLAJ<text:s/></text:p>
          </table:table-cell>
          <table:table-cell office:value-type="string" table:style-name="ce6">
            <text:p>GANPATIPULE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178" table:style-name="ce2">
            <text:p>1178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1179" table:style-name="ce2">
            <text:p>117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DAY ORDINA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180" table:style-name="ce8">
            <text:p>118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181" table:style-name="ce2">
            <text:p>118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182" table:style-name="ce2">
            <text:p>118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TNAGIRI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183" table:style-name="ce2">
            <text:p>118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DAY ORDINA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184" table:style-name="ce8">
            <text:p>118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ORDINARY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1186" table:style-name="ce2">
            <text:p>118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MUKHED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1187" table:style-name="ce2">
            <text:p>118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MUKHE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188" table:style-name="ce8">
            <text:p>1188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AUS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189" table:style-name="ce2">
            <text:p>118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AUS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190" table:style-name="ce2">
            <text:p>119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191" table:style-name="ce2">
            <text:p>1191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NILANG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192" table:style-name="ce8">
            <text:p>1192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LATUR via INDA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193" table:style-name="ce2">
            <text:p>1193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NILANGA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194" table:style-name="ce2">
            <text:p>119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AHMADPUR via LAT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196" table:style-name="ce8">
            <text:p>1196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AHMADPUR via LATU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197" table:style-name="ce2">
            <text:p>1197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AHMADPUR via LATUR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198" table:style-name="ce2">
            <text:p>119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199" table:style-name="ce2">
            <text:p>119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200" table:style-name="ce8">
            <text:p>120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201" table:style-name="ce2">
            <text:p>120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1202" table:style-name="ce2">
            <text:p>1202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203" table:style-name="ce2">
            <text:p>1203</text:p>
          </table:table-cell>
          <table:table-cell office:value-type="string" table:style-name="ce5">
            <text:p>GANPATIPULE<text:s/></text:p>
          </table:table-cell>
          <table:table-cell office:value-type="string" table:style-name="ce6">
            <text:p>GADHINGLAJ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204" table:style-name="ce8">
            <text:p>1204</text:p>
          </table:table-cell>
          <table:table-cell office:value-type="string" table:style-name="ce5">
            <text:p>PAWAS<text:s/></text:p>
          </table:table-cell>
          <table:table-cell office:value-type="string" table:style-name="ce6">
            <text:p>NARSOBAVADI via ABDULLAT</text:p>
          </table:table-cell>
          <table:table-cell office:value-type="string" table:style-name="ce6">
            <text:p>DAY ORDINARY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1205" table:style-name="ce2">
            <text:p>1205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DAY ORDINA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206" table:style-name="ce2">
            <text:p>1206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207" table:style-name="ce2">
            <text:p>1207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208" table:style-name="ce8">
            <text:p>1208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1209" table:style-name="ce2">
            <text:p>1209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210" table:style-name="ce2">
            <text:p>1210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211" table:style-name="ce2">
            <text:p>1211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212" table:style-name="ce8">
            <text:p>1212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HUBLI via BELGAUM</text:p>
          </table:table-cell>
          <table:table-cell office:value-type="string" table:style-name="ce6">
            <text:p>DAY ORDINA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ICHALKARANJI via KOLHAPUR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215" table:style-name="ce2">
            <text:p>1215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216" table:style-name="ce8">
            <text:p>1216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217" table:style-name="ce2">
            <text:p>1217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ICHALKARANJI via KOLHAPUR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218" table:style-name="ce2">
            <text:p>1218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219" table:style-name="ce2">
            <text:p>1219</text:p>
          </table:table-cell>
          <table:table-cell office:value-type="string" table:style-name="ce5">
            <text:p>GANPATIPULE<text:s/></text:p>
          </table:table-cell>
          <table:table-cell office:value-type="string" table:style-name="ce6">
            <text:p>MIRAJ via ARE WARE POINT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220" table:style-name="ce8">
            <text:p>1220</text:p>
          </table:table-cell>
          <table:table-cell office:value-type="string" table:style-name="ce5">
            <text:p>RAHATAGHAR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221" table:style-name="ce2">
            <text:p>1221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222" table:style-name="ce2">
            <text:p>122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1223" table:style-name="ce2">
            <text:p>1223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224" table:style-name="ce8">
            <text:p>1224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225" table:style-name="ce2">
            <text:p>1225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226" table:style-name="ce2">
            <text:p>1226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6H35M0S" table:style-name="ce9">
            <text:p>6:35</text:p>
          </table:table-cell>
          <table:table-cell table:number-columns-repeated="16379"/>
        </table:table-row>
        <table:table-row table:style-name="ro1">
          <table:table-cell office:value-type="float" office:value="1227" table:style-name="ce2">
            <text:p>1227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228" table:style-name="ce8">
            <text:p>1228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7H35M0S" table:style-name="ce9">
            <text:p>7:35</text:p>
          </table:table-cell>
          <table:table-cell table:number-columns-repeated="16379"/>
        </table:table-row>
        <table:table-row table:style-name="ro1">
          <table:table-cell office:value-type="float" office:value="1229" table:style-name="ce2">
            <text:p>1229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MAH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230" table:style-name="ce2">
            <text:p>1230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231" table:style-name="ce2">
            <text:p>1231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DAPO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232" table:style-name="ce8">
            <text:p>123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233" table:style-name="ce2">
            <text:p>1233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8H35M0S" table:style-name="ce9">
            <text:p>8:35</text:p>
          </table:table-cell>
          <table:table-cell table:number-columns-repeated="16379"/>
        </table:table-row>
        <table:table-row table:style-name="ro1">
          <table:table-cell office:value-type="float" office:value="1234" table:style-name="ce2">
            <text:p>1234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9H35M0S" table:style-name="ce9">
            <text:p>9:35</text:p>
          </table:table-cell>
          <table:table-cell table:number-columns-repeated="16379"/>
        </table:table-row>
        <table:table-row table:style-name="ro1">
          <table:table-cell office:value-type="float" office:value="1235" table:style-name="ce2">
            <text:p>1235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MANDANGAD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236" table:style-name="ce8">
            <text:p>1236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ROHA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10H35M0S" table:style-name="ce9">
            <text:p>10:35</text:p>
          </table:table-cell>
          <table:table-cell table:number-columns-repeated="16379"/>
        </table:table-row>
        <table:table-row table:style-name="ro1">
          <table:table-cell office:value-type="float" office:value="1238" table:style-name="ce2">
            <text:p>1238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239" table:style-name="ce2">
            <text:p>1239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11H35M0S" table:style-name="ce9">
            <text:p>11:35</text:p>
          </table:table-cell>
          <table:table-cell table:number-columns-repeated="16379"/>
        </table:table-row>
        <table:table-row table:style-name="ro1">
          <table:table-cell office:value-type="float" office:value="1240" table:style-name="ce8">
            <text:p>1240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1241" table:style-name="ce2">
            <text:p>1241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12H35M0S" table:style-name="ce9">
            <text:p>12:35</text:p>
          </table:table-cell>
          <table:table-cell table:number-columns-repeated="16379"/>
        </table:table-row>
        <table:table-row table:style-name="ro1">
          <table:table-cell office:value-type="float" office:value="1242" table:style-name="ce2">
            <text:p>124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243" table:style-name="ce2">
            <text:p>1243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13H35M0S" table:style-name="ce9">
            <text:p>13:35</text:p>
          </table:table-cell>
          <table:table-cell table:number-columns-repeated="16379"/>
        </table:table-row>
        <table:table-row table:style-name="ro1">
          <table:table-cell office:value-type="float" office:value="1244" table:style-name="ce8">
            <text:p>1244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245" table:style-name="ce2">
            <text:p>1245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BABHALESHWAR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1246" table:style-name="ce2">
            <text:p>1246</text:p>
          </table:table-cell>
          <table:table-cell office:value-type="string" table:style-name="ce5">
            <text:p>KOPARGAON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ORDINARY EXPRESS</text:p>
          </table:table-cell>
          <table:table-cell office:value-type="time" office:time-value="PT14H35M0S" table:style-name="ce9">
            <text:p>14:35</text:p>
          </table:table-cell>
          <table:table-cell table:number-columns-repeated="16379"/>
        </table:table-row>
        <table:table-row table:style-name="ro1">
          <table:table-cell office:value-type="float" office:value="1247" table:style-name="ce2">
            <text:p>1247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IVAJI NAGAR PUNE via LONI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248" table:style-name="ce8">
            <text:p>1248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HIRDI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249" table:style-name="ce2">
            <text:p>1249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HIRDI</text:p>
          </table:table-cell>
          <table:table-cell office:value-type="string" table:style-name="ce6">
            <text:p>SEMI LUXURY</text:p>
          </table:table-cell>
          <table:table-cell office:value-type="time" office:time-value="PT18H29M0S" table:style-name="ce9">
            <text:p>18:29</text:p>
          </table:table-cell>
          <table:table-cell table:number-columns-repeated="16379"/>
        </table:table-row>
        <table:table-row table:style-name="ro1">
          <table:table-cell office:value-type="float" office:value="1250" table:style-name="ce2">
            <text:p>1250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HIRDI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251" table:style-name="ce2">
            <text:p>1251</text:p>
          </table:table-cell>
          <table:table-cell office:value-type="string" table:style-name="ce5">
            <text:p>PALGHAR<text:s/></text:p>
          </table:table-cell>
          <table:table-cell office:value-type="string" table:style-name="ce6">
            <text:p>NASIK CBS via WADA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252" table:style-name="ce8">
            <text:p>1252</text:p>
          </table:table-cell>
          <table:table-cell office:value-type="string" table:style-name="ce5">
            <text:p>PALGHAR<text:s/></text:p>
          </table:table-cell>
          <table:table-cell office:value-type="string" table:style-name="ce6">
            <text:p>NASIK CBS via WADA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253" table:style-name="ce2">
            <text:p>1253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PARBHANI via UPLA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254" table:style-name="ce2">
            <text:p>1254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255" table:style-name="ce2">
            <text:p>1255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ANGAMNE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256" table:style-name="ce8">
            <text:p>1256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ANGAMNE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257" table:style-name="ce2">
            <text:p>1257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ANGAMNER</text:p>
          </table:table-cell>
          <table:table-cell office:value-type="string" table:style-name="ce6">
            <text:p>DAY ORDINA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258" table:style-name="ce2">
            <text:p>1258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SURAT via SANGAMNER</text:p>
          </table:table-cell>
          <table:table-cell office:value-type="string" table:style-name="ce6">
            <text:p>NIGHT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259" table:style-name="ce2">
            <text:p>1259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ANGAMNER</text:p>
          </table:table-cell>
          <table:table-cell office:value-type="string" table:style-name="ce6">
            <text:p>DAY ORDINARY</text:p>
          </table:table-cell>
          <table:table-cell office:value-type="time" office:time-value="PT11H31M0S" table:style-name="ce9">
            <text:p>11:31</text:p>
          </table:table-cell>
          <table:table-cell table:number-columns-repeated="16379"/>
        </table:table-row>
        <table:table-row table:style-name="ro1">
          <table:table-cell office:value-type="float" office:value="1260" table:style-name="ce8">
            <text:p>1260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HIRDI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261" table:style-name="ce2">
            <text:p>1261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HIRDI</text:p>
          </table:table-cell>
          <table:table-cell office:value-type="string" table:style-name="ce6">
            <text:p>SEMI LUXURY</text:p>
          </table:table-cell>
          <table:table-cell office:value-type="time" office:time-value="PT18H29M0S" table:style-name="ce9">
            <text:p>18:29</text:p>
          </table:table-cell>
          <table:table-cell table:number-columns-repeated="16379"/>
        </table:table-row>
        <table:table-row table:style-name="ro1">
          <table:table-cell office:value-type="float" office:value="1262" table:style-name="ce2">
            <text:p>1262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NASIK CBS via SHIRDI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263" table:style-name="ce2">
            <text:p>1263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KOLHAPUR via TULJA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264" table:style-name="ce8">
            <text:p>1264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265" table:style-name="ce2">
            <text:p>1265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1266" table:style-name="ce2">
            <text:p>1266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EGAON via BE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267" table:style-name="ce2">
            <text:p>126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268" table:style-name="ce8">
            <text:p>126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OLAPUR via KURDUWAD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269" table:style-name="ce2">
            <text:p>126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OLAPUR via SHIRD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270" table:style-name="ce2">
            <text:p>127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OLAPUR via SANGAMNE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271" table:style-name="ce2">
            <text:p>127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OLAPUR via SANGAMNER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272" table:style-name="ce8">
            <text:p>127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OLAPUR via SHIRDI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273" table:style-name="ce2">
            <text:p>127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MIRAJ</text:p>
          </table:table-cell>
          <table:table-cell office:value-type="string" table:style-name="ce6">
            <text:p>ORDINARY EXPRESS</text:p>
          </table:table-cell>
          <table:table-cell office:value-type="time" office:time-value="PT3H45M0S" table:style-name="ce9">
            <text:p>3:45</text:p>
          </table:table-cell>
          <table:table-cell table:number-columns-repeated="16379"/>
        </table:table-row>
        <table:table-row table:style-name="ro1">
          <table:table-cell office:value-type="float" office:value="1274" table:style-name="ce2">
            <text:p>127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ANGLI via 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275" table:style-name="ce2">
            <text:p>127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MIRAJ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276" table:style-name="ce8">
            <text:p>127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MIRAJ</text:p>
          </table:table-cell>
          <table:table-cell office:value-type="string" table:style-name="ce6">
            <text:p>SEMI LUXU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1277" table:style-name="ce2">
            <text:p>127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ANGLI via 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1278" table:style-name="ce2">
            <text:p>127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PALGHAR via WADA</text:p>
          </table:table-cell>
          <table:table-cell office:value-type="string" table:style-name="ce6">
            <text:p>DAY ORDINARY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1279" table:style-name="ce2">
            <text:p>127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PALGHAR via WADA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280" table:style-name="ce8">
            <text:p>1280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281" table:style-name="ce2">
            <text:p>1281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282" table:style-name="ce2">
            <text:p>1282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SHIVAJI NAGAR PUNE via MHASADI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283" table:style-name="ce2">
            <text:p>1283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284" table:style-name="ce8">
            <text:p>1284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285" table:style-name="ce2">
            <text:p>1285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286" table:style-name="ce2">
            <text:p>1286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287" table:style-name="ce2">
            <text:p>1287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SHIVAJI NAGAR PUNE via MHASADI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288" table:style-name="ce8">
            <text:p>1288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289" table:style-name="ce2">
            <text:p>1289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290" table:style-name="ce2">
            <text:p>129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291" table:style-name="ce2">
            <text:p>129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292" table:style-name="ce8">
            <text:p>129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293" table:style-name="ce2">
            <text:p>1293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NIGHT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294" table:style-name="ce2">
            <text:p>129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295" table:style-name="ce2">
            <text:p>129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4H45M0S" table:style-name="ce9">
            <text:p>4:45</text:p>
          </table:table-cell>
          <table:table-cell table:number-columns-repeated="16379"/>
        </table:table-row>
        <table:table-row table:style-name="ro1">
          <table:table-cell office:value-type="float" office:value="1296" table:style-name="ce8">
            <text:p>1296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297" table:style-name="ce2">
            <text:p>129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PANDHARPUR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298" table:style-name="ce2">
            <text:p>129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300" table:style-name="ce8">
            <text:p>130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301" table:style-name="ce2">
            <text:p>130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 via DIGRAS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302" table:style-name="ce2">
            <text:p>130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303" table:style-name="ce2">
            <text:p>1303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304" table:style-name="ce8">
            <text:p>130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305" table:style-name="ce2">
            <text:p>130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 via DIGRAS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306" table:style-name="ce2">
            <text:p>1306</text:p>
          </table:table-cell>
          <table:table-cell office:value-type="string" table:style-name="ce5">
            <text:p>BASMAT<text:s/></text:p>
          </table:table-cell>
          <table:table-cell office:value-type="string" table:style-name="ce6">
            <text:p>NAGPUR via YAVATMAL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07" table:style-name="ce2">
            <text:p>1307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08" table:style-name="ce8">
            <text:p>130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8H31M0S" table:style-name="ce9">
            <text:p>8:31</text:p>
          </table:table-cell>
          <table:table-cell table:number-columns-repeated="16379"/>
        </table:table-row>
        <table:table-row table:style-name="ro1">
          <table:table-cell office:value-type="float" office:value="1309" table:style-name="ce2">
            <text:p>1309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1310" table:style-name="ce2">
            <text:p>131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311" table:style-name="ce2">
            <text:p>131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31M0S" table:style-name="ce9">
            <text:p>9:31</text:p>
          </table:table-cell>
          <table:table-cell table:number-columns-repeated="16379"/>
        </table:table-row>
        <table:table-row table:style-name="ro1">
          <table:table-cell office:value-type="float" office:value="1312" table:style-name="ce8">
            <text:p>131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0H20M0S" table:style-name="ce9">
            <text:p>10:20</text:p>
          </table:table-cell>
          <table:table-cell table:number-columns-repeated="16379"/>
        </table:table-row>
        <table:table-row table:style-name="ro1">
          <table:table-cell office:value-type="float" office:value="1313" table:style-name="ce2">
            <text:p>131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1H31M0S" table:style-name="ce9">
            <text:p>11:31</text:p>
          </table:table-cell>
          <table:table-cell table:number-columns-repeated="16379"/>
        </table:table-row>
        <table:table-row table:style-name="ro1">
          <table:table-cell office:value-type="float" office:value="1314" table:style-name="ce2">
            <text:p>131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315" table:style-name="ce2">
            <text:p>131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 via DIGRAS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316" table:style-name="ce8">
            <text:p>1316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317" table:style-name="ce2">
            <text:p>131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AMRAVATI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318" table:style-name="ce2">
            <text:p>131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1319" table:style-name="ce2">
            <text:p>131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320" table:style-name="ce8">
            <text:p>1320</text:p>
          </table:table-cell>
          <table:table-cell office:value-type="string" table:style-name="ce5">
            <text:p>HYDERAB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321" table:style-name="ce2">
            <text:p>1321</text:p>
          </table:table-cell>
          <table:table-cell office:value-type="string" table:style-name="ce5">
            <text:p>HYDERAB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322" table:style-name="ce2">
            <text:p>1322</text:p>
          </table:table-cell>
          <table:table-cell office:value-type="string" table:style-name="ce5">
            <text:p>UDGIR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323" table:style-name="ce2">
            <text:p>1323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324" table:style-name="ce8">
            <text:p>1324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325" table:style-name="ce2">
            <text:p>1325</text:p>
          </table:table-cell>
          <table:table-cell office:value-type="string" table:style-name="ce5">
            <text:p>UDGIR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326" table:style-name="ce2">
            <text:p>132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327" table:style-name="ce2">
            <text:p>132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328" table:style-name="ce8">
            <text:p>132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TUR via LONA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329" table:style-name="ce2">
            <text:p>132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330" table:style-name="ce2">
            <text:p>133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JALNA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331" table:style-name="ce2">
            <text:p>133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332" table:style-name="ce8">
            <text:p>1332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333" table:style-name="ce2">
            <text:p>1333</text:p>
          </table:table-cell>
          <table:table-cell office:value-type="string" table:style-name="ce5">
            <text:p>PAON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1334" table:style-name="ce2">
            <text:p>133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335" table:style-name="ce2">
            <text:p>133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336" table:style-name="ce8">
            <text:p>133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337" table:style-name="ce2">
            <text:p>133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SEMI LUXURY</text:p>
          </table:table-cell>
          <table:table-cell office:value-type="time" office:time-value="PT22H16M0S" table:style-name="ce9">
            <text:p>22:16</text:p>
          </table:table-cell>
          <table:table-cell table:number-columns-repeated="16379"/>
        </table:table-row>
        <table:table-row table:style-name="ro1">
          <table:table-cell office:value-type="float" office:value="1338" table:style-name="ce2">
            <text:p>133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339" table:style-name="ce2">
            <text:p>133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340" table:style-name="ce8">
            <text:p>134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41" table:style-name="ce2">
            <text:p>134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ATUR via PUSAD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342" table:style-name="ce2">
            <text:p>134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SEMI LUXURY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343" table:style-name="ce2">
            <text:p>134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344" table:style-name="ce8">
            <text:p>134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 via DIGRAS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345" table:style-name="ce2">
            <text:p>134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346" table:style-name="ce2">
            <text:p>134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47" table:style-name="ce2">
            <text:p>134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348" table:style-name="ce8">
            <text:p>134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 via DIGRAS</text:p>
          </table:table-cell>
          <table:table-cell office:value-type="string" table:style-name="ce6">
            <text:p>DAY ORDINA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349" table:style-name="ce2">
            <text:p>134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11H31M0S" table:style-name="ce9">
            <text:p>11:31</text:p>
          </table:table-cell>
          <table:table-cell table:number-columns-repeated="16379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351" table:style-name="ce2">
            <text:p>135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13H31M0S" table:style-name="ce9">
            <text:p>13:31</text:p>
          </table:table-cell>
          <table:table-cell table:number-columns-repeated="16379"/>
        </table:table-row>
        <table:table-row table:style-name="ro1">
          <table:table-cell office:value-type="float" office:value="1352" table:style-name="ce8">
            <text:p>135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353" table:style-name="ce2">
            <text:p>135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354" table:style-name="ce2">
            <text:p>135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 via DIGRAS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355" table:style-name="ce2">
            <text:p>135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356" table:style-name="ce8">
            <text:p>135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ATUR via NANDED</text:p>
          </table:table-cell>
          <table:table-cell office:value-type="string" table:style-name="ce6">
            <text:p>SEMI LUXU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1357" table:style-name="ce2">
            <text:p>135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SEMI LUXURY</text:p>
          </table:table-cell>
          <table:table-cell office:value-type="time" office:time-value="PT22H16M0S" table:style-name="ce9">
            <text:p>22:16</text:p>
          </table:table-cell>
          <table:table-cell table:number-columns-repeated="16379"/>
        </table:table-row>
        <table:table-row table:style-name="ro1">
          <table:table-cell office:value-type="float" office:value="1358" table:style-name="ce2">
            <text:p>135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359" table:style-name="ce2">
            <text:p>135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ATUR via PUSAD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360" table:style-name="ce8">
            <text:p>136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ATUR via NANDED</text:p>
          </table:table-cell>
          <table:table-cell office:value-type="string" table:style-name="ce6">
            <text:p>SEMI LUXU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1361" table:style-name="ce2">
            <text:p>136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SEMI LUXURY</text:p>
          </table:table-cell>
          <table:table-cell office:value-type="time" office:time-value="PT22H16M0S" table:style-name="ce9">
            <text:p>22:16</text:p>
          </table:table-cell>
          <table:table-cell table:number-columns-repeated="16379"/>
        </table:table-row>
        <table:table-row table:style-name="ro1">
          <table:table-cell office:value-type="float" office:value="1362" table:style-name="ce2">
            <text:p>136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5H46M0S" table:style-name="ce9">
            <text:p>5:46</text:p>
          </table:table-cell>
          <table:table-cell table:number-columns-repeated="16379"/>
        </table:table-row>
        <table:table-row table:style-name="ro1">
          <table:table-cell office:value-type="float" office:value="1363" table:style-name="ce2">
            <text:p>136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5H50M0S" table:style-name="ce9">
            <text:p>5:50</text:p>
          </table:table-cell>
          <table:table-cell table:number-columns-repeated="16379"/>
        </table:table-row>
        <table:table-row table:style-name="ro1">
          <table:table-cell office:value-type="float" office:value="1364" table:style-name="ce8">
            <text:p>1364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365" table:style-name="ce2">
            <text:p>1365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366" table:style-name="ce2">
            <text:p>136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7H9M0S" table:style-name="ce9">
            <text:p>7:09</text:p>
          </table:table-cell>
          <table:table-cell table:number-columns-repeated="16379"/>
        </table:table-row>
        <table:table-row table:style-name="ro1">
          <table:table-cell office:value-type="float" office:value="1367" table:style-name="ce2">
            <text:p>136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ADCHAND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368" table:style-name="ce8">
            <text:p>136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TUKUM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369" table:style-name="ce2">
            <text:p>136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IRONCHA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70" table:style-name="ce2">
            <text:p>137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LGAON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71" table:style-name="ce2">
            <text:p>1371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372" table:style-name="ce8">
            <text:p>137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8H40M0S" table:style-name="ce9">
            <text:p>8:40</text:p>
          </table:table-cell>
          <table:table-cell table:number-columns-repeated="16379"/>
        </table:table-row>
        <table:table-row table:style-name="ro1">
          <table:table-cell office:value-type="float" office:value="1373" table:style-name="ce2">
            <text:p>137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IRONCH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374" table:style-name="ce2">
            <text:p>137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LGAON</text:p>
          </table:table-cell>
          <table:table-cell office:value-type="string" table:style-name="ce6">
            <text:p>DAY ORDINARY</text:p>
          </table:table-cell>
          <table:table-cell office:value-type="time" office:time-value="PT9H20M0S" table:style-name="ce9">
            <text:p>9:20</text:p>
          </table:table-cell>
          <table:table-cell table:number-columns-repeated="16379"/>
        </table:table-row>
        <table:table-row table:style-name="ro1">
          <table:table-cell office:value-type="float" office:value="1375" table:style-name="ce2">
            <text:p>137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376" table:style-name="ce8">
            <text:p>137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377" table:style-name="ce2">
            <text:p>137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378" table:style-name="ce2">
            <text:p>137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HERI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1H10M0S" table:style-name="ce9">
            <text:p>11:10</text:p>
          </table:table-cell>
          <table:table-cell table:number-columns-repeated="16379"/>
        </table:table-row>
        <table:table-row table:style-name="ro1">
          <table:table-cell office:value-type="float" office:value="1379" table:style-name="ce2">
            <text:p>137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1H20M0S" table:style-name="ce9">
            <text:p>11:20</text:p>
          </table:table-cell>
          <table:table-cell table:number-columns-repeated="16379"/>
        </table:table-row>
        <table:table-row table:style-name="ro1">
          <table:table-cell office:value-type="float" office:value="1380" table:style-name="ce8">
            <text:p>138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SEMI LUXURY</text:p>
          </table:table-cell>
          <table:table-cell office:value-type="time" office:time-value="PT11H20M0S" table:style-name="ce9">
            <text:p>11:20</text:p>
          </table:table-cell>
          <table:table-cell table:number-columns-repeated="16379"/>
        </table:table-row>
        <table:table-row table:style-name="ro1">
          <table:table-cell office:value-type="float" office:value="1381" table:style-name="ce2">
            <text:p>138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382" table:style-name="ce2">
            <text:p>138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HAMRAGAD</text:p>
          </table:table-cell>
          <table:table-cell office:value-type="string" table:style-name="ce6">
            <text:p>ORDINARY EXPRESS</text:p>
          </table:table-cell>
          <table:table-cell office:value-type="time" office:time-value="PT11H40M0S" table:style-name="ce9">
            <text:p>11:40</text:p>
          </table:table-cell>
          <table:table-cell table:number-columns-repeated="16379"/>
        </table:table-row>
        <table:table-row table:style-name="ro1">
          <table:table-cell office:value-type="float" office:value="1383" table:style-name="ce2">
            <text:p>138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2H10M0S" table:style-name="ce9">
            <text:p>12:10</text:p>
          </table:table-cell>
          <table:table-cell table:number-columns-repeated="16379"/>
        </table:table-row>
        <table:table-row table:style-name="ro1">
          <table:table-cell office:value-type="float" office:value="1384" table:style-name="ce8">
            <text:p>138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TUKUM</text:p>
          </table:table-cell>
          <table:table-cell office:value-type="string" table:style-name="ce6">
            <text:p>ORDINARY EXPRESS</text:p>
          </table:table-cell>
          <table:table-cell office:value-type="time" office:time-value="PT12H10M0S" table:style-name="ce9">
            <text:p>12:10</text:p>
          </table:table-cell>
          <table:table-cell table:number-columns-repeated="16379"/>
        </table:table-row>
        <table:table-row table:style-name="ro1">
          <table:table-cell office:value-type="float" office:value="1385" table:style-name="ce2">
            <text:p>138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ORDINARY EXPRESS</text:p>
          </table:table-cell>
          <table:table-cell office:value-type="time" office:time-value="PT12H10M0S" table:style-name="ce9">
            <text:p>12:10</text:p>
          </table:table-cell>
          <table:table-cell table:number-columns-repeated="16379"/>
        </table:table-row>
        <table:table-row table:style-name="ro1">
          <table:table-cell office:value-type="float" office:value="1386" table:style-name="ce2">
            <text:p>1386</text:p>
          </table:table-cell>
          <table:table-cell office:value-type="string" table:style-name="ce5">
            <text:p>UMRED<text:s/></text:p>
          </table:table-cell>
          <table:table-cell office:value-type="string" table:style-name="ce6">
            <text:p>AHER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1387" table:style-name="ce2">
            <text:p>138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MANCHERIAL</text:p>
          </table:table-cell>
          <table:table-cell office:value-type="string" table:style-name="ce6">
            <text:p>ORDINARY EXPRESS</text:p>
          </table:table-cell>
          <table:table-cell office:value-type="time" office:time-value="PT12H20M0S" table:style-name="ce9">
            <text:p>12:20</text:p>
          </table:table-cell>
          <table:table-cell table:number-columns-repeated="16379"/>
        </table:table-row>
        <table:table-row table:style-name="ro1">
          <table:table-cell office:value-type="float" office:value="1388" table:style-name="ce8">
            <text:p>138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ORDINARY EXPRESS</text:p>
          </table:table-cell>
          <table:table-cell office:value-type="time" office:time-value="PT12H40M0S" table:style-name="ce9">
            <text:p>12:40</text:p>
          </table:table-cell>
          <table:table-cell table:number-columns-repeated="16379"/>
        </table:table-row>
        <table:table-row table:style-name="ro1">
          <table:table-cell office:value-type="float" office:value="1389" table:style-name="ce2">
            <text:p>138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2H40M0S" table:style-name="ce9">
            <text:p>12:40</text:p>
          </table:table-cell>
          <table:table-cell table:number-columns-repeated="16379"/>
        </table:table-row>
        <table:table-row table:style-name="ro1">
          <table:table-cell office:value-type="float" office:value="1390" table:style-name="ce2">
            <text:p>139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TUKUM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1391" table:style-name="ce2">
            <text:p>139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MUL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392" table:style-name="ce8">
            <text:p>139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ETAPALLI</text:p>
          </table:table-cell>
          <table:table-cell office:value-type="string" table:style-name="ce6">
            <text:p>ORDINARY EXPRESS</text:p>
          </table:table-cell>
          <table:table-cell office:value-type="time" office:time-value="PT13H10M0S" table:style-name="ce9">
            <text:p>13:10</text:p>
          </table:table-cell>
          <table:table-cell table:number-columns-repeated="16379"/>
        </table:table-row>
        <table:table-row table:style-name="ro1">
          <table:table-cell office:value-type="float" office:value="1393" table:style-name="ce2">
            <text:p>139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 via MUL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394" table:style-name="ce2">
            <text:p>139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3H39M0S" table:style-name="ce9">
            <text:p>13:39</text:p>
          </table:table-cell>
          <table:table-cell table:number-columns-repeated="16379"/>
        </table:table-row>
        <table:table-row table:style-name="ro1">
          <table:table-cell office:value-type="float" office:value="1395" table:style-name="ce2">
            <text:p>1395</text:p>
          </table:table-cell>
          <table:table-cell office:value-type="string" table:style-name="ce5">
            <text:p>SAONER<text:s/></text:p>
          </table:table-cell>
          <table:table-cell office:value-type="string" table:style-name="ce6">
            <text:p>AHER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1396" table:style-name="ce8">
            <text:p>1396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397" table:style-name="ce2">
            <text:p>139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398" table:style-name="ce2">
            <text:p>1398</text:p>
          </table:table-cell>
          <table:table-cell office:value-type="string" table:style-name="ce5">
            <text:p>SAONER<text:s/></text:p>
          </table:table-cell>
          <table:table-cell office:value-type="string" table:style-name="ce6">
            <text:p>PALGAON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4H5M0S" table:style-name="ce9">
            <text:p>14:05</text:p>
          </table:table-cell>
          <table:table-cell table:number-columns-repeated="16379"/>
        </table:table-row>
        <table:table-row table:style-name="ro1">
          <table:table-cell office:value-type="float" office:value="1399" table:style-name="ce2">
            <text:p>139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ORDINARY EXPRESS</text:p>
          </table:table-cell>
          <table:table-cell office:value-type="time" office:time-value="PT14H10M0S" table:style-name="ce9">
            <text:p>14:10</text:p>
          </table:table-cell>
          <table:table-cell table:number-columns-repeated="16379"/>
        </table:table-row>
        <table:table-row table:style-name="ro1">
          <table:table-cell office:value-type="float" office:value="1400" table:style-name="ce8">
            <text:p>140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LGAON via 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20M0S" table:style-name="ce9">
            <text:p>14:20</text:p>
          </table:table-cell>
          <table:table-cell table:number-columns-repeated="16379"/>
        </table:table-row>
        <table:table-row table:style-name="ro1">
          <table:table-cell office:value-type="float" office:value="1401" table:style-name="ce2">
            <text:p>140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HERI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4H40M0S" table:style-name="ce9">
            <text:p>14:40</text:p>
          </table:table-cell>
          <table:table-cell table:number-columns-repeated="16379"/>
        </table:table-row>
        <table:table-row table:style-name="ro1">
          <table:table-cell office:value-type="float" office:value="1402" table:style-name="ce2">
            <text:p>1402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403" table:style-name="ce2">
            <text:p>1403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404" table:style-name="ce8">
            <text:p>1404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405" table:style-name="ce2">
            <text:p>140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LGAON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406" table:style-name="ce2">
            <text:p>140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407" table:style-name="ce2">
            <text:p>1407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408" table:style-name="ce8">
            <text:p>140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409" table:style-name="ce2">
            <text:p>140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6H50M0S" table:style-name="ce9">
            <text:p>16:50</text:p>
          </table:table-cell>
          <table:table-cell table:number-columns-repeated="16379"/>
        </table:table-row>
        <table:table-row table:style-name="ro1">
          <table:table-cell office:value-type="float" office:value="1410" table:style-name="ce2">
            <text:p>141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7H50M0S" table:style-name="ce9">
            <text:p>17:50</text:p>
          </table:table-cell>
          <table:table-cell table:number-columns-repeated="16379"/>
        </table:table-row>
        <table:table-row table:style-name="ro1">
          <table:table-cell office:value-type="float" office:value="1411" table:style-name="ce2">
            <text:p>141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412" table:style-name="ce8">
            <text:p>141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8H5M0S" table:style-name="ce9">
            <text:p>18:05</text:p>
          </table:table-cell>
          <table:table-cell table:number-columns-repeated="16379"/>
        </table:table-row>
        <table:table-row table:style-name="ro1">
          <table:table-cell office:value-type="float" office:value="1413" table:style-name="ce2">
            <text:p>141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414" table:style-name="ce2">
            <text:p>141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8H50M0S" table:style-name="ce9">
            <text:p>18:50</text:p>
          </table:table-cell>
          <table:table-cell table:number-columns-repeated="16379"/>
        </table:table-row>
        <table:table-row table:style-name="ro1">
          <table:table-cell office:value-type="float" office:value="1415" table:style-name="ce2">
            <text:p>141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19H20M0S" table:style-name="ce9">
            <text:p>19:20</text:p>
          </table:table-cell>
          <table:table-cell table:number-columns-repeated="16379"/>
        </table:table-row>
        <table:table-row table:style-name="ro1">
          <table:table-cell office:value-type="float" office:value="1416" table:style-name="ce8">
            <text:p>141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19H50M0S" table:style-name="ce9">
            <text:p>19:50</text:p>
          </table:table-cell>
          <table:table-cell table:number-columns-repeated="16379"/>
        </table:table-row>
        <table:table-row table:style-name="ro1">
          <table:table-cell office:value-type="float" office:value="1417" table:style-name="ce2">
            <text:p>141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20H20M0S" table:style-name="ce9">
            <text:p>20:20</text:p>
          </table:table-cell>
          <table:table-cell table:number-columns-repeated="16379"/>
        </table:table-row>
        <table:table-row table:style-name="ro1">
          <table:table-cell office:value-type="float" office:value="1418" table:style-name="ce2">
            <text:p>141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1419" table:style-name="ce2">
            <text:p>141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1420" table:style-name="ce8">
            <text:p>142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22H1M0S" table:style-name="ce9">
            <text:p>22:01</text:p>
          </table:table-cell>
          <table:table-cell table:number-columns-repeated="16379"/>
        </table:table-row>
        <table:table-row table:style-name="ro1">
          <table:table-cell office:value-type="float" office:value="1421" table:style-name="ce2">
            <text:p>142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422" table:style-name="ce2">
            <text:p>142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NIGHT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423" table:style-name="ce2">
            <text:p>142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NIGHT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424" table:style-name="ce8">
            <text:p>142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425" table:style-name="ce2">
            <text:p>1425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AMRAVATI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426" table:style-name="ce2">
            <text:p>1426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427" table:style-name="ce2">
            <text:p>142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428" table:style-name="ce8">
            <text:p>142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429" table:style-name="ce2">
            <text:p>142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GPUR via PUSAD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430" table:style-name="ce2">
            <text:p>143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GPUR via NANDED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431" table:style-name="ce2">
            <text:p>143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4H45M0S" table:style-name="ce9">
            <text:p>4:45</text:p>
          </table:table-cell>
          <table:table-cell table:number-columns-repeated="16379"/>
        </table:table-row>
        <table:table-row table:style-name="ro1">
          <table:table-cell office:value-type="float" office:value="1432" table:style-name="ce8">
            <text:p>143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433" table:style-name="ce2">
            <text:p>1433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434" table:style-name="ce2">
            <text:p>143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435" table:style-name="ce2">
            <text:p>143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436" table:style-name="ce8">
            <text:p>1436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SHINGAN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437" table:style-name="ce2">
            <text:p>143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438" table:style-name="ce2">
            <text:p>1438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SOLAPUR via JAMB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439" table:style-name="ce2">
            <text:p>143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440" table:style-name="ce8">
            <text:p>144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441" table:style-name="ce2">
            <text:p>144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RAHATAGHA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442" table:style-name="ce2">
            <text:p>144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443" table:style-name="ce2">
            <text:p>144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444" table:style-name="ce8">
            <text:p>144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445" table:style-name="ce2">
            <text:p>144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PANDHARPUR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446" table:style-name="ce2">
            <text:p>144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447" table:style-name="ce2">
            <text:p>1447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SOLAPUR via JAMB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448" table:style-name="ce8">
            <text:p>144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449" table:style-name="ce2">
            <text:p>1449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PANDHARPUR via AUS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450" table:style-name="ce2">
            <text:p>145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PANDHARPUR via SOLAP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451" table:style-name="ce2">
            <text:p>1451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SAMBHAJINAGAR via KOLHAPUR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452" table:style-name="ce8">
            <text:p>145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453" table:style-name="ce2">
            <text:p>145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454" table:style-name="ce2">
            <text:p>145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455" table:style-name="ce2">
            <text:p>145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456" table:style-name="ce8">
            <text:p>145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457" table:style-name="ce2">
            <text:p>145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458" table:style-name="ce2">
            <text:p>145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459" table:style-name="ce2">
            <text:p>145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460" table:style-name="ce8">
            <text:p>146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 via AUSA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1461" table:style-name="ce2">
            <text:p>146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462" table:style-name="ce2">
            <text:p>146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ICHALKARANJI via SOLA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463" table:style-name="ce2">
            <text:p>146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464" table:style-name="ce8">
            <text:p>146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465" table:style-name="ce2">
            <text:p>1465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SAMBHAJINAGAR via KOLHAPUR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466" table:style-name="ce2">
            <text:p>146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467" table:style-name="ce2">
            <text:p>146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468" table:style-name="ce8">
            <text:p>146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1469" table:style-name="ce2">
            <text:p>146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470" table:style-name="ce2">
            <text:p>1470</text:p>
          </table:table-cell>
          <table:table-cell office:value-type="string" table:style-name="ce5">
            <text:p>NILANG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471" table:style-name="ce2">
            <text:p>147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472" table:style-name="ce8">
            <text:p>1472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473" table:style-name="ce2">
            <text:p>147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474" table:style-name="ce2">
            <text:p>1474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475" table:style-name="ce2">
            <text:p>1475</text:p>
          </table:table-cell>
          <table:table-cell office:value-type="string" table:style-name="ce5">
            <text:p>NILANG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476" table:style-name="ce8">
            <text:p>1476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SHIVAJI NAGAR PUNE via JALKOT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477" table:style-name="ce2">
            <text:p>1477</text:p>
          </table:table-cell>
          <table:table-cell office:value-type="string" table:style-name="ce5">
            <text:p>AHMADPUR<text:s/></text:p>
          </table:table-cell>
          <table:table-cell office:value-type="string" table:style-name="ce6">
            <text:p>CHINCHWAD via LAT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478" table:style-name="ce2">
            <text:p>1478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479" table:style-name="ce2">
            <text:p>1479</text:p>
          </table:table-cell>
          <table:table-cell office:value-type="string" table:style-name="ce5">
            <text:p>AHMADPUR<text:s/></text:p>
          </table:table-cell>
          <table:table-cell office:value-type="string" table:style-name="ce6">
            <text:p>CHINCHWAD via LATUR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480" table:style-name="ce8">
            <text:p>148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481" table:style-name="ce2">
            <text:p>1481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482" table:style-name="ce2">
            <text:p>1482</text:p>
          </table:table-cell>
          <table:table-cell office:value-type="string" table:style-name="ce5">
            <text:p>AHMADPUR<text:s/></text:p>
          </table:table-cell>
          <table:table-cell office:value-type="string" table:style-name="ce6">
            <text:p>CHINCHWAD via LATUR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483" table:style-name="ce2">
            <text:p>148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484" table:style-name="ce8">
            <text:p>148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485" table:style-name="ce2">
            <text:p>1485</text:p>
          </table:table-cell>
          <table:table-cell office:value-type="string" table:style-name="ce5">
            <text:p>DEGLOOR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486" table:style-name="ce2">
            <text:p>1486</text:p>
          </table:table-cell>
          <table:table-cell office:value-type="string" table:style-name="ce5">
            <text:p>NILANG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487" table:style-name="ce2">
            <text:p>148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488" table:style-name="ce8">
            <text:p>1488</text:p>
          </table:table-cell>
          <table:table-cell office:value-type="string" table:style-name="ce5">
            <text:p>AHMADPUR<text:s/></text:p>
          </table:table-cell>
          <table:table-cell office:value-type="string" table:style-name="ce6">
            <text:p>CHINCHWAD via LATUR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489" table:style-name="ce2">
            <text:p>1489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490" table:style-name="ce2">
            <text:p>1490</text:p>
          </table:table-cell>
          <table:table-cell office:value-type="string" table:style-name="ce5">
            <text:p>NILANG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491" table:style-name="ce2">
            <text:p>149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492" table:style-name="ce8">
            <text:p>149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1493" table:style-name="ce2">
            <text:p>149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SHIVAJI NAGAR PUNE via INDAPUR</text:p>
          </table:table-cell>
          <table:table-cell office:value-type="string" table:style-name="ce6">
            <text:p>NIGHT EXPRESS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1494" table:style-name="ce2">
            <text:p>149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4H45M0S" table:style-name="ce9">
            <text:p>4:45</text:p>
          </table:table-cell>
          <table:table-cell table:number-columns-repeated="16379"/>
        </table:table-row>
        <table:table-row table:style-name="ro1">
          <table:table-cell office:value-type="float" office:value="1495" table:style-name="ce2">
            <text:p>149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496" table:style-name="ce8">
            <text:p>1496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PANDHARPUR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497" table:style-name="ce2">
            <text:p>149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498" table:style-name="ce2">
            <text:p>149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499" table:style-name="ce2">
            <text:p>149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NASIK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00" table:style-name="ce8">
            <text:p>1500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SOLAPUR via SANGOLA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1501" table:style-name="ce2">
            <text:p>1501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502" table:style-name="ce2">
            <text:p>150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OSMANABA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503" table:style-name="ce2">
            <text:p>150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04" table:style-name="ce8">
            <text:p>150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505" table:style-name="ce2">
            <text:p>150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506" table:style-name="ce2">
            <text:p>150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OLAPUR via SANGOL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507" table:style-name="ce2">
            <text:p>1507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SOLAPUR via SANGOLA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1508" table:style-name="ce8">
            <text:p>150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OLAPUR via MIRAJ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509" table:style-name="ce2">
            <text:p>150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OSMANABAD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510" table:style-name="ce2">
            <text:p>151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511" table:style-name="ce2">
            <text:p>1511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SOLAPUR via SANGOLA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512" table:style-name="ce8">
            <text:p>151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513" table:style-name="ce2">
            <text:p>1513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UMARKHED via KOLHAPUR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514" table:style-name="ce2">
            <text:p>151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515" table:style-name="ce2">
            <text:p>151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516" table:style-name="ce8">
            <text:p>151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1517" table:style-name="ce2">
            <text:p>151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518" table:style-name="ce2">
            <text:p>151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HINGOL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519" table:style-name="ce2">
            <text:p>151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520" table:style-name="ce8">
            <text:p>152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521" table:style-name="ce2">
            <text:p>152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NASIK CBS via 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522" table:style-name="ce2">
            <text:p>152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NASIK CBS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523" table:style-name="ce2">
            <text:p>152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NANDED via BARSH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524" table:style-name="ce8">
            <text:p>1524</text:p>
          </table:table-cell>
          <table:table-cell office:value-type="string" table:style-name="ce5">
            <text:p>SAMBHAJINAGAR<text:s/></text:p>
          </table:table-cell>
          <table:table-cell office:value-type="string" table:style-name="ce6">
            <text:p>UMARKHED via KOLHAPUR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525" table:style-name="ce2">
            <text:p>152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526" table:style-name="ce2">
            <text:p>1526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NASIK CBS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8H46M0S" table:style-name="ce9">
            <text:p>8:46</text:p>
          </table:table-cell>
          <table:table-cell table:number-columns-repeated="16379"/>
        </table:table-row>
        <table:table-row table:style-name="ro1">
          <table:table-cell office:value-type="float" office:value="1527" table:style-name="ce2">
            <text:p>152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528" table:style-name="ce8">
            <text:p>1528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NASIK CBS via LONA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529" table:style-name="ce2">
            <text:p>1529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530" table:style-name="ce2">
            <text:p>1530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531" table:style-name="ce2">
            <text:p>1531</text:p>
          </table:table-cell>
          <table:table-cell office:value-type="string" table:style-name="ce5">
            <text:p>BHUSAVAL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532" table:style-name="ce8">
            <text:p>153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33" table:style-name="ce2">
            <text:p>153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EGLOO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534" table:style-name="ce2">
            <text:p>153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535" table:style-name="ce2">
            <text:p>153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NDHAR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536" table:style-name="ce8">
            <text:p>153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NDHAR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537" table:style-name="ce2">
            <text:p>153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538" table:style-name="ce2">
            <text:p>1538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ALABURAGI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539" table:style-name="ce2">
            <text:p>1539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540" table:style-name="ce8">
            <text:p>1540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541" table:style-name="ce2">
            <text:p>1541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ALABURAG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542" table:style-name="ce2">
            <text:p>1542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543" table:style-name="ce2">
            <text:p>154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544" table:style-name="ce8">
            <text:p>154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545" table:style-name="ce2">
            <text:p>154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46" table:style-name="ce2">
            <text:p>154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547" table:style-name="ce2">
            <text:p>154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548" table:style-name="ce8">
            <text:p>154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549" table:style-name="ce2">
            <text:p>154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550" table:style-name="ce2">
            <text:p>155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551" table:style-name="ce2">
            <text:p>1551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552" table:style-name="ce8">
            <text:p>1552</text:p>
          </table:table-cell>
          <table:table-cell office:value-type="string" table:style-name="ce5">
            <text:p>KARANJA<text:s/></text:p>
          </table:table-cell>
          <table:table-cell office:value-type="string" table:style-name="ce6">
            <text:p>DHULE via RISOD</text:p>
          </table:table-cell>
          <table:table-cell office:value-type="string" table:style-name="ce6">
            <text:p>DAY ORDINARY</text:p>
          </table:table-cell>
          <table:table-cell office:value-type="time" office:time-value="PT7H14M0S" table:style-name="ce9">
            <text:p>7:14</text:p>
          </table:table-cell>
          <table:table-cell table:number-columns-repeated="16379"/>
        </table:table-row>
        <table:table-row table:style-name="ro1">
          <table:table-cell office:value-type="float" office:value="1553" table:style-name="ce2">
            <text:p>155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554" table:style-name="ce2">
            <text:p>1554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555" table:style-name="ce2">
            <text:p>1555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1556" table:style-name="ce8">
            <text:p>1556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557" table:style-name="ce2">
            <text:p>1557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558" table:style-name="ce2">
            <text:p>1558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7H20M0S" table:style-name="ce9">
            <text:p>7:20</text:p>
          </table:table-cell>
          <table:table-cell table:number-columns-repeated="16379"/>
        </table:table-row>
        <table:table-row table:style-name="ro1">
          <table:table-cell office:value-type="float" office:value="1559" table:style-name="ce2">
            <text:p>1559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560" table:style-name="ce8">
            <text:p>1560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561" table:style-name="ce2">
            <text:p>1561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1562" table:style-name="ce2">
            <text:p>156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1563" table:style-name="ce2">
            <text:p>1563</text:p>
          </table:table-cell>
          <table:table-cell office:value-type="string" table:style-name="ce5">
            <text:p>HYDERAB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564" table:style-name="ce8">
            <text:p>156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565" table:style-name="ce2">
            <text:p>1565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566" table:style-name="ce2">
            <text:p>1566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567" table:style-name="ce2">
            <text:p>1567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568" table:style-name="ce8">
            <text:p>1568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69" table:style-name="ce2">
            <text:p>1569</text:p>
          </table:table-cell>
          <table:table-cell office:value-type="string" table:style-name="ce5">
            <text:p>HYDERAB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70" table:style-name="ce2">
            <text:p>1570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JALGAON via WASHIM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571" table:style-name="ce2">
            <text:p>1571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WARU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572" table:style-name="ce8">
            <text:p>157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573" table:style-name="ce2">
            <text:p>1573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574" table:style-name="ce2">
            <text:p>1574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575" table:style-name="ce2">
            <text:p>1575</text:p>
          </table:table-cell>
          <table:table-cell office:value-type="string" table:style-name="ce5">
            <text:p>BHOKA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576" table:style-name="ce8">
            <text:p>1576</text:p>
          </table:table-cell>
          <table:table-cell office:value-type="string" table:style-name="ce5">
            <text:p>BILOLI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577" table:style-name="ce2">
            <text:p>1577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578" table:style-name="ce2">
            <text:p>1578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SOLAPUR via LATUR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79" table:style-name="ce2">
            <text:p>1579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SOLAPUR via OSMANABAD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580" table:style-name="ce8">
            <text:p>1580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SOLAPUR via LATUR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581" table:style-name="ce2">
            <text:p>1581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DAY ORDINA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582" table:style-name="ce2">
            <text:p>1582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583" table:style-name="ce2">
            <text:p>158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PARALI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584" table:style-name="ce8">
            <text:p>1584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TARAKPUR via MAJAL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585" table:style-name="ce2">
            <text:p>1585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586" table:style-name="ce2">
            <text:p>1586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PANDHARPUR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587" table:style-name="ce2">
            <text:p>1587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1588" table:style-name="ce8">
            <text:p>1588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589" table:style-name="ce2">
            <text:p>1589</text:p>
          </table:table-cell>
          <table:table-cell office:value-type="string" table:style-name="ce5">
            <text:p>MORSHI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590" table:style-name="ce2">
            <text:p>1590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GANGAKHED</text:p>
          </table:table-cell>
          <table:table-cell office:value-type="string" table:style-name="ce6">
            <text:p>DAY ORDINA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591" table:style-name="ce2">
            <text:p>1591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592" table:style-name="ce8">
            <text:p>1592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PATHR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593" table:style-name="ce2">
            <text:p>159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594" table:style-name="ce2">
            <text:p>1594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595" table:style-name="ce2">
            <text:p>1595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OKA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96" table:style-name="ce8">
            <text:p>1596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597" table:style-name="ce2">
            <text:p>159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598" table:style-name="ce2">
            <text:p>159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MUKHE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599" table:style-name="ce2">
            <text:p>1599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BHOKAR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600" table:style-name="ce8">
            <text:p>160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LATUR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601" table:style-name="ce2">
            <text:p>1601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HYDER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602" table:style-name="ce2">
            <text:p>1602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ILOL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603" table:style-name="ce2">
            <text:p>1603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OKA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604" table:style-name="ce8">
            <text:p>1604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605" table:style-name="ce2">
            <text:p>160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606" table:style-name="ce2">
            <text:p>1606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IVAJI NAGAR PUNE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607" table:style-name="ce2">
            <text:p>1607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608" table:style-name="ce8">
            <text:p>1608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609" table:style-name="ce2">
            <text:p>1609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6H31M0S" table:style-name="ce9">
            <text:p>6:31</text:p>
          </table:table-cell>
          <table:table-cell table:number-columns-repeated="16379"/>
        </table:table-row>
        <table:table-row table:style-name="ro1">
          <table:table-cell office:value-type="float" office:value="1610" table:style-name="ce2">
            <text:p>1610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611" table:style-name="ce2">
            <text:p>1611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612" table:style-name="ce8">
            <text:p>1612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613" table:style-name="ce2">
            <text:p>1613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WADASA via 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614" table:style-name="ce2">
            <text:p>1614</text:p>
          </table:table-cell>
          <table:table-cell office:value-type="string" table:style-name="ce5">
            <text:p>DARYA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615" table:style-name="ce2">
            <text:p>1615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PALGAON FACTORY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616" table:style-name="ce8">
            <text:p>161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3H29M0S" table:style-name="ce9">
            <text:p>13:29</text:p>
          </table:table-cell>
          <table:table-cell table:number-columns-repeated="16379"/>
        </table:table-row>
        <table:table-row table:style-name="ro1">
          <table:table-cell office:value-type="float" office:value="1617" table:style-name="ce2">
            <text:p>1617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618" table:style-name="ce2">
            <text:p>161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619" table:style-name="ce2">
            <text:p>161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5H29M0S" table:style-name="ce9">
            <text:p>15:29</text:p>
          </table:table-cell>
          <table:table-cell table:number-columns-repeated="16379"/>
        </table:table-row>
        <table:table-row table:style-name="ro1">
          <table:table-cell office:value-type="float" office:value="1620" table:style-name="ce8">
            <text:p>1620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621" table:style-name="ce2">
            <text:p>1621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622" table:style-name="ce2">
            <text:p>1622</text:p>
          </table:table-cell>
          <table:table-cell office:value-type="string" table:style-name="ce5">
            <text:p>PALGAON FACTORY<text:s/></text:p>
          </table:table-cell>
          <table:table-cell office:value-type="string" table:style-name="ce6">
            <text:p>ARVI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623" table:style-name="ce2">
            <text:p>162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5M0S" table:style-name="ce9">
            <text:p>6:05</text:p>
          </table:table-cell>
          <table:table-cell table:number-columns-repeated="16379"/>
        </table:table-row>
        <table:table-row table:style-name="ro1">
          <table:table-cell office:value-type="float" office:value="1624" table:style-name="ce8">
            <text:p>162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14M0S" table:style-name="ce9">
            <text:p>6:14</text:p>
          </table:table-cell>
          <table:table-cell table:number-columns-repeated="16379"/>
        </table:table-row>
        <table:table-row table:style-name="ro1">
          <table:table-cell office:value-type="float" office:value="1625" table:style-name="ce2">
            <text:p>162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DARY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626" table:style-name="ce2">
            <text:p>1626</text:p>
          </table:table-cell>
          <table:table-cell office:value-type="string" table:style-name="ce5">
            <text:p>SIRONCH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627" table:style-name="ce2">
            <text:p>162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8H29M0S" table:style-name="ce9">
            <text:p>8:29</text:p>
          </table:table-cell>
          <table:table-cell table:number-columns-repeated="16379"/>
        </table:table-row>
        <table:table-row table:style-name="ro1">
          <table:table-cell office:value-type="float" office:value="1628" table:style-name="ce8">
            <text:p>1628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8H50M0S" table:style-name="ce9">
            <text:p>8:50</text:p>
          </table:table-cell>
          <table:table-cell table:number-columns-repeated="16379"/>
        </table:table-row>
        <table:table-row table:style-name="ro1">
          <table:table-cell office:value-type="float" office:value="1629" table:style-name="ce2">
            <text:p>162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DAY ORDINARY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1630" table:style-name="ce2">
            <text:p>163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0H46M0S" table:style-name="ce9">
            <text:p>10:46</text:p>
          </table:table-cell>
          <table:table-cell table:number-columns-repeated="16379"/>
        </table:table-row>
        <table:table-row table:style-name="ro1">
          <table:table-cell office:value-type="float" office:value="1631" table:style-name="ce2">
            <text:p>1631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632" table:style-name="ce8">
            <text:p>163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9H46M0S" table:style-name="ce9">
            <text:p>19:46</text:p>
          </table:table-cell>
          <table:table-cell table:number-columns-repeated="16379"/>
        </table:table-row>
        <table:table-row table:style-name="ro1">
          <table:table-cell office:value-type="float" office:value="1633" table:style-name="ce2">
            <text:p>1633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634" table:style-name="ce2">
            <text:p>163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635" table:style-name="ce2">
            <text:p>1635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636" table:style-name="ce8">
            <text:p>1636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637" table:style-name="ce2">
            <text:p>163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638" table:style-name="ce2">
            <text:p>1638</text:p>
          </table:table-cell>
          <table:table-cell office:value-type="string" table:style-name="ce5">
            <text:p>NE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639" table:style-name="ce2">
            <text:p>1639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640" table:style-name="ce8">
            <text:p>164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641" table:style-name="ce2">
            <text:p>1641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642" table:style-name="ce2">
            <text:p>1642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643" table:style-name="ce2">
            <text:p>1643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CHANDRA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7H5M0S" table:style-name="ce9">
            <text:p>7:05</text:p>
          </table:table-cell>
          <table:table-cell table:number-columns-repeated="16379"/>
        </table:table-row>
        <table:table-row table:style-name="ro1">
          <table:table-cell office:value-type="float" office:value="1644" table:style-name="ce8">
            <text:p>1644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645" table:style-name="ce2">
            <text:p>1645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GHUGGUS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646" table:style-name="ce2">
            <text:p>164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RAJURA via SIR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647" table:style-name="ce2">
            <text:p>1647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ORDINARY EXPRESS</text:p>
          </table:table-cell>
          <table:table-cell office:value-type="time" office:time-value="PT7H50M0S" table:style-name="ce9">
            <text:p>7:50</text:p>
          </table:table-cell>
          <table:table-cell table:number-columns-repeated="16379"/>
        </table:table-row>
        <table:table-row table:style-name="ro1">
          <table:table-cell office:value-type="float" office:value="1648" table:style-name="ce8">
            <text:p>164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649" table:style-name="ce2">
            <text:p>1649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651" table:style-name="ce2">
            <text:p>1651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652" table:style-name="ce8">
            <text:p>1652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653" table:style-name="ce2">
            <text:p>1653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654" table:style-name="ce2">
            <text:p>1654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655" table:style-name="ce2">
            <text:p>1655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656" table:style-name="ce8">
            <text:p>1656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1M0S" table:style-name="ce9">
            <text:p>14:01</text:p>
          </table:table-cell>
          <table:table-cell table:number-columns-repeated="16379"/>
        </table:table-row>
        <table:table-row table:style-name="ro1">
          <table:table-cell office:value-type="float" office:value="1657" table:style-name="ce2">
            <text:p>165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658" table:style-name="ce2">
            <text:p>1658</text:p>
          </table:table-cell>
          <table:table-cell office:value-type="string" table:style-name="ce5">
            <text:p>DARWA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659" table:style-name="ce2">
            <text:p>1659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660" table:style-name="ce8">
            <text:p>166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661" table:style-name="ce2">
            <text:p>166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662" table:style-name="ce2">
            <text:p>166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20M0S" table:style-name="ce9">
            <text:p>6:20</text:p>
          </table:table-cell>
          <table:table-cell table:number-columns-repeated="16379"/>
        </table:table-row>
        <table:table-row table:style-name="ro1">
          <table:table-cell office:value-type="float" office:value="1663" table:style-name="ce2">
            <text:p>1663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40M0S" table:style-name="ce9">
            <text:p>6:40</text:p>
          </table:table-cell>
          <table:table-cell table:number-columns-repeated="16379"/>
        </table:table-row>
        <table:table-row table:style-name="ro1">
          <table:table-cell office:value-type="float" office:value="1664" table:style-name="ce8">
            <text:p>166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665" table:style-name="ce2">
            <text:p>1665</text:p>
          </table:table-cell>
          <table:table-cell office:value-type="string" table:style-name="ce5">
            <text:p>GADCHIROLI<text:s/></text:p>
          </table:table-cell>
          <table:table-cell office:value-type="string" table:style-name="ce6">
            <text:p>UMARKHE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666" table:style-name="ce2">
            <text:p>1666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DARW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667" table:style-name="ce2">
            <text:p>166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668" table:style-name="ce8">
            <text:p>1668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PARALI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669" table:style-name="ce2">
            <text:p>1669</text:p>
          </table:table-cell>
          <table:table-cell office:value-type="string" table:style-name="ce5">
            <text:p>GADCHIROLI<text:s/></text:p>
          </table:table-cell>
          <table:table-cell office:value-type="string" table:style-name="ce6">
            <text:p>NE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670" table:style-name="ce2">
            <text:p>167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1671" table:style-name="ce2">
            <text:p>167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672" table:style-name="ce8">
            <text:p>167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673" table:style-name="ce2">
            <text:p>1673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674" table:style-name="ce2">
            <text:p>167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PARATWADA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675" table:style-name="ce2">
            <text:p>167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676" table:style-name="ce8">
            <text:p>1676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ER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677" table:style-name="ce2">
            <text:p>167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1678" table:style-name="ce2">
            <text:p>167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679" table:style-name="ce2">
            <text:p>167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AMRAVATI via SIRPU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680" table:style-name="ce8">
            <text:p>168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681" table:style-name="ce2">
            <text:p>168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682" table:style-name="ce2">
            <text:p>168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1683" table:style-name="ce2">
            <text:p>1683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684" table:style-name="ce8">
            <text:p>1684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685" table:style-name="ce2">
            <text:p>168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686" table:style-name="ce2">
            <text:p>1686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687" table:style-name="ce2">
            <text:p>1687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688" table:style-name="ce8">
            <text:p>1688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689" table:style-name="ce2">
            <text:p>1689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690" table:style-name="ce2">
            <text:p>1690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1691" table:style-name="ce2">
            <text:p>169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692" table:style-name="ce8">
            <text:p>1692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693" table:style-name="ce2">
            <text:p>1693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SAKOLI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694" table:style-name="ce2">
            <text:p>1694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695" table:style-name="ce2">
            <text:p>1695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696" table:style-name="ce8">
            <text:p>1696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697" table:style-name="ce2">
            <text:p>169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698" table:style-name="ce2">
            <text:p>169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699" table:style-name="ce2">
            <text:p>1699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700" table:style-name="ce8">
            <text:p>170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701" table:style-name="ce2">
            <text:p>1701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02" table:style-name="ce2">
            <text:p>1702</text:p>
          </table:table-cell>
          <table:table-cell office:value-type="string" table:style-name="ce5">
            <text:p>LONAR<text:s/></text:p>
          </table:table-cell>
          <table:table-cell office:value-type="string" table:style-name="ce6">
            <text:p>GONDI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703" table:style-name="ce2">
            <text:p>170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04" table:style-name="ce8">
            <text:p>1704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705" table:style-name="ce2">
            <text:p>1705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06" table:style-name="ce2">
            <text:p>1706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707" table:style-name="ce2">
            <text:p>170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708" table:style-name="ce8">
            <text:p>1708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709" table:style-name="ce2">
            <text:p>1709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710" table:style-name="ce2">
            <text:p>1710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711" table:style-name="ce2">
            <text:p>171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712" table:style-name="ce8">
            <text:p>1712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713" table:style-name="ce2">
            <text:p>1713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1714" table:style-name="ce2">
            <text:p>171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715" table:style-name="ce2">
            <text:p>171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716" table:style-name="ce8">
            <text:p>1716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17" table:style-name="ce2">
            <text:p>1717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SAKOLI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18" table:style-name="ce2">
            <text:p>1718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719" table:style-name="ce2">
            <text:p>1719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720" table:style-name="ce8">
            <text:p>172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721" table:style-name="ce2">
            <text:p>1721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722" table:style-name="ce2">
            <text:p>1722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723" table:style-name="ce2">
            <text:p>1723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724" table:style-name="ce8">
            <text:p>172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725" table:style-name="ce2">
            <text:p>1725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SAKOL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26" table:style-name="ce2">
            <text:p>1726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27" table:style-name="ce2">
            <text:p>1727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SAKOLI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28" table:style-name="ce8">
            <text:p>172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29" table:style-name="ce2">
            <text:p>172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30" table:style-name="ce2">
            <text:p>173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HANDARA via PAONI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31" table:style-name="ce2">
            <text:p>1731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732" table:style-name="ce8">
            <text:p>1732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733" table:style-name="ce2">
            <text:p>173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NANDGAO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734" table:style-name="ce2">
            <text:p>1734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735" table:style-name="ce2">
            <text:p>1735</text:p>
          </table:table-cell>
          <table:table-cell office:value-type="string" table:style-name="ce5">
            <text:p>AKOT<text:s/></text:p>
          </table:table-cell>
          <table:table-cell office:value-type="string" table:style-name="ce6">
            <text:p>TIRODA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736" table:style-name="ce8">
            <text:p>1736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737" table:style-name="ce2">
            <text:p>173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738" table:style-name="ce2">
            <text:p>173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RATAPGA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739" table:style-name="ce2">
            <text:p>173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ALBARRA</text:p>
          </table:table-cell>
          <table:table-cell office:value-type="string" table:style-name="ce6">
            <text:p>ORDINARY EXPRESS</text:p>
          </table:table-cell>
          <table:table-cell office:value-type="time" office:time-value="PT7H50M0S" table:style-name="ce9">
            <text:p>7:50</text:p>
          </table:table-cell>
          <table:table-cell table:number-columns-repeated="16379"/>
        </table:table-row>
        <table:table-row table:style-name="ro1">
          <table:table-cell office:value-type="float" office:value="1740" table:style-name="ce8">
            <text:p>1740</text:p>
          </table:table-cell>
          <table:table-cell office:value-type="string" table:style-name="ce5">
            <text:p>LONAR<text:s/></text:p>
          </table:table-cell>
          <table:table-cell office:value-type="string" table:style-name="ce6">
            <text:p>GONDI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741" table:style-name="ce2">
            <text:p>1741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742" table:style-name="ce2">
            <text:p>1742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743" table:style-name="ce2">
            <text:p>174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744" table:style-name="ce8">
            <text:p>1744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745" table:style-name="ce2">
            <text:p>1745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746" table:style-name="ce2">
            <text:p>1746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747" table:style-name="ce2">
            <text:p>174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748" table:style-name="ce8">
            <text:p>1748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TUMSAR via KATOL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749" table:style-name="ce2">
            <text:p>1749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9H50M0S" table:style-name="ce9">
            <text:p>9:50</text:p>
          </table:table-cell>
          <table:table-cell table:number-columns-repeated="16379"/>
        </table:table-row>
        <table:table-row table:style-name="ro1">
          <table:table-cell office:value-type="float" office:value="1750" table:style-name="ce2">
            <text:p>175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1751" table:style-name="ce2">
            <text:p>1751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1752" table:style-name="ce8">
            <text:p>175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1753" table:style-name="ce2">
            <text:p>175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754" table:style-name="ce2">
            <text:p>175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1755" table:style-name="ce2">
            <text:p>175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756" table:style-name="ce8">
            <text:p>175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1757" table:style-name="ce2">
            <text:p>175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758" table:style-name="ce2">
            <text:p>175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759" table:style-name="ce2">
            <text:p>175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760" table:style-name="ce8">
            <text:p>176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761" table:style-name="ce2">
            <text:p>176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762" table:style-name="ce2">
            <text:p>176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763" table:style-name="ce2">
            <text:p>1763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764" table:style-name="ce8">
            <text:p>1764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765" table:style-name="ce2">
            <text:p>1765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766" table:style-name="ce2">
            <text:p>176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767" table:style-name="ce2">
            <text:p>1767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TUMSA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1768" table:style-name="ce8">
            <text:p>176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769" table:style-name="ce2">
            <text:p>176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770" table:style-name="ce2">
            <text:p>177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NANDGAON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771" table:style-name="ce2">
            <text:p>177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772" table:style-name="ce8">
            <text:p>177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773" table:style-name="ce2">
            <text:p>1773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BHANDAR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774" table:style-name="ce2">
            <text:p>177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775" table:style-name="ce2">
            <text:p>177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776" table:style-name="ce8">
            <text:p>177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RAGHATI RLY. STN.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777" table:style-name="ce2">
            <text:p>1777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TUMSA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778" table:style-name="ce2">
            <text:p>177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779" table:style-name="ce2">
            <text:p>177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780" table:style-name="ce8">
            <text:p>178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781" table:style-name="ce2">
            <text:p>178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1782" table:style-name="ce2">
            <text:p>1782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1783" table:style-name="ce2">
            <text:p>178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784" table:style-name="ce8">
            <text:p>178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8H1M0S" table:style-name="ce9">
            <text:p>18:01</text:p>
          </table:table-cell>
          <table:table-cell table:number-columns-repeated="16379"/>
        </table:table-row>
        <table:table-row table:style-name="ro1">
          <table:table-cell office:value-type="float" office:value="1785" table:style-name="ce2">
            <text:p>178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8H10M0S" table:style-name="ce9">
            <text:p>18:10</text:p>
          </table:table-cell>
          <table:table-cell table:number-columns-repeated="16379"/>
        </table:table-row>
        <table:table-row table:style-name="ro1">
          <table:table-cell office:value-type="float" office:value="1786" table:style-name="ce2">
            <text:p>178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787" table:style-name="ce2">
            <text:p>178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1788" table:style-name="ce8">
            <text:p>178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789" table:style-name="ce2">
            <text:p>1789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90" table:style-name="ce2">
            <text:p>1790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791" table:style-name="ce2">
            <text:p>179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PARATWADA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792" table:style-name="ce8">
            <text:p>179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793" table:style-name="ce2">
            <text:p>1793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794" table:style-name="ce2">
            <text:p>179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795" table:style-name="ce2">
            <text:p>1795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796" table:style-name="ce8">
            <text:p>1796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797" table:style-name="ce2">
            <text:p>1797</text:p>
          </table:table-cell>
          <table:table-cell office:value-type="string" table:style-name="ce5">
            <text:p>AMGAON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798" table:style-name="ce2">
            <text:p>1798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1799" table:style-name="ce2">
            <text:p>1799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7H20M0S" table:style-name="ce9">
            <text:p>7:20</text:p>
          </table:table-cell>
          <table:table-cell table:number-columns-repeated="16379"/>
        </table:table-row>
        <table:table-row table:style-name="ro1">
          <table:table-cell office:value-type="float" office:value="1800" table:style-name="ce8">
            <text:p>180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801" table:style-name="ce2">
            <text:p>1801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802" table:style-name="ce2">
            <text:p>1802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PARATWAD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803" table:style-name="ce2">
            <text:p>1803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804" table:style-name="ce8">
            <text:p>180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805" table:style-name="ce2">
            <text:p>1805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T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806" table:style-name="ce2">
            <text:p>1806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807" table:style-name="ce2">
            <text:p>180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808" table:style-name="ce8">
            <text:p>1808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809" table:style-name="ce2">
            <text:p>1809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810" table:style-name="ce2">
            <text:p>1810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NAGPUR via PAONI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811" table:style-name="ce2">
            <text:p>181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812" table:style-name="ce8">
            <text:p>181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813" table:style-name="ce2">
            <text:p>1813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814" table:style-name="ce2">
            <text:p>1814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815" table:style-name="ce2">
            <text:p>181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1816" table:style-name="ce8">
            <text:p>1816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817" table:style-name="ce2">
            <text:p>181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818" table:style-name="ce2">
            <text:p>1818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PARATWADA via KATOL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1819" table:style-name="ce2">
            <text:p>1819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1820" table:style-name="ce8">
            <text:p>1820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821" table:style-name="ce2">
            <text:p>182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822" table:style-name="ce2">
            <text:p>1822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1823" table:style-name="ce2">
            <text:p>1823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1824" table:style-name="ce8">
            <text:p>182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825" table:style-name="ce2">
            <text:p>182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826" table:style-name="ce2">
            <text:p>1826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827" table:style-name="ce2">
            <text:p>1827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828" table:style-name="ce8">
            <text:p>1828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829" table:style-name="ce2">
            <text:p>1829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830" table:style-name="ce2">
            <text:p>1830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831" table:style-name="ce2">
            <text:p>183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1832" table:style-name="ce8">
            <text:p>183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833" table:style-name="ce2">
            <text:p>1833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834" table:style-name="ce2">
            <text:p>1834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4H31M0S" table:style-name="ce9">
            <text:p>14:31</text:p>
          </table:table-cell>
          <table:table-cell table:number-columns-repeated="16379"/>
        </table:table-row>
        <table:table-row table:style-name="ro1">
          <table:table-cell office:value-type="float" office:value="1835" table:style-name="ce2">
            <text:p>1835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836" table:style-name="ce8">
            <text:p>1836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1837" table:style-name="ce2">
            <text:p>1837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838" table:style-name="ce2">
            <text:p>183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839" table:style-name="ce2">
            <text:p>1839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840" table:style-name="ce8">
            <text:p>1840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841" table:style-name="ce2">
            <text:p>1841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842" table:style-name="ce2">
            <text:p>184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843" table:style-name="ce2">
            <text:p>1843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1844" table:style-name="ce8">
            <text:p>1844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1845" table:style-name="ce2">
            <text:p>184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846" table:style-name="ce2">
            <text:p>1846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847" table:style-name="ce2">
            <text:p>1847</text:p>
          </table:table-cell>
          <table:table-cell office:value-type="string" table:style-name="ce5">
            <text:p>LONAR<text:s/></text:p>
          </table:table-cell>
          <table:table-cell office:value-type="string" table:style-name="ce6">
            <text:p>GONDI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848" table:style-name="ce8">
            <text:p>184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849" table:style-name="ce2">
            <text:p>184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850" table:style-name="ce2">
            <text:p>185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851" table:style-name="ce2">
            <text:p>185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852" table:style-name="ce8">
            <text:p>185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853" table:style-name="ce2">
            <text:p>185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854" table:style-name="ce2">
            <text:p>185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855" table:style-name="ce2">
            <text:p>185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856" table:style-name="ce8">
            <text:p>185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857" table:style-name="ce2">
            <text:p>185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858" table:style-name="ce2">
            <text:p>185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1859" table:style-name="ce2">
            <text:p>185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860" table:style-name="ce8">
            <text:p>186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861" table:style-name="ce2">
            <text:p>186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862" table:style-name="ce2">
            <text:p>186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863" table:style-name="ce2">
            <text:p>186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1864" table:style-name="ce8">
            <text:p>186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865" table:style-name="ce2">
            <text:p>186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866" table:style-name="ce2">
            <text:p>1866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867" table:style-name="ce2">
            <text:p>186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1868" table:style-name="ce8">
            <text:p>186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869" table:style-name="ce2">
            <text:p>186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870" table:style-name="ce2">
            <text:p>187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1871" table:style-name="ce2">
            <text:p>187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872" table:style-name="ce8">
            <text:p>187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873" table:style-name="ce2">
            <text:p>187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874" table:style-name="ce2">
            <text:p>187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875" table:style-name="ce2">
            <text:p>187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876" table:style-name="ce8">
            <text:p>1876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1877" table:style-name="ce2">
            <text:p>187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878" table:style-name="ce2">
            <text:p>187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879" table:style-name="ce2">
            <text:p>187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880" table:style-name="ce8">
            <text:p>188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881" table:style-name="ce2">
            <text:p>188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SAKOL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882" table:style-name="ce2">
            <text:p>188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883" table:style-name="ce2">
            <text:p>188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884" table:style-name="ce8">
            <text:p>1884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PAONI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885" table:style-name="ce2">
            <text:p>1885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886" table:style-name="ce2">
            <text:p>1886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887" table:style-name="ce2">
            <text:p>188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CHIM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888" table:style-name="ce8">
            <text:p>1888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889" table:style-name="ce2">
            <text:p>188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890" table:style-name="ce2">
            <text:p>1890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PAONI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891" table:style-name="ce2">
            <text:p>189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892" table:style-name="ce8">
            <text:p>1892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893" table:style-name="ce2">
            <text:p>1893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894" table:style-name="ce2">
            <text:p>1894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PAON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1895" table:style-name="ce2">
            <text:p>1895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1896" table:style-name="ce8">
            <text:p>1896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CHANDRAPUR via CHIMUR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897" table:style-name="ce2">
            <text:p>1897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898" table:style-name="ce2">
            <text:p>1898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899" table:style-name="ce2">
            <text:p>1899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1900" table:style-name="ce8">
            <text:p>190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MALKA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901" table:style-name="ce2">
            <text:p>190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EED via WASH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902" table:style-name="ce2">
            <text:p>190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1903" table:style-name="ce2">
            <text:p>190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1904" table:style-name="ce8">
            <text:p>190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GEORA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1905" table:style-name="ce2">
            <text:p>190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DHULE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1906" table:style-name="ce2">
            <text:p>190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1907" table:style-name="ce2">
            <text:p>190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908" table:style-name="ce8">
            <text:p>190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OLAPUR via WASH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909" table:style-name="ce2">
            <text:p>190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910" table:style-name="ce2">
            <text:p>1910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911" table:style-name="ce2">
            <text:p>1911</text:p>
          </table:table-cell>
          <table:table-cell office:value-type="string" table:style-name="ce5">
            <text:p>GEORAI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912" table:style-name="ce8">
            <text:p>191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 via BARSH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913" table:style-name="ce2">
            <text:p>191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EDHA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914" table:style-name="ce2">
            <text:p>1914</text:p>
          </table:table-cell>
          <table:table-cell office:value-type="string" table:style-name="ce5">
            <text:p>MEDHA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DAY ORDINA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1915" table:style-name="ce2">
            <text:p>1915</text:p>
          </table:table-cell>
          <table:table-cell office:value-type="string" table:style-name="ce5">
            <text:p>SAMBHAJI NAGAR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20M0S" table:style-name="ce9">
            <text:p>6:20</text:p>
          </table:table-cell>
          <table:table-cell table:number-columns-repeated="16379"/>
        </table:table-row>
        <table:table-row table:style-name="ro1">
          <table:table-cell office:value-type="float" office:value="1916" table:style-name="ce8">
            <text:p>1916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AURANGABAD via PANDHAR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917" table:style-name="ce2">
            <text:p>191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JALNA via INDA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918" table:style-name="ce2">
            <text:p>1918</text:p>
          </table:table-cell>
          <table:table-cell office:value-type="string" table:style-name="ce5">
            <text:p>ICHALKARANJI<text:s/></text:p>
          </table:table-cell>
          <table:table-cell office:value-type="string" table:style-name="ce6">
            <text:p>AURANGABAD via PANDHARPUR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919" table:style-name="ce2">
            <text:p>191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1920" table:style-name="ce8">
            <text:p>1920</text:p>
          </table:table-cell>
          <table:table-cell office:value-type="string" table:style-name="ce5">
            <text:p>SAMBHAJI NAGAR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NIGHT EXPRESS</text:p>
          </table:table-cell>
          <table:table-cell office:value-type="time" office:time-value="PT19H20M0S" table:style-name="ce9">
            <text:p>19:20</text:p>
          </table:table-cell>
          <table:table-cell table:number-columns-repeated="16379"/>
        </table:table-row>
        <table:table-row table:style-name="ro1">
          <table:table-cell office:value-type="float" office:value="1921" table:style-name="ce2">
            <text:p>1921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OLHAPUR via INDA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922" table:style-name="ce2">
            <text:p>192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ANGLI via PANDHAR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923" table:style-name="ce2">
            <text:p>192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AMBHAJI NAGA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924" table:style-name="ce8">
            <text:p>1924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925" table:style-name="ce2">
            <text:p>192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1926" table:style-name="ce2">
            <text:p>192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AMBHAJI NAGAR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1927" table:style-name="ce2">
            <text:p>192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928" table:style-name="ce8">
            <text:p>192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929" table:style-name="ce2">
            <text:p>192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930" table:style-name="ce2">
            <text:p>193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931" table:style-name="ce2">
            <text:p>193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932" table:style-name="ce8">
            <text:p>193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CHARAT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933" table:style-name="ce2">
            <text:p>193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RIVARDHAN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1934" table:style-name="ce2">
            <text:p>1934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SHIVAJI NAGAR PUNE via BEE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1935" table:style-name="ce2">
            <text:p>193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UMBAI CENTRAL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936" table:style-name="ce8">
            <text:p>193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937" table:style-name="ce2">
            <text:p>193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938" table:style-name="ce2">
            <text:p>193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1939" table:style-name="ce2">
            <text:p>193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940" table:style-name="ce8">
            <text:p>194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1941" table:style-name="ce2">
            <text:p>1941</text:p>
          </table:table-cell>
          <table:table-cell office:value-type="string" table:style-name="ce5">
            <text:p>MAJALGAON NEW STAN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942" table:style-name="ce2">
            <text:p>194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943" table:style-name="ce2">
            <text:p>194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944" table:style-name="ce8">
            <text:p>194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945" table:style-name="ce2">
            <text:p>194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TALEGAON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1946" table:style-name="ce2">
            <text:p>194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TALEGAON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947" table:style-name="ce2">
            <text:p>194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948" table:style-name="ce8">
            <text:p>194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949" table:style-name="ce2">
            <text:p>194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UMBAI CENTRAL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950" table:style-name="ce2">
            <text:p>1950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SHIVAJI NAGAR PUNE via BEED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1951" table:style-name="ce2">
            <text:p>195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1952" table:style-name="ce8">
            <text:p>195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ALI via BEE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953" table:style-name="ce2">
            <text:p>1953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MAJALGAON NEW STAND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1954" table:style-name="ce2">
            <text:p>195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1955" table:style-name="ce2">
            <text:p>1955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1956" table:style-name="ce8">
            <text:p>195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957" table:style-name="ce2">
            <text:p>1957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958" table:style-name="ce2">
            <text:p>195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959" table:style-name="ce2">
            <text:p>195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960" table:style-name="ce8">
            <text:p>196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1961" table:style-name="ce2">
            <text:p>196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1962" table:style-name="ce2">
            <text:p>196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963" table:style-name="ce2">
            <text:p>196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964" table:style-name="ce8">
            <text:p>196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1965" table:style-name="ce2">
            <text:p>196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966" table:style-name="ce2">
            <text:p>196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CHARATA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1967" table:style-name="ce2">
            <text:p>196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1968" table:style-name="ce8">
            <text:p>196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1969" table:style-name="ce2">
            <text:p>196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1970" table:style-name="ce2">
            <text:p>197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PATODA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1971" table:style-name="ce2">
            <text:p>197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1972" table:style-name="ce8">
            <text:p>197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1973" table:style-name="ce2">
            <text:p>1973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974" table:style-name="ce2">
            <text:p>1974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975" table:style-name="ce2">
            <text:p>1975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976" table:style-name="ce8">
            <text:p>1976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977" table:style-name="ce2">
            <text:p>1977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TARAKPUR via MAJAL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978" table:style-name="ce2">
            <text:p>1978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1979" table:style-name="ce2">
            <text:p>197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1980" table:style-name="ce8">
            <text:p>198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1981" table:style-name="ce2">
            <text:p>198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982" table:style-name="ce2">
            <text:p>1982</text:p>
          </table:table-cell>
          <table:table-cell office:value-type="string" table:style-name="ce5">
            <text:p>TARAKPUR<text:s/></text:p>
          </table:table-cell>
          <table:table-cell office:value-type="string" table:style-name="ce6">
            <text:p>UMARKHED via MAJALGAON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1983" table:style-name="ce2">
            <text:p>198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1984" table:style-name="ce8">
            <text:p>198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6H35M0S" table:style-name="ce9">
            <text:p>6:35</text:p>
          </table:table-cell>
          <table:table-cell table:number-columns-repeated="16379"/>
        </table:table-row>
        <table:table-row table:style-name="ro1">
          <table:table-cell office:value-type="float" office:value="1985" table:style-name="ce2">
            <text:p>198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1986" table:style-name="ce2">
            <text:p>198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1987" table:style-name="ce2">
            <text:p>198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1988" table:style-name="ce8">
            <text:p>198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1989" table:style-name="ce2">
            <text:p>198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1990" table:style-name="ce2">
            <text:p>199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1991" table:style-name="ce2">
            <text:p>199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1992" table:style-name="ce8">
            <text:p>199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1993" table:style-name="ce2">
            <text:p>199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1994" table:style-name="ce2">
            <text:p>199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1995" table:style-name="ce2">
            <text:p>199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996" table:style-name="ce8">
            <text:p>199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1997" table:style-name="ce2">
            <text:p>199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1998" table:style-name="ce2">
            <text:p>199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000" table:style-name="ce8">
            <text:p>2000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01" table:style-name="ce2">
            <text:p>2001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EGAON via BE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string" table:style-name="ce5">
            <text:p>UMERGA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003" table:style-name="ce2">
            <text:p>2003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DHULE via BEE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004" table:style-name="ce8">
            <text:p>2004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SURAT via AURANGABAD</text:p>
          </table:table-cell>
          <table:table-cell office:value-type="string" table:style-name="ce6">
            <text:p>NIGHT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DHULE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008" table:style-name="ce8">
            <text:p>200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BE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BE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BE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12" table:style-name="ce8">
            <text:p>201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ALABURAGI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16" table:style-name="ce8">
            <text:p>201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ALABURAG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BEED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020" table:style-name="ce8">
            <text:p>202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024" table:style-name="ce8">
            <text:p>2024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025" table:style-name="ce2">
            <text:p>2025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26" table:style-name="ce2">
            <text:p>2026</text:p>
          </table:table-cell>
          <table:table-cell office:value-type="string" table:style-name="ce5">
            <text:p>NE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027" table:style-name="ce2">
            <text:p>202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028" table:style-name="ce8">
            <text:p>202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029" table:style-name="ce2">
            <text:p>202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030" table:style-name="ce2">
            <text:p>203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031" table:style-name="ce2">
            <text:p>2031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CHANDRA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7H5M0S" table:style-name="ce9">
            <text:p>7:05</text:p>
          </table:table-cell>
          <table:table-cell table:number-columns-repeated="16379"/>
        </table:table-row>
        <table:table-row table:style-name="ro1">
          <table:table-cell office:value-type="float" office:value="2032" table:style-name="ce8">
            <text:p>2032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33" table:style-name="ce2">
            <text:p>2033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GHUGGUS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034" table:style-name="ce2">
            <text:p>2034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RAJURA via SIR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035" table:style-name="ce2">
            <text:p>2035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GADCHIROLI</text:p>
          </table:table-cell>
          <table:table-cell office:value-type="string" table:style-name="ce6">
            <text:p>ORDINARY EXPRESS</text:p>
          </table:table-cell>
          <table:table-cell office:value-type="time" office:time-value="PT7H50M0S" table:style-name="ce9">
            <text:p>7:50</text:p>
          </table:table-cell>
          <table:table-cell table:number-columns-repeated="16379"/>
        </table:table-row>
        <table:table-row table:style-name="ro1">
          <table:table-cell office:value-type="float" office:value="2036" table:style-name="ce8">
            <text:p>2036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037" table:style-name="ce2">
            <text:p>2037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2038" table:style-name="ce2">
            <text:p>2038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039" table:style-name="ce2">
            <text:p>2039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040" table:style-name="ce8">
            <text:p>2040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041" table:style-name="ce2">
            <text:p>2041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042" table:style-name="ce2">
            <text:p>2042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043" table:style-name="ce2">
            <text:p>2043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044" table:style-name="ce8">
            <text:p>2044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1M0S" table:style-name="ce9">
            <text:p>14:01</text:p>
          </table:table-cell>
          <table:table-cell table:number-columns-repeated="16379"/>
        </table:table-row>
        <table:table-row table:style-name="ro1">
          <table:table-cell office:value-type="float" office:value="2045" table:style-name="ce2">
            <text:p>2045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046" table:style-name="ce2">
            <text:p>2046</text:p>
          </table:table-cell>
          <table:table-cell office:value-type="string" table:style-name="ce5">
            <text:p>DARWA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047" table:style-name="ce2">
            <text:p>204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048" table:style-name="ce8">
            <text:p>204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049" table:style-name="ce2">
            <text:p>204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050" table:style-name="ce2">
            <text:p>205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20M0S" table:style-name="ce9">
            <text:p>6:20</text:p>
          </table:table-cell>
          <table:table-cell table:number-columns-repeated="16379"/>
        </table:table-row>
        <table:table-row table:style-name="ro1">
          <table:table-cell office:value-type="float" office:value="2051" table:style-name="ce2">
            <text:p>205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40M0S" table:style-name="ce9">
            <text:p>6:40</text:p>
          </table:table-cell>
          <table:table-cell table:number-columns-repeated="16379"/>
        </table:table-row>
        <table:table-row table:style-name="ro1">
          <table:table-cell office:value-type="float" office:value="2052" table:style-name="ce8">
            <text:p>205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053" table:style-name="ce2">
            <text:p>2053</text:p>
          </table:table-cell>
          <table:table-cell office:value-type="string" table:style-name="ce5">
            <text:p>GADCHIROLI<text:s/></text:p>
          </table:table-cell>
          <table:table-cell office:value-type="string" table:style-name="ce6">
            <text:p>UMARKHE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054" table:style-name="ce2">
            <text:p>2054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DARW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055" table:style-name="ce2">
            <text:p>205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56" table:style-name="ce8">
            <text:p>2056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PARALI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57" table:style-name="ce2">
            <text:p>2057</text:p>
          </table:table-cell>
          <table:table-cell office:value-type="string" table:style-name="ce5">
            <text:p>GADCHIROLI<text:s/></text:p>
          </table:table-cell>
          <table:table-cell office:value-type="string" table:style-name="ce6">
            <text:p>NE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058" table:style-name="ce2">
            <text:p>205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2059" table:style-name="ce2">
            <text:p>205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060" table:style-name="ce8">
            <text:p>206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061" table:style-name="ce2">
            <text:p>206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062" table:style-name="ce2">
            <text:p>206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PARATWADA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063" table:style-name="ce2">
            <text:p>2063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064" table:style-name="ce8">
            <text:p>206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NER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065" table:style-name="ce2">
            <text:p>2065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2066" table:style-name="ce2">
            <text:p>2066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067" table:style-name="ce2">
            <text:p>206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AMRAVATI via SIRPU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068" table:style-name="ce8">
            <text:p>206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069" table:style-name="ce2">
            <text:p>206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070" table:style-name="ce2">
            <text:p>207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YAVATMAL via WARORA</text:p>
          </table:table-cell>
          <table:table-cell office:value-type="string" table:style-name="ce6">
            <text:p>ORDINARY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071" table:style-name="ce2">
            <text:p>2071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72" table:style-name="ce8">
            <text:p>2072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073" table:style-name="ce2">
            <text:p>207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074" table:style-name="ce2">
            <text:p>2074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75" table:style-name="ce2">
            <text:p>2075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076" table:style-name="ce8">
            <text:p>2076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077" table:style-name="ce2">
            <text:p>2077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078" table:style-name="ce2">
            <text:p>2078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079" table:style-name="ce2">
            <text:p>207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080" table:style-name="ce8">
            <text:p>2080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81" table:style-name="ce2">
            <text:p>2081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SAKOLI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082" table:style-name="ce2">
            <text:p>2082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83" table:style-name="ce2">
            <text:p>2083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084" table:style-name="ce8">
            <text:p>2084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085" table:style-name="ce2">
            <text:p>2085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086" table:style-name="ce2">
            <text:p>2086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087" table:style-name="ce2">
            <text:p>208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088" table:style-name="ce8">
            <text:p>208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089" table:style-name="ce2">
            <text:p>2089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string" table:style-name="ce5">
            <text:p>LONAR<text:s/></text:p>
          </table:table-cell>
          <table:table-cell office:value-type="string" table:style-name="ce6">
            <text:p>GONDI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091" table:style-name="ce2">
            <text:p>209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092" table:style-name="ce8">
            <text:p>2092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093" table:style-name="ce2">
            <text:p>2093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094" table:style-name="ce2">
            <text:p>2094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095" table:style-name="ce2">
            <text:p>209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096" table:style-name="ce8">
            <text:p>2096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097" table:style-name="ce2">
            <text:p>2097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098" table:style-name="ce2">
            <text:p>2098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099" table:style-name="ce2">
            <text:p>2099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100" table:style-name="ce8">
            <text:p>2100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101" table:style-name="ce2">
            <text:p>210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102" table:style-name="ce2">
            <text:p>210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103" table:style-name="ce2">
            <text:p>210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104" table:style-name="ce8">
            <text:p>2104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105" table:style-name="ce2">
            <text:p>2105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SAKOLI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106" table:style-name="ce2">
            <text:p>2106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107" table:style-name="ce2">
            <text:p>2107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108" table:style-name="ce8">
            <text:p>210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109" table:style-name="ce2">
            <text:p>2109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110" table:style-name="ce2">
            <text:p>211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111" table:style-name="ce2">
            <text:p>2111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112" table:style-name="ce8">
            <text:p>211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113" table:style-name="ce2">
            <text:p>211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SAKOL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114" table:style-name="ce2">
            <text:p>2114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115" table:style-name="ce2">
            <text:p>2115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SAKOLI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116" table:style-name="ce8">
            <text:p>2116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117" table:style-name="ce2">
            <text:p>211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118" table:style-name="ce2">
            <text:p>211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HANDARA via PAONI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119" table:style-name="ce2">
            <text:p>2119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120" table:style-name="ce8">
            <text:p>2120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121" table:style-name="ce2">
            <text:p>212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NANDGAO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122" table:style-name="ce2">
            <text:p>2122</text:p>
          </table:table-cell>
          <table:table-cell office:value-type="string" table:style-name="ce5">
            <text:p>ARVI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123" table:style-name="ce2">
            <text:p>2123</text:p>
          </table:table-cell>
          <table:table-cell office:value-type="string" table:style-name="ce5">
            <text:p>AKOT<text:s/></text:p>
          </table:table-cell>
          <table:table-cell office:value-type="string" table:style-name="ce6">
            <text:p>TIRODA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124" table:style-name="ce8">
            <text:p>2124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125" table:style-name="ce2">
            <text:p>212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126" table:style-name="ce2">
            <text:p>212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RATAPGA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127" table:style-name="ce2">
            <text:p>212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LALBARRA</text:p>
          </table:table-cell>
          <table:table-cell office:value-type="string" table:style-name="ce6">
            <text:p>ORDINARY EXPRESS</text:p>
          </table:table-cell>
          <table:table-cell office:value-type="time" office:time-value="PT7H50M0S" table:style-name="ce9">
            <text:p>7:50</text:p>
          </table:table-cell>
          <table:table-cell table:number-columns-repeated="16379"/>
        </table:table-row>
        <table:table-row table:style-name="ro1">
          <table:table-cell office:value-type="float" office:value="2128" table:style-name="ce8">
            <text:p>2128</text:p>
          </table:table-cell>
          <table:table-cell office:value-type="string" table:style-name="ce5">
            <text:p>LONAR<text:s/></text:p>
          </table:table-cell>
          <table:table-cell office:value-type="string" table:style-name="ce6">
            <text:p>GONDI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129" table:style-name="ce2">
            <text:p>2129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130" table:style-name="ce2">
            <text:p>2130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131" table:style-name="ce2">
            <text:p>213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132" table:style-name="ce8">
            <text:p>2132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133" table:style-name="ce2">
            <text:p>2133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134" table:style-name="ce2">
            <text:p>2134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135" table:style-name="ce2">
            <text:p>213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136" table:style-name="ce8">
            <text:p>2136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TUMSAR via KATOL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137" table:style-name="ce2">
            <text:p>2137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9H50M0S" table:style-name="ce9">
            <text:p>9:50</text:p>
          </table:table-cell>
          <table:table-cell table:number-columns-repeated="16379"/>
        </table:table-row>
        <table:table-row table:style-name="ro1">
          <table:table-cell office:value-type="float" office:value="2138" table:style-name="ce2">
            <text:p>213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139" table:style-name="ce2">
            <text:p>2139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140" table:style-name="ce8">
            <text:p>214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2141" table:style-name="ce2">
            <text:p>214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142" table:style-name="ce2">
            <text:p>214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143" table:style-name="ce2">
            <text:p>214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144" table:style-name="ce8">
            <text:p>214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2145" table:style-name="ce2">
            <text:p>214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146" table:style-name="ce2">
            <text:p>2146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147" table:style-name="ce2">
            <text:p>214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148" table:style-name="ce8">
            <text:p>214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149" table:style-name="ce2">
            <text:p>214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150" table:style-name="ce2">
            <text:p>215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151" table:style-name="ce2">
            <text:p>2151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152" table:style-name="ce8">
            <text:p>2152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153" table:style-name="ce2">
            <text:p>2153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154" table:style-name="ce2">
            <text:p>215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155" table:style-name="ce2">
            <text:p>2155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TUMSA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156" table:style-name="ce8">
            <text:p>2156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157" table:style-name="ce2">
            <text:p>215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158" table:style-name="ce2">
            <text:p>215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AJNANDGAON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159" table:style-name="ce2">
            <text:p>215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160" table:style-name="ce8">
            <text:p>216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161" table:style-name="ce2">
            <text:p>2161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BHANDAR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162" table:style-name="ce2">
            <text:p>216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IRODA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163" table:style-name="ce2">
            <text:p>216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164" table:style-name="ce8">
            <text:p>216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RAGHATI RLY. STN.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165" table:style-name="ce2">
            <text:p>2165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TUMSA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166" table:style-name="ce2">
            <text:p>216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167" table:style-name="ce2">
            <text:p>216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168" table:style-name="ce8">
            <text:p>216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169" table:style-name="ce2">
            <text:p>216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170" table:style-name="ce2">
            <text:p>2170</text:p>
          </table:table-cell>
          <table:table-cell office:value-type="string" table:style-name="ce5">
            <text:p>KATOL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2171" table:style-name="ce2">
            <text:p>217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172" table:style-name="ce8">
            <text:p>217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EORI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8H1M0S" table:style-name="ce9">
            <text:p>18:01</text:p>
          </table:table-cell>
          <table:table-cell table:number-columns-repeated="16379"/>
        </table:table-row>
        <table:table-row table:style-name="ro1">
          <table:table-cell office:value-type="float" office:value="2173" table:style-name="ce2">
            <text:p>217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8H10M0S" table:style-name="ce9">
            <text:p>18:10</text:p>
          </table:table-cell>
          <table:table-cell table:number-columns-repeated="16379"/>
        </table:table-row>
        <table:table-row table:style-name="ro1">
          <table:table-cell office:value-type="float" office:value="2174" table:style-name="ce2">
            <text:p>217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175" table:style-name="ce2">
            <text:p>217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2176" table:style-name="ce8">
            <text:p>217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AKOLI via MAUDA</text:p>
          </table:table-cell>
          <table:table-cell office:value-type="string" table:style-name="ce6">
            <text:p>ORDINARY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2177" table:style-name="ce2">
            <text:p>2177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178" table:style-name="ce2">
            <text:p>2178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179" table:style-name="ce2">
            <text:p>2179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PARATWADA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180" table:style-name="ce8">
            <text:p>218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181" table:style-name="ce2">
            <text:p>2181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182" table:style-name="ce2">
            <text:p>218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183" table:style-name="ce2">
            <text:p>2183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184" table:style-name="ce8">
            <text:p>2184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185" table:style-name="ce2">
            <text:p>2185</text:p>
          </table:table-cell>
          <table:table-cell office:value-type="string" table:style-name="ce5">
            <text:p>AMGAON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186" table:style-name="ce2">
            <text:p>2186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187" table:style-name="ce2">
            <text:p>2187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7H20M0S" table:style-name="ce9">
            <text:p>7:20</text:p>
          </table:table-cell>
          <table:table-cell table:number-columns-repeated="16379"/>
        </table:table-row>
        <table:table-row table:style-name="ro1">
          <table:table-cell office:value-type="float" office:value="2188" table:style-name="ce8">
            <text:p>218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189" table:style-name="ce2">
            <text:p>2189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190" table:style-name="ce2">
            <text:p>2190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PARATWAD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191" table:style-name="ce2">
            <text:p>219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192" table:style-name="ce8">
            <text:p>219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193" table:style-name="ce2">
            <text:p>2193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T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194" table:style-name="ce2">
            <text:p>2194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195" table:style-name="ce2">
            <text:p>219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196" table:style-name="ce8">
            <text:p>2196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197" table:style-name="ce2">
            <text:p>2197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198" table:style-name="ce2">
            <text:p>2198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NAGPUR via PAONI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199" table:style-name="ce2">
            <text:p>2199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200" table:style-name="ce8">
            <text:p>220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201" table:style-name="ce2">
            <text:p>2201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202" table:style-name="ce2">
            <text:p>2202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203" table:style-name="ce2">
            <text:p>220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204" table:style-name="ce8">
            <text:p>2204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205" table:style-name="ce2">
            <text:p>220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206" table:style-name="ce2">
            <text:p>2206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PARATWADA via KATOL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2207" table:style-name="ce2">
            <text:p>2207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2208" table:style-name="ce8">
            <text:p>2208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MAHUR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209" table:style-name="ce2">
            <text:p>220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210" table:style-name="ce2">
            <text:p>2210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211" table:style-name="ce2">
            <text:p>2211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212" table:style-name="ce8">
            <text:p>221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213" table:style-name="ce2">
            <text:p>221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214" table:style-name="ce2">
            <text:p>2214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215" table:style-name="ce2">
            <text:p>2215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216" table:style-name="ce8">
            <text:p>2216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217" table:style-name="ce2">
            <text:p>2217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218" table:style-name="ce2">
            <text:p>2218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KATOL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219" table:style-name="ce2">
            <text:p>2219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220" table:style-name="ce8">
            <text:p>222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221" table:style-name="ce2">
            <text:p>2221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222" table:style-name="ce2">
            <text:p>2222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4H31M0S" table:style-name="ce9">
            <text:p>14:31</text:p>
          </table:table-cell>
          <table:table-cell table:number-columns-repeated="16379"/>
        </table:table-row>
        <table:table-row table:style-name="ro1">
          <table:table-cell office:value-type="float" office:value="2223" table:style-name="ce2">
            <text:p>2223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224" table:style-name="ce8">
            <text:p>2224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2225" table:style-name="ce2">
            <text:p>2225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226" table:style-name="ce2">
            <text:p>2226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227" table:style-name="ce2">
            <text:p>2227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228" table:style-name="ce8">
            <text:p>2228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229" table:style-name="ce2">
            <text:p>2229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230" table:style-name="ce2">
            <text:p>223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231" table:style-name="ce2">
            <text:p>223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NAGPUR via MAUDA</text:p>
          </table:table-cell>
          <table:table-cell office:value-type="string" table:style-name="ce6">
            <text:p>ORDINARY EXPRESS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2232" table:style-name="ce8">
            <text:p>2232</text:p>
          </table:table-cell>
          <table:table-cell office:value-type="string" table:style-name="ce5">
            <text:p>DEORI<text:s/></text:p>
          </table:table-cell>
          <table:table-cell office:value-type="string" table:style-name="ce6">
            <text:p>NAGPUR via BHANDARA</text:p>
          </table:table-cell>
          <table:table-cell office:value-type="string" table:style-name="ce6">
            <text:p>ORDINARY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233" table:style-name="ce2">
            <text:p>223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234" table:style-name="ce2">
            <text:p>2234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235" table:style-name="ce2">
            <text:p>2235</text:p>
          </table:table-cell>
          <table:table-cell office:value-type="string" table:style-name="ce5">
            <text:p>LONAR<text:s/></text:p>
          </table:table-cell>
          <table:table-cell office:value-type="string" table:style-name="ce6">
            <text:p>GONDI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236" table:style-name="ce8">
            <text:p>223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237" table:style-name="ce2">
            <text:p>223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238" table:style-name="ce2">
            <text:p>223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239" table:style-name="ce2">
            <text:p>223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240" table:style-name="ce8">
            <text:p>224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241" table:style-name="ce2">
            <text:p>224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242" table:style-name="ce2">
            <text:p>224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243" table:style-name="ce2">
            <text:p>224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244" table:style-name="ce8">
            <text:p>224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245" table:style-name="ce2">
            <text:p>224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246" table:style-name="ce2">
            <text:p>224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247" table:style-name="ce2">
            <text:p>224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GONDIA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248" table:style-name="ce8">
            <text:p>224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LONAR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249" table:style-name="ce2">
            <text:p>224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251" table:style-name="ce2">
            <text:p>225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252" table:style-name="ce8">
            <text:p>225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253" table:style-name="ce2">
            <text:p>225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254" table:style-name="ce2">
            <text:p>225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255" table:style-name="ce2">
            <text:p>225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256" table:style-name="ce8">
            <text:p>2256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257" table:style-name="ce2">
            <text:p>225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258" table:style-name="ce2">
            <text:p>225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DAY ORDINARY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2259" table:style-name="ce2">
            <text:p>225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260" table:style-name="ce8">
            <text:p>226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261" table:style-name="ce2">
            <text:p>2261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262" table:style-name="ce2">
            <text:p>2262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263" table:style-name="ce2">
            <text:p>2263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264" table:style-name="ce8">
            <text:p>2264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265" table:style-name="ce2">
            <text:p>2265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266" table:style-name="ce2">
            <text:p>2266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267" table:style-name="ce2">
            <text:p>2267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268" table:style-name="ce8">
            <text:p>2268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NAGPUR via SAKOLI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269" table:style-name="ce2">
            <text:p>2269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SAKOL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270" table:style-name="ce2">
            <text:p>227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271" table:style-name="ce2">
            <text:p>2271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272" table:style-name="ce8">
            <text:p>2272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PAONI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273" table:style-name="ce2">
            <text:p>227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274" table:style-name="ce2">
            <text:p>2274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275" table:style-name="ce2">
            <text:p>227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CHIM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276" table:style-name="ce8">
            <text:p>2276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NAGPUR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277" table:style-name="ce2">
            <text:p>227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278" table:style-name="ce2">
            <text:p>2278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TUMSAR via PAONI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279" table:style-name="ce2">
            <text:p>227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BHANDA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280" table:style-name="ce8">
            <text:p>2280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281" table:style-name="ce2">
            <text:p>2281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282" table:style-name="ce2">
            <text:p>2282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PAON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283" table:style-name="ce2">
            <text:p>2283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284" table:style-name="ce8">
            <text:p>2284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CHANDRAPUR via CHIMUR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285" table:style-name="ce2">
            <text:p>2285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286" table:style-name="ce2">
            <text:p>2286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287" table:style-name="ce2">
            <text:p>2287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RAJURA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288" table:style-name="ce8">
            <text:p>228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MALKA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289" table:style-name="ce2">
            <text:p>228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BEED via WASH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290" table:style-name="ce2">
            <text:p>229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2291" table:style-name="ce2">
            <text:p>229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292" table:style-name="ce8">
            <text:p>229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GEORA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293" table:style-name="ce2">
            <text:p>2293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DHULE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294" table:style-name="ce2">
            <text:p>2294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2295" table:style-name="ce2">
            <text:p>229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296" table:style-name="ce8">
            <text:p>229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OLAPUR via WASH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297" table:style-name="ce2">
            <text:p>229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298" table:style-name="ce2">
            <text:p>2298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299" table:style-name="ce2">
            <text:p>2299</text:p>
          </table:table-cell>
          <table:table-cell office:value-type="string" table:style-name="ce5">
            <text:p>GEORAI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300" table:style-name="ce8">
            <text:p>230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 via BARSH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301" table:style-name="ce2">
            <text:p>230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EDHA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302" table:style-name="ce2">
            <text:p>2302</text:p>
          </table:table-cell>
          <table:table-cell office:value-type="string" table:style-name="ce5">
            <text:p>MEDHA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DAY ORDINA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303" table:style-name="ce2">
            <text:p>2303</text:p>
          </table:table-cell>
          <table:table-cell office:value-type="string" table:style-name="ce5">
            <text:p>SAMBHAJI NAGAR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20M0S" table:style-name="ce9">
            <text:p>6:20</text:p>
          </table:table-cell>
          <table:table-cell table:number-columns-repeated="16379"/>
        </table:table-row>
        <table:table-row table:style-name="ro1">
          <table:table-cell office:value-type="float" office:value="2304" table:style-name="ce8">
            <text:p>2304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AURANGABAD via PANDHAR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305" table:style-name="ce2">
            <text:p>2305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JALNA via INDAP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306" table:style-name="ce2">
            <text:p>2306</text:p>
          </table:table-cell>
          <table:table-cell office:value-type="string" table:style-name="ce5">
            <text:p>ICHALKARANJI<text:s/></text:p>
          </table:table-cell>
          <table:table-cell office:value-type="string" table:style-name="ce6">
            <text:p>AURANGABAD via PANDHARPUR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307" table:style-name="ce2">
            <text:p>2307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308" table:style-name="ce8">
            <text:p>2308</text:p>
          </table:table-cell>
          <table:table-cell office:value-type="string" table:style-name="ce5">
            <text:p>SAMBHAJI NAGAR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NIGHT EXPRESS</text:p>
          </table:table-cell>
          <table:table-cell office:value-type="time" office:time-value="PT19H20M0S" table:style-name="ce9">
            <text:p>19:20</text:p>
          </table:table-cell>
          <table:table-cell table:number-columns-repeated="16379"/>
        </table:table-row>
        <table:table-row table:style-name="ro1">
          <table:table-cell office:value-type="float" office:value="2309" table:style-name="ce2">
            <text:p>2309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OLHAPUR via INDA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310" table:style-name="ce2">
            <text:p>231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ANGLI via PANDHAR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11" table:style-name="ce2">
            <text:p>231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AMBHAJI NAGA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312" table:style-name="ce8">
            <text:p>2312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313" table:style-name="ce2">
            <text:p>231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NIGHT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2314" table:style-name="ce2">
            <text:p>231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AMBHAJI NAGAR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2315" table:style-name="ce2">
            <text:p>231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316" table:style-name="ce8">
            <text:p>231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317" table:style-name="ce2">
            <text:p>231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318" table:style-name="ce2">
            <text:p>231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19" table:style-name="ce2">
            <text:p>231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320" table:style-name="ce8">
            <text:p>232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CHARAT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321" table:style-name="ce2">
            <text:p>232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RIVARDHAN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322" table:style-name="ce2">
            <text:p>2322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SHIVAJI NAGAR PUNE via BEE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323" table:style-name="ce2">
            <text:p>232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UMBAI CENTRAL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324" table:style-name="ce8">
            <text:p>232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325" table:style-name="ce2">
            <text:p>232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326" table:style-name="ce2">
            <text:p>232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327" table:style-name="ce2">
            <text:p>232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328" table:style-name="ce8">
            <text:p>232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329" table:style-name="ce2">
            <text:p>2329</text:p>
          </table:table-cell>
          <table:table-cell office:value-type="string" table:style-name="ce5">
            <text:p>MAJALGAON NEW STAN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330" table:style-name="ce2">
            <text:p>233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331" table:style-name="ce2">
            <text:p>233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332" table:style-name="ce8">
            <text:p>233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333" table:style-name="ce2">
            <text:p>233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TALEGAON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334" table:style-name="ce2">
            <text:p>233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TALEGAON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335" table:style-name="ce2">
            <text:p>233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336" table:style-name="ce8">
            <text:p>233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337" table:style-name="ce2">
            <text:p>233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UMBAI CENTRAL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338" table:style-name="ce2">
            <text:p>2338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SHIVAJI NAGAR PUNE via BEED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339" table:style-name="ce2">
            <text:p>233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SHIVAJI NAGAR PUNE via ASHTI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340" table:style-name="ce8">
            <text:p>234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PARALI via BEE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341" table:style-name="ce2">
            <text:p>2341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MAJALGAON NEW STAND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342" table:style-name="ce2">
            <text:p>234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343" table:style-name="ce2">
            <text:p>2343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344" table:style-name="ce8">
            <text:p>234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45" table:style-name="ce2">
            <text:p>2345</text:p>
          </table:table-cell>
          <table:table-cell office:value-type="string" table:style-name="ce5">
            <text:p>TALEGAON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346" table:style-name="ce2">
            <text:p>234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347" table:style-name="ce2">
            <text:p>234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348" table:style-name="ce8">
            <text:p>234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2349" table:style-name="ce2">
            <text:p>234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350" table:style-name="ce2">
            <text:p>2350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351" table:style-name="ce2">
            <text:p>235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352" table:style-name="ce8">
            <text:p>235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353" table:style-name="ce2">
            <text:p>235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354" table:style-name="ce2">
            <text:p>235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CHARATA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355" table:style-name="ce2">
            <text:p>235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356" table:style-name="ce8">
            <text:p>235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357" table:style-name="ce2">
            <text:p>235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358" table:style-name="ce2">
            <text:p>235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PATODA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359" table:style-name="ce2">
            <text:p>235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360" table:style-name="ce8">
            <text:p>236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361" table:style-name="ce2">
            <text:p>2361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362" table:style-name="ce2">
            <text:p>2362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363" table:style-name="ce2">
            <text:p>2363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364" table:style-name="ce8">
            <text:p>2364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65" table:style-name="ce2">
            <text:p>2365</text:p>
          </table:table-cell>
          <table:table-cell office:value-type="string" table:style-name="ce5">
            <text:p>UMARKHED<text:s/></text:p>
          </table:table-cell>
          <table:table-cell office:value-type="string" table:style-name="ce6">
            <text:p>TARAKPUR via MAJAL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366" table:style-name="ce2">
            <text:p>2366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BEED via MAJALGAON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367" table:style-name="ce2">
            <text:p>236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368" table:style-name="ce8">
            <text:p>236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369" table:style-name="ce2">
            <text:p>236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370" table:style-name="ce2">
            <text:p>2370</text:p>
          </table:table-cell>
          <table:table-cell office:value-type="string" table:style-name="ce5">
            <text:p>TARAKPUR<text:s/></text:p>
          </table:table-cell>
          <table:table-cell office:value-type="string" table:style-name="ce6">
            <text:p>UMARKHED via MAJALGAON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371" table:style-name="ce2">
            <text:p>237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372" table:style-name="ce8">
            <text:p>237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6H35M0S" table:style-name="ce9">
            <text:p>6:35</text:p>
          </table:table-cell>
          <table:table-cell table:number-columns-repeated="16379"/>
        </table:table-row>
        <table:table-row table:style-name="ro1">
          <table:table-cell office:value-type="float" office:value="2373" table:style-name="ce2">
            <text:p>237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74" table:style-name="ce2">
            <text:p>237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375" table:style-name="ce2">
            <text:p>237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376" table:style-name="ce8">
            <text:p>237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377" table:style-name="ce2">
            <text:p>237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378" table:style-name="ce2">
            <text:p>237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379" table:style-name="ce2">
            <text:p>237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380" table:style-name="ce8">
            <text:p>238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381" table:style-name="ce2">
            <text:p>238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 via MAJALGAON</text:p>
          </table:table-cell>
          <table:table-cell office:value-type="string" table:style-name="ce6">
            <text:p>DAY ORDINA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382" table:style-name="ce2">
            <text:p>238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383" table:style-name="ce2">
            <text:p>238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384" table:style-name="ce8">
            <text:p>238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385" table:style-name="ce2">
            <text:p>238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386" table:style-name="ce2">
            <text:p>238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387" table:style-name="ce2">
            <text:p>2387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388" table:style-name="ce8">
            <text:p>2388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389" table:style-name="ce2">
            <text:p>2389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SHEGAON via BE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90" table:style-name="ce2">
            <text:p>2390</text:p>
          </table:table-cell>
          <table:table-cell office:value-type="string" table:style-name="ce5">
            <text:p>UMERGA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391" table:style-name="ce2">
            <text:p>2391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DHULE via BEE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392" table:style-name="ce8">
            <text:p>2392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393" table:style-name="ce2">
            <text:p>2393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SURAT via AURANGABAD</text:p>
          </table:table-cell>
          <table:table-cell office:value-type="string" table:style-name="ce6">
            <text:p>NIGHT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394" table:style-name="ce2">
            <text:p>2394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395" table:style-name="ce2">
            <text:p>239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DHULE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396" table:style-name="ce8">
            <text:p>2396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BE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397" table:style-name="ce2">
            <text:p>239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BE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398" table:style-name="ce2">
            <text:p>239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BE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399" table:style-name="ce2">
            <text:p>239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400" table:style-name="ce8">
            <text:p>240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401" table:style-name="ce2">
            <text:p>240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402" table:style-name="ce2">
            <text:p>240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NANDED via GANGAKHED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403" table:style-name="ce2">
            <text:p>2403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ALABURAGI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404" table:style-name="ce8">
            <text:p>240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405" table:style-name="ce2">
            <text:p>2405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KALABURAG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406" table:style-name="ce2">
            <text:p>240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DAY ORDINA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407" table:style-name="ce2">
            <text:p>240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BEED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408" table:style-name="ce8">
            <text:p>240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409" table:style-name="ce2">
            <text:p>2409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TULJAPUR via BE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410" table:style-name="ce2">
            <text:p>2410</text:p>
          </table:table-cell>
          <table:table-cell office:value-type="string" table:style-name="ce5">
            <text:p>MALKAPUR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411" table:style-name="ce2">
            <text:p>2411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412" table:style-name="ce8">
            <text:p>2412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LATU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413" table:style-name="ce2">
            <text:p>241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414" table:style-name="ce2">
            <text:p>241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415" table:style-name="ce2">
            <text:p>241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UMBAI CENTRAL via PATHARD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416" table:style-name="ce8">
            <text:p>2416</text:p>
          </table:table-cell>
          <table:table-cell office:value-type="string" table:style-name="ce5">
            <text:p>MAJALGAON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417" table:style-name="ce2">
            <text:p>241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MUMBAI CENTRAL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418" table:style-name="ce2">
            <text:p>2418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419" table:style-name="ce2">
            <text:p>2419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BEED via ASHTI</text:p>
          </table:table-cell>
          <table:table-cell office:value-type="string" table:style-name="ce6">
            <text:p>ORDINARY EXPRESS</text:p>
          </table:table-cell>
          <table:table-cell office:value-type="time" office:time-value="PT6H31M0S" table:style-name="ce9">
            <text:p>6:31</text:p>
          </table:table-cell>
          <table:table-cell table:number-columns-repeated="16379"/>
        </table:table-row>
        <table:table-row table:style-name="ro1">
          <table:table-cell office:value-type="float" office:value="2420" table:style-name="ce8">
            <text:p>242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EE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421" table:style-name="ce2">
            <text:p>242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MAJALGAON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2422" table:style-name="ce2">
            <text:p>242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DHULE via NASIK CBS</text:p>
          </table:table-cell>
          <table:table-cell office:value-type="string" table:style-name="ce6">
            <text:p>DAY ORDINARY</text:p>
          </table:table-cell>
          <table:table-cell office:value-type="time" office:time-value="PT5H1M0S" table:style-name="ce9">
            <text:p>5:01</text:p>
          </table:table-cell>
          <table:table-cell table:number-columns-repeated="16379"/>
        </table:table-row>
        <table:table-row table:style-name="ro1">
          <table:table-cell office:value-type="float" office:value="2423" table:style-name="ce2">
            <text:p>242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MUKTAI NAGAR via JALGAON</text:p>
          </table:table-cell>
          <table:table-cell office:value-type="string" table:style-name="ce6">
            <text:p>DAY ORDINARY</text:p>
          </table:table-cell>
          <table:table-cell office:value-type="time" office:time-value="PT8H31M0S" table:style-name="ce9">
            <text:p>8:31</text:p>
          </table:table-cell>
          <table:table-cell table:number-columns-repeated="16379"/>
        </table:table-row>
        <table:table-row table:style-name="ro1">
          <table:table-cell office:value-type="float" office:value="2424" table:style-name="ce8">
            <text:p>242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CHOPADA</text:p>
          </table:table-cell>
          <table:table-cell office:value-type="string" table:style-name="ce6">
            <text:p>NIGHT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425" table:style-name="ce2">
            <text:p>2425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426" table:style-name="ce2">
            <text:p>2426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HAHADA via SION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2427" table:style-name="ce2">
            <text:p>242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KHAPAR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2428" table:style-name="ce8">
            <text:p>2428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MUMBAI CENTRAL via NASIK CBS</text:p>
          </table:table-cell>
          <table:table-cell office:value-type="string" table:style-name="ce6">
            <text:p>ORDINARY EXPRESS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2429" table:style-name="ce2">
            <text:p>2429</text:p>
          </table:table-cell>
          <table:table-cell office:value-type="string" table:style-name="ce5">
            <text:p>CHOPADA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430" table:style-name="ce2">
            <text:p>243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431" table:style-name="ce2">
            <text:p>243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432" table:style-name="ce8">
            <text:p>243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INGOL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433" table:style-name="ce2">
            <text:p>2433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434" table:style-name="ce2">
            <text:p>2434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435" table:style-name="ce2">
            <text:p>2435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436" table:style-name="ce8">
            <text:p>2436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437" table:style-name="ce2">
            <text:p>243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438" table:style-name="ce2">
            <text:p>2438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439" table:style-name="ce2">
            <text:p>2439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440" table:style-name="ce8">
            <text:p>2440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441" table:style-name="ce2">
            <text:p>244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442" table:style-name="ce2">
            <text:p>244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443" table:style-name="ce2">
            <text:p>244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444" table:style-name="ce8">
            <text:p>2444</text:p>
          </table:table-cell>
          <table:table-cell office:value-type="string" table:style-name="ce5">
            <text:p>ARNALA<text:s/></text:p>
          </table:table-cell>
          <table:table-cell office:value-type="string" table:style-name="ce6">
            <text:p>KOLHAPUR via BORIVALI SUKURWADI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445" table:style-name="ce2">
            <text:p>244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UBLI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446" table:style-name="ce2">
            <text:p>2446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447" table:style-name="ce2">
            <text:p>2447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RADHANAGARI via KATRAJ NEW TUNNEL START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448" table:style-name="ce8">
            <text:p>244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449" table:style-name="ce2">
            <text:p>2449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RADHANAGARI via KASBA TARLE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450" table:style-name="ce2">
            <text:p>245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ANGALORE</text:p>
          </table:table-cell>
          <table:table-cell office:value-type="string" table:style-name="ce6">
            <text:p>SEMI LUXURY</text:p>
          </table:table-cell>
          <table:table-cell office:value-type="time" office:time-value="PT9H31M0S" table:style-name="ce9">
            <text:p>9:31</text:p>
          </table:table-cell>
          <table:table-cell table:number-columns-repeated="16379"/>
        </table:table-row>
        <table:table-row table:style-name="ro1">
          <table:table-cell office:value-type="float" office:value="2451" table:style-name="ce2">
            <text:p>2451</text:p>
          </table:table-cell>
          <table:table-cell office:value-type="string" table:style-name="ce5">
            <text:p>ARNALA<text:s/></text:p>
          </table:table-cell>
          <table:table-cell office:value-type="string" table:style-name="ce6">
            <text:p>KOLHAPUR via BORIVALI SUKURWADI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452" table:style-name="ce8">
            <text:p>2452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PARGAD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2453" table:style-name="ce2">
            <text:p>245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2454" table:style-name="ce2">
            <text:p>245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455" table:style-name="ce2">
            <text:p>2455</text:p>
          </table:table-cell>
          <table:table-cell office:value-type="string" table:style-name="ce5">
            <text:p>BORIVALI NANCY COLONY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22H15M0S" table:style-name="ce9">
            <text:p>22:15</text:p>
          </table:table-cell>
          <table:table-cell table:number-columns-repeated="16379"/>
        </table:table-row>
        <table:table-row table:style-name="ro1">
          <table:table-cell office:value-type="float" office:value="2456" table:style-name="ce8">
            <text:p>2456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2457" table:style-name="ce2">
            <text:p>2457</text:p>
          </table:table-cell>
          <table:table-cell office:value-type="string" table:style-name="ce5">
            <text:p>RADHANAGARI<text:s/></text:p>
          </table:table-cell>
          <table:table-cell office:value-type="string" table:style-name="ce6">
            <text:p>PAREL via SHIROL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458" table:style-name="ce2">
            <text:p>2458</text:p>
          </table:table-cell>
          <table:table-cell office:value-type="string" table:style-name="ce5">
            <text:p>RADHANAGARI<text:s/></text:p>
          </table:table-cell>
          <table:table-cell office:value-type="string" table:style-name="ce6">
            <text:p>PAREL via KASBA TARLE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459" table:style-name="ce2">
            <text:p>2459</text:p>
          </table:table-cell>
          <table:table-cell office:value-type="string" table:style-name="ce5">
            <text:p>RADHANAGARI<text:s/></text:p>
          </table:table-cell>
          <table:table-cell office:value-type="string" table:style-name="ce6">
            <text:p>PAREL via KATRAJ NEW TUNNEL START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460" table:style-name="ce8">
            <text:p>246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461" table:style-name="ce2">
            <text:p>2461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462" table:style-name="ce2">
            <text:p>2462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RNALA via PANVEL</text:p>
          </table:table-cell>
          <table:table-cell office:value-type="string" table:style-name="ce6">
            <text:p>NIGHT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463" table:style-name="ce2">
            <text:p>246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464" table:style-name="ce8">
            <text:p>246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465" table:style-name="ce2">
            <text:p>2465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466" table:style-name="ce2">
            <text:p>2466</text:p>
          </table:table-cell>
          <table:table-cell office:value-type="string" table:style-name="ce5">
            <text:p>DEGLOOR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467" table:style-name="ce2">
            <text:p>246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468" table:style-name="ce8">
            <text:p>2468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DEGLOOR via YAVAT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469" table:style-name="ce2">
            <text:p>246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470" table:style-name="ce2">
            <text:p>247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471" table:style-name="ce2">
            <text:p>247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472" table:style-name="ce8">
            <text:p>247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473" table:style-name="ce2">
            <text:p>247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474" table:style-name="ce2">
            <text:p>247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475" table:style-name="ce2">
            <text:p>2475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476" table:style-name="ce8">
            <text:p>2476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9H45M0S" table:style-name="ce9">
            <text:p>19:45</text:p>
          </table:table-cell>
          <table:table-cell table:number-columns-repeated="16379"/>
        </table:table-row>
        <table:table-row table:style-name="ro1">
          <table:table-cell office:value-type="float" office:value="2477" table:style-name="ce2">
            <text:p>247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478" table:style-name="ce2">
            <text:p>247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AKKALKUWA via NANDURBAR</text:p>
          </table:table-cell>
          <table:table-cell office:value-type="string" table:style-name="ce6">
            <text:p>NIGHT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2479" table:style-name="ce2">
            <text:p>247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NANDURBAR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2480" table:style-name="ce8">
            <text:p>248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OSMANABAD via SION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481" table:style-name="ce2">
            <text:p>2481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MUMBAI CENTRAL via SION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482" table:style-name="ce2">
            <text:p>2482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483" table:style-name="ce2">
            <text:p>2483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484" table:style-name="ce8">
            <text:p>248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INGOL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485" table:style-name="ce2">
            <text:p>248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486" table:style-name="ce2">
            <text:p>248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2487" table:style-name="ce2">
            <text:p>248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488" table:style-name="ce8">
            <text:p>248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5H31M0S" table:style-name="ce9">
            <text:p>5:31</text:p>
          </table:table-cell>
          <table:table-cell table:number-columns-repeated="16379"/>
        </table:table-row>
        <table:table-row table:style-name="ro1">
          <table:table-cell office:value-type="float" office:value="2489" table:style-name="ce2">
            <text:p>248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490" table:style-name="ce2">
            <text:p>249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491" table:style-name="ce2">
            <text:p>249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ANTRALAYA</text:p>
          </table:table-cell>
          <table:table-cell office:value-type="string" table:style-name="ce6">
            <text:p>SEMI LUXU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492" table:style-name="ce8">
            <text:p>249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BORIVALI NANCY COLONY via PANVEL VILLAGE FATA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493" table:style-name="ce2">
            <text:p>249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MANTRALAYA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494" table:style-name="ce2">
            <text:p>249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495" table:style-name="ce2">
            <text:p>249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6H1M0S" table:style-name="ce9">
            <text:p>6:01</text:p>
          </table:table-cell>
          <table:table-cell table:number-columns-repeated="16379"/>
        </table:table-row>
        <table:table-row table:style-name="ro1">
          <table:table-cell office:value-type="float" office:value="2496" table:style-name="ce8">
            <text:p>249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497" table:style-name="ce2">
            <text:p>249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498" table:style-name="ce2">
            <text:p>249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499" table:style-name="ce2">
            <text:p>249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500" table:style-name="ce8">
            <text:p>250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6H31M0S" table:style-name="ce9">
            <text:p>6:31</text:p>
          </table:table-cell>
          <table:table-cell table:number-columns-repeated="16379"/>
        </table:table-row>
        <table:table-row table:style-name="ro1">
          <table:table-cell office:value-type="float" office:value="2501" table:style-name="ce2">
            <text:p>250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502" table:style-name="ce2">
            <text:p>250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503" table:style-name="ce2">
            <text:p>250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504" table:style-name="ce8">
            <text:p>250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505" table:style-name="ce2">
            <text:p>250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506" table:style-name="ce2">
            <text:p>250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507" table:style-name="ce2">
            <text:p>250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7H1M0S" table:style-name="ce9">
            <text:p>7:01</text:p>
          </table:table-cell>
          <table:table-cell table:number-columns-repeated="16379"/>
        </table:table-row>
        <table:table-row table:style-name="ro1">
          <table:table-cell office:value-type="float" office:value="2508" table:style-name="ce8">
            <text:p>250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509" table:style-name="ce2">
            <text:p>250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510" table:style-name="ce2">
            <text:p>251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2511" table:style-name="ce2">
            <text:p>2511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512" table:style-name="ce8">
            <text:p>251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513" table:style-name="ce2">
            <text:p>251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7H31M0S" table:style-name="ce9">
            <text:p>7:31</text:p>
          </table:table-cell>
          <table:table-cell table:number-columns-repeated="16379"/>
        </table:table-row>
        <table:table-row table:style-name="ro1">
          <table:table-cell office:value-type="float" office:value="2514" table:style-name="ce2">
            <text:p>2514</text:p>
          </table:table-cell>
          <table:table-cell office:value-type="string" table:style-name="ce5">
            <text:p>BHOR<text:s/></text:p>
          </table:table-cell>
          <table:table-cell office:value-type="string" table:style-name="ce6">
            <text:p>PAREL via KASURD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515" table:style-name="ce2">
            <text:p>251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516" table:style-name="ce8">
            <text:p>251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517" table:style-name="ce2">
            <text:p>251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518" table:style-name="ce2">
            <text:p>2518</text:p>
          </table:table-cell>
          <table:table-cell office:value-type="string" table:style-name="ce5">
            <text:p>KHANAPUR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519" table:style-name="ce2">
            <text:p>251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520" table:style-name="ce8">
            <text:p>252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521" table:style-name="ce2">
            <text:p>252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2522" table:style-name="ce2">
            <text:p>252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523" table:style-name="ce2">
            <text:p>252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524" table:style-name="ce8">
            <text:p>252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525" table:style-name="ce2">
            <text:p>2525</text:p>
          </table:table-cell>
          <table:table-cell office:value-type="string" table:style-name="ce5">
            <text:p>BHOR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526" table:style-name="ce2">
            <text:p>2526</text:p>
          </table:table-cell>
          <table:table-cell office:value-type="string" table:style-name="ce5">
            <text:p>JEJURI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527" table:style-name="ce2">
            <text:p>252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8H31M0S" table:style-name="ce9">
            <text:p>8:31</text:p>
          </table:table-cell>
          <table:table-cell table:number-columns-repeated="16379"/>
        </table:table-row>
        <table:table-row table:style-name="ro1">
          <table:table-cell office:value-type="float" office:value="2528" table:style-name="ce8">
            <text:p>252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529" table:style-name="ce2">
            <text:p>252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530" table:style-name="ce2">
            <text:p>253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531" table:style-name="ce2">
            <text:p>253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532" table:style-name="ce8">
            <text:p>253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533" table:style-name="ce2">
            <text:p>253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534" table:style-name="ce2">
            <text:p>2534</text:p>
          </table:table-cell>
          <table:table-cell office:value-type="string" table:style-name="ce5">
            <text:p>JAMKHED<text:s/></text:p>
          </table:table-cell>
          <table:table-cell office:value-type="string" table:style-name="ce6">
            <text:p>MUMBAI CENTRAL via DAUN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535" table:style-name="ce2">
            <text:p>253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9H31M0S" table:style-name="ce9">
            <text:p>9:31</text:p>
          </table:table-cell>
          <table:table-cell table:number-columns-repeated="16379"/>
        </table:table-row>
        <table:table-row table:style-name="ro1">
          <table:table-cell office:value-type="float" office:value="2536" table:style-name="ce8">
            <text:p>253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537" table:style-name="ce2">
            <text:p>253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538" table:style-name="ce2">
            <text:p>253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539" table:style-name="ce2">
            <text:p>253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540" table:style-name="ce8">
            <text:p>254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0H1M0S" table:style-name="ce9">
            <text:p>10:01</text:p>
          </table:table-cell>
          <table:table-cell table:number-columns-repeated="16379"/>
        </table:table-row>
        <table:table-row table:style-name="ro1">
          <table:table-cell office:value-type="float" office:value="2541" table:style-name="ce2">
            <text:p>2541</text:p>
          </table:table-cell>
          <table:table-cell office:value-type="string" table:style-name="ce5">
            <text:p>PATHARD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542" table:style-name="ce2">
            <text:p>254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543" table:style-name="ce2">
            <text:p>254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544" table:style-name="ce8">
            <text:p>254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545" table:style-name="ce2">
            <text:p>254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0H31M0S" table:style-name="ce9">
            <text:p>10:31</text:p>
          </table:table-cell>
          <table:table-cell table:number-columns-repeated="16379"/>
        </table:table-row>
        <table:table-row table:style-name="ro1">
          <table:table-cell office:value-type="float" office:value="2546" table:style-name="ce2">
            <text:p>254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2547" table:style-name="ce2">
            <text:p>254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548" table:style-name="ce8">
            <text:p>254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549" table:style-name="ce2">
            <text:p>254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1H1M0S" table:style-name="ce9">
            <text:p>11:01</text:p>
          </table:table-cell>
          <table:table-cell table:number-columns-repeated="16379"/>
        </table:table-row>
        <table:table-row table:style-name="ro1">
          <table:table-cell office:value-type="float" office:value="2550" table:style-name="ce2">
            <text:p>255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2551" table:style-name="ce2">
            <text:p>255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2552" table:style-name="ce8">
            <text:p>255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553" table:style-name="ce2">
            <text:p>255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1H31M0S" table:style-name="ce9">
            <text:p>11:31</text:p>
          </table:table-cell>
          <table:table-cell table:number-columns-repeated="16379"/>
        </table:table-row>
        <table:table-row table:style-name="ro1">
          <table:table-cell office:value-type="float" office:value="2554" table:style-name="ce2">
            <text:p>255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555" table:style-name="ce2">
            <text:p>255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556" table:style-name="ce8">
            <text:p>255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557" table:style-name="ce2">
            <text:p>255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558" table:style-name="ce2">
            <text:p>255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2H1M0S" table:style-name="ce9">
            <text:p>12:01</text:p>
          </table:table-cell>
          <table:table-cell table:number-columns-repeated="16379"/>
        </table:table-row>
        <table:table-row table:style-name="ro1">
          <table:table-cell office:value-type="float" office:value="2559" table:style-name="ce2">
            <text:p>255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2560" table:style-name="ce8">
            <text:p>256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2561" table:style-name="ce2">
            <text:p>256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2H31M0S" table:style-name="ce9">
            <text:p>12:31</text:p>
          </table:table-cell>
          <table:table-cell table:number-columns-repeated="16379"/>
        </table:table-row>
        <table:table-row table:style-name="ro1">
          <table:table-cell office:value-type="float" office:value="2562" table:style-name="ce2">
            <text:p>256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2563" table:style-name="ce2">
            <text:p>256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2564" table:style-name="ce8">
            <text:p>256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565" table:style-name="ce2">
            <text:p>256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566" table:style-name="ce2">
            <text:p>256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567" table:style-name="ce2">
            <text:p>256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568" table:style-name="ce8">
            <text:p>256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569" table:style-name="ce2">
            <text:p>256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3H16M0S" table:style-name="ce9">
            <text:p>13:16</text:p>
          </table:table-cell>
          <table:table-cell table:number-columns-repeated="16379"/>
        </table:table-row>
        <table:table-row table:style-name="ro1">
          <table:table-cell office:value-type="float" office:value="2570" table:style-name="ce2">
            <text:p>257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571" table:style-name="ce2">
            <text:p>257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3H31M0S" table:style-name="ce9">
            <text:p>13:31</text:p>
          </table:table-cell>
          <table:table-cell table:number-columns-repeated="16379"/>
        </table:table-row>
        <table:table-row table:style-name="ro1">
          <table:table-cell office:value-type="float" office:value="2572" table:style-name="ce8">
            <text:p>257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573" table:style-name="ce2">
            <text:p>257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574" table:style-name="ce2">
            <text:p>257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MANTRALAYA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575" table:style-name="ce2">
            <text:p>257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576" table:style-name="ce8">
            <text:p>257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4H1M0S" table:style-name="ce9">
            <text:p>14:01</text:p>
          </table:table-cell>
          <table:table-cell table:number-columns-repeated="16379"/>
        </table:table-row>
        <table:table-row table:style-name="ro1">
          <table:table-cell office:value-type="float" office:value="2577" table:style-name="ce2">
            <text:p>257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578" table:style-name="ce2">
            <text:p>257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579" table:style-name="ce2">
            <text:p>257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580" table:style-name="ce8">
            <text:p>258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581" table:style-name="ce2">
            <text:p>258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4H31M0S" table:style-name="ce9">
            <text:p>14:31</text:p>
          </table:table-cell>
          <table:table-cell table:number-columns-repeated="16379"/>
        </table:table-row>
        <table:table-row table:style-name="ro1">
          <table:table-cell office:value-type="float" office:value="2582" table:style-name="ce2">
            <text:p>258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583" table:style-name="ce2">
            <text:p>258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584" table:style-name="ce8">
            <text:p>2584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585" table:style-name="ce2">
            <text:p>2585</text:p>
          </table:table-cell>
          <table:table-cell office:value-type="string" table:style-name="ce5">
            <text:p>DEGLOOR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586" table:style-name="ce2">
            <text:p>258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587" table:style-name="ce2">
            <text:p>258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588" table:style-name="ce8">
            <text:p>258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2589" table:style-name="ce2">
            <text:p>258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590" table:style-name="ce2">
            <text:p>259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591" table:style-name="ce2">
            <text:p>2591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592" table:style-name="ce8">
            <text:p>259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593" table:style-name="ce2">
            <text:p>259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5H31M0S" table:style-name="ce9">
            <text:p>15:31</text:p>
          </table:table-cell>
          <table:table-cell table:number-columns-repeated="16379"/>
        </table:table-row>
        <table:table-row table:style-name="ro1">
          <table:table-cell office:value-type="float" office:value="2594" table:style-name="ce2">
            <text:p>259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595" table:style-name="ce2">
            <text:p>259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596" table:style-name="ce8">
            <text:p>2596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2597" table:style-name="ce2">
            <text:p>259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598" table:style-name="ce2">
            <text:p>259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599" table:style-name="ce2">
            <text:p>259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600" table:style-name="ce8">
            <text:p>260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6H1M0S" table:style-name="ce9">
            <text:p>16:01</text:p>
          </table:table-cell>
          <table:table-cell table:number-columns-repeated="16379"/>
        </table:table-row>
        <table:table-row table:style-name="ro1">
          <table:table-cell office:value-type="float" office:value="2601" table:style-name="ce2">
            <text:p>260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602" table:style-name="ce2">
            <text:p>260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603" table:style-name="ce2">
            <text:p>260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604" table:style-name="ce8">
            <text:p>260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605" table:style-name="ce2">
            <text:p>260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6H31M0S" table:style-name="ce9">
            <text:p>16:31</text:p>
          </table:table-cell>
          <table:table-cell table:number-columns-repeated="16379"/>
        </table:table-row>
        <table:table-row table:style-name="ro1">
          <table:table-cell office:value-type="float" office:value="2606" table:style-name="ce2">
            <text:p>2606</text:p>
          </table:table-cell>
          <table:table-cell office:value-type="string" table:style-name="ce5">
            <text:p>JEJURI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607" table:style-name="ce2">
            <text:p>260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608" table:style-name="ce8">
            <text:p>260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609" table:style-name="ce2">
            <text:p>2609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2610" table:style-name="ce2">
            <text:p>2610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611" table:style-name="ce2">
            <text:p>261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2612" table:style-name="ce8">
            <text:p>261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2613" table:style-name="ce2">
            <text:p>2613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MUMBAI CENTRAL via CHANDANI CHOWK</text:p>
          </table:table-cell>
          <table:table-cell office:value-type="string" table:style-name="ce6">
            <text:p>SEMI LUXURY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2614" table:style-name="ce2">
            <text:p>261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7H31M0S" table:style-name="ce9">
            <text:p>17:31</text:p>
          </table:table-cell>
          <table:table-cell table:number-columns-repeated="16379"/>
        </table:table-row>
        <table:table-row table:style-name="ro1">
          <table:table-cell office:value-type="float" office:value="2615" table:style-name="ce2">
            <text:p>261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BREMAN CHOWK</text:p>
          </table:table-cell>
          <table:table-cell office:value-type="string" table:style-name="ce6">
            <text:p>AC-SHIVNERI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2616" table:style-name="ce8">
            <text:p>261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2617" table:style-name="ce2">
            <text:p>261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618" table:style-name="ce2">
            <text:p>261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619" table:style-name="ce2">
            <text:p>261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RNALA via PANVEL</text:p>
          </table:table-cell>
          <table:table-cell office:value-type="string" table:style-name="ce6">
            <text:p>NIGHT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620" table:style-name="ce8">
            <text:p>262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621" table:style-name="ce2">
            <text:p>262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622" table:style-name="ce2">
            <text:p>262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623" table:style-name="ce2">
            <text:p>262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8H31M0S" table:style-name="ce9">
            <text:p>18:31</text:p>
          </table:table-cell>
          <table:table-cell table:number-columns-repeated="16379"/>
        </table:table-row>
        <table:table-row table:style-name="ro1">
          <table:table-cell office:value-type="float" office:value="2624" table:style-name="ce8">
            <text:p>262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625" table:style-name="ce2">
            <text:p>262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626" table:style-name="ce2">
            <text:p>262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2627" table:style-name="ce2">
            <text:p>2627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2628" table:style-name="ce8">
            <text:p>2628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2629" table:style-name="ce2">
            <text:p>262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2630" table:style-name="ce2">
            <text:p>263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2631" table:style-name="ce2">
            <text:p>263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2632" table:style-name="ce8">
            <text:p>263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19H31M0S" table:style-name="ce9">
            <text:p>19:31</text:p>
          </table:table-cell>
          <table:table-cell table:number-columns-repeated="16379"/>
        </table:table-row>
        <table:table-row table:style-name="ro1">
          <table:table-cell office:value-type="float" office:value="2633" table:style-name="ce2">
            <text:p>2633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19H45M0S" table:style-name="ce9">
            <text:p>19:45</text:p>
          </table:table-cell>
          <table:table-cell table:number-columns-repeated="16379"/>
        </table:table-row>
        <table:table-row table:style-name="ro1">
          <table:table-cell office:value-type="float" office:value="2634" table:style-name="ce2">
            <text:p>263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19H45M0S" table:style-name="ce9">
            <text:p>19:45</text:p>
          </table:table-cell>
          <table:table-cell table:number-columns-repeated="16379"/>
        </table:table-row>
        <table:table-row table:style-name="ro1">
          <table:table-cell office:value-type="float" office:value="2635" table:style-name="ce2">
            <text:p>2635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2636" table:style-name="ce8">
            <text:p>263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2637" table:style-name="ce2">
            <text:p>2637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2638" table:style-name="ce2">
            <text:p>263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0H15M0S" table:style-name="ce9">
            <text:p>20:15</text:p>
          </table:table-cell>
          <table:table-cell table:number-columns-repeated="16379"/>
        </table:table-row>
        <table:table-row table:style-name="ro1">
          <table:table-cell office:value-type="float" office:value="2639" table:style-name="ce2">
            <text:p>2639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20H15M0S" table:style-name="ce9">
            <text:p>20:15</text:p>
          </table:table-cell>
          <table:table-cell table:number-columns-repeated="16379"/>
        </table:table-row>
        <table:table-row table:style-name="ro1">
          <table:table-cell office:value-type="float" office:value="2640" table:style-name="ce8">
            <text:p>264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2641" table:style-name="ce2">
            <text:p>264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20H31M0S" table:style-name="ce9">
            <text:p>20:31</text:p>
          </table:table-cell>
          <table:table-cell table:number-columns-repeated="16379"/>
        </table:table-row>
        <table:table-row table:style-name="ro1">
          <table:table-cell office:value-type="float" office:value="2642" table:style-name="ce2">
            <text:p>264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2643" table:style-name="ce2">
            <text:p>2643</text:p>
          </table:table-cell>
          <table:table-cell office:value-type="string" table:style-name="ce5">
            <text:p>PHALTAN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644" table:style-name="ce8">
            <text:p>2644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AC-SHIVNERI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645" table:style-name="ce2">
            <text:p>2645</text:p>
          </table:table-cell>
          <table:table-cell office:value-type="string" table:style-name="ce5">
            <text:p>SWARGATE PUNE<text:s/></text:p>
          </table:table-cell>
          <table:table-cell office:value-type="string" table:style-name="ce6">
            <text:p>DADAR EAST via CHANDANI CHOWK</text:p>
          </table:table-cell>
          <table:table-cell office:value-type="string" table:style-name="ce6">
            <text:p>AC-SHIVNERI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646" table:style-name="ce2">
            <text:p>2646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2647" table:style-name="ce2">
            <text:p>2647</text:p>
          </table:table-cell>
          <table:table-cell office:value-type="string" table:style-name="ce5">
            <text:p>BARAMATI<text:s/></text:p>
          </table:table-cell>
          <table:table-cell office:value-type="string" table:style-name="ce6">
            <text:p>MUMBAI CENTRAL via HOL</text:p>
          </table:table-cell>
          <table:table-cell office:value-type="string" table:style-name="ce6">
            <text:p>SEMI LUXURY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2648" table:style-name="ce8">
            <text:p>2648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2649" table:style-name="ce2">
            <text:p>2649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650" table:style-name="ce2">
            <text:p>2650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651" table:style-name="ce2">
            <text:p>2651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AC-SHIVNERI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2652" table:style-name="ce8">
            <text:p>2652</text:p>
          </table:table-cell>
          <table:table-cell office:value-type="string" table:style-name="ce5">
            <text:p>PUNE RLY. STN.<text:s/></text:p>
          </table:table-cell>
          <table:table-cell office:value-type="string" table:style-name="ce6">
            <text:p>DADAR EAST via CHINCHWAD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2653" table:style-name="ce2">
            <text:p>2653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654" table:style-name="ce2">
            <text:p>2654</text:p>
          </table:table-cell>
          <table:table-cell office:value-type="string" table:style-name="ce5">
            <text:p>DEVACHEGOTHANE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655" table:style-name="ce2">
            <text:p>2655</text:p>
          </table:table-cell>
          <table:table-cell office:value-type="string" table:style-name="ce5">
            <text:p>AMBOLGAD GAGANGIRI MATH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656" table:style-name="ce8">
            <text:p>2656</text:p>
          </table:table-cell>
          <table:table-cell office:value-type="string" table:style-name="ce5">
            <text:p>JAIGAD BANDAR<text:s/></text:p>
          </table:table-cell>
          <table:table-cell office:value-type="string" table:style-name="ce6">
            <text:p>BORIVALI NANCY COLONY via RATNAGIRI</text:p>
          </table:table-cell>
          <table:table-cell office:value-type="string" table:style-name="ce6">
            <text:p>SEMI LUXURY</text:p>
          </table:table-cell>
          <table:table-cell office:value-type="time" office:time-value="PT18H10M0S" table:style-name="ce9">
            <text:p>18:10</text:p>
          </table:table-cell>
          <table:table-cell table:number-columns-repeated="16379"/>
        </table:table-row>
        <table:table-row table:style-name="ro1">
          <table:table-cell office:value-type="float" office:value="2657" table:style-name="ce2">
            <text:p>2657</text:p>
          </table:table-cell>
          <table:table-cell office:value-type="string" table:style-name="ce5">
            <text:p>RATNAGIR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658" table:style-name="ce2">
            <text:p>2658</text:p>
          </table:table-cell>
          <table:table-cell office:value-type="string" table:style-name="ce5">
            <text:p>BORIVALI NANCY COLONY<text:s/></text:p>
          </table:table-cell>
          <table:table-cell office:value-type="string" table:style-name="ce6">
            <text:p>RATNAGIRI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659" table:style-name="ce2">
            <text:p>2659</text:p>
          </table:table-cell>
          <table:table-cell office:value-type="string" table:style-name="ce5">
            <text:p>BORIVALI NANCY COLONY<text:s/></text:p>
          </table:table-cell>
          <table:table-cell office:value-type="string" table:style-name="ce6">
            <text:p>RATNAGIRI via KHE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660" table:style-name="ce8">
            <text:p>266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RATNAGIRI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661" table:style-name="ce2">
            <text:p>2661</text:p>
          </table:table-cell>
          <table:table-cell office:value-type="string" table:style-name="ce5">
            <text:p>BORIVALI NANCY COLONY<text:s/></text:p>
          </table:table-cell>
          <table:table-cell office:value-type="string" table:style-name="ce6">
            <text:p>DEVACHEGOTHANE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662" table:style-name="ce2">
            <text:p>2662</text:p>
          </table:table-cell>
          <table:table-cell office:value-type="string" table:style-name="ce5">
            <text:p>BORIVALI NANCY COLONY<text:s/></text:p>
          </table:table-cell>
          <table:table-cell office:value-type="string" table:style-name="ce6">
            <text:p>RATNAGIRI via PATHANWADI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2663" table:style-name="ce2">
            <text:p>2663</text:p>
          </table:table-cell>
          <table:table-cell office:value-type="string" table:style-name="ce5">
            <text:p>BORIVALI NANCY COLONY<text:s/></text:p>
          </table:table-cell>
          <table:table-cell office:value-type="string" table:style-name="ce6">
            <text:p>KHANDALA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664" table:style-name="ce8">
            <text:p>266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AMBOLGAD GAGANGIRI MATH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2665" table:style-name="ce2">
            <text:p>266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RATNAGIRI</text:p>
          </table:table-cell>
          <table:table-cell office:value-type="string" table:style-name="ce6">
            <text:p>SEMI LUXURY</text:p>
          </table:table-cell>
          <table:table-cell office:value-type="time" office:time-value="PT21H45M0S" table:style-name="ce9">
            <text:p>21:45</text:p>
          </table:table-cell>
          <table:table-cell table:number-columns-repeated="16379"/>
        </table:table-row>
        <table:table-row table:style-name="ro1">
          <table:table-cell office:value-type="float" office:value="2666" table:style-name="ce2">
            <text:p>2666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MEDHA</text:p>
          </table:table-cell>
          <table:table-cell office:value-type="string" table:style-name="ce6">
            <text:p>ORDINARY EXPRESS</text:p>
          </table:table-cell>
          <table:table-cell office:value-type="time" office:time-value="PT0H5M0S" table:style-name="ce9">
            <text:p>0:05</text:p>
          </table:table-cell>
          <table:table-cell table:number-columns-repeated="16379"/>
        </table:table-row>
        <table:table-row table:style-name="ro1">
          <table:table-cell office:value-type="float" office:value="2667" table:style-name="ce2">
            <text:p>2667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NAVIN PUNADI</text:p>
          </table:table-cell>
          <table:table-cell office:value-type="string" table:style-name="ce6">
            <text:p>ORDINARY EXPRESS</text:p>
          </table:table-cell>
          <table:table-cell office:value-type="time" office:time-value="PT0H15M0S" table:style-name="ce9">
            <text:p>0:15</text:p>
          </table:table-cell>
          <table:table-cell table:number-columns-repeated="16379"/>
        </table:table-row>
        <table:table-row table:style-name="ro1">
          <table:table-cell office:value-type="float" office:value="2668" table:style-name="ce8">
            <text:p>266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2669" table:style-name="ce2">
            <text:p>2669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ORDINARY EXPRESS</text:p>
          </table:table-cell>
          <table:table-cell office:value-type="time" office:time-value="PT4H15M0S" table:style-name="ce9">
            <text:p>4:15</text:p>
          </table:table-cell>
          <table:table-cell table:number-columns-repeated="16379"/>
        </table:table-row>
        <table:table-row table:style-name="ro1">
          <table:table-cell office:value-type="float" office:value="2670" table:style-name="ce2">
            <text:p>2670</text:p>
          </table:table-cell>
          <table:table-cell office:value-type="string" table:style-name="ce5">
            <text:p>ARNALA<text:s/></text:p>
          </table:table-cell>
          <table:table-cell office:value-type="string" table:style-name="ce6">
            <text:p>KOLHAPUR via BORIVALI SUKURWADI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671" table:style-name="ce2">
            <text:p>2671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672" table:style-name="ce8">
            <text:p>267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HUBLI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673" table:style-name="ce2">
            <text:p>267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674" table:style-name="ce2">
            <text:p>267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675" table:style-name="ce2">
            <text:p>2675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676" table:style-name="ce8">
            <text:p>2676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677" table:style-name="ce2">
            <text:p>267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JAMKHANDI via SANGLI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678" table:style-name="ce2">
            <text:p>267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VADUJ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679" table:style-name="ce2">
            <text:p>2679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MHASWAD via SATARA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680" table:style-name="ce8">
            <text:p>2680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681" table:style-name="ce2">
            <text:p>268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682" table:style-name="ce2">
            <text:p>268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683" table:style-name="ce2">
            <text:p>2683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VADUJ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684" table:style-name="ce8">
            <text:p>2684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685" table:style-name="ce2">
            <text:p>268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686" table:style-name="ce2">
            <text:p>2686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KANDVAN via KATRAJ BYPASS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687" table:style-name="ce2">
            <text:p>268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MAYANI via VADUJ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688" table:style-name="ce8">
            <text:p>268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689" table:style-name="ce2">
            <text:p>2689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KOREGAON via KAVATHE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690" table:style-name="ce2">
            <text:p>2690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DAY ORDINA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691" table:style-name="ce2">
            <text:p>269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IJAPUR via KARAD</text:p>
          </table:table-cell>
          <table:table-cell office:value-type="string" table:style-name="ce6">
            <text:p>DAY ORDINARY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692" table:style-name="ce8">
            <text:p>269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693" table:style-name="ce2">
            <text:p>2693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PATAN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694" table:style-name="ce2">
            <text:p>2694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695" table:style-name="ce2">
            <text:p>269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696" table:style-name="ce8">
            <text:p>2696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ANGALORE</text:p>
          </table:table-cell>
          <table:table-cell office:value-type="string" table:style-name="ce6">
            <text:p>SEMI LUXURY</text:p>
          </table:table-cell>
          <table:table-cell office:value-type="time" office:time-value="PT9H31M0S" table:style-name="ce9">
            <text:p>9:31</text:p>
          </table:table-cell>
          <table:table-cell table:number-columns-repeated="16379"/>
        </table:table-row>
        <table:table-row table:style-name="ro1">
          <table:table-cell office:value-type="float" office:value="2697" table:style-name="ce2">
            <text:p>2697</text:p>
          </table:table-cell>
          <table:table-cell office:value-type="string" table:style-name="ce5">
            <text:p>BORIVALI SUKURWADI<text:s/></text:p>
          </table:table-cell>
          <table:table-cell office:value-type="string" table:style-name="ce6">
            <text:p>KELAVALI via SATARA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698" table:style-name="ce2">
            <text:p>269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699" table:style-name="ce2">
            <text:p>2699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700" table:style-name="ce8">
            <text:p>270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701" table:style-name="ce2">
            <text:p>2701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2702" table:style-name="ce2">
            <text:p>2702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703" table:style-name="ce2">
            <text:p>270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704" table:style-name="ce8">
            <text:p>270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705" table:style-name="ce2">
            <text:p>270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706" table:style-name="ce2">
            <text:p>2706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DAY ORDINA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707" table:style-name="ce2">
            <text:p>270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708" table:style-name="ce8">
            <text:p>270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709" table:style-name="ce2">
            <text:p>2709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710" table:style-name="ce2">
            <text:p>271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711" table:style-name="ce2">
            <text:p>271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712" table:style-name="ce8">
            <text:p>2712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713" table:style-name="ce2">
            <text:p>271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714" table:style-name="ce2">
            <text:p>2714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715" table:style-name="ce2">
            <text:p>2715</text:p>
          </table:table-cell>
          <table:table-cell office:value-type="string" table:style-name="ce5">
            <text:p>ARNALA<text:s/></text:p>
          </table:table-cell>
          <table:table-cell office:value-type="string" table:style-name="ce6">
            <text:p>KOLHAPUR via BORIVALI SUKURWADI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716" table:style-name="ce8">
            <text:p>2716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718" table:style-name="ce2">
            <text:p>271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2719" table:style-name="ce2">
            <text:p>271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SEMI LUXURY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2720" table:style-name="ce8">
            <text:p>272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BELGAUM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721" table:style-name="ce2">
            <text:p>2721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MHASWAD via SATARA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2722" table:style-name="ce2">
            <text:p>272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21H45M0S" table:style-name="ce9">
            <text:p>21:45</text:p>
          </table:table-cell>
          <table:table-cell table:number-columns-repeated="16379"/>
        </table:table-row>
        <table:table-row table:style-name="ro1">
          <table:table-cell office:value-type="float" office:value="2723" table:style-name="ce2">
            <text:p>2723</text:p>
          </table:table-cell>
          <table:table-cell office:value-type="string" table:style-name="ce5">
            <text:p>BORIVALI SUKURWADI<text:s/></text:p>
          </table:table-cell>
          <table:table-cell office:value-type="string" table:style-name="ce6">
            <text:p>PATEGHAR via SATARA</text:p>
          </table:table-cell>
          <table:table-cell office:value-type="string" table:style-name="ce6">
            <text:p>NIGHT EXPRESS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724" table:style-name="ce8">
            <text:p>272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725" table:style-name="ce2">
            <text:p>272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22H15M0S" table:style-name="ce9">
            <text:p>22:15</text:p>
          </table:table-cell>
          <table:table-cell table:number-columns-repeated="16379"/>
        </table:table-row>
        <table:table-row table:style-name="ro1">
          <table:table-cell office:value-type="float" office:value="2726" table:style-name="ce2">
            <text:p>2726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22H15M0S" table:style-name="ce9">
            <text:p>22:15</text:p>
          </table:table-cell>
          <table:table-cell table:number-columns-repeated="16379"/>
        </table:table-row>
        <table:table-row table:style-name="ro1">
          <table:table-cell office:value-type="float" office:value="2727" table:style-name="ce2">
            <text:p>272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2728" table:style-name="ce8">
            <text:p>2728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GARALEWADI via KALEDHON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2729" table:style-name="ce2">
            <text:p>272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NIGHT EXPRESS</text:p>
          </table:table-cell>
          <table:table-cell office:value-type="time" office:time-value="PT22H45M0S" table:style-name="ce9">
            <text:p>22:45</text:p>
          </table:table-cell>
          <table:table-cell table:number-columns-repeated="16379"/>
        </table:table-row>
        <table:table-row table:style-name="ro1">
          <table:table-cell office:value-type="float" office:value="2730" table:style-name="ce2">
            <text:p>2730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PUSESAVALI via KATRAJ TUNNEL</text:p>
          </table:table-cell>
          <table:table-cell office:value-type="string" table:style-name="ce6">
            <text:p>SEMI LUXURY</text:p>
          </table:table-cell>
          <table:table-cell office:value-type="time" office:time-value="PT22H45M0S" table:style-name="ce9">
            <text:p>22:45</text:p>
          </table:table-cell>
          <table:table-cell table:number-columns-repeated="16379"/>
        </table:table-row>
        <table:table-row table:style-name="ro1">
          <table:table-cell office:value-type="float" office:value="2731" table:style-name="ce2">
            <text:p>273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2732" table:style-name="ce8">
            <text:p>2732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KARAD</text:p>
          </table:table-cell>
          <table:table-cell office:value-type="string" table:style-name="ce6">
            <text:p>NIGHT EXPRESS</text:p>
          </table:table-cell>
          <table:table-cell office:value-type="time" office:time-value="PT23H15M0S" table:style-name="ce9">
            <text:p>23:15</text:p>
          </table:table-cell>
          <table:table-cell table:number-columns-repeated="16379"/>
        </table:table-row>
        <table:table-row table:style-name="ro1">
          <table:table-cell office:value-type="float" office:value="2733" table:style-name="ce2">
            <text:p>273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ATARA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2734" table:style-name="ce2">
            <text:p>2734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NIGHT EXPRESS</text:p>
          </table:table-cell>
          <table:table-cell office:value-type="time" office:time-value="PT23H45M0S" table:style-name="ce9">
            <text:p>23:45</text:p>
          </table:table-cell>
          <table:table-cell table:number-columns-repeated="16379"/>
        </table:table-row>
        <table:table-row table:style-name="ro1">
          <table:table-cell office:value-type="float" office:value="2735" table:style-name="ce2">
            <text:p>2735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ATARA</text:p>
          </table:table-cell>
          <table:table-cell office:value-type="string" table:style-name="ce6">
            <text:p>SEMI LUXURY</text:p>
          </table:table-cell>
          <table:table-cell office:value-type="time" office:time-value="PT23H45M0S" table:style-name="ce9">
            <text:p>23:45</text:p>
          </table:table-cell>
          <table:table-cell table:number-columns-repeated="16379"/>
        </table:table-row>
        <table:table-row table:style-name="ro1">
          <table:table-cell office:value-type="float" office:value="2736" table:style-name="ce8">
            <text:p>2736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5H1M0S" table:style-name="ce9">
            <text:p>5:01</text:p>
          </table:table-cell>
          <table:table-cell table:number-columns-repeated="16379"/>
        </table:table-row>
        <table:table-row table:style-name="ro1">
          <table:table-cell office:value-type="float" office:value="2737" table:style-name="ce2">
            <text:p>2737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738" table:style-name="ce2">
            <text:p>2738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739" table:style-name="ce2">
            <text:p>2739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740" table:style-name="ce8">
            <text:p>2740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741" table:style-name="ce2">
            <text:p>2741</text:p>
          </table:table-cell>
          <table:table-cell office:value-type="string" table:style-name="ce5">
            <text:p>PATEGHAR<text:s/></text:p>
          </table:table-cell>
          <table:table-cell office:value-type="string" table:style-name="ce6">
            <text:p>BORIVALI SUKURWADI via SATARA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742" table:style-name="ce2">
            <text:p>2742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743" table:style-name="ce2">
            <text:p>2743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744" table:style-name="ce8">
            <text:p>2744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745" table:style-name="ce2">
            <text:p>2745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746" table:style-name="ce2">
            <text:p>2746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747" table:style-name="ce2">
            <text:p>2747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MAHAD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748" table:style-name="ce8">
            <text:p>2748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749" table:style-name="ce2">
            <text:p>2749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750" table:style-name="ce2">
            <text:p>2750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751" table:style-name="ce2">
            <text:p>2751</text:p>
          </table:table-cell>
          <table:table-cell office:value-type="string" table:style-name="ce5">
            <text:p>KOREGAON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752" table:style-name="ce8">
            <text:p>2752</text:p>
          </table:table-cell>
          <table:table-cell office:value-type="string" table:style-name="ce5">
            <text:p>PATAN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753" table:style-name="ce2">
            <text:p>2753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754" table:style-name="ce2">
            <text:p>2754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755" table:style-name="ce2">
            <text:p>2755</text:p>
          </table:table-cell>
          <table:table-cell office:value-type="string" table:style-name="ce5">
            <text:p>VADUJ<text:s/></text:p>
          </table:table-cell>
          <table:table-cell office:value-type="string" table:style-name="ce6">
            <text:p>MUMBAI CENTRAL via RAHIMATPU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756" table:style-name="ce8">
            <text:p>2756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757" table:style-name="ce2">
            <text:p>2757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758" table:style-name="ce2">
            <text:p>2758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759" table:style-name="ce2">
            <text:p>2759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760" table:style-name="ce8">
            <text:p>2760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SEMI LUXU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761" table:style-name="ce2">
            <text:p>2761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762" table:style-name="ce2">
            <text:p>2762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763" table:style-name="ce2">
            <text:p>2763</text:p>
          </table:table-cell>
          <table:table-cell office:value-type="string" table:style-name="ce5">
            <text:p>KARAD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764" table:style-name="ce8">
            <text:p>2764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765" table:style-name="ce2">
            <text:p>2765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2766" table:style-name="ce2">
            <text:p>2766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767" table:style-name="ce2">
            <text:p>2767</text:p>
          </table:table-cell>
          <table:table-cell office:value-type="string" table:style-name="ce5">
            <text:p>MEDHA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768" table:style-name="ce8">
            <text:p>2768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769" table:style-name="ce2">
            <text:p>2769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770" table:style-name="ce2">
            <text:p>2770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771" table:style-name="ce2">
            <text:p>2771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772" table:style-name="ce8">
            <text:p>2772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773" table:style-name="ce2">
            <text:p>2773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774" table:style-name="ce2">
            <text:p>2774</text:p>
          </table:table-cell>
          <table:table-cell office:value-type="string" table:style-name="ce5">
            <text:p>KARAD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775" table:style-name="ce2">
            <text:p>2775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776" table:style-name="ce8">
            <text:p>2776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DADAR EAST</text:p>
          </table:table-cell>
          <table:table-cell office:value-type="string" table:style-name="ce6">
            <text:p>SEMI LUXURY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2777" table:style-name="ce2">
            <text:p>2777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778" table:style-name="ce2">
            <text:p>2778</text:p>
          </table:table-cell>
          <table:table-cell office:value-type="string" table:style-name="ce5">
            <text:p>GARALEWADI<text:s/></text:p>
          </table:table-cell>
          <table:table-cell office:value-type="string" table:style-name="ce6">
            <text:p>PAREL via KALEDHON</text:p>
          </table:table-cell>
          <table:table-cell office:value-type="string" table:style-name="ce6">
            <text:p>NIGHT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2779" table:style-name="ce2">
            <text:p>2779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780" table:style-name="ce8">
            <text:p>2780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RNALA via PANVEL</text:p>
          </table:table-cell>
          <table:table-cell office:value-type="string" table:style-name="ce6">
            <text:p>NIGHT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2781" table:style-name="ce2">
            <text:p>2781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782" table:style-name="ce2">
            <text:p>2782</text:p>
          </table:table-cell>
          <table:table-cell office:value-type="string" table:style-name="ce5">
            <text:p>KARAD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783" table:style-name="ce2">
            <text:p>2783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2784" table:style-name="ce8">
            <text:p>2784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BORIVALI NANCY COLONY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2785" table:style-name="ce2">
            <text:p>2785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2786" table:style-name="ce2">
            <text:p>2786</text:p>
          </table:table-cell>
          <table:table-cell office:value-type="string" table:style-name="ce5">
            <text:p>SATARA<text:s/></text:p>
          </table:table-cell>
          <table:table-cell office:value-type="string" table:style-name="ce6">
            <text:p>MUMBAI CENTRAL via KATRAJ NEW TUNNEL START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2787" table:style-name="ce2">
            <text:p>2787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788" table:style-name="ce8">
            <text:p>2788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PAREL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789" table:style-name="ce2">
            <text:p>2789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DADAR EAST via NASIK CBS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790" table:style-name="ce2">
            <text:p>2790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SEMI LUXURY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2791" table:style-name="ce2">
            <text:p>2791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 via NASIK CBS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792" table:style-name="ce8">
            <text:p>2792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793" table:style-name="ce2">
            <text:p>2793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794" table:style-name="ce2">
            <text:p>2794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795" table:style-name="ce2">
            <text:p>279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SEMI LUXURY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2796" table:style-name="ce8">
            <text:p>2796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797" table:style-name="ce2">
            <text:p>2797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 via NASIK CBS</text:p>
          </table:table-cell>
          <table:table-cell office:value-type="string" table:style-name="ce6">
            <text:p>SEMI LUXURY</text:p>
          </table:table-cell>
          <table:table-cell office:value-type="time" office:time-value="PT20H5M0S" table:style-name="ce9">
            <text:p>20:05</text:p>
          </table:table-cell>
          <table:table-cell table:number-columns-repeated="16379"/>
        </table:table-row>
        <table:table-row table:style-name="ro1">
          <table:table-cell office:value-type="float" office:value="2798" table:style-name="ce2">
            <text:p>2798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SHIRDI via NASIK CBS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2799" table:style-name="ce2">
            <text:p>2799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AKKALKOT</text:p>
          </table:table-cell>
          <table:table-cell office:value-type="string" table:style-name="ce6">
            <text:p>DAY ORDINARY</text:p>
          </table:table-cell>
          <table:table-cell office:value-type="time" office:time-value="PT5H46M0S" table:style-name="ce9">
            <text:p>5:46</text:p>
          </table:table-cell>
          <table:table-cell table:number-columns-repeated="16379"/>
        </table:table-row>
        <table:table-row table:style-name="ro1">
          <table:table-cell office:value-type="float" office:value="2800" table:style-name="ce8">
            <text:p>280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801" table:style-name="ce2">
            <text:p>2801</text:p>
          </table:table-cell>
          <table:table-cell office:value-type="string" table:style-name="ce5">
            <text:p>PAREL<text:s/></text:p>
          </table:table-cell>
          <table:table-cell office:value-type="string" table:style-name="ce6">
            <text:p>AKKALKOT via SWARGATE PUNE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802" table:style-name="ce2">
            <text:p>2802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803" table:style-name="ce2">
            <text:p>2803</text:p>
          </table:table-cell>
          <table:table-cell office:value-type="string" table:style-name="ce5">
            <text:p>AKKALKOT<text:s/></text:p>
          </table:table-cell>
          <table:table-cell office:value-type="string" table:style-name="ce6">
            <text:p>PAREL via SWARGATE PUNE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2804" table:style-name="ce8">
            <text:p>2804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806" table:style-name="ce2">
            <text:p>280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NDHARKAWADA via LON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807" table:style-name="ce2">
            <text:p>280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G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08" table:style-name="ce8">
            <text:p>280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NI via AKOL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09" table:style-name="ce2">
            <text:p>280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810" table:style-name="ce2">
            <text:p>281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811" table:style-name="ce2">
            <text:p>281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812" table:style-name="ce8">
            <text:p>281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ANDHARKAWADA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813" table:style-name="ce2">
            <text:p>2813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814" table:style-name="ce2">
            <text:p>281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815" table:style-name="ce2">
            <text:p>281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16" table:style-name="ce8">
            <text:p>2816</text:p>
          </table:table-cell>
          <table:table-cell office:value-type="string" table:style-name="ce5">
            <text:p>PANDHARKAWADA<text:s/></text:p>
          </table:table-cell>
          <table:table-cell office:value-type="string" table:style-name="ce6">
            <text:p>CIDCO AURANGABAD via LONAR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817" table:style-name="ce2">
            <text:p>2817</text:p>
          </table:table-cell>
          <table:table-cell office:value-type="string" table:style-name="ce5">
            <text:p>WANI<text:s/></text:p>
          </table:table-cell>
          <table:table-cell office:value-type="string" table:style-name="ce6">
            <text:p>CIDCO AURANGABAD via AKOL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818" table:style-name="ce2">
            <text:p>281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819" table:style-name="ce2">
            <text:p>2819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820" table:style-name="ce8">
            <text:p>2820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821" table:style-name="ce2">
            <text:p>2821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822" table:style-name="ce2">
            <text:p>2822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823" table:style-name="ce2">
            <text:p>2823</text:p>
          </table:table-cell>
          <table:table-cell office:value-type="string" table:style-name="ce5">
            <text:p>PANDHARKAWAD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824" table:style-name="ce8">
            <text:p>2824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 via NAV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25" table:style-name="ce2">
            <text:p>2825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PIMPRI CHINCHVAD via KINGAON JATTU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826" table:style-name="ce2">
            <text:p>2826</text:p>
          </table:table-cell>
          <table:table-cell office:value-type="string" table:style-name="ce5">
            <text:p>PANDHARKAWADA<text:s/></text:p>
          </table:table-cell>
          <table:table-cell office:value-type="string" table:style-name="ce6">
            <text:p>CIDCO AURANGABAD via LONAR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827" table:style-name="ce2">
            <text:p>2827</text:p>
          </table:table-cell>
          <table:table-cell office:value-type="string" table:style-name="ce5">
            <text:p>KARANJA<text:s/></text:p>
          </table:table-cell>
          <table:table-cell office:value-type="string" table:style-name="ce6">
            <text:p>DHULE via RISOD</text:p>
          </table:table-cell>
          <table:table-cell office:value-type="string" table:style-name="ce6">
            <text:p>DAY ORDINARY</text:p>
          </table:table-cell>
          <table:table-cell office:value-type="time" office:time-value="PT7H14M0S" table:style-name="ce9">
            <text:p>7:14</text:p>
          </table:table-cell>
          <table:table-cell table:number-columns-repeated="16379"/>
        </table:table-row>
        <table:table-row table:style-name="ro1">
          <table:table-cell office:value-type="float" office:value="2828" table:style-name="ce8">
            <text:p>2828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 via NAV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829" table:style-name="ce2">
            <text:p>2829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830" table:style-name="ce2">
            <text:p>2830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831" table:style-name="ce2">
            <text:p>2831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NASIK CBS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8H46M0S" table:style-name="ce9">
            <text:p>8:46</text:p>
          </table:table-cell>
          <table:table-cell table:number-columns-repeated="16379"/>
        </table:table-row>
        <table:table-row table:style-name="ro1">
          <table:table-cell office:value-type="float" office:value="2832" table:style-name="ce8">
            <text:p>2832</text:p>
          </table:table-cell>
          <table:table-cell office:value-type="string" table:style-name="ce5">
            <text:p>DIGRAS<text:s/></text:p>
          </table:table-cell>
          <table:table-cell office:value-type="string" table:style-name="ce6">
            <text:p>CIDCO AURANGABAD via PUS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833" table:style-name="ce2">
            <text:p>2833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834" table:style-name="ce2">
            <text:p>2834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835" table:style-name="ce2">
            <text:p>2835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CIDCO AURANGABAD via LONA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836" table:style-name="ce8">
            <text:p>2836</text:p>
          </table:table-cell>
          <table:table-cell office:value-type="string" table:style-name="ce5">
            <text:p>KARANJA<text:s/></text:p>
          </table:table-cell>
          <table:table-cell office:value-type="string" table:style-name="ce6">
            <text:p>CIDCO AURANGABAD via RISO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837" table:style-name="ce2">
            <text:p>2837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 via RISOD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838" table:style-name="ce2">
            <text:p>2838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839" table:style-name="ce2">
            <text:p>2839</text:p>
          </table:table-cell>
          <table:table-cell office:value-type="string" table:style-name="ce5">
            <text:p>DIGRAS<text:s/></text:p>
          </table:table-cell>
          <table:table-cell office:value-type="string" table:style-name="ce6">
            <text:p>CIDCO AURANGABAD via PUSAD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840" table:style-name="ce8">
            <text:p>2840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2841" table:style-name="ce2">
            <text:p>2841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842" table:style-name="ce2">
            <text:p>2842</text:p>
          </table:table-cell>
          <table:table-cell office:value-type="string" table:style-name="ce5">
            <text:p>DIGRAS<text:s/></text:p>
          </table:table-cell>
          <table:table-cell office:value-type="string" table:style-name="ce6">
            <text:p>CIDCO AURANGABAD via PUSAD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843" table:style-name="ce2">
            <text:p>2843</text:p>
          </table:table-cell>
          <table:table-cell office:value-type="string" table:style-name="ce5">
            <text:p>PANDHARKAWAD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844" table:style-name="ce8">
            <text:p>2844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845" table:style-name="ce2">
            <text:p>2845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846" table:style-name="ce2">
            <text:p>284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3H30M0S" table:style-name="ce9">
            <text:p>3:30</text:p>
          </table:table-cell>
          <table:table-cell table:number-columns-repeated="16379"/>
        </table:table-row>
        <table:table-row table:style-name="ro1">
          <table:table-cell office:value-type="float" office:value="2847" table:style-name="ce2">
            <text:p>284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 via RISOD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2848" table:style-name="ce8">
            <text:p>284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WASHIM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849" table:style-name="ce2">
            <text:p>284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NDHARKAWADA via LON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850" table:style-name="ce2">
            <text:p>2850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WASHIM via KINGAON JATTU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851" table:style-name="ce2">
            <text:p>285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852" table:style-name="ce8">
            <text:p>2852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KARANJA via RISOD</text:p>
          </table:table-cell>
          <table:table-cell office:value-type="string" table:style-name="ce6">
            <text:p>DAY ORDINARY</text:p>
          </table:table-cell>
          <table:table-cell office:value-type="time" office:time-value="PT6H1M0S" table:style-name="ce9">
            <text:p>6:01</text:p>
          </table:table-cell>
          <table:table-cell table:number-columns-repeated="16379"/>
        </table:table-row>
        <table:table-row table:style-name="ro1">
          <table:table-cell office:value-type="float" office:value="2853" table:style-name="ce2">
            <text:p>285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RANJA via RISO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854" table:style-name="ce2">
            <text:p>285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IGRAS via PUSA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855" table:style-name="ce2">
            <text:p>2855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856" table:style-name="ce8">
            <text:p>285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857" table:style-name="ce2">
            <text:p>285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 via LONA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858" table:style-name="ce2">
            <text:p>2858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859" table:style-name="ce2">
            <text:p>285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RANJA via MANGRULPI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860" table:style-name="ce8">
            <text:p>2860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861" table:style-name="ce2">
            <text:p>286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IGRAS via PUS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862" table:style-name="ce2">
            <text:p>286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IGRAS via PUSAD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2863" table:style-name="ce2">
            <text:p>286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 via NAVA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864" table:style-name="ce8">
            <text:p>286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ANDHARKAWADA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865" table:style-name="ce2">
            <text:p>286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 via NAV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866" table:style-name="ce2">
            <text:p>2866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NIGHT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2867" table:style-name="ce2">
            <text:p>286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868" table:style-name="ce8">
            <text:p>286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NIGHT EXPRESS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2869" table:style-name="ce2">
            <text:p>286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G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70" table:style-name="ce2">
            <text:p>2870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871" table:style-name="ce2">
            <text:p>287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72" table:style-name="ce8">
            <text:p>2872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873" table:style-name="ce2">
            <text:p>2873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874" table:style-name="ce2">
            <text:p>2874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URANGABAD via WARDHA</text:p>
          </table:table-cell>
          <table:table-cell office:value-type="string" table:style-name="ce6">
            <text:p>ORDINARY EXPRESS</text:p>
          </table:table-cell>
          <table:table-cell office:value-type="time" office:time-value="PT8H17M0S" table:style-name="ce9">
            <text:p>8:17</text:p>
          </table:table-cell>
          <table:table-cell table:number-columns-repeated="16379"/>
        </table:table-row>
        <table:table-row table:style-name="ro1">
          <table:table-cell office:value-type="float" office:value="2875" table:style-name="ce2">
            <text:p>2875</text:p>
          </table:table-cell>
          <table:table-cell office:value-type="string" table:style-name="ce5">
            <text:p>THANE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876" table:style-name="ce8">
            <text:p>2876</text:p>
          </table:table-cell>
          <table:table-cell office:value-type="string" table:style-name="ce5">
            <text:p>ARNALA<text:s/></text:p>
          </table:table-cell>
          <table:table-cell office:value-type="string" table:style-name="ce6">
            <text:p>AURANGABAD via THANE CBS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877" table:style-name="ce2">
            <text:p>287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878" table:style-name="ce2">
            <text:p>287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879" table:style-name="ce2">
            <text:p>2879</text:p>
          </table:table-cell>
          <table:table-cell office:value-type="string" table:style-name="ce5">
            <text:p>BORIVALI SUKURWAD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880" table:style-name="ce8">
            <text:p>288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2881" table:style-name="ce2">
            <text:p>288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ARNALA via THANE CBS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882" table:style-name="ce2">
            <text:p>2882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883" table:style-name="ce2">
            <text:p>288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THANE CBS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884" table:style-name="ce8">
            <text:p>2884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885" table:style-name="ce2">
            <text:p>288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ORIVALI SUKURWADI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886" table:style-name="ce2">
            <text:p>2886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2887" table:style-name="ce2">
            <text:p>288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UMBAI CENTRAL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2888" table:style-name="ce8">
            <text:p>288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889" table:style-name="ce2">
            <text:p>288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90" table:style-name="ce2">
            <text:p>289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 via BARSH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891" table:style-name="ce2">
            <text:p>289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892" table:style-name="ce8">
            <text:p>289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2893" table:style-name="ce2">
            <text:p>289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2894" table:style-name="ce2">
            <text:p>289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IJAPUR</text:p>
          </table:table-cell>
          <table:table-cell office:value-type="string" table:style-name="ce6">
            <text:p>NIGHT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2895" table:style-name="ce2">
            <text:p>2895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896" table:style-name="ce8">
            <text:p>289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897" table:style-name="ce2">
            <text:p>2897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CIDCO AURANGABAD via BARSH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898" table:style-name="ce2">
            <text:p>2898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2899" table:style-name="ce2">
            <text:p>2899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2900" table:style-name="ce8">
            <text:p>2900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901" table:style-name="ce2">
            <text:p>290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DHULE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902" table:style-name="ce2">
            <text:p>290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SHEGAON via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903" table:style-name="ce2">
            <text:p>2903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904" table:style-name="ce8">
            <text:p>2904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905" table:style-name="ce2">
            <text:p>2905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KARANJ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906" table:style-name="ce2">
            <text:p>2906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907" table:style-name="ce2">
            <text:p>2907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908" table:style-name="ce8">
            <text:p>2908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SHIRDI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2909" table:style-name="ce2">
            <text:p>2909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2910" table:style-name="ce2">
            <text:p>291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RDI via GANGAPUR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911" table:style-name="ce2">
            <text:p>291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LUS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912" table:style-name="ce8">
            <text:p>291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913" table:style-name="ce2">
            <text:p>291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914" table:style-name="ce2">
            <text:p>291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RAD via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2915" table:style-name="ce2">
            <text:p>291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2916" table:style-name="ce8">
            <text:p>291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URANGABAD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2917" table:style-name="ce2">
            <text:p>2917</text:p>
          </table:table-cell>
          <table:table-cell office:value-type="string" table:style-name="ce5">
            <text:p>PALUS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918" table:style-name="ce2">
            <text:p>2918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URANGABAD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2919" table:style-name="ce2">
            <text:p>2919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CIDCO AURANGABAD via 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920" table:style-name="ce8">
            <text:p>2920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921" table:style-name="ce2">
            <text:p>2921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AURANGABAD via PANDHAR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922" table:style-name="ce2">
            <text:p>2922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923" table:style-name="ce2">
            <text:p>2923</text:p>
          </table:table-cell>
          <table:table-cell office:value-type="string" table:style-name="ce5">
            <text:p>SANGLI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924" table:style-name="ce8">
            <text:p>2924</text:p>
          </table:table-cell>
          <table:table-cell office:value-type="string" table:style-name="ce5">
            <text:p>ICHALKARANJI<text:s/></text:p>
          </table:table-cell>
          <table:table-cell office:value-type="string" table:style-name="ce6">
            <text:p>AURANGABAD via PANDHARPUR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2925" table:style-name="ce2">
            <text:p>292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ANGLI via BARAMATI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2926" table:style-name="ce2">
            <text:p>292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ANGLI via 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927" table:style-name="ce2">
            <text:p>292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ANGLI via PANDHARPUR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928" table:style-name="ce8">
            <text:p>292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ANGLI via BARAMAT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929" table:style-name="ce2">
            <text:p>292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ANGLI via BARAMATI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930" table:style-name="ce2">
            <text:p>293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0H1M0S" table:style-name="ce9">
            <text:p>0:01</text:p>
          </table:table-cell>
          <table:table-cell table:number-columns-repeated="16379"/>
        </table:table-row>
        <table:table-row table:style-name="ro1">
          <table:table-cell office:value-type="float" office:value="2931" table:style-name="ce2">
            <text:p>293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2932" table:style-name="ce8">
            <text:p>293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H0M0S" table:style-name="ce9">
            <text:p>1:00</text:p>
          </table:table-cell>
          <table:table-cell table:number-columns-repeated="16379"/>
        </table:table-row>
        <table:table-row table:style-name="ro1">
          <table:table-cell office:value-type="float" office:value="2933" table:style-name="ce2">
            <text:p>293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2934" table:style-name="ce2">
            <text:p>293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2935" table:style-name="ce2">
            <text:p>293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936" table:style-name="ce8">
            <text:p>2936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SHIVAJI NAGAR PUNE via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937" table:style-name="ce2">
            <text:p>2937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938" table:style-name="ce2">
            <text:p>2938</text:p>
          </table:table-cell>
          <table:table-cell office:value-type="string" table:style-name="ce5">
            <text:p>PART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2939" table:style-name="ce2">
            <text:p>293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6H1M0S" table:style-name="ce9">
            <text:p>6:01</text:p>
          </table:table-cell>
          <table:table-cell table:number-columns-repeated="16379"/>
        </table:table-row>
        <table:table-row table:style-name="ro1">
          <table:table-cell office:value-type="float" office:value="2940" table:style-name="ce8">
            <text:p>294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941" table:style-name="ce2">
            <text:p>294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2942" table:style-name="ce2">
            <text:p>294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943" table:style-name="ce2">
            <text:p>294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944" table:style-name="ce8">
            <text:p>2944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945" table:style-name="ce2">
            <text:p>2945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PIMPRI CHINCHVAD via KINGAON JATTU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2946" table:style-name="ce2">
            <text:p>294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947" table:style-name="ce2">
            <text:p>294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2948" table:style-name="ce8">
            <text:p>2948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PIMPRI CHINCHVAD via MALS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949" table:style-name="ce2">
            <text:p>294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950" table:style-name="ce2">
            <text:p>2950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951" table:style-name="ce2">
            <text:p>2951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2952" table:style-name="ce8">
            <text:p>295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ALIBAG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2953" table:style-name="ce2">
            <text:p>2953</text:p>
          </table:table-cell>
          <table:table-cell office:value-type="string" table:style-name="ce5">
            <text:p>AKOT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954" table:style-name="ce2">
            <text:p>295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955" table:style-name="ce2">
            <text:p>2955</text:p>
          </table:table-cell>
          <table:table-cell office:value-type="string" table:style-name="ce5">
            <text:p>MEHEKAR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2956" table:style-name="ce8">
            <text:p>295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ADAR EAST via PUNE RLY. STN.</text:p>
          </table:table-cell>
          <table:table-cell office:value-type="string" table:style-name="ce6">
            <text:p>AC-SHIVNERI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957" table:style-name="ce2">
            <text:p>295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958" table:style-name="ce2">
            <text:p>2958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PANVEL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2959" table:style-name="ce2">
            <text:p>295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960" table:style-name="ce8">
            <text:p>2960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961" table:style-name="ce2">
            <text:p>2961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2962" table:style-name="ce2">
            <text:p>2962</text:p>
          </table:table-cell>
          <table:table-cell office:value-type="string" table:style-name="ce5">
            <text:p>PARTUR<text:s/></text:p>
          </table:table-cell>
          <table:table-cell office:value-type="string" table:style-name="ce6">
            <text:p>WALLABH NAGAR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2963" table:style-name="ce2">
            <text:p>296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964" table:style-name="ce8">
            <text:p>296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965" table:style-name="ce2">
            <text:p>2965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2966" table:style-name="ce2">
            <text:p>296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2967" table:style-name="ce2">
            <text:p>296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968" table:style-name="ce8">
            <text:p>296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2969" table:style-name="ce2">
            <text:p>2969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VALLABH NAGAR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2970" table:style-name="ce2">
            <text:p>297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971" table:style-name="ce2">
            <text:p>2971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2972" table:style-name="ce8">
            <text:p>297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973" table:style-name="ce2">
            <text:p>297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974" table:style-name="ce2">
            <text:p>2974</text:p>
          </table:table-cell>
          <table:table-cell office:value-type="string" table:style-name="ce5">
            <text:p>PARTUR<text:s/></text:p>
          </table:table-cell>
          <table:table-cell office:value-type="string" table:style-name="ce6">
            <text:p>WALLABH NAGAR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2975" table:style-name="ce2">
            <text:p>297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2976" table:style-name="ce8">
            <text:p>297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977" table:style-name="ce2">
            <text:p>297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2978" table:style-name="ce2">
            <text:p>297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2979" table:style-name="ce2">
            <text:p>297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980" table:style-name="ce8">
            <text:p>298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2981" table:style-name="ce2">
            <text:p>298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982" table:style-name="ce2">
            <text:p>2982</text:p>
          </table:table-cell>
          <table:table-cell office:value-type="string" table:style-name="ce5">
            <text:p>PARTUR<text:s/></text:p>
          </table:table-cell>
          <table:table-cell office:value-type="string" table:style-name="ce6">
            <text:p>WALLABH NAGAR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2983" table:style-name="ce2">
            <text:p>298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2984" table:style-name="ce8">
            <text:p>298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985" table:style-name="ce2">
            <text:p>298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2986" table:style-name="ce2">
            <text:p>298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14H16M0S" table:style-name="ce9">
            <text:p>14:16</text:p>
          </table:table-cell>
          <table:table-cell table:number-columns-repeated="16379"/>
        </table:table-row>
        <table:table-row table:style-name="ro1">
          <table:table-cell office:value-type="float" office:value="2987" table:style-name="ce2">
            <text:p>298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2988" table:style-name="ce8">
            <text:p>298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14H46M0S" table:style-name="ce9">
            <text:p>14:46</text:p>
          </table:table-cell>
          <table:table-cell table:number-columns-repeated="16379"/>
        </table:table-row>
        <table:table-row table:style-name="ro1">
          <table:table-cell office:value-type="float" office:value="2989" table:style-name="ce2">
            <text:p>298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2990" table:style-name="ce2">
            <text:p>299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5H1M0S" table:style-name="ce9">
            <text:p>15:01</text:p>
          </table:table-cell>
          <table:table-cell table:number-columns-repeated="16379"/>
        </table:table-row>
        <table:table-row table:style-name="ro1">
          <table:table-cell office:value-type="float" office:value="2991" table:style-name="ce2">
            <text:p>299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ADAR EAST via PUNE RLY. STN.</text:p>
          </table:table-cell>
          <table:table-cell office:value-type="string" table:style-name="ce6">
            <text:p>AC-SHIVNERI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992" table:style-name="ce8">
            <text:p>299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2993" table:style-name="ce2">
            <text:p>299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994" table:style-name="ce2">
            <text:p>299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995" table:style-name="ce2">
            <text:p>2995</text:p>
          </table:table-cell>
          <table:table-cell office:value-type="string" table:style-name="ce5">
            <text:p>PANDHARKAWAD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2996" table:style-name="ce8">
            <text:p>299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ADAR EAST via PUNE RLY. STN.</text:p>
          </table:table-cell>
          <table:table-cell office:value-type="string" table:style-name="ce6">
            <text:p>AC-SHIVNERI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997" table:style-name="ce2">
            <text:p>299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2998" table:style-name="ce2">
            <text:p>299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999" table:style-name="ce2">
            <text:p>2999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NIGHT EXPRESS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3000" table:style-name="ce8">
            <text:p>300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002" table:style-name="ce2">
            <text:p>300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003" table:style-name="ce2">
            <text:p>3003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004" table:style-name="ce8">
            <text:p>3004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005" table:style-name="ce2">
            <text:p>300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8H1M0S" table:style-name="ce9">
            <text:p>18:01</text:p>
          </table:table-cell>
          <table:table-cell table:number-columns-repeated="16379"/>
        </table:table-row>
        <table:table-row table:style-name="ro1">
          <table:table-cell office:value-type="float" office:value="3006" table:style-name="ce2">
            <text:p>300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008" table:style-name="ce8">
            <text:p>3008</text:p>
          </table:table-cell>
          <table:table-cell office:value-type="string" table:style-name="ce5">
            <text:p>CHIKHALI<text:s/></text:p>
          </table:table-cell>
          <table:table-cell office:value-type="string" table:style-name="ce6">
            <text:p>CHINCHWAD via AURANGABAD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009" table:style-name="ce2">
            <text:p>3009</text:p>
          </table:table-cell>
          <table:table-cell office:value-type="string" table:style-name="ce5">
            <text:p>MALKAPUR<text:s/></text:p>
          </table:table-cell>
          <table:table-cell office:value-type="string" table:style-name="ce6">
            <text:p>CHINCHWAD via RANJANGAON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010" table:style-name="ce2">
            <text:p>301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011" table:style-name="ce2">
            <text:p>301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012" table:style-name="ce8">
            <text:p>301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013" table:style-name="ce2">
            <text:p>301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014" table:style-name="ce2">
            <text:p>3014</text:p>
          </table:table-cell>
          <table:table-cell office:value-type="string" table:style-name="ce5">
            <text:p>AMBAD<text:s/></text:p>
          </table:table-cell>
          <table:table-cell office:value-type="string" table:style-name="ce6">
            <text:p>SHIVAJI NAGAR PUNE via JALNA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015" table:style-name="ce2">
            <text:p>301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016" table:style-name="ce8">
            <text:p>3016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017" table:style-name="ce2">
            <text:p>301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20H1M0S" table:style-name="ce9">
            <text:p>20:01</text:p>
          </table:table-cell>
          <table:table-cell table:number-columns-repeated="16379"/>
        </table:table-row>
        <table:table-row table:style-name="ro1">
          <table:table-cell office:value-type="float" office:value="3018" table:style-name="ce2">
            <text:p>301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TARAKPUR</text:p>
          </table:table-cell>
          <table:table-cell office:value-type="string" table:style-name="ce6">
            <text:p>SEMI LUXURY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3019" table:style-name="ce2">
            <text:p>301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020" table:style-name="ce8">
            <text:p>302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021" table:style-name="ce2">
            <text:p>302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3022" table:style-name="ce2">
            <text:p>302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3023" table:style-name="ce2">
            <text:p>302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3024" table:style-name="ce8">
            <text:p>302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3025" table:style-name="ce2">
            <text:p>302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3026" table:style-name="ce2">
            <text:p>302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3027" table:style-name="ce2">
            <text:p>302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VAJI NAGAR PUNE via YERWADA</text:p>
          </table:table-cell>
          <table:table-cell office:value-type="string" table:style-name="ce6">
            <text:p>AC-SHIVNERI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3028" table:style-name="ce8">
            <text:p>302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0H0M0S" table:style-name="ce9">
            <text:p>0:00</text:p>
          </table:table-cell>
          <table:table-cell table:number-columns-repeated="16379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0H1M0S" table:style-name="ce9">
            <text:p>0:01</text:p>
          </table:table-cell>
          <table:table-cell table:number-columns-repeated="16379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3031" table:style-name="ce2">
            <text:p>303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3032" table:style-name="ce8">
            <text:p>303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H0M0S" table:style-name="ce9">
            <text:p>1:00</text:p>
          </table:table-cell>
          <table:table-cell table:number-columns-repeated="16379"/>
        </table:table-row>
        <table:table-row table:style-name="ro1">
          <table:table-cell office:value-type="float" office:value="3033" table:style-name="ce2">
            <text:p>303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SILLOD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string" table:style-name="ce5">
            <text:p>SANGVI STAND<text:s/></text:p>
          </table:table-cell>
          <table:table-cell office:value-type="string" table:style-name="ce6">
            <text:p>AMRAVATI via KHAMGAON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036" table:style-name="ce8">
            <text:p>303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string" table:style-name="ce5">
            <text:p>DADAR EAST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AC-SHIVNERI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038" table:style-name="ce2">
            <text:p>3038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T via AKOL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039" table:style-name="ce2">
            <text:p>3039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WASHIM via KINGAON JATTU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040" table:style-name="ce8">
            <text:p>304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041" table:style-name="ce2">
            <text:p>3041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SOYGAON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042" table:style-name="ce2">
            <text:p>304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043" table:style-name="ce2">
            <text:p>304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044" table:style-name="ce8">
            <text:p>3044</text:p>
          </table:table-cell>
          <table:table-cell office:value-type="string" table:style-name="ce5">
            <text:p>DADAR EAST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AC-SHIVNERI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045" table:style-name="ce2">
            <text:p>3045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LA via MALSU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046" table:style-name="ce2">
            <text:p>304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047" table:style-name="ce2">
            <text:p>304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ASMAT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048" table:style-name="ce8">
            <text:p>304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ULDHANA via SILLOD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049" table:style-name="ce2">
            <text:p>304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JALGAON JAMOD via NADUR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050" table:style-name="ce2">
            <text:p>3050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MEHEKAR via NAV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051" table:style-name="ce2">
            <text:p>3051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052" table:style-name="ce8">
            <text:p>3052</text:p>
          </table:table-cell>
          <table:table-cell office:value-type="string" table:style-name="ce5">
            <text:p>PANVEL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053" table:style-name="ce2">
            <text:p>305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054" table:style-name="ce2">
            <text:p>305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055" table:style-name="ce2">
            <text:p>305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056" table:style-name="ce8">
            <text:p>3056</text:p>
          </table:table-cell>
          <table:table-cell office:value-type="string" table:style-name="ce5">
            <text:p>VALLABH NAGAR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057" table:style-name="ce2">
            <text:p>305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058" table:style-name="ce2">
            <text:p>305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059" table:style-name="ce2">
            <text:p>3059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060" table:style-name="ce8">
            <text:p>306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061" table:style-name="ce2">
            <text:p>306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062" table:style-name="ce2">
            <text:p>306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063" table:style-name="ce2">
            <text:p>3063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YAWAL via JAMNER</text:p>
          </table:table-cell>
          <table:table-cell office:value-type="string" table:style-name="ce6">
            <text:p>ORDINARY EXPRESS</text:p>
          </table:table-cell>
          <table:table-cell office:value-type="time" office:time-value="PT8H10M0S" table:style-name="ce9">
            <text:p>8:10</text:p>
          </table:table-cell>
          <table:table-cell table:number-columns-repeated="16379"/>
        </table:table-row>
        <table:table-row table:style-name="ro1">
          <table:table-cell office:value-type="float" office:value="3064" table:style-name="ce8">
            <text:p>3064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065" table:style-name="ce2">
            <text:p>306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066" table:style-name="ce2">
            <text:p>306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067" table:style-name="ce2">
            <text:p>306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068" table:style-name="ce8">
            <text:p>3068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YAWAL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069" table:style-name="ce2">
            <text:p>306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070" table:style-name="ce2">
            <text:p>307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071" table:style-name="ce2">
            <text:p>307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072" table:style-name="ce8">
            <text:p>307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073" table:style-name="ce2">
            <text:p>3073</text:p>
          </table:table-cell>
          <table:table-cell office:value-type="string" table:style-name="ce5">
            <text:p>WALLABH NAGAR<text:s/></text:p>
          </table:table-cell>
          <table:table-cell office:value-type="string" table:style-name="ce6">
            <text:p>PART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074" table:style-name="ce2">
            <text:p>307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075" table:style-name="ce2">
            <text:p>307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076" table:style-name="ce8">
            <text:p>307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077" table:style-name="ce2">
            <text:p>307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078" table:style-name="ce2">
            <text:p>3078</text:p>
          </table:table-cell>
          <table:table-cell office:value-type="string" table:style-name="ce5">
            <text:p>WALLABH NAGAR<text:s/></text:p>
          </table:table-cell>
          <table:table-cell office:value-type="string" table:style-name="ce6">
            <text:p>PARTUR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079" table:style-name="ce2">
            <text:p>307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KALAMNOORI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080" table:style-name="ce8">
            <text:p>308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081" table:style-name="ce2">
            <text:p>308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082" table:style-name="ce2">
            <text:p>308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083" table:style-name="ce2">
            <text:p>308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084" table:style-name="ce8">
            <text:p>308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085" table:style-name="ce2">
            <text:p>308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086" table:style-name="ce2">
            <text:p>308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SILLOD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087" table:style-name="ce2">
            <text:p>308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088" table:style-name="ce8">
            <text:p>308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089" table:style-name="ce2">
            <text:p>308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090" table:style-name="ce2">
            <text:p>3090</text:p>
          </table:table-cell>
          <table:table-cell office:value-type="string" table:style-name="ce5">
            <text:p>RAJGURUNAGAR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091" table:style-name="ce2">
            <text:p>309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092" table:style-name="ce8">
            <text:p>309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ANDHARKAWADA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3093" table:style-name="ce2">
            <text:p>3093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094" table:style-name="ce2">
            <text:p>309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095" table:style-name="ce2">
            <text:p>309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096" table:style-name="ce8">
            <text:p>309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097" table:style-name="ce2">
            <text:p>3097</text:p>
          </table:table-cell>
          <table:table-cell office:value-type="string" table:style-name="ce5">
            <text:p>DADAR EAST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098" table:style-name="ce2">
            <text:p>309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CHANDAN NAGA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099" table:style-name="ce2">
            <text:p>309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100" table:style-name="ce8">
            <text:p>310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101" table:style-name="ce2">
            <text:p>310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102" table:style-name="ce2">
            <text:p>3102</text:p>
          </table:table-cell>
          <table:table-cell office:value-type="string" table:style-name="ce5">
            <text:p>SANGVI STAND<text:s/></text:p>
          </table:table-cell>
          <table:table-cell office:value-type="string" table:style-name="ce6">
            <text:p>AMRAVATI via KHAMGAON</text:p>
          </table:table-cell>
          <table:table-cell office:value-type="string" table:style-name="ce6">
            <text:p>SEMI LUXURY</text:p>
          </table:table-cell>
          <table:table-cell office:value-type="time" office:time-value="PT15H10M0S" table:style-name="ce9">
            <text:p>15:10</text:p>
          </table:table-cell>
          <table:table-cell table:number-columns-repeated="16379"/>
        </table:table-row>
        <table:table-row table:style-name="ro1">
          <table:table-cell office:value-type="float" office:value="3103" table:style-name="ce2">
            <text:p>310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MBAD via JALNA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104" table:style-name="ce8">
            <text:p>310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105" table:style-name="ce2">
            <text:p>310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106" table:style-name="ce2">
            <text:p>310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107" table:style-name="ce2">
            <text:p>310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108" table:style-name="ce8">
            <text:p>3108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NIGHT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3109" table:style-name="ce2">
            <text:p>310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KANNAD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3110" table:style-name="ce2">
            <text:p>311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111" table:style-name="ce2">
            <text:p>311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112" table:style-name="ce8">
            <text:p>311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2">
            <text:p>311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114" table:style-name="ce2">
            <text:p>311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115" table:style-name="ce2">
            <text:p>311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116" table:style-name="ce8">
            <text:p>311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117" table:style-name="ce2">
            <text:p>311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HINGOLI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118" table:style-name="ce2">
            <text:p>311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119" table:style-name="ce2">
            <text:p>311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NIGHT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120" table:style-name="ce8">
            <text:p>3120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121" table:style-name="ce2">
            <text:p>312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122" table:style-name="ce2">
            <text:p>312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123" table:style-name="ce2">
            <text:p>312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124" table:style-name="ce8">
            <text:p>312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125" table:style-name="ce2">
            <text:p>312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YERWADA</text:p>
          </table:table-cell>
          <table:table-cell office:value-type="string" table:style-name="ce6">
            <text:p>AC-SHIVNERI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127" table:style-name="ce2">
            <text:p>312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SEMI LUXURY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3128" table:style-name="ce8">
            <text:p>312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129" table:style-name="ce2">
            <text:p>312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BULDHANA via JALNA</text:p>
          </table:table-cell>
          <table:table-cell office:value-type="string" table:style-name="ce6">
            <text:p>SEMI LUXU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3130" table:style-name="ce2">
            <text:p>3130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3131" table:style-name="ce2">
            <text:p>313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RAVER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3132" table:style-name="ce8">
            <text:p>313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22H0M0S" table:style-name="ce9">
            <text:p>22:00</text:p>
          </table:table-cell>
          <table:table-cell table:number-columns-repeated="16379"/>
        </table:table-row>
        <table:table-row table:style-name="ro1">
          <table:table-cell office:value-type="float" office:value="3133" table:style-name="ce2">
            <text:p>313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3134" table:style-name="ce2">
            <text:p>313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22H30M0S" table:style-name="ce9">
            <text:p>22:30</text:p>
          </table:table-cell>
          <table:table-cell table:number-columns-repeated="16379"/>
        </table:table-row>
        <table:table-row table:style-name="ro1">
          <table:table-cell office:value-type="float" office:value="3135" table:style-name="ce2">
            <text:p>313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23H0M0S" table:style-name="ce9">
            <text:p>23:00</text:p>
          </table:table-cell>
          <table:table-cell table:number-columns-repeated="16379"/>
        </table:table-row>
        <table:table-row table:style-name="ro1">
          <table:table-cell office:value-type="float" office:value="3136" table:style-name="ce8">
            <text:p>313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MBAD via JALNA</text:p>
          </table:table-cell>
          <table:table-cell office:value-type="string" table:style-name="ce6">
            <text:p>NIGHT EXPRESS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3137" table:style-name="ce2">
            <text:p>3137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AHMEDNAGAR MALIWADA</text:p>
          </table:table-cell>
          <table:table-cell office:value-type="string" table:style-name="ce6">
            <text:p>AC-SHIVNERI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3138" table:style-name="ce2">
            <text:p>313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URANGABAD via TARAKPUR</text:p>
          </table:table-cell>
          <table:table-cell office:value-type="string" table:style-name="ce6">
            <text:p>SEMI LUXURY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3139" table:style-name="ce2">
            <text:p>3139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140" table:style-name="ce8">
            <text:p>3140</text:p>
          </table:table-cell>
          <table:table-cell office:value-type="string" table:style-name="ce5">
            <text:p>BASMAT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141" table:style-name="ce2">
            <text:p>3141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CIDCO AURANGABAD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142" table:style-name="ce2">
            <text:p>3142</text:p>
          </table:table-cell>
          <table:table-cell office:value-type="string" table:style-name="ce5">
            <text:p>DEGLOO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string" table:style-name="ce5">
            <text:p>BASMAT<text:s/></text:p>
          </table:table-cell>
          <table:table-cell office:value-type="string" table:style-name="ce6">
            <text:p>CHINCHWAD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144" table:style-name="ce8">
            <text:p>3144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MALNER</text:p>
          </table:table-cell>
          <table:table-cell office:value-type="string" table:style-name="ce6">
            <text:p>DAY ORDINARY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145" table:style-name="ce2">
            <text:p>3145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146" table:style-name="ce2">
            <text:p>3146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147" table:style-name="ce2">
            <text:p>3147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148" table:style-name="ce8">
            <text:p>3148</text:p>
          </table:table-cell>
          <table:table-cell office:value-type="string" table:style-name="ce5">
            <text:p>BASMAT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149" table:style-name="ce2">
            <text:p>3149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CIDCO AURANGABAD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150" table:style-name="ce2">
            <text:p>3150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151" table:style-name="ce2">
            <text:p>3151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152" table:style-name="ce8">
            <text:p>3152</text:p>
          </table:table-cell>
          <table:table-cell office:value-type="string" table:style-name="ce5">
            <text:p>BASMAT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153" table:style-name="ce2">
            <text:p>3153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154" table:style-name="ce2">
            <text:p>315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155" table:style-name="ce2">
            <text:p>3155</text:p>
          </table:table-cell>
          <table:table-cell office:value-type="string" table:style-name="ce5">
            <text:p>BASMAT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156" table:style-name="ce8">
            <text:p>3156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157" table:style-name="ce2">
            <text:p>3157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158" table:style-name="ce2">
            <text:p>315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159" table:style-name="ce2">
            <text:p>315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160" table:style-name="ce8">
            <text:p>316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EGLOO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161" table:style-name="ce2">
            <text:p>316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162" table:style-name="ce2">
            <text:p>316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163" table:style-name="ce2">
            <text:p>316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NDHAR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164" table:style-name="ce8">
            <text:p>316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IZAMABAD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165" table:style-name="ce2">
            <text:p>316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NDHAR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166" table:style-name="ce2">
            <text:p>316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167" table:style-name="ce2">
            <text:p>316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168" table:style-name="ce8">
            <text:p>316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169" table:style-name="ce2">
            <text:p>316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170" table:style-name="ce2">
            <text:p>317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171" table:style-name="ce2">
            <text:p>317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172" table:style-name="ce8">
            <text:p>317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GULBARG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173" table:style-name="ce2">
            <text:p>317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GANGA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174" table:style-name="ce2">
            <text:p>317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175" table:style-name="ce2">
            <text:p>317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3176" table:style-name="ce8">
            <text:p>317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SOLAPUR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3177" table:style-name="ce2">
            <text:p>317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GULBARGA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178" table:style-name="ce2">
            <text:p>317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IJAPUR</text:p>
          </table:table-cell>
          <table:table-cell office:value-type="string" table:style-name="ce6">
            <text:p>NIGHT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3179" table:style-name="ce2">
            <text:p>3179</text:p>
          </table:table-cell>
          <table:table-cell office:value-type="string" table:style-name="ce5">
            <text:p>OSMANABAD<text:s/></text:p>
          </table:table-cell>
          <table:table-cell office:value-type="string" table:style-name="ce6">
            <text:p>AURANGABAD via WASHI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180" table:style-name="ce8">
            <text:p>3180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181" table:style-name="ce2">
            <text:p>3181</text:p>
          </table:table-cell>
          <table:table-cell office:value-type="string" table:style-name="ce5">
            <text:p>UMERGA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182" table:style-name="ce2">
            <text:p>3182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DHULE via BEE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183" table:style-name="ce2">
            <text:p>3183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184" table:style-name="ce8">
            <text:p>3184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GANGAPU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185" table:style-name="ce2">
            <text:p>3185</text:p>
          </table:table-cell>
          <table:table-cell office:value-type="string" table:style-name="ce5">
            <text:p>TULJAPUR<text:s/></text:p>
          </table:table-cell>
          <table:table-cell office:value-type="string" table:style-name="ce6">
            <text:p>AURANGABAD via OSMANABAD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186" table:style-name="ce2">
            <text:p>3186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DHULE via OSMANABAD</text:p>
          </table:table-cell>
          <table:table-cell office:value-type="string" table:style-name="ce6">
            <text:p>NIGHT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187" table:style-name="ce2">
            <text:p>318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KALAMNOORI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4H0M0S" table:style-name="ce9">
            <text:p>4:00</text:p>
          </table:table-cell>
          <table:table-cell table:number-columns-repeated="16379"/>
        </table:table-row>
        <table:table-row table:style-name="ro1">
          <table:table-cell office:value-type="float" office:value="3188" table:style-name="ce8">
            <text:p>318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WASHIM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189" table:style-name="ce2">
            <text:p>318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RISOD via LONAR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190" table:style-name="ce2">
            <text:p>319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191" table:style-name="ce2">
            <text:p>319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192" table:style-name="ce8">
            <text:p>3192</text:p>
          </table:table-cell>
          <table:table-cell office:value-type="string" table:style-name="ce5">
            <text:p>TRIMBAKESHWAR<text:s/></text:p>
          </table:table-cell>
          <table:table-cell office:value-type="string" table:style-name="ce6">
            <text:p>MEHEKAR via LON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193" table:style-name="ce2">
            <text:p>319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194" table:style-name="ce2">
            <text:p>319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195" table:style-name="ce2">
            <text:p>319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196" table:style-name="ce8">
            <text:p>3196</text:p>
          </table:table-cell>
          <table:table-cell office:value-type="string" table:style-name="ce5">
            <text:p>TRIMBAKESHWAR<text:s/></text:p>
          </table:table-cell>
          <table:table-cell office:value-type="string" table:style-name="ce6">
            <text:p>CHIKHAL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197" table:style-name="ce2">
            <text:p>319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198" table:style-name="ce2">
            <text:p>319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8H1M0S" table:style-name="ce9">
            <text:p>8:01</text:p>
          </table:table-cell>
          <table:table-cell table:number-columns-repeated="16379"/>
        </table:table-row>
        <table:table-row table:style-name="ro1">
          <table:table-cell office:value-type="float" office:value="3199" table:style-name="ce2">
            <text:p>319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SHEGAON via YEOLA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200" table:style-name="ce8">
            <text:p>320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201" table:style-name="ce2">
            <text:p>320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202" table:style-name="ce2">
            <text:p>320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203" table:style-name="ce2">
            <text:p>320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204" table:style-name="ce8">
            <text:p>320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205" table:style-name="ce2">
            <text:p>320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206" table:style-name="ce2">
            <text:p>320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3207" table:style-name="ce2">
            <text:p>320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208" table:style-name="ce8">
            <text:p>320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209" table:style-name="ce2">
            <text:p>320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210" table:style-name="ce2">
            <text:p>321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211" table:style-name="ce2">
            <text:p>321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212" table:style-name="ce8">
            <text:p>321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213" table:style-name="ce2">
            <text:p>321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214" table:style-name="ce2">
            <text:p>3214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215" table:style-name="ce2">
            <text:p>321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216" table:style-name="ce8">
            <text:p>321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217" table:style-name="ce2">
            <text:p>321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218" table:style-name="ce2">
            <text:p>321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219" table:style-name="ce2">
            <text:p>3219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220" table:style-name="ce8">
            <text:p>3220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221" table:style-name="ce2">
            <text:p>322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PAITHAN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222" table:style-name="ce2">
            <text:p>322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223" table:style-name="ce2">
            <text:p>3223</text:p>
          </table:table-cell>
          <table:table-cell office:value-type="string" table:style-name="ce5">
            <text:p>BORIVALI SUKURWAD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224" table:style-name="ce8">
            <text:p>322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225" table:style-name="ce2">
            <text:p>322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3226" table:style-name="ce2">
            <text:p>322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227" table:style-name="ce2">
            <text:p>3227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GANGAPUR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228" table:style-name="ce8">
            <text:p>3228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229" table:style-name="ce2">
            <text:p>3229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230" table:style-name="ce2">
            <text:p>323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231" table:style-name="ce2">
            <text:p>323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VAIJAPUR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232" table:style-name="ce8">
            <text:p>3232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233" table:style-name="ce2">
            <text:p>3233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234" table:style-name="ce2">
            <text:p>3234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235" table:style-name="ce2">
            <text:p>323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236" table:style-name="ce8">
            <text:p>323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3237" table:style-name="ce2">
            <text:p>323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238" table:style-name="ce2">
            <text:p>323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239" table:style-name="ce2">
            <text:p>323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240" table:style-name="ce8">
            <text:p>324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241" table:style-name="ce2">
            <text:p>324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242" table:style-name="ce2">
            <text:p>324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243" table:style-name="ce2">
            <text:p>324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244" table:style-name="ce8">
            <text:p>324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245" table:style-name="ce2">
            <text:p>3245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NASIK CBS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8H46M0S" table:style-name="ce9">
            <text:p>8:46</text:p>
          </table:table-cell>
          <table:table-cell table:number-columns-repeated="16379"/>
        </table:table-row>
        <table:table-row table:style-name="ro1">
          <table:table-cell office:value-type="float" office:value="3246" table:style-name="ce2">
            <text:p>324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247" table:style-name="ce2">
            <text:p>3247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248" table:style-name="ce8">
            <text:p>324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249" table:style-name="ce2">
            <text:p>324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250" table:style-name="ce2">
            <text:p>325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251" table:style-name="ce2">
            <text:p>325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252" table:style-name="ce8">
            <text:p>3252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NASIK CBS via LONA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253" table:style-name="ce2">
            <text:p>325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3254" table:style-name="ce2">
            <text:p>325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255" table:style-name="ce2">
            <text:p>325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THANE CBS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256" table:style-name="ce8">
            <text:p>325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257" table:style-name="ce2">
            <text:p>325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258" table:style-name="ce2">
            <text:p>325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259" table:style-name="ce2">
            <text:p>325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260" table:style-name="ce8">
            <text:p>326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261" table:style-name="ce2">
            <text:p>326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262" table:style-name="ce2">
            <text:p>326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263" table:style-name="ce2">
            <text:p>326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264" table:style-name="ce8">
            <text:p>326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14H55M0S" table:style-name="ce9">
            <text:p>14:55</text:p>
          </table:table-cell>
          <table:table-cell table:number-columns-repeated="16379"/>
        </table:table-row>
        <table:table-row table:style-name="ro1">
          <table:table-cell office:value-type="float" office:value="3265" table:style-name="ce2">
            <text:p>326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266" table:style-name="ce2">
            <text:p>3266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267" table:style-name="ce2">
            <text:p>326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268" table:style-name="ce8">
            <text:p>326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269" table:style-name="ce2">
            <text:p>326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270" table:style-name="ce2">
            <text:p>327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3271" table:style-name="ce2">
            <text:p>327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272" table:style-name="ce8">
            <text:p>327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ORIVALI SUKURWADI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273" table:style-name="ce2">
            <text:p>327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YEOLA</text:p>
          </table:table-cell>
          <table:table-cell office:value-type="string" table:style-name="ce6">
            <text:p>SEMI LUXU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274" table:style-name="ce2">
            <text:p>327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275" table:style-name="ce2">
            <text:p>327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276" table:style-name="ce8">
            <text:p>327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 via GANGAPUR</text:p>
          </table:table-cell>
          <table:table-cell office:value-type="string" table:style-name="ce6">
            <text:p>ORDINARY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277" table:style-name="ce2">
            <text:p>3277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278" table:style-name="ce2">
            <text:p>327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UMBAI CENTRAL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279" table:style-name="ce2">
            <text:p>327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SIK CBS</text:p>
          </table:table-cell>
          <table:table-cell office:value-type="string" table:style-name="ce6">
            <text:p>ORDINARY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3280" table:style-name="ce8">
            <text:p>328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NDURBAR via DHULE</text:p>
          </table:table-cell>
          <table:table-cell office:value-type="string" table:style-name="ce6">
            <text:p>ORDINARY EXPRESS</text:p>
          </table:table-cell>
          <table:table-cell office:value-type="time" office:time-value="PT4H45M0S" table:style-name="ce9">
            <text:p>4:45</text:p>
          </table:table-cell>
          <table:table-cell table:number-columns-repeated="16379"/>
        </table:table-row>
        <table:table-row table:style-name="ro1">
          <table:table-cell office:value-type="float" office:value="3281" table:style-name="ce2">
            <text:p>328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NDURBAR via DHULE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3282" table:style-name="ce2">
            <text:p>3282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AURANGABAD via DHULE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283" table:style-name="ce2">
            <text:p>3283</text:p>
          </table:table-cell>
          <table:table-cell office:value-type="string" table:style-name="ce5">
            <text:p>NANDURBAR<text:s/></text:p>
          </table:table-cell>
          <table:table-cell office:value-type="string" table:style-name="ce6">
            <text:p>AURANGABAD via DHULE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284" table:style-name="ce8">
            <text:p>3284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CIDCO AURANGABAD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285" table:style-name="ce2">
            <text:p>3285</text:p>
          </table:table-cell>
          <table:table-cell office:value-type="string" table:style-name="ce5">
            <text:p>DEGLOO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286" table:style-name="ce2">
            <text:p>3286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CIDCO AURANGABAD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287" table:style-name="ce2">
            <text:p>3287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288" table:style-name="ce8">
            <text:p>3288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289" table:style-name="ce2">
            <text:p>3289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290" table:style-name="ce2">
            <text:p>329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291" table:style-name="ce2">
            <text:p>329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EGLOO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292" table:style-name="ce8">
            <text:p>329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293" table:style-name="ce2">
            <text:p>329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NDHAR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294" table:style-name="ce2">
            <text:p>329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IZAMABAD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295" table:style-name="ce2">
            <text:p>329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ANDHAR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296" table:style-name="ce8">
            <text:p>329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297" table:style-name="ce2">
            <text:p>329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NANDED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298" table:style-name="ce2">
            <text:p>329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5H50M0S" table:style-name="ce9">
            <text:p>5:50</text:p>
          </table:table-cell>
          <table:table-cell table:number-columns-repeated="16379"/>
        </table:table-row>
        <table:table-row table:style-name="ro1">
          <table:table-cell office:value-type="float" office:value="3299" table:style-name="ce2">
            <text:p>329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G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300" table:style-name="ce8">
            <text:p>330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9H5M0S" table:style-name="ce9">
            <text:p>9:05</text:p>
          </table:table-cell>
          <table:table-cell table:number-columns-repeated="16379"/>
        </table:table-row>
        <table:table-row table:style-name="ro1">
          <table:table-cell office:value-type="float" office:value="3301" table:style-name="ce2">
            <text:p>330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302" table:style-name="ce2">
            <text:p>330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303" table:style-name="ce2">
            <text:p>3303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304" table:style-name="ce8">
            <text:p>330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305" table:style-name="ce2">
            <text:p>330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306" table:style-name="ce2">
            <text:p>330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307" table:style-name="ce2">
            <text:p>330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308" table:style-name="ce8">
            <text:p>330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309" table:style-name="ce2">
            <text:p>330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310" table:style-name="ce2">
            <text:p>331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311" table:style-name="ce2">
            <text:p>331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312" table:style-name="ce8">
            <text:p>331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313" table:style-name="ce2">
            <text:p>3313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IVAJI NAGAR PUNE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314" table:style-name="ce2">
            <text:p>331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3315" table:style-name="ce2">
            <text:p>3315</text:p>
          </table:table-cell>
          <table:table-cell office:value-type="string" table:style-name="ce5">
            <text:p>DADAR EAST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AC-SHIVNERI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316" table:style-name="ce8">
            <text:p>3316</text:p>
          </table:table-cell>
          <table:table-cell office:value-type="string" table:style-name="ce5">
            <text:p>DADAR EAST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AC-SHIVNERI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317" table:style-name="ce2">
            <text:p>3317</text:p>
          </table:table-cell>
          <table:table-cell office:value-type="string" table:style-name="ce5">
            <text:p>KURLA NEHRU NAGAR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SEMI LUXU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318" table:style-name="ce2">
            <text:p>331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319" table:style-name="ce2">
            <text:p>3319</text:p>
          </table:table-cell>
          <table:table-cell office:value-type="string" table:style-name="ce5">
            <text:p>DADAR EAST<text:s/></text:p>
          </table:table-cell>
          <table:table-cell office:value-type="string" table:style-name="ce6">
            <text:p>AURANGABAD via SHIVAJI NAGAR PUNE</text:p>
          </table:table-cell>
          <table:table-cell office:value-type="string" table:style-name="ce6">
            <text:p>AC-SHIVNERI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320" table:style-name="ce8">
            <text:p>3320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321" table:style-name="ce2">
            <text:p>3321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AURANGABAD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3322" table:style-name="ce2">
            <text:p>332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323" table:style-name="ce2">
            <text:p>3323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KURLA NEHRU NAGAR</text:p>
          </table:table-cell>
          <table:table-cell office:value-type="string" table:style-name="ce6">
            <text:p>SEMI LUXU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324" table:style-name="ce8">
            <text:p>332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ADAR EAST via PUNE RLY. STN.</text:p>
          </table:table-cell>
          <table:table-cell office:value-type="string" table:style-name="ce6">
            <text:p>AC-SHIVNERI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325" table:style-name="ce2">
            <text:p>3325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326" table:style-name="ce2">
            <text:p>3326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327" table:style-name="ce2">
            <text:p>332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ADAR EAST via PUNE RLY. STN.</text:p>
          </table:table-cell>
          <table:table-cell office:value-type="string" table:style-name="ce6">
            <text:p>AC-SHIVNERI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328" table:style-name="ce8">
            <text:p>332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ADAR EAST via PUNE RLY. STN.</text:p>
          </table:table-cell>
          <table:table-cell office:value-type="string" table:style-name="ce6">
            <text:p>AC-SHIVNERI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329" table:style-name="ce2">
            <text:p>3329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330" table:style-name="ce2">
            <text:p>333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UMBAI CENTRAL via LASUR RLY. STN.</text:p>
          </table:table-cell>
          <table:table-cell office:value-type="string" table:style-name="ce6">
            <text:p>SEMI LUXU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331" table:style-name="ce2">
            <text:p>333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332" table:style-name="ce8">
            <text:p>333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333" table:style-name="ce2">
            <text:p>333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BEE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334" table:style-name="ce2">
            <text:p>333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335" table:style-name="ce2">
            <text:p>333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336" table:style-name="ce8">
            <text:p>3336</text:p>
          </table:table-cell>
          <table:table-cell office:value-type="string" table:style-name="ce5">
            <text:p>NILANGA<text:s/></text:p>
          </table:table-cell>
          <table:table-cell office:value-type="string" table:style-name="ce6">
            <text:p>CIDCO AURANGABAD via KALAMB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337" table:style-name="ce2">
            <text:p>333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338" table:style-name="ce2">
            <text:p>333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339" table:style-name="ce2">
            <text:p>333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340" table:style-name="ce8">
            <text:p>334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341" table:style-name="ce2">
            <text:p>334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342" table:style-name="ce2">
            <text:p>3342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343" table:style-name="ce2">
            <text:p>334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344" table:style-name="ce8">
            <text:p>3344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345" table:style-name="ce2">
            <text:p>334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346" table:style-name="ce2">
            <text:p>334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347" table:style-name="ce2">
            <text:p>3347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348" table:style-name="ce8">
            <text:p>334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349" table:style-name="ce2">
            <text:p>3349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350" table:style-name="ce2">
            <text:p>335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351" table:style-name="ce2">
            <text:p>335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NIGHT EXPRESS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3352" table:style-name="ce8">
            <text:p>335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353" table:style-name="ce2">
            <text:p>3353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354" table:style-name="ce2">
            <text:p>335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BEE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355" table:style-name="ce2">
            <text:p>3355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356" table:style-name="ce8">
            <text:p>335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357" table:style-name="ce2">
            <text:p>3357</text:p>
          </table:table-cell>
          <table:table-cell office:value-type="string" table:style-name="ce5">
            <text:p>NILANGA<text:s/></text:p>
          </table:table-cell>
          <table:table-cell office:value-type="string" table:style-name="ce6">
            <text:p>CIDCO AURANGABAD via KALAMB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358" table:style-name="ce2">
            <text:p>335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359" table:style-name="ce2">
            <text:p>335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360" table:style-name="ce8">
            <text:p>3360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361" table:style-name="ce2">
            <text:p>336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362" table:style-name="ce2">
            <text:p>336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363" table:style-name="ce2">
            <text:p>3363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364" table:style-name="ce8">
            <text:p>3364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365" table:style-name="ce2">
            <text:p>3365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366" table:style-name="ce2">
            <text:p>3366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367" table:style-name="ce2">
            <text:p>3367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368" table:style-name="ce8">
            <text:p>3368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369" table:style-name="ce2">
            <text:p>3369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370" table:style-name="ce2">
            <text:p>3370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371" table:style-name="ce2">
            <text:p>3371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ORDINARY EXPRESS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372" table:style-name="ce8">
            <text:p>337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CIDCO AURANGABAD via AMBAJOGAI</text:p>
          </table:table-cell>
          <table:table-cell office:value-type="string" table:style-name="ce6">
            <text:p>NIGHT EXPRESS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3373" table:style-name="ce2">
            <text:p>3373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URANGABAD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4H30M0S" table:style-name="ce9">
            <text:p>4:30</text:p>
          </table:table-cell>
          <table:table-cell table:number-columns-repeated="16379"/>
        </table:table-row>
        <table:table-row table:style-name="ro1">
          <table:table-cell office:value-type="float" office:value="3374" table:style-name="ce2">
            <text:p>3374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SHEGAON via 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375" table:style-name="ce2">
            <text:p>3375</text:p>
          </table:table-cell>
          <table:table-cell office:value-type="string" table:style-name="ce5">
            <text:p>KAGAL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376" table:style-name="ce8">
            <text:p>3376</text:p>
          </table:table-cell>
          <table:table-cell office:value-type="string" table:style-name="ce5">
            <text:p>KOLHAPUR<text:s/></text:p>
          </table:table-cell>
          <table:table-cell office:value-type="string" table:style-name="ce6">
            <text:p>AURANGABAD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3377" table:style-name="ce2">
            <text:p>337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378" table:style-name="ce2">
            <text:p>337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379" table:style-name="ce2">
            <text:p>337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KOLHAPUR via SWARGATE PUNE</text:p>
          </table:table-cell>
          <table:table-cell office:value-type="string" table:style-name="ce6">
            <text:p>SEMI LUXURY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380" table:style-name="ce8">
            <text:p>338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4H0M0S" table:style-name="ce9">
            <text:p>4:00</text:p>
          </table:table-cell>
          <table:table-cell table:number-columns-repeated="16379"/>
        </table:table-row>
        <table:table-row table:style-name="ro1">
          <table:table-cell office:value-type="float" office:value="3381" table:style-name="ce2">
            <text:p>3381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WASHIM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382" table:style-name="ce2">
            <text:p>3382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T via AKOL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383" table:style-name="ce2">
            <text:p>3383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WASHIM via KINGAON JATTU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384" table:style-name="ce8">
            <text:p>338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ACHALPUR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385" table:style-name="ce2">
            <text:p>3385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RISOD via LONAR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386" table:style-name="ce2">
            <text:p>3386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KARANJA via RISOD</text:p>
          </table:table-cell>
          <table:table-cell office:value-type="string" table:style-name="ce6">
            <text:p>DAY ORDINARY</text:p>
          </table:table-cell>
          <table:table-cell office:value-type="time" office:time-value="PT6H1M0S" table:style-name="ce9">
            <text:p>6:01</text:p>
          </table:table-cell>
          <table:table-cell table:number-columns-repeated="16379"/>
        </table:table-row>
        <table:table-row table:style-name="ro1">
          <table:table-cell office:value-type="float" office:value="3387" table:style-name="ce2">
            <text:p>338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388" table:style-name="ce8">
            <text:p>3388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389" table:style-name="ce2">
            <text:p>338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CHANDUR BAZA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390" table:style-name="ce2">
            <text:p>3390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391" table:style-name="ce2">
            <text:p>3391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392" table:style-name="ce8">
            <text:p>339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393" table:style-name="ce2">
            <text:p>339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394" table:style-name="ce2">
            <text:p>339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395" table:style-name="ce2">
            <text:p>339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3396" table:style-name="ce8">
            <text:p>339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397" table:style-name="ce2">
            <text:p>3397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KARANJ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398" table:style-name="ce2">
            <text:p>339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399" table:style-name="ce2">
            <text:p>339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400" table:style-name="ce8">
            <text:p>3400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PANDHARKAWADA</text:p>
          </table:table-cell>
          <table:table-cell office:value-type="string" table:style-name="ce6">
            <text:p>SEMI LUXURY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3401" table:style-name="ce2">
            <text:p>340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402" table:style-name="ce2">
            <text:p>3402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403" table:style-name="ce2">
            <text:p>3403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404" table:style-name="ce8">
            <text:p>340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405" table:style-name="ce2">
            <text:p>340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406" table:style-name="ce2">
            <text:p>340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HINGOLI via SENGAON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407" table:style-name="ce2">
            <text:p>340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408" table:style-name="ce8">
            <text:p>3408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409" table:style-name="ce2">
            <text:p>340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410" table:style-name="ce2">
            <text:p>3410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411" table:style-name="ce2">
            <text:p>3411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412" table:style-name="ce8">
            <text:p>3412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MANGRULPIR</text:p>
          </table:table-cell>
          <table:table-cell office:value-type="string" table:style-name="ce6">
            <text:p>NIGHT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3413" table:style-name="ce2">
            <text:p>341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WAGHALA</text:p>
          </table:table-cell>
          <table:table-cell office:value-type="string" table:style-name="ce6">
            <text:p>DAY ORDINA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414" table:style-name="ce2">
            <text:p>341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415" table:style-name="ce2">
            <text:p>3415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416" table:style-name="ce8">
            <text:p>341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417" table:style-name="ce2">
            <text:p>341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418" table:style-name="ce2">
            <text:p>3418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ARBHANI via JALNA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419" table:style-name="ce2">
            <text:p>341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420" table:style-name="ce8">
            <text:p>3420</text:p>
          </table:table-cell>
          <table:table-cell office:value-type="string" table:style-name="ce5">
            <text:p>PIMPRI CHINCHVA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421" table:style-name="ce2">
            <text:p>342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JAFRABAD</text:p>
          </table:table-cell>
          <table:table-cell office:value-type="string" table:style-name="ce6">
            <text:p>DAY ORDINARY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422" table:style-name="ce2">
            <text:p>3422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AMBAD via JALNA</text:p>
          </table:table-cell>
          <table:table-cell office:value-type="string" table:style-name="ce6">
            <text:p>NIGHT EXPRESS</text:p>
          </table:table-cell>
          <table:table-cell office:value-type="time" office:time-value="PT23H30M0S" table:style-name="ce9">
            <text:p>23:30</text:p>
          </table:table-cell>
          <table:table-cell table:number-columns-repeated="16379"/>
        </table:table-row>
        <table:table-row table:style-name="ro1">
          <table:table-cell office:value-type="float" office:value="3423" table:style-name="ce2">
            <text:p>3423</text:p>
          </table:table-cell>
          <table:table-cell office:value-type="string" table:style-name="ce5">
            <text:p>AKOT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424" table:style-name="ce8">
            <text:p>3424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425" table:style-name="ce2">
            <text:p>3425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CIDCO AURANGABAD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426" table:style-name="ce2">
            <text:p>3426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PIMPRI CHINCHVAD via KINGAON JATTU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427" table:style-name="ce2">
            <text:p>3427</text:p>
          </table:table-cell>
          <table:table-cell office:value-type="string" table:style-name="ce5">
            <text:p>KARANJA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428" table:style-name="ce8">
            <text:p>3428</text:p>
          </table:table-cell>
          <table:table-cell office:value-type="string" table:style-name="ce5">
            <text:p>KARANJA<text:s/></text:p>
          </table:table-cell>
          <table:table-cell office:value-type="string" table:style-name="ce6">
            <text:p>DHULE via RISOD</text:p>
          </table:table-cell>
          <table:table-cell office:value-type="string" table:style-name="ce6">
            <text:p>DAY ORDINARY</text:p>
          </table:table-cell>
          <table:table-cell office:value-type="time" office:time-value="PT7H14M0S" table:style-name="ce9">
            <text:p>7:14</text:p>
          </table:table-cell>
          <table:table-cell table:number-columns-repeated="16379"/>
        </table:table-row>
        <table:table-row table:style-name="ro1">
          <table:table-cell office:value-type="float" office:value="3429" table:style-name="ce2">
            <text:p>342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AURANGABAD via BALA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430" table:style-name="ce2">
            <text:p>3430</text:p>
          </table:table-cell>
          <table:table-cell office:value-type="string" table:style-name="ce5">
            <text:p>AKOT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431" table:style-name="ce2">
            <text:p>343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NGVI STAND via KHAMGAON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432" table:style-name="ce8">
            <text:p>3432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433" table:style-name="ce2">
            <text:p>3433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434" table:style-name="ce2">
            <text:p>3434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435" table:style-name="ce2">
            <text:p>3435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NASIK CBS via MEHKAR</text:p>
          </table:table-cell>
          <table:table-cell office:value-type="string" table:style-name="ce6">
            <text:p>ORDINARY EXPRESS</text:p>
          </table:table-cell>
          <table:table-cell office:value-type="time" office:time-value="PT8H46M0S" table:style-name="ce9">
            <text:p>8:46</text:p>
          </table:table-cell>
          <table:table-cell table:number-columns-repeated="16379"/>
        </table:table-row>
        <table:table-row table:style-name="ro1">
          <table:table-cell office:value-type="float" office:value="3436" table:style-name="ce8">
            <text:p>3436</text:p>
          </table:table-cell>
          <table:table-cell office:value-type="string" table:style-name="ce5">
            <text:p>ACHAL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437" table:style-name="ce2">
            <text:p>3437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438" table:style-name="ce2">
            <text:p>3438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439" table:style-name="ce2">
            <text:p>3439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440" table:style-name="ce8">
            <text:p>3440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SHIRD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441" table:style-name="ce2">
            <text:p>3441</text:p>
          </table:table-cell>
          <table:table-cell office:value-type="string" table:style-name="ce5">
            <text:p>MEHEKAR<text:s/></text:p>
          </table:table-cell>
          <table:table-cell office:value-type="string" table:style-name="ce6">
            <text:p>CIDCO AURANGABAD via NAVA</text:p>
          </table:table-cell>
          <table:table-cell office:value-type="string" table:style-name="ce6">
            <text:p>DAY ORDINARY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442" table:style-name="ce2">
            <text:p>3442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443" table:style-name="ce2">
            <text:p>3443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444" table:style-name="ce8">
            <text:p>3444</text:p>
          </table:table-cell>
          <table:table-cell office:value-type="string" table:style-name="ce5">
            <text:p>RISOD<text:s/></text:p>
          </table:table-cell>
          <table:table-cell office:value-type="string" table:style-name="ce6">
            <text:p>NASIK CBS via LONA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445" table:style-name="ce2">
            <text:p>3445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446" table:style-name="ce2">
            <text:p>3446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447" table:style-name="ce2">
            <text:p>3447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3448" table:style-name="ce8">
            <text:p>3448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3449" table:style-name="ce2">
            <text:p>3449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450" table:style-name="ce2">
            <text:p>3450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451" table:style-name="ce2">
            <text:p>3451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452" table:style-name="ce8">
            <text:p>3452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453" table:style-name="ce2">
            <text:p>345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454" table:style-name="ce2">
            <text:p>3454</text:p>
          </table:table-cell>
          <table:table-cell office:value-type="string" table:style-name="ce5">
            <text:p>PANDHARKAWADA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455" table:style-name="ce2">
            <text:p>3455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456" table:style-name="ce8">
            <text:p>3456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457" table:style-name="ce2">
            <text:p>3457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NIGHT EXPRESS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3458" table:style-name="ce2">
            <text:p>3458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459" table:style-name="ce2">
            <text:p>345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NGVI STAND via KHAMGAON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460" table:style-name="ce8">
            <text:p>3460</text:p>
          </table:table-cell>
          <table:table-cell office:value-type="string" table:style-name="ce5">
            <text:p>JAFRABAD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461" table:style-name="ce2">
            <text:p>3461</text:p>
          </table:table-cell>
          <table:table-cell office:value-type="string" table:style-name="ce5">
            <text:p>MANGRULPIR<text:s/></text:p>
          </table:table-cell>
          <table:table-cell office:value-type="string" table:style-name="ce6">
            <text:p>PIMPRI CHINCHVAD</text:p>
          </table:table-cell>
          <table:table-cell office:value-type="string" table:style-name="ce6">
            <text:p>NIGHT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462" table:style-name="ce2">
            <text:p>3462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SEMI LUXURY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463" table:style-name="ce2">
            <text:p>3463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5H15M0S" table:style-name="ce9">
            <text:p>5:15</text:p>
          </table:table-cell>
          <table:table-cell table:number-columns-repeated="16379"/>
        </table:table-row>
        <table:table-row table:style-name="ro1">
          <table:table-cell office:value-type="float" office:value="3464" table:style-name="ce8">
            <text:p>3464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MAHAD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465" table:style-name="ce2">
            <text:p>3465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SHTI via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466" table:style-name="ce2">
            <text:p>3466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467" table:style-name="ce2">
            <text:p>3467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468" table:style-name="ce8">
            <text:p>3468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469" table:style-name="ce2">
            <text:p>3469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3470" table:style-name="ce2">
            <text:p>3470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471" table:style-name="ce2">
            <text:p>3471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472" table:style-name="ce8">
            <text:p>3472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473" table:style-name="ce2">
            <text:p>3473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474" table:style-name="ce2">
            <text:p>3474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HMEDNAGAR MALIWAD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475" table:style-name="ce2">
            <text:p>3475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476" table:style-name="ce8">
            <text:p>3476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477" table:style-name="ce2">
            <text:p>3477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478" table:style-name="ce2">
            <text:p>3478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479" table:style-name="ce2">
            <text:p>3479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480" table:style-name="ce8">
            <text:p>3480</text:p>
          </table:table-cell>
          <table:table-cell office:value-type="string" table:style-name="ce5">
            <text:p>RAVE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18H50M0S" table:style-name="ce9">
            <text:p>18:50</text:p>
          </table:table-cell>
          <table:table-cell table:number-columns-repeated="16379"/>
        </table:table-row>
        <table:table-row table:style-name="ro1">
          <table:table-cell office:value-type="float" office:value="3481" table:style-name="ce2">
            <text:p>3481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NIGHT EXPRESS</text:p>
          </table:table-cell>
          <table:table-cell office:value-type="time" office:time-value="PT19H30M0S" table:style-name="ce9">
            <text:p>19:30</text:p>
          </table:table-cell>
          <table:table-cell table:number-columns-repeated="16379"/>
        </table:table-row>
        <table:table-row table:style-name="ro1">
          <table:table-cell office:value-type="float" office:value="3482" table:style-name="ce2">
            <text:p>348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RAHAN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483" table:style-name="ce2">
            <text:p>348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484" table:style-name="ce8">
            <text:p>348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485" table:style-name="ce2">
            <text:p>348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486" table:style-name="ce2">
            <text:p>348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487" table:style-name="ce2">
            <text:p>348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488" table:style-name="ce8">
            <text:p>348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489" table:style-name="ce2">
            <text:p>348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490" table:style-name="ce2">
            <text:p>349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491" table:style-name="ce2">
            <text:p>349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492" table:style-name="ce8">
            <text:p>349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493" table:style-name="ce2">
            <text:p>349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494" table:style-name="ce2">
            <text:p>349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3495" table:style-name="ce2">
            <text:p>349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496" table:style-name="ce8">
            <text:p>349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YAWAL via VIDGAON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497" table:style-name="ce2">
            <text:p>349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via PHULAMBARI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3498" table:style-name="ce2">
            <text:p>349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499" table:style-name="ce2">
            <text:p>349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500" table:style-name="ce8">
            <text:p>350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501" table:style-name="ce2">
            <text:p>350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502" table:style-name="ce2">
            <text:p>350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KINWAT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503" table:style-name="ce2">
            <text:p>350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MAHUR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504" table:style-name="ce8">
            <text:p>350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HADGAON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505" table:style-name="ce2">
            <text:p>3505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YAVATMAL</text:p>
          </table:table-cell>
          <table:table-cell office:value-type="string" table:style-name="ce6">
            <text:p>NIGHT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506" table:style-name="ce2">
            <text:p>350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HINGOLI via SENGAON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507" table:style-name="ce2">
            <text:p>3507</text:p>
          </table:table-cell>
          <table:table-cell office:value-type="string" table:style-name="ce5">
            <text:p>MUMBAI CENTRAL<text:s/></text:p>
          </table:table-cell>
          <table:table-cell office:value-type="string" table:style-name="ce6">
            <text:p>PUSAD</text:p>
          </table:table-cell>
          <table:table-cell office:value-type="string" table:style-name="ce6">
            <text:p>NIGHT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508" table:style-name="ce8">
            <text:p>3508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509" table:style-name="ce2">
            <text:p>3509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510" table:style-name="ce2">
            <text:p>3510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511" table:style-name="ce2">
            <text:p>3511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512" table:style-name="ce8">
            <text:p>3512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NASIK CBS via AURANGABAD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513" table:style-name="ce2">
            <text:p>3513</text:p>
          </table:table-cell>
          <table:table-cell office:value-type="string" table:style-name="ce5">
            <text:p>HADGAON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514" table:style-name="ce2">
            <text:p>3514</text:p>
          </table:table-cell>
          <table:table-cell office:value-type="string" table:style-name="ce5">
            <text:p>HINGOLI<text:s/></text:p>
          </table:table-cell>
          <table:table-cell office:value-type="string" table:style-name="ce6">
            <text:p>CIDCO AURANGABAD via SENGAON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515" table:style-name="ce2">
            <text:p>3515</text:p>
          </table:table-cell>
          <table:table-cell office:value-type="string" table:style-name="ce5">
            <text:p>YAVATMAL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516" table:style-name="ce8">
            <text:p>3516</text:p>
          </table:table-cell>
          <table:table-cell office:value-type="string" table:style-name="ce5">
            <text:p>HADGAON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517" table:style-name="ce2">
            <text:p>3517</text:p>
          </table:table-cell>
          <table:table-cell office:value-type="string" table:style-name="ce5">
            <text:p>KINWAT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518" table:style-name="ce2">
            <text:p>3518</text:p>
          </table:table-cell>
          <table:table-cell office:value-type="string" table:style-name="ce5">
            <text:p>MAHUR<text:s/></text:p>
          </table:table-cell>
          <table:table-cell office:value-type="string" table:style-name="ce6">
            <text:p>CIDCO AURANGABAD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519" table:style-name="ce2">
            <text:p>3519</text:p>
          </table:table-cell>
          <table:table-cell office:value-type="string" table:style-name="ce5">
            <text:p>KALAMNOORI<text:s/></text:p>
          </table:table-cell>
          <table:table-cell office:value-type="string" table:style-name="ce6">
            <text:p>CHINCHWAD</text:p>
          </table:table-cell>
          <table:table-cell office:value-type="string" table:style-name="ce6">
            <text:p>SEMI LUXU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520" table:style-name="ce8">
            <text:p>3520</text:p>
          </table:table-cell>
          <table:table-cell office:value-type="string" table:style-name="ce5">
            <text:p>PUSAD<text:s/></text:p>
          </table:table-cell>
          <table:table-cell office:value-type="string" table:style-name="ce6">
            <text:p>MUMBAI CENTRAL</text:p>
          </table:table-cell>
          <table:table-cell office:value-type="string" table:style-name="ce6">
            <text:p>NIGHT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521" table:style-name="ce2">
            <text:p>3521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522" table:style-name="ce2">
            <text:p>3522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KARANJA via RISOD</text:p>
          </table:table-cell>
          <table:table-cell office:value-type="string" table:style-name="ce6">
            <text:p>DAY ORDINARY</text:p>
          </table:table-cell>
          <table:table-cell office:value-type="time" office:time-value="PT6H1M0S" table:style-name="ce9">
            <text:p>6:01</text:p>
          </table:table-cell>
          <table:table-cell table:number-columns-repeated="16379"/>
        </table:table-row>
        <table:table-row table:style-name="ro1">
          <table:table-cell office:value-type="float" office:value="3523" table:style-name="ce2">
            <text:p>3523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524" table:style-name="ce8">
            <text:p>3524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TULJAPUR via BEED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525" table:style-name="ce2">
            <text:p>3525</text:p>
          </table:table-cell>
          <table:table-cell office:value-type="string" table:style-name="ce5">
            <text:p>AMALNER<text:s/></text:p>
          </table:table-cell>
          <table:table-cell office:value-type="string" table:style-name="ce6">
            <text:p>PARBHANI</text:p>
          </table:table-cell>
          <table:table-cell office:value-type="string" table:style-name="ce6">
            <text:p>DAY ORDINARY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526" table:style-name="ce2">
            <text:p>3526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527" table:style-name="ce2">
            <text:p>3527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528" table:style-name="ce8">
            <text:p>3528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529" table:style-name="ce2">
            <text:p>3529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3530" table:style-name="ce2">
            <text:p>3530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MBAD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531" table:style-name="ce2">
            <text:p>3531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532" table:style-name="ce8">
            <text:p>3532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533" table:style-name="ce2">
            <text:p>3533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MBAD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534" table:style-name="ce2">
            <text:p>3534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535" table:style-name="ce2">
            <text:p>3535</text:p>
          </table:table-cell>
          <table:table-cell office:value-type="string" table:style-name="ce5">
            <text:p>DHULE<text:s/></text:p>
          </table:table-cell>
          <table:table-cell office:value-type="string" table:style-name="ce6">
            <text:p>AURANGABAD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3536" table:style-name="ce8">
            <text:p>353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AHADA</text:p>
          </table:table-cell>
          <table:table-cell office:value-type="string" table:style-name="ce6">
            <text:p>ORDINARY EXPRESS</text:p>
          </table:table-cell>
          <table:table-cell office:value-type="time" office:time-value="PT0H30M0S" table:style-name="ce9">
            <text:p>0:30</text:p>
          </table:table-cell>
          <table:table-cell table:number-columns-repeated="16379"/>
        </table:table-row>
        <table:table-row table:style-name="ro1">
          <table:table-cell office:value-type="float" office:value="3537" table:style-name="ce2">
            <text:p>353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NDKHEDA</text:p>
          </table:table-cell>
          <table:table-cell office:value-type="string" table:style-name="ce6">
            <text:p>ORDINARY EXPRESS</text:p>
          </table:table-cell>
          <table:table-cell office:value-type="time" office:time-value="PT3H30M0S" table:style-name="ce9">
            <text:p>3:30</text:p>
          </table:table-cell>
          <table:table-cell table:number-columns-repeated="16379"/>
        </table:table-row>
        <table:table-row table:style-name="ro1">
          <table:table-cell office:value-type="float" office:value="3538" table:style-name="ce2">
            <text:p>3538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539" table:style-name="ce2">
            <text:p>353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AMALNER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540" table:style-name="ce8">
            <text:p>354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AHAD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541" table:style-name="ce2">
            <text:p>3541</text:p>
          </table:table-cell>
          <table:table-cell office:value-type="string" table:style-name="ce5">
            <text:p>KARANJA<text:s/></text:p>
          </table:table-cell>
          <table:table-cell office:value-type="string" table:style-name="ce6">
            <text:p>DHULE via RISOD</text:p>
          </table:table-cell>
          <table:table-cell office:value-type="string" table:style-name="ce6">
            <text:p>DAY ORDINARY</text:p>
          </table:table-cell>
          <table:table-cell office:value-type="time" office:time-value="PT7H14M0S" table:style-name="ce9">
            <text:p>7:14</text:p>
          </table:table-cell>
          <table:table-cell table:number-columns-repeated="16379"/>
        </table:table-row>
        <table:table-row table:style-name="ro1">
          <table:table-cell office:value-type="float" office:value="3542" table:style-name="ce2">
            <text:p>354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RPUR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543" table:style-name="ce2">
            <text:p>354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544" table:style-name="ce8">
            <text:p>354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545" table:style-name="ce2">
            <text:p>354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546" table:style-name="ce2">
            <text:p>354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3547" table:style-name="ce2">
            <text:p>354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NAVAPUR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548" table:style-name="ce8">
            <text:p>354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AHAD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549" table:style-name="ce2">
            <text:p>354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NDKHEDA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550" table:style-name="ce2">
            <text:p>355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551" table:style-name="ce2">
            <text:p>355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RPU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552" table:style-name="ce8">
            <text:p>3552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553" table:style-name="ce2">
            <text:p>355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AHADA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554" table:style-name="ce2">
            <text:p>355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HIRPUR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555" table:style-name="ce2">
            <text:p>355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556" table:style-name="ce8">
            <text:p>355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3557" table:style-name="ce2">
            <text:p>355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558" table:style-name="ce2">
            <text:p>3558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559" table:style-name="ce2">
            <text:p>355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3560" table:style-name="ce8">
            <text:p>356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DHULE via KASABKHEDA</text:p>
          </table:table-cell>
          <table:table-cell office:value-type="string" table:style-name="ce6">
            <text:p>ORDINARY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561" table:style-name="ce2">
            <text:p>3561</text:p>
          </table:table-cell>
          <table:table-cell office:value-type="string" table:style-name="ce5">
            <text:p>JALNA<text:s/></text:p>
          </table:table-cell>
          <table:table-cell office:value-type="string" table:style-name="ce6">
            <text:p>UDHANA via SURAT</text:p>
          </table:table-cell>
          <table:table-cell office:value-type="string" table:style-name="ce6">
            <text:p>NIGHT EXPRESS</text:p>
          </table:table-cell>
          <table:table-cell office:value-type="time" office:time-value="PT20H30M0S" table:style-name="ce9">
            <text:p>20:30</text:p>
          </table:table-cell>
          <table:table-cell table:number-columns-repeated="16379"/>
        </table:table-row>
        <table:table-row table:style-name="ro1">
          <table:table-cell office:value-type="float" office:value="3562" table:style-name="ce2">
            <text:p>356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AHMEDABAD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563" table:style-name="ce2">
            <text:p>3563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564" table:style-name="ce8">
            <text:p>3564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565" table:style-name="ce2">
            <text:p>3565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IVAJI NAGAR PUNE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566" table:style-name="ce2">
            <text:p>3566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URANGABAD via MAHO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567" table:style-name="ce2">
            <text:p>3567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URANGABAD via MAHORA</text:p>
          </table:table-cell>
          <table:table-cell office:value-type="string" table:style-name="ce6">
            <text:p>DAY ORDINARY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568" table:style-name="ce8">
            <text:p>3568</text:p>
          </table:table-cell>
          <table:table-cell office:value-type="string" table:style-name="ce5">
            <text:p>MALKAPUR<text:s/></text:p>
          </table:table-cell>
          <table:table-cell office:value-type="string" table:style-name="ce6">
            <text:p>CHINCHWAD via RANJANGAON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569" table:style-name="ce2">
            <text:p>3569</text:p>
          </table:table-cell>
          <table:table-cell office:value-type="string" table:style-name="ce5">
            <text:p>JALGAON JAMOD<text:s/></text:p>
          </table:table-cell>
          <table:table-cell office:value-type="string" table:style-name="ce6">
            <text:p>CHINCHWAD via NADUR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570" table:style-name="ce2">
            <text:p>3570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SHIVAJI NAGAR PUNE via BHOKARDAN</text:p>
          </table:table-cell>
          <table:table-cell office:value-type="string" table:style-name="ce6">
            <text:p>SEMI LUXURY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571" table:style-name="ce2">
            <text:p>3571</text:p>
          </table:table-cell>
          <table:table-cell office:value-type="string" table:style-name="ce5">
            <text:p>JALGAON JAMOD<text:s/></text:p>
          </table:table-cell>
          <table:table-cell office:value-type="string" table:style-name="ce6">
            <text:p>CHINCHWAD via NADURA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572" table:style-name="ce8">
            <text:p>3572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URANGABAD via MAHORA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573" table:style-name="ce2">
            <text:p>3573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URANGABAD via MAHORA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574" table:style-name="ce2">
            <text:p>3574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URANGABAD via MAHORA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575" table:style-name="ce2">
            <text:p>3575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SHIVAJI NAGAR PUNE via BHOKARDAN</text:p>
          </table:table-cell>
          <table:table-cell office:value-type="string" table:style-name="ce6">
            <text:p>SEMI LUXURY</text:p>
          </table:table-cell>
          <table:table-cell office:value-type="time" office:time-value="PT21H15M0S" table:style-name="ce9">
            <text:p>21:15</text:p>
          </table:table-cell>
          <table:table-cell table:number-columns-repeated="16379"/>
        </table:table-row>
        <table:table-row table:style-name="ro1">
          <table:table-cell office:value-type="float" office:value="3576" table:style-name="ce8">
            <text:p>357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577" table:style-name="ce2">
            <text:p>357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578" table:style-name="ce2">
            <text:p>357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JALGAON JAMOD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579" table:style-name="ce2">
            <text:p>3579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JALGAON JAMOD via NADUR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580" table:style-name="ce8">
            <text:p>3580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MALKAPUR via RANJAN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581" table:style-name="ce2">
            <text:p>358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582" table:style-name="ce2">
            <text:p>3582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JALGAON JAMOD via NADUR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583" table:style-name="ce2">
            <text:p>358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 via MAHOR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584" table:style-name="ce8">
            <text:p>358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585" table:style-name="ce2">
            <text:p>3585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586" table:style-name="ce2">
            <text:p>358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2H35M0S" table:style-name="ce9">
            <text:p>12:35</text:p>
          </table:table-cell>
          <table:table-cell table:number-columns-repeated="16379"/>
        </table:table-row>
        <table:table-row table:style-name="ro1">
          <table:table-cell office:value-type="float" office:value="3587" table:style-name="ce2">
            <text:p>3587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588" table:style-name="ce8">
            <text:p>3588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589" table:style-name="ce2">
            <text:p>3589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3590" table:style-name="ce2">
            <text:p>3590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3591" table:style-name="ce2">
            <text:p>3591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592" table:style-name="ce8">
            <text:p>3592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593" table:style-name="ce2">
            <text:p>3593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MALKAPUR via FULAMBRI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594" table:style-name="ce2">
            <text:p>3594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19H45M0S" table:style-name="ce9">
            <text:p>19:45</text:p>
          </table:table-cell>
          <table:table-cell table:number-columns-repeated="16379"/>
        </table:table-row>
        <table:table-row table:style-name="ro1">
          <table:table-cell office:value-type="float" office:value="3595" table:style-name="ce2">
            <text:p>3595</text:p>
          </table:table-cell>
          <table:table-cell office:value-type="string" table:style-name="ce5">
            <text:p>CHINCHWAD<text:s/></text:p>
          </table:table-cell>
          <table:table-cell office:value-type="string" table:style-name="ce6">
            <text:p>MALKAPUR via RANJANGAON</text:p>
          </table:table-cell>
          <table:table-cell office:value-type="string" table:style-name="ce6">
            <text:p>NIGHT EXPRESS</text:p>
          </table:table-cell>
          <table:table-cell office:value-type="time" office:time-value="PT20H0M0S" table:style-name="ce9">
            <text:p>20:00</text:p>
          </table:table-cell>
          <table:table-cell table:number-columns-repeated="16379"/>
        </table:table-row>
        <table:table-row table:style-name="ro1">
          <table:table-cell office:value-type="float" office:value="3596" table:style-name="ce8">
            <text:p>3596</text:p>
          </table:table-cell>
          <table:table-cell office:value-type="string" table:style-name="ce5">
            <text:p>AURANGABAD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9H5M0S" table:style-name="ce9">
            <text:p>9:05</text:p>
          </table:table-cell>
          <table:table-cell table:number-columns-repeated="16379"/>
        </table:table-row>
        <table:table-row table:style-name="ro1">
          <table:table-cell office:value-type="float" office:value="3597" table:style-name="ce2">
            <text:p>3597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598" table:style-name="ce2">
            <text:p>3598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599" table:style-name="ce2">
            <text:p>3599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CIDCO AURANGABAD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600" table:style-name="ce8">
            <text:p>3600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601" table:style-name="ce2">
            <text:p>360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ADI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602" table:style-name="ce2">
            <text:p>3602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CIDCO AURANGABAD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603" table:style-name="ce2">
            <text:p>3603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604" table:style-name="ce8">
            <text:p>360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ADI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605" table:style-name="ce2">
            <text:p>3605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MANJARSUMBHA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606" table:style-name="ce2">
            <text:p>360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607" table:style-name="ce2">
            <text:p>3607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CIDCO AURANGABAD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608" table:style-name="ce8">
            <text:p>3608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609" table:style-name="ce2">
            <text:p>360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610" table:style-name="ce2">
            <text:p>3610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CIDCO AURANGABAD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611" table:style-name="ce2">
            <text:p>3611</text:p>
          </table:table-cell>
          <table:table-cell office:value-type="string" table:style-name="ce5">
            <text:p>SOLAPUR<text:s/></text:p>
          </table:table-cell>
          <table:table-cell office:value-type="string" table:style-name="ce6">
            <text:p>CIDCO AURANGABAD via BARSH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612" table:style-name="ce8">
            <text:p>361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613" table:style-name="ce2">
            <text:p>3613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614" table:style-name="ce2">
            <text:p>3614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CIDCO AURANGABAD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615" table:style-name="ce2">
            <text:p>361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616" table:style-name="ce8">
            <text:p>361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617" table:style-name="ce2">
            <text:p>3617</text:p>
          </table:table-cell>
          <table:table-cell office:value-type="string" table:style-name="ce5">
            <text:p>PARALI<text:s/></text:p>
          </table:table-cell>
          <table:table-cell office:value-type="string" table:style-name="ce6">
            <text:p>CIDCO AURANGABAD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618" table:style-name="ce2">
            <text:p>361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619" table:style-name="ce2">
            <text:p>361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620" table:style-name="ce8">
            <text:p>362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621" table:style-name="ce2">
            <text:p>362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622" table:style-name="ce2">
            <text:p>362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3623" table:style-name="ce2">
            <text:p>362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624" table:style-name="ce8">
            <text:p>362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625" table:style-name="ce2">
            <text:p>362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626" table:style-name="ce2">
            <text:p>362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1H45M0S" table:style-name="ce9">
            <text:p>11:45</text:p>
          </table:table-cell>
          <table:table-cell table:number-columns-repeated="16379"/>
        </table:table-row>
        <table:table-row table:style-name="ro1">
          <table:table-cell office:value-type="float" office:value="3627" table:style-name="ce2">
            <text:p>362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628" table:style-name="ce8">
            <text:p>3628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3629" table:style-name="ce2">
            <text:p>362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3630" table:style-name="ce2">
            <text:p>363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631" table:style-name="ce2">
            <text:p>363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632" table:style-name="ce8">
            <text:p>363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633" table:style-name="ce2">
            <text:p>363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634" table:style-name="ce2">
            <text:p>363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AD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635" table:style-name="ce2">
            <text:p>363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636" table:style-name="ce8">
            <text:p>3636</text:p>
          </table:table-cell>
          <table:table-cell office:value-type="string" table:style-name="ce5">
            <text:p>AMBAJOGAI<text:s/></text:p>
          </table:table-cell>
          <table:table-cell office:value-type="string" table:style-name="ce6">
            <text:p>CIDCO AURANGABAD via KAIJ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637" table:style-name="ce2">
            <text:p>363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AD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638" table:style-name="ce2">
            <text:p>363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639" table:style-name="ce2">
            <text:p>363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640" table:style-name="ce8">
            <text:p>364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DAY ORDINARY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641" table:style-name="ce2">
            <text:p>364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642" table:style-name="ce2">
            <text:p>364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6H15M0S" table:style-name="ce9">
            <text:p>16:15</text:p>
          </table:table-cell>
          <table:table-cell table:number-columns-repeated="16379"/>
        </table:table-row>
        <table:table-row table:style-name="ro1">
          <table:table-cell office:value-type="float" office:value="3643" table:style-name="ce2">
            <text:p>364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644" table:style-name="ce8">
            <text:p>364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3645" table:style-name="ce2">
            <text:p>3645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646" table:style-name="ce2">
            <text:p>3646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3647" table:style-name="ce2">
            <text:p>3647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648" table:style-name="ce8">
            <text:p>3648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3649" table:style-name="ce2">
            <text:p>3649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650" table:style-name="ce2">
            <text:p>3650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8H15M0S" table:style-name="ce9">
            <text:p>18:15</text:p>
          </table:table-cell>
          <table:table-cell table:number-columns-repeated="16379"/>
        </table:table-row>
        <table:table-row table:style-name="ro1">
          <table:table-cell office:value-type="float" office:value="3651" table:style-name="ce2">
            <text:p>3651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652" table:style-name="ce8">
            <text:p>3652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CIDCO AURANGABA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653" table:style-name="ce2">
            <text:p>365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AHMADPUR via AMBAJOGAI</text:p>
          </table:table-cell>
          <table:table-cell office:value-type="string" table:style-name="ce6">
            <text:p>DAY ORDINARY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654" table:style-name="ce2">
            <text:p>365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KAIJ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655" table:style-name="ce2">
            <text:p>365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AMBAJOGAI via KAIJ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656" table:style-name="ce8">
            <text:p>365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657" table:style-name="ce2">
            <text:p>365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658" table:style-name="ce2">
            <text:p>365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659" table:style-name="ce2">
            <text:p>365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660" table:style-name="ce8">
            <text:p>366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661" table:style-name="ce2">
            <text:p>366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662" table:style-name="ce2">
            <text:p>366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663" table:style-name="ce2">
            <text:p>366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664" table:style-name="ce8">
            <text:p>366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665" table:style-name="ce2">
            <text:p>366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666" table:style-name="ce2">
            <text:p>366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667" table:style-name="ce2">
            <text:p>366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668" table:style-name="ce8">
            <text:p>366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669" table:style-name="ce2">
            <text:p>366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670" table:style-name="ce2">
            <text:p>367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671" table:style-name="ce2">
            <text:p>367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672" table:style-name="ce8">
            <text:p>367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673" table:style-name="ce2">
            <text:p>367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674" table:style-name="ce2">
            <text:p>367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RALI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675" table:style-name="ce2">
            <text:p>367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676" table:style-name="ce8">
            <text:p>367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3677" table:style-name="ce2">
            <text:p>367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678" table:style-name="ce2">
            <text:p>367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3679" table:style-name="ce2">
            <text:p>367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BEED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3680" table:style-name="ce8">
            <text:p>368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681" table:style-name="ce2">
            <text:p>368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682" table:style-name="ce2">
            <text:p>368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683" table:style-name="ce2">
            <text:p>368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684" table:style-name="ce8">
            <text:p>368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685" table:style-name="ce2">
            <text:p>368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PARALI via TELGAON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686" table:style-name="ce2">
            <text:p>368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687" table:style-name="ce2">
            <text:p>368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688" table:style-name="ce8">
            <text:p>368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ORDINARY EXPRESS</text:p>
          </table:table-cell>
          <table:table-cell office:value-type="time" office:time-value="PT15H45M0S" table:style-name="ce9">
            <text:p>15:45</text:p>
          </table:table-cell>
          <table:table-cell table:number-columns-repeated="16379"/>
        </table:table-row>
        <table:table-row table:style-name="ro1">
          <table:table-cell office:value-type="float" office:value="3689" table:style-name="ce2">
            <text:p>368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690" table:style-name="ce2">
            <text:p>369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691" table:style-name="ce2">
            <text:p>369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KAIJ</text:p>
          </table:table-cell>
          <table:table-cell office:value-type="string" table:style-name="ce6">
            <text:p>ORDINARY EXPRESS</text:p>
          </table:table-cell>
          <table:table-cell office:value-type="time" office:time-value="PT16H45M0S" table:style-name="ce9">
            <text:p>16:45</text:p>
          </table:table-cell>
          <table:table-cell table:number-columns-repeated="16379"/>
        </table:table-row>
        <table:table-row table:style-name="ro1">
          <table:table-cell office:value-type="float" office:value="3692" table:style-name="ce8">
            <text:p>3692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693" table:style-name="ce2">
            <text:p>3693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ADI</text:p>
          </table:table-cell>
          <table:table-cell office:value-type="string" table:style-name="ce6">
            <text:p>ORDINARY EXPRESS</text:p>
          </table:table-cell>
          <table:table-cell office:value-type="time" office:time-value="PT17H15M0S" table:style-name="ce9">
            <text:p>17:15</text:p>
          </table:table-cell>
          <table:table-cell table:number-columns-repeated="16379"/>
        </table:table-row>
        <table:table-row table:style-name="ro1">
          <table:table-cell office:value-type="float" office:value="3694" table:style-name="ce2">
            <text:p>3694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ADI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695" table:style-name="ce2">
            <text:p>3695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696" table:style-name="ce8">
            <text:p>3696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ADI</text:p>
          </table:table-cell>
          <table:table-cell office:value-type="string" table:style-name="ce6">
            <text:p>ORDINARY EXPRESS</text:p>
          </table:table-cell>
          <table:table-cell office:value-type="time" office:time-value="PT17H45M0S" table:style-name="ce9">
            <text:p>17:45</text:p>
          </table:table-cell>
          <table:table-cell table:number-columns-repeated="16379"/>
        </table:table-row>
        <table:table-row table:style-name="ro1">
          <table:table-cell office:value-type="float" office:value="3697" table:style-name="ce2">
            <text:p>3697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698" table:style-name="ce2">
            <text:p>3698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BEED via GEORAI</text:p>
          </table:table-cell>
          <table:table-cell office:value-type="string" table:style-name="ce6">
            <text:p>DAY ORDINA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699" table:style-name="ce2">
            <text:p>3699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KAIJ</text:p>
          </table:table-cell>
          <table:table-cell office:value-type="string" table:style-name="ce6">
            <text:p>NIGHT EXPRESS</text:p>
          </table:table-cell>
          <table:table-cell office:value-type="time" office:time-value="PT18H45M0S" table:style-name="ce9">
            <text:p>18:45</text:p>
          </table:table-cell>
          <table:table-cell table:number-columns-repeated="16379"/>
        </table:table-row>
        <table:table-row table:style-name="ro1">
          <table:table-cell office:value-type="float" office:value="3700" table:style-name="ce8">
            <text:p>3700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KAIJ</text:p>
          </table:table-cell>
          <table:table-cell office:value-type="string" table:style-name="ce6">
            <text:p>NIGHT EXPRESS</text:p>
          </table:table-cell>
          <table:table-cell office:value-type="time" office:time-value="PT19H45M0S" table:style-name="ce9">
            <text:p>19:45</text:p>
          </table:table-cell>
          <table:table-cell table:number-columns-repeated="16379"/>
        </table:table-row>
        <table:table-row table:style-name="ro1">
          <table:table-cell office:value-type="float" office:value="3701" table:style-name="ce2">
            <text:p>3701</text:p>
          </table:table-cell>
          <table:table-cell office:value-type="string" table:style-name="ce5">
            <text:p>CIDCO AURANGABAD<text:s/></text:p>
          </table:table-cell>
          <table:table-cell office:value-type="string" table:style-name="ce6">
            <text:p>LATUR via KAIJ</text:p>
          </table:table-cell>
          <table:table-cell office:value-type="string" table:style-name="ce6">
            <text:p>NIGHT EXPRESS</text:p>
          </table:table-cell>
          <table:table-cell office:value-type="time" office:time-value="PT20H45M0S" table:style-name="ce9">
            <text:p>20:45</text:p>
          </table:table-cell>
          <table:table-cell table:number-columns-repeated="16379"/>
        </table:table-row>
        <table:table-row table:style-name="ro1">
          <table:table-cell office:value-type="float" office:value="3702" table:style-name="ce2">
            <text:p>370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AMRAVATI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703" table:style-name="ce2">
            <text:p>3703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MRAVATI via PUSAD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704" table:style-name="ce8">
            <text:p>3704</text:p>
          </table:table-cell>
          <table:table-cell office:value-type="string" table:style-name="ce5">
            <text:p>NAND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705" table:style-name="ce2">
            <text:p>3705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706" table:style-name="ce2">
            <text:p>3706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707" table:style-name="ce2">
            <text:p>3707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708" table:style-name="ce8">
            <text:p>370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709" table:style-name="ce2">
            <text:p>370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710" table:style-name="ce2">
            <text:p>371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AUSA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11" table:style-name="ce2">
            <text:p>371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MUKHE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712" table:style-name="ce8">
            <text:p>3712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LATUR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713" table:style-name="ce2">
            <text:p>371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NANDED via PUSAD</text:p>
          </table:table-cell>
          <table:table-cell office:value-type="string" table:style-name="ce6">
            <text:p>ORDINARY EXPRESS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3714" table:style-name="ce2">
            <text:p>3714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NANDED via BADNER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715" table:style-name="ce2">
            <text:p>3715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716" table:style-name="ce8">
            <text:p>371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AUSA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17" table:style-name="ce2">
            <text:p>371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LATUR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718" table:style-name="ce2">
            <text:p>3718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AMRAVATI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719" table:style-name="ce2">
            <text:p>3719</text:p>
          </table:table-cell>
          <table:table-cell office:value-type="string" table:style-name="ce5">
            <text:p>AUSA<text:s/></text:p>
          </table:table-cell>
          <table:table-cell office:value-type="string" table:style-name="ce6">
            <text:p>AMRAVATI via NANDED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20" table:style-name="ce8">
            <text:p>3720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21" table:style-name="ce2">
            <text:p>372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NASIK CBS via JALGAON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722" table:style-name="ce2">
            <text:p>3722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723" table:style-name="ce2">
            <text:p>372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724" table:style-name="ce8">
            <text:p>3724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725" table:style-name="ce2">
            <text:p>3725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DHARMABAD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726" table:style-name="ce2">
            <text:p>372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MUKHE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727" table:style-name="ce2">
            <text:p>3727</text:p>
          </table:table-cell>
          <table:table-cell office:value-type="string" table:style-name="ce5">
            <text:p>MORSHI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728" table:style-name="ce8">
            <text:p>372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JINTOOR via AUNDHA NAGNATH</text:p>
          </table:table-cell>
          <table:table-cell office:value-type="string" table:style-name="ce6">
            <text:p>SEMI LUXU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729" table:style-name="ce2">
            <text:p>372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NANDED via BADNER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730" table:style-name="ce2">
            <text:p>373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KANDHAR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731" table:style-name="ce2">
            <text:p>373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732" table:style-name="ce8">
            <text:p>3732</text:p>
          </table:table-cell>
          <table:table-cell office:value-type="string" table:style-name="ce5">
            <text:p>LATUR<text:s/></text:p>
          </table:table-cell>
          <table:table-cell office:value-type="string" table:style-name="ce6">
            <text:p>AMRAVATI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733" table:style-name="ce2">
            <text:p>3733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734" table:style-name="ce2">
            <text:p>3734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735" table:style-name="ce2">
            <text:p>3735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WARU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736" table:style-name="ce8">
            <text:p>3736</text:p>
          </table:table-cell>
          <table:table-cell office:value-type="string" table:style-name="ce5">
            <text:p>MUKH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737" table:style-name="ce2">
            <text:p>3737</text:p>
          </table:table-cell>
          <table:table-cell office:value-type="string" table:style-name="ce5">
            <text:p>KANDHA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738" table:style-name="ce2">
            <text:p>3738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739" table:style-name="ce2">
            <text:p>3739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740" table:style-name="ce8">
            <text:p>3740</text:p>
          </table:table-cell>
          <table:table-cell office:value-type="string" table:style-name="ce5">
            <text:p>GONDI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741" table:style-name="ce2">
            <text:p>374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5H20M0S" table:style-name="ce9">
            <text:p>5:20</text:p>
          </table:table-cell>
          <table:table-cell table:number-columns-repeated="16379"/>
        </table:table-row>
        <table:table-row table:style-name="ro1">
          <table:table-cell office:value-type="float" office:value="3742" table:style-name="ce2">
            <text:p>3742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9H5M0S" table:style-name="ce9">
            <text:p>9:05</text:p>
          </table:table-cell>
          <table:table-cell table:number-columns-repeated="16379"/>
        </table:table-row>
        <table:table-row table:style-name="ro1">
          <table:table-cell office:value-type="float" office:value="3743" table:style-name="ce2">
            <text:p>3743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GADCHIROLI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744" table:style-name="ce8">
            <text:p>3744</text:p>
          </table:table-cell>
          <table:table-cell office:value-type="string" table:style-name="ce5">
            <text:p>GADCHIROLI<text:s/></text:p>
          </table:table-cell>
          <table:table-cell office:value-type="string" table:style-name="ce6">
            <text:p>SHEGAON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745" table:style-name="ce2">
            <text:p>3745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5M0S" table:style-name="ce9">
            <text:p>6:05</text:p>
          </table:table-cell>
          <table:table-cell table:number-columns-repeated="16379"/>
        </table:table-row>
        <table:table-row table:style-name="ro1">
          <table:table-cell office:value-type="float" office:value="3746" table:style-name="ce2">
            <text:p>3746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14M0S" table:style-name="ce9">
            <text:p>6:14</text:p>
          </table:table-cell>
          <table:table-cell table:number-columns-repeated="16379"/>
        </table:table-row>
        <table:table-row table:style-name="ro1">
          <table:table-cell office:value-type="float" office:value="3747" table:style-name="ce2">
            <text:p>374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6H40M0S" table:style-name="ce9">
            <text:p>6:40</text:p>
          </table:table-cell>
          <table:table-cell table:number-columns-repeated="16379"/>
        </table:table-row>
        <table:table-row table:style-name="ro1">
          <table:table-cell office:value-type="float" office:value="3748" table:style-name="ce8">
            <text:p>3748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49" table:style-name="ce2">
            <text:p>3749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DARY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750" table:style-name="ce2">
            <text:p>375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8H29M0S" table:style-name="ce9">
            <text:p>8:29</text:p>
          </table:table-cell>
          <table:table-cell table:number-columns-repeated="16379"/>
        </table:table-row>
        <table:table-row table:style-name="ro1">
          <table:table-cell office:value-type="float" office:value="3751" table:style-name="ce2">
            <text:p>3751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PARATWADA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752" table:style-name="ce8">
            <text:p>3752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753" table:style-name="ce2">
            <text:p>3753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AMRAVATI via SIRPUR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754" table:style-name="ce2">
            <text:p>3754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CHANDRA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7H5M0S" table:style-name="ce9">
            <text:p>7:05</text:p>
          </table:table-cell>
          <table:table-cell table:number-columns-repeated="16379"/>
        </table:table-row>
        <table:table-row table:style-name="ro1">
          <table:table-cell office:value-type="float" office:value="3755" table:style-name="ce2">
            <text:p>3755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56" table:style-name="ce8">
            <text:p>375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RAJURA via SIRPUR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757" table:style-name="ce2">
            <text:p>3757</text:p>
          </table:table-cell>
          <table:table-cell office:value-type="string" table:style-name="ce5">
            <text:p>DARYA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758" table:style-name="ce2">
            <text:p>375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3H29M0S" table:style-name="ce9">
            <text:p>13:29</text:p>
          </table:table-cell>
          <table:table-cell table:number-columns-repeated="16379"/>
        </table:table-row>
        <table:table-row table:style-name="ro1">
          <table:table-cell office:value-type="float" office:value="3759" table:style-name="ce2">
            <text:p>375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 via YAVATMAL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760" table:style-name="ce8">
            <text:p>376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761" table:style-name="ce2">
            <text:p>376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5H29M0S" table:style-name="ce9">
            <text:p>15:29</text:p>
          </table:table-cell>
          <table:table-cell table:number-columns-repeated="16379"/>
        </table:table-row>
        <table:table-row table:style-name="ro1">
          <table:table-cell office:value-type="float" office:value="3762" table:style-name="ce2">
            <text:p>3762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763" table:style-name="ce2">
            <text:p>3763</text:p>
          </table:table-cell>
          <table:table-cell office:value-type="string" table:style-name="ce5">
            <text:p>MORSHI<text:s/></text:p>
          </table:table-cell>
          <table:table-cell office:value-type="string" table:style-name="ce6">
            <text:p>BULDHANA via RAHAT GAON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764" table:style-name="ce8">
            <text:p>3764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BULDHANA via MADALAPUR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765" table:style-name="ce2">
            <text:p>3765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10H29M0S" table:style-name="ce9">
            <text:p>10:29</text:p>
          </table:table-cell>
          <table:table-cell table:number-columns-repeated="16379"/>
        </table:table-row>
        <table:table-row table:style-name="ro1">
          <table:table-cell office:value-type="float" office:value="3766" table:style-name="ce2">
            <text:p>376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13H15M0S" table:style-name="ce9">
            <text:p>13:15</text:p>
          </table:table-cell>
          <table:table-cell table:number-columns-repeated="16379"/>
        </table:table-row>
        <table:table-row table:style-name="ro1">
          <table:table-cell office:value-type="float" office:value="3767" table:style-name="ce2">
            <text:p>376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DAY ORDINARY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768" table:style-name="ce8">
            <text:p>376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BULDHANA via NADURA</text:p>
          </table:table-cell>
          <table:table-cell office:value-type="string" table:style-name="ce6">
            <text:p>DAY ORDINARY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769" table:style-name="ce2">
            <text:p>3769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770" table:style-name="ce2">
            <text:p>3770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1M0S" table:style-name="ce9">
            <text:p>7:01</text:p>
          </table:table-cell>
          <table:table-cell table:number-columns-repeated="16379"/>
        </table:table-row>
        <table:table-row table:style-name="ro1">
          <table:table-cell office:value-type="float" office:value="3771" table:style-name="ce2">
            <text:p>3771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772" table:style-name="ce8">
            <text:p>3772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773" table:style-name="ce2">
            <text:p>3773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774" table:style-name="ce2">
            <text:p>3774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0H45M0S" table:style-name="ce9">
            <text:p>10:45</text:p>
          </table:table-cell>
          <table:table-cell table:number-columns-repeated="16379"/>
        </table:table-row>
        <table:table-row table:style-name="ro1">
          <table:table-cell office:value-type="float" office:value="3775" table:style-name="ce2">
            <text:p>3775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776" table:style-name="ce8">
            <text:p>3776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777" table:style-name="ce2">
            <text:p>3777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MORSHI via RAHAT GAON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778" table:style-name="ce2">
            <text:p>3778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779" table:style-name="ce2">
            <text:p>3779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780" table:style-name="ce8">
            <text:p>3780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NAGPUR</text:p>
          </table:table-cell>
          <table:table-cell office:value-type="string" table:style-name="ce6">
            <text:p>NIGHT EXPRESS</text:p>
          </table:table-cell>
          <table:table-cell office:value-type="time" office:time-value="PT21H0M0S" table:style-name="ce9">
            <text:p>21:00</text:p>
          </table:table-cell>
          <table:table-cell table:number-columns-repeated="16379"/>
        </table:table-row>
        <table:table-row table:style-name="ro1">
          <table:table-cell office:value-type="float" office:value="3781" table:style-name="ce2">
            <text:p>3781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PARATWADA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782" table:style-name="ce2">
            <text:p>3782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PARATWAD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783" table:style-name="ce2">
            <text:p>3783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784" table:style-name="ce8">
            <text:p>3784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T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785" table:style-name="ce2">
            <text:p>3785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786" table:style-name="ce2">
            <text:p>3786</text:p>
          </table:table-cell>
          <table:table-cell office:value-type="string" table:style-name="ce5">
            <text:p>TUMSA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787" table:style-name="ce2">
            <text:p>3787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788" table:style-name="ce8">
            <text:p>3788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789" table:style-name="ce2">
            <text:p>3789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790" table:style-name="ce2">
            <text:p>3790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791" table:style-name="ce2">
            <text:p>379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5H20M0S" table:style-name="ce9">
            <text:p>5:20</text:p>
          </table:table-cell>
          <table:table-cell table:number-columns-repeated="16379"/>
        </table:table-row>
        <table:table-row table:style-name="ro1">
          <table:table-cell office:value-type="float" office:value="3792" table:style-name="ce8">
            <text:p>3792</text:p>
          </table:table-cell>
          <table:table-cell office:value-type="string" table:style-name="ce5">
            <text:p>WASHIM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793" table:style-name="ce2">
            <text:p>3793</text:p>
          </table:table-cell>
          <table:table-cell office:value-type="string" table:style-name="ce5">
            <text:p>AKOT<text:s/></text:p>
          </table:table-cell>
          <table:table-cell office:value-type="string" table:style-name="ce6">
            <text:p>TIRODA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794" table:style-name="ce2">
            <text:p>3794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795" table:style-name="ce2">
            <text:p>3795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TUMSA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796" table:style-name="ce8">
            <text:p>3796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797" table:style-name="ce2">
            <text:p>379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GONDIA</text:p>
          </table:table-cell>
          <table:table-cell office:value-type="string" table:style-name="ce6">
            <text:p>ORDINARY EXPRESS</text:p>
          </table:table-cell>
          <table:table-cell office:value-type="time" office:time-value="PT9H5M0S" table:style-name="ce9">
            <text:p>9:05</text:p>
          </table:table-cell>
          <table:table-cell table:number-columns-repeated="16379"/>
        </table:table-row>
        <table:table-row table:style-name="ro1">
          <table:table-cell office:value-type="float" office:value="3798" table:style-name="ce2">
            <text:p>3798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BHANDAR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799" table:style-name="ce2">
            <text:p>379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800" table:style-name="ce8">
            <text:p>3800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SAKOL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801" table:style-name="ce2">
            <text:p>3801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BHANDAR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802" table:style-name="ce2">
            <text:p>3802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BEED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803" table:style-name="ce2">
            <text:p>3803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804" table:style-name="ce8">
            <text:p>3804</text:p>
          </table:table-cell>
          <table:table-cell office:value-type="string" table:style-name="ce5">
            <text:p>BEED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805" table:style-name="ce2">
            <text:p>3805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806" table:style-name="ce2">
            <text:p>380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AURANGABAD via BALAPUR</text:p>
          </table:table-cell>
          <table:table-cell office:value-type="string" table:style-name="ce6">
            <text:p>ORDINARY EXPRESS</text:p>
          </table:table-cell>
          <table:table-cell office:value-type="time" office:time-value="PT7H15M0S" table:style-name="ce9">
            <text:p>7:15</text:p>
          </table:table-cell>
          <table:table-cell table:number-columns-repeated="16379"/>
        </table:table-row>
        <table:table-row table:style-name="ro1">
          <table:table-cell office:value-type="float" office:value="3807" table:style-name="ce2">
            <text:p>380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NGVI STAND via KHAMGAON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808" table:style-name="ce8">
            <text:p>3808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809" table:style-name="ce2">
            <text:p>380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810" table:style-name="ce2">
            <text:p>381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811" table:style-name="ce2">
            <text:p>381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NGVI STAND via KHAMGAON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812" table:style-name="ce8">
            <text:p>3812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IVAJI NAGAR PUNE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813" table:style-name="ce2">
            <text:p>381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3814" table:style-name="ce2">
            <text:p>381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815" table:style-name="ce2">
            <text:p>381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ELHARA via AKOT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816" table:style-name="ce8">
            <text:p>381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PURNANAGAR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817" table:style-name="ce2">
            <text:p>3817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PARATWADA</text:p>
          </table:table-cell>
          <table:table-cell office:value-type="string" table:style-name="ce6">
            <text:p>ORDINARY EXPRESS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818" table:style-name="ce2">
            <text:p>381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819" table:style-name="ce2">
            <text:p>381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820" table:style-name="ce8">
            <text:p>382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ARYAPUR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6H20M0S" table:style-name="ce9">
            <text:p>6:20</text:p>
          </table:table-cell>
          <table:table-cell table:number-columns-repeated="16379"/>
        </table:table-row>
        <table:table-row table:style-name="ro1">
          <table:table-cell office:value-type="float" office:value="3821" table:style-name="ce2">
            <text:p>382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822" table:style-name="ce2">
            <text:p>382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EGAON via KARANJA</text:p>
          </table:table-cell>
          <table:table-cell office:value-type="string" table:style-name="ce6">
            <text:p>DAY ORDINARY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823" table:style-name="ce2">
            <text:p>382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824" table:style-name="ce8">
            <text:p>382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825" table:style-name="ce2">
            <text:p>3825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826" table:style-name="ce2">
            <text:p>382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ARYAPUR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7H10M0S" table:style-name="ce9">
            <text:p>7:10</text:p>
          </table:table-cell>
          <table:table-cell table:number-columns-repeated="16379"/>
        </table:table-row>
        <table:table-row table:style-name="ro1">
          <table:table-cell office:value-type="float" office:value="3827" table:style-name="ce2">
            <text:p>382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T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828" table:style-name="ce8">
            <text:p>382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829" table:style-name="ce2">
            <text:p>382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EGAON via KARANJ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830" table:style-name="ce2">
            <text:p>383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7H40M0S" table:style-name="ce9">
            <text:p>7:40</text:p>
          </table:table-cell>
          <table:table-cell table:number-columns-repeated="16379"/>
        </table:table-row>
        <table:table-row table:style-name="ro1">
          <table:table-cell office:value-type="float" office:value="3831" table:style-name="ce2">
            <text:p>3831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PARATWAD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832" table:style-name="ce8">
            <text:p>3832</text:p>
          </table:table-cell>
          <table:table-cell office:value-type="string" table:style-name="ce5">
            <text:p>CHIMUR<text:s/></text:p>
          </table:table-cell>
          <table:table-cell office:value-type="string" table:style-name="ce6">
            <text:p>SHEGAON via PIMPALNERI</text:p>
          </table:table-cell>
          <table:table-cell office:value-type="string" table:style-name="ce6">
            <text:p>DAY ORDINARY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833" table:style-name="ce2">
            <text:p>383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834" table:style-name="ce2">
            <text:p>383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835" table:style-name="ce2">
            <text:p>3835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T via DARYAPUR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836" table:style-name="ce8">
            <text:p>383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837" table:style-name="ce2">
            <text:p>3837</text:p>
          </table:table-cell>
          <table:table-cell office:value-type="string" table:style-name="ce5">
            <text:p>RAMTEK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838" table:style-name="ce2">
            <text:p>3838</text:p>
          </table:table-cell>
          <table:table-cell office:value-type="string" table:style-name="ce5">
            <text:p>SAKOL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839" table:style-name="ce2">
            <text:p>383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8H45M0S" table:style-name="ce9">
            <text:p>8:45</text:p>
          </table:table-cell>
          <table:table-cell table:number-columns-repeated="16379"/>
        </table:table-row>
        <table:table-row table:style-name="ro1">
          <table:table-cell office:value-type="float" office:value="3840" table:style-name="ce8">
            <text:p>384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PURNANAGAR</text:p>
          </table:table-cell>
          <table:table-cell office:value-type="string" table:style-name="ce6">
            <text:p>ORDINARY EXPRESS</text:p>
          </table:table-cell>
          <table:table-cell office:value-type="time" office:time-value="PT8H50M0S" table:style-name="ce9">
            <text:p>8:50</text:p>
          </table:table-cell>
          <table:table-cell table:number-columns-repeated="16379"/>
        </table:table-row>
        <table:table-row table:style-name="ro1">
          <table:table-cell office:value-type="float" office:value="3841" table:style-name="ce2">
            <text:p>384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842" table:style-name="ce2">
            <text:p>384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843" table:style-name="ce2">
            <text:p>384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9H5M0S" table:style-name="ce9">
            <text:p>9:05</text:p>
          </table:table-cell>
          <table:table-cell table:number-columns-repeated="16379"/>
        </table:table-row>
        <table:table-row table:style-name="ro1">
          <table:table-cell office:value-type="float" office:value="3844" table:style-name="ce8">
            <text:p>384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845" table:style-name="ce2">
            <text:p>3845</text:p>
          </table:table-cell>
          <table:table-cell office:value-type="string" table:style-name="ce5">
            <text:p>PAONI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846" table:style-name="ce2">
            <text:p>384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ARYAPUR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9H20M0S" table:style-name="ce9">
            <text:p>9:20</text:p>
          </table:table-cell>
          <table:table-cell table:number-columns-repeated="16379"/>
        </table:table-row>
        <table:table-row table:style-name="ro1">
          <table:table-cell office:value-type="float" office:value="3847" table:style-name="ce2">
            <text:p>384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848" table:style-name="ce8">
            <text:p>384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9H45M0S" table:style-name="ce9">
            <text:p>9:45</text:p>
          </table:table-cell>
          <table:table-cell table:number-columns-repeated="16379"/>
        </table:table-row>
        <table:table-row table:style-name="ro1">
          <table:table-cell office:value-type="float" office:value="3849" table:style-name="ce2">
            <text:p>384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9H50M0S" table:style-name="ce9">
            <text:p>9:50</text:p>
          </table:table-cell>
          <table:table-cell table:number-columns-repeated="16379"/>
        </table:table-row>
        <table:table-row table:style-name="ro1">
          <table:table-cell office:value-type="float" office:value="3850" table:style-name="ce2">
            <text:p>3850</text:p>
          </table:table-cell>
          <table:table-cell office:value-type="string" table:style-name="ce5">
            <text:p>BRAMHAPUR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851" table:style-name="ce2">
            <text:p>385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852" table:style-name="ce8">
            <text:p>385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853" table:style-name="ce2">
            <text:p>3853</text:p>
          </table:table-cell>
          <table:table-cell office:value-type="string" table:style-name="ce5">
            <text:p>GADCHIROLI<text:s/></text:p>
          </table:table-cell>
          <table:table-cell office:value-type="string" table:style-name="ce6">
            <text:p>SHEGAON via NAGPUR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854" table:style-name="ce2">
            <text:p>385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10H15M0S" table:style-name="ce9">
            <text:p>10:15</text:p>
          </table:table-cell>
          <table:table-cell table:number-columns-repeated="16379"/>
        </table:table-row>
        <table:table-row table:style-name="ro1">
          <table:table-cell office:value-type="float" office:value="3855" table:style-name="ce2">
            <text:p>385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HOKARBADI</text:p>
          </table:table-cell>
          <table:table-cell office:value-type="string" table:style-name="ce6">
            <text:p>ORDINARY EXPRESS</text:p>
          </table:table-cell>
          <table:table-cell office:value-type="time" office:time-value="PT10H20M0S" table:style-name="ce9">
            <text:p>10:20</text:p>
          </table:table-cell>
          <table:table-cell table:number-columns-repeated="16379"/>
        </table:table-row>
        <table:table-row table:style-name="ro1">
          <table:table-cell office:value-type="float" office:value="3856" table:style-name="ce8">
            <text:p>3856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857" table:style-name="ce2">
            <text:p>385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0H50M0S" table:style-name="ce9">
            <text:p>10:50</text:p>
          </table:table-cell>
          <table:table-cell table:number-columns-repeated="16379"/>
        </table:table-row>
        <table:table-row table:style-name="ro1">
          <table:table-cell office:value-type="float" office:value="3858" table:style-name="ce2">
            <text:p>385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1H10M0S" table:style-name="ce9">
            <text:p>11:10</text:p>
          </table:table-cell>
          <table:table-cell table:number-columns-repeated="16379"/>
        </table:table-row>
        <table:table-row table:style-name="ro1">
          <table:table-cell office:value-type="float" office:value="3859" table:style-name="ce2">
            <text:p>3859</text:p>
          </table:table-cell>
          <table:table-cell office:value-type="string" table:style-name="ce5">
            <text:p>PAON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860" table:style-name="ce8">
            <text:p>3860</text:p>
          </table:table-cell>
          <table:table-cell office:value-type="string" table:style-name="ce5">
            <text:p>TIROD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861" table:style-name="ce2">
            <text:p>3861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862" table:style-name="ce2">
            <text:p>386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863" table:style-name="ce2">
            <text:p>3863</text:p>
          </table:table-cell>
          <table:table-cell office:value-type="string" table:style-name="ce5">
            <text:p>RAMTEK<text:s/></text:p>
          </table:table-cell>
          <table:table-cell office:value-type="string" table:style-name="ce6">
            <text:p>AKOT</text:p>
          </table:table-cell>
          <table:table-cell office:value-type="string" table:style-name="ce6">
            <text:p>ORDINARY EXPRESS</text:p>
          </table:table-cell>
          <table:table-cell office:value-type="time" office:time-value="PT11H30M0S" table:style-name="ce9">
            <text:p>11:30</text:p>
          </table:table-cell>
          <table:table-cell table:number-columns-repeated="16379"/>
        </table:table-row>
        <table:table-row table:style-name="ro1">
          <table:table-cell office:value-type="float" office:value="3864" table:style-name="ce8">
            <text:p>386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UR BAZAR</text:p>
          </table:table-cell>
          <table:table-cell office:value-type="string" table:style-name="ce6">
            <text:p>ORDINARY EXPRESS</text:p>
          </table:table-cell>
          <table:table-cell office:value-type="time" office:time-value="PT11H50M0S" table:style-name="ce9">
            <text:p>11:50</text:p>
          </table:table-cell>
          <table:table-cell table:number-columns-repeated="16379"/>
        </table:table-row>
        <table:table-row table:style-name="ro1">
          <table:table-cell office:value-type="float" office:value="3865" table:style-name="ce2">
            <text:p>386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 via JARUD</text:p>
          </table:table-cell>
          <table:table-cell office:value-type="string" table:style-name="ce6">
            <text:p>ORDINARY EXPRESS</text:p>
          </table:table-cell>
          <table:table-cell office:value-type="time" office:time-value="PT12H0M0S" table:style-name="ce9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3866" table:style-name="ce2">
            <text:p>386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PURNANAGAR</text:p>
          </table:table-cell>
          <table:table-cell office:value-type="string" table:style-name="ce6">
            <text:p>DAY ORDINARY</text:p>
          </table:table-cell>
          <table:table-cell office:value-type="time" office:time-value="PT12H15M0S" table:style-name="ce9">
            <text:p>12:15</text:p>
          </table:table-cell>
          <table:table-cell table:number-columns-repeated="16379"/>
        </table:table-row>
        <table:table-row table:style-name="ro1">
          <table:table-cell office:value-type="float" office:value="3867" table:style-name="ce2">
            <text:p>386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T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868" table:style-name="ce8">
            <text:p>386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2H40M0S" table:style-name="ce9">
            <text:p>12:40</text:p>
          </table:table-cell>
          <table:table-cell table:number-columns-repeated="16379"/>
        </table:table-row>
        <table:table-row table:style-name="ro1">
          <table:table-cell office:value-type="float" office:value="3869" table:style-name="ce2">
            <text:p>386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UR RAILWAY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870" table:style-name="ce2">
            <text:p>387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871" table:style-name="ce2">
            <text:p>3871</text:p>
          </table:table-cell>
          <table:table-cell office:value-type="string" table:style-name="ce5">
            <text:p>CHIM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3872" table:style-name="ce8">
            <text:p>387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TELHARA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3873" table:style-name="ce2">
            <text:p>387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874" table:style-name="ce2">
            <text:p>387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PURNANAGAR</text:p>
          </table:table-cell>
          <table:table-cell office:value-type="string" table:style-name="ce6">
            <text:p>ORDINARY EXPRESS</text:p>
          </table:table-cell>
          <table:table-cell office:value-type="time" office:time-value="PT14H20M0S" table:style-name="ce9">
            <text:p>14:20</text:p>
          </table:table-cell>
          <table:table-cell table:number-columns-repeated="16379"/>
        </table:table-row>
        <table:table-row table:style-name="ro1">
          <table:table-cell office:value-type="float" office:value="3875" table:style-name="ce2">
            <text:p>387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876" table:style-name="ce8">
            <text:p>387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 via YERL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877" table:style-name="ce2">
            <text:p>387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UR BAZAR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878" table:style-name="ce2">
            <text:p>387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879" table:style-name="ce2">
            <text:p>387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880" table:style-name="ce8">
            <text:p>3880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881" table:style-name="ce2">
            <text:p>388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PURNANAGAR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882" table:style-name="ce2">
            <text:p>388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EGAON via KARANJA</text:p>
          </table:table-cell>
          <table:table-cell office:value-type="string" table:style-name="ce6">
            <text:p>DAY ORDINARY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883" table:style-name="ce2">
            <text:p>388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884" table:style-name="ce8">
            <text:p>3884</text:p>
          </table:table-cell>
          <table:table-cell office:value-type="string" table:style-name="ce5">
            <text:p>UMRED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885" table:style-name="ce2">
            <text:p>388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KOT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886" table:style-name="ce2">
            <text:p>388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887" table:style-name="ce2">
            <text:p>388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888" table:style-name="ce8">
            <text:p>388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889" table:style-name="ce2">
            <text:p>388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ARYAPUR via PATHROD</text:p>
          </table:table-cell>
          <table:table-cell office:value-type="string" table:style-name="ce6">
            <text:p>ORDINARY EXPRESS</text:p>
          </table:table-cell>
          <table:table-cell office:value-type="time" office:time-value="PT16H10M0S" table:style-name="ce9">
            <text:p>16:10</text:p>
          </table:table-cell>
          <table:table-cell table:number-columns-repeated="16379"/>
        </table:table-row>
        <table:table-row table:style-name="ro1">
          <table:table-cell office:value-type="float" office:value="3890" table:style-name="ce2">
            <text:p>389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UR BAZAR</text:p>
          </table:table-cell>
          <table:table-cell office:value-type="string" table:style-name="ce6">
            <text:p>ORDINARY EXPRESS</text:p>
          </table:table-cell>
          <table:table-cell office:value-type="time" office:time-value="PT16H20M0S" table:style-name="ce9">
            <text:p>16:20</text:p>
          </table:table-cell>
          <table:table-cell table:number-columns-repeated="16379"/>
        </table:table-row>
        <table:table-row table:style-name="ro1">
          <table:table-cell office:value-type="float" office:value="3891" table:style-name="ce2">
            <text:p>389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892" table:style-name="ce8">
            <text:p>389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EGAON via KARANJA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893" table:style-name="ce2">
            <text:p>389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DARYAPUR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894" table:style-name="ce2">
            <text:p>389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7H20M0S" table:style-name="ce9">
            <text:p>17:20</text:p>
          </table:table-cell>
          <table:table-cell table:number-columns-repeated="16379"/>
        </table:table-row>
        <table:table-row table:style-name="ro1">
          <table:table-cell office:value-type="float" office:value="3895" table:style-name="ce2">
            <text:p>389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PURNANAGAR</text:p>
          </table:table-cell>
          <table:table-cell office:value-type="string" table:style-name="ce6">
            <text:p>ORDINARY EXPRESS</text:p>
          </table:table-cell>
          <table:table-cell office:value-type="time" office:time-value="PT17H40M0S" table:style-name="ce9">
            <text:p>17:40</text:p>
          </table:table-cell>
          <table:table-cell table:number-columns-repeated="16379"/>
        </table:table-row>
        <table:table-row table:style-name="ro1">
          <table:table-cell office:value-type="float" office:value="3896" table:style-name="ce8">
            <text:p>3896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7H50M0S" table:style-name="ce9">
            <text:p>17:50</text:p>
          </table:table-cell>
          <table:table-cell table:number-columns-repeated="16379"/>
        </table:table-row>
        <table:table-row table:style-name="ro1">
          <table:table-cell office:value-type="float" office:value="3897" table:style-name="ce2">
            <text:p>3897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7H50M0S" table:style-name="ce9">
            <text:p>17:50</text:p>
          </table:table-cell>
          <table:table-cell table:number-columns-repeated="16379"/>
        </table:table-row>
        <table:table-row table:style-name="ro1">
          <table:table-cell office:value-type="float" office:value="3898" table:style-name="ce2">
            <text:p>3898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CHANDUR BAZAR</text:p>
          </table:table-cell>
          <table:table-cell office:value-type="string" table:style-name="ce6">
            <text:p>ORDINARY EXPRESS</text:p>
          </table:table-cell>
          <table:table-cell office:value-type="time" office:time-value="PT17H50M0S" table:style-name="ce9">
            <text:p>17:50</text:p>
          </table:table-cell>
          <table:table-cell table:number-columns-repeated="16379"/>
        </table:table-row>
        <table:table-row table:style-name="ro1">
          <table:table-cell office:value-type="float" office:value="3899" table:style-name="ce2">
            <text:p>3899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style-name="ro1">
          <table:table-cell office:value-type="float" office:value="3900" table:style-name="ce8">
            <text:p>3900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8H40M0S" table:style-name="ce9">
            <text:p>18:40</text:p>
          </table:table-cell>
          <table:table-cell table:number-columns-repeated="16379"/>
        </table:table-row>
        <table:table-row table:style-name="ro1">
          <table:table-cell office:value-type="float" office:value="3901" table:style-name="ce2">
            <text:p>390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PARATWADA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8H50M0S" table:style-name="ce9">
            <text:p>18:50</text:p>
          </table:table-cell>
          <table:table-cell table:number-columns-repeated="16379"/>
        </table:table-row>
        <table:table-row table:style-name="ro1">
          <table:table-cell office:value-type="float" office:value="3902" table:style-name="ce2">
            <text:p>390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ADNERA</text:p>
          </table:table-cell>
          <table:table-cell office:value-type="string" table:style-name="ce6">
            <text:p>ORDINARY EXPRESS</text:p>
          </table:table-cell>
          <table:table-cell office:value-type="time" office:time-value="PT19H10M0S" table:style-name="ce9">
            <text:p>19:10</text:p>
          </table:table-cell>
          <table:table-cell table:number-columns-repeated="16379"/>
        </table:table-row>
        <table:table-row table:style-name="ro1">
          <table:table-cell office:value-type="float" office:value="3903" table:style-name="ce2">
            <text:p>3903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3904" table:style-name="ce8">
            <text:p>390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SEMI LUXURY</text:p>
          </table:table-cell>
          <table:table-cell office:value-type="time" office:time-value="PT19H15M0S" table:style-name="ce9">
            <text:p>19:15</text:p>
          </table:table-cell>
          <table:table-cell table:number-columns-repeated="16379"/>
        </table:table-row>
        <table:table-row table:style-name="ro1">
          <table:table-cell office:value-type="float" office:value="3905" table:style-name="ce2">
            <text:p>3905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NIGHT EXPRESS</text:p>
          </table:table-cell>
          <table:table-cell office:value-type="time" office:time-value="PT21H30M0S" table:style-name="ce9">
            <text:p>21:30</text:p>
          </table:table-cell>
          <table:table-cell table:number-columns-repeated="16379"/>
        </table:table-row>
        <table:table-row table:style-name="ro1">
          <table:table-cell office:value-type="float" office:value="3906" table:style-name="ce2">
            <text:p>3906</text:p>
          </table:table-cell>
          <table:table-cell office:value-type="string" table:style-name="ce5">
            <text:p>NASIK CBS<text:s/></text:p>
          </table:table-cell>
          <table:table-cell office:value-type="string" table:style-name="ce6">
            <text:p>AMRAVATI via JALGAON</text:p>
          </table:table-cell>
          <table:table-cell office:value-type="string" table:style-name="ce6">
            <text:p>ORDINARY EXPRESS</text:p>
          </table:table-cell>
          <table:table-cell office:value-type="time" office:time-value="PT5H30M0S" table:style-name="ce9">
            <text:p>5:30</text:p>
          </table:table-cell>
          <table:table-cell table:number-columns-repeated="16379"/>
        </table:table-row>
        <table:table-row table:style-name="ro1">
          <table:table-cell office:value-type="float" office:value="3907" table:style-name="ce2">
            <text:p>390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NASIK CBS via JALGAON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908" table:style-name="ce8">
            <text:p>390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909" table:style-name="ce2">
            <text:p>390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0M0S" table:style-name="ce9">
            <text:p>10:00</text:p>
          </table:table-cell>
          <table:table-cell table:number-columns-repeated="16379"/>
        </table:table-row>
        <table:table-row table:style-name="ro1">
          <table:table-cell office:value-type="float" office:value="3910" table:style-name="ce2">
            <text:p>3910</text:p>
          </table:table-cell>
          <table:table-cell office:value-type="string" table:style-name="ce5">
            <text:p>MORSHI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911" table:style-name="ce2">
            <text:p>391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912" table:style-name="ce8">
            <text:p>3912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6H45M0S" table:style-name="ce9">
            <text:p>6:45</text:p>
          </table:table-cell>
          <table:table-cell table:number-columns-repeated="16379"/>
        </table:table-row>
        <table:table-row table:style-name="ro1">
          <table:table-cell office:value-type="float" office:value="3913" table:style-name="ce2">
            <text:p>3913</text:p>
          </table:table-cell>
          <table:table-cell office:value-type="string" table:style-name="ce5">
            <text:p>PARBHANI<text:s/></text:p>
          </table:table-cell>
          <table:table-cell office:value-type="string" table:style-name="ce6">
            <text:p>WARUD</text:p>
          </table:table-cell>
          <table:table-cell office:value-type="string" table:style-name="ce6">
            <text:p>ORDINARY EXPRESS</text:p>
          </table:table-cell>
          <table:table-cell office:value-type="time" office:time-value="PT7H45M0S" table:style-name="ce9">
            <text:p>7:45</text:p>
          </table:table-cell>
          <table:table-cell table:number-columns-repeated="16379"/>
        </table:table-row>
        <table:table-row table:style-name="ro1">
          <table:table-cell office:value-type="float" office:value="3914" table:style-name="ce2">
            <text:p>3914</text:p>
          </table:table-cell>
          <table:table-cell office:value-type="string" table:style-name="ce5">
            <text:p>PANDHAR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NIGHT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915" table:style-name="ce2">
            <text:p>3915</text:p>
          </table:table-cell>
          <table:table-cell office:value-type="string" table:style-name="ce5">
            <text:p>SANGVI STAND<text:s/></text:p>
          </table:table-cell>
          <table:table-cell office:value-type="string" table:style-name="ce6">
            <text:p>AMRAVATI via KHAMGAON</text:p>
          </table:table-cell>
          <table:table-cell office:value-type="string" table:style-name="ce6">
            <text:p>ORDINARY EXPRESS</text:p>
          </table:table-cell>
          <table:table-cell office:value-type="time" office:time-value="PT5H0M0S" table:style-name="ce9">
            <text:p>5:00</text:p>
          </table:table-cell>
          <table:table-cell table:number-columns-repeated="16379"/>
        </table:table-row>
        <table:table-row table:style-name="ro1">
          <table:table-cell office:value-type="float" office:value="3916" table:style-name="ce8">
            <text:p>3916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917" table:style-name="ce2">
            <text:p>3917</text:p>
          </table:table-cell>
          <table:table-cell office:value-type="string" table:style-name="ce5">
            <text:p>SANGVI STAND<text:s/></text:p>
          </table:table-cell>
          <table:table-cell office:value-type="string" table:style-name="ce6">
            <text:p>AMRAVATI via KHAMGAON</text:p>
          </table:table-cell>
          <table:table-cell office:value-type="string" table:style-name="ce6">
            <text:p>SEMI LUXURY</text:p>
          </table:table-cell>
          <table:table-cell office:value-type="time" office:time-value="PT15H10M0S" table:style-name="ce9">
            <text:p>15:10</text:p>
          </table:table-cell>
          <table:table-cell table:number-columns-repeated="16379"/>
        </table:table-row>
        <table:table-row table:style-name="ro1">
          <table:table-cell office:value-type="float" office:value="3918" table:style-name="ce2">
            <text:p>3918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NAGPUR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919" table:style-name="ce2">
            <text:p>3919</text:p>
          </table:table-cell>
          <table:table-cell office:value-type="string" table:style-name="ce5">
            <text:p>SHIVAJI NAGAR PUNE<text:s/></text:p>
          </table:table-cell>
          <table:table-cell office:value-type="string" table:style-name="ce6">
            <text:p>CHANDRAPUR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920" table:style-name="ce8">
            <text:p>392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NGVI STAND via KHAMGAON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921" table:style-name="ce2">
            <text:p>392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 via AURANGABAD</text:p>
          </table:table-cell>
          <table:table-cell office:value-type="string" table:style-name="ce6">
            <text:p>SEMI LUXU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922" table:style-name="ce2">
            <text:p>392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SHIVAJI NAGAR PUNE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923" table:style-name="ce2">
            <text:p>392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SANGVI STAND via KHAMGAON</text:p>
          </table:table-cell>
          <table:table-cell office:value-type="string" table:style-name="ce6">
            <text:p>SEMI LUXURY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924" table:style-name="ce8">
            <text:p>3924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SHIVAJI NAGAR PUNE via NAGPUR</text:p>
          </table:table-cell>
          <table:table-cell office:value-type="string" table:style-name="ce6">
            <text:p>MULTI AXLE SCANIA</text:p>
          </table:table-cell>
          <table:table-cell office:value-type="time" office:time-value="PT19H0M0S" table:style-name="ce9">
            <text:p>19:00</text:p>
          </table:table-cell>
          <table:table-cell table:number-columns-repeated="16379"/>
        </table:table-row>
        <table:table-row table:style-name="ro1">
          <table:table-cell office:value-type="float" office:value="3925" table:style-name="ce2">
            <text:p>3925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926" table:style-name="ce2">
            <text:p>3926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5H45M0S" table:style-name="ce9">
            <text:p>5:45</text:p>
          </table:table-cell>
          <table:table-cell table:number-columns-repeated="16379"/>
        </table:table-row>
        <table:table-row table:style-name="ro1">
          <table:table-cell office:value-type="float" office:value="3927" table:style-name="ce2">
            <text:p>3927</text:p>
          </table:table-cell>
          <table:table-cell office:value-type="string" table:style-name="ce5">
            <text:p>RAJUR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5M0S" table:style-name="ce9">
            <text:p>6:05</text:p>
          </table:table-cell>
          <table:table-cell table:number-columns-repeated="16379"/>
        </table:table-row>
        <table:table-row table:style-name="ro1">
          <table:table-cell office:value-type="float" office:value="3928" table:style-name="ce8">
            <text:p>3928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6H14M0S" table:style-name="ce9">
            <text:p>6:14</text:p>
          </table:table-cell>
          <table:table-cell table:number-columns-repeated="16379"/>
        </table:table-row>
        <table:table-row table:style-name="ro1">
          <table:table-cell office:value-type="float" office:value="3929" table:style-name="ce2">
            <text:p>3929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930" table:style-name="ce2">
            <text:p>3930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6H15M0S" table:style-name="ce9">
            <text:p>6:15</text:p>
          </table:table-cell>
          <table:table-cell table:number-columns-repeated="16379"/>
        </table:table-row>
        <table:table-row table:style-name="ro1">
          <table:table-cell office:value-type="float" office:value="3931" table:style-name="ce2">
            <text:p>3931</text:p>
          </table:table-cell>
          <table:table-cell office:value-type="string" table:style-name="ce5">
            <text:p>CHIMUR<text:s/></text:p>
          </table:table-cell>
          <table:table-cell office:value-type="string" table:style-name="ce6">
            <text:p>AMRAVATI via KORA</text:p>
          </table:table-cell>
          <table:table-cell office:value-type="string" table:style-name="ce6">
            <text:p>ORDINARY EXPRESS</text:p>
          </table:table-cell>
          <table:table-cell office:value-type="time" office:time-value="PT6H30M0S" table:style-name="ce9">
            <text:p>6:30</text:p>
          </table:table-cell>
          <table:table-cell table:number-columns-repeated="16379"/>
        </table:table-row>
        <table:table-row table:style-name="ro1">
          <table:table-cell office:value-type="float" office:value="3932" table:style-name="ce8">
            <text:p>3932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933" table:style-name="ce2">
            <text:p>3933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7H0M0S" table:style-name="ce9">
            <text:p>7:00</text:p>
          </table:table-cell>
          <table:table-cell table:number-columns-repeated="16379"/>
        </table:table-row>
        <table:table-row table:style-name="ro1">
          <table:table-cell office:value-type="float" office:value="3934" table:style-name="ce2">
            <text:p>3934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935" table:style-name="ce2">
            <text:p>3935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PARATWAD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936" table:style-name="ce8">
            <text:p>3936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7H31M0S" table:style-name="ce9">
            <text:p>7:31</text:p>
          </table:table-cell>
          <table:table-cell table:number-columns-repeated="16379"/>
        </table:table-row>
        <table:table-row table:style-name="ro1">
          <table:table-cell office:value-type="float" office:value="3937" table:style-name="ce2">
            <text:p>3937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DARYAPUR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938" table:style-name="ce2">
            <text:p>3938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MRAVATI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939" table:style-name="ce2">
            <text:p>3939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URANGABAD</text:p>
          </table:table-cell>
          <table:table-cell office:value-type="string" table:style-name="ce6">
            <text:p>ORDINARY EXPRESS</text:p>
          </table:table-cell>
          <table:table-cell office:value-type="time" office:time-value="PT8H15M0S" table:style-name="ce9">
            <text:p>8:15</text:p>
          </table:table-cell>
          <table:table-cell table:number-columns-repeated="16379"/>
        </table:table-row>
        <table:table-row table:style-name="ro1">
          <table:table-cell office:value-type="float" office:value="3940" table:style-name="ce8">
            <text:p>3940</text:p>
          </table:table-cell>
          <table:table-cell office:value-type="string" table:style-name="ce5">
            <text:p>CHANDRAPUR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8H29M0S" table:style-name="ce9">
            <text:p>8:29</text:p>
          </table:table-cell>
          <table:table-cell table:number-columns-repeated="16379"/>
        </table:table-row>
        <table:table-row table:style-name="ro1">
          <table:table-cell office:value-type="float" office:value="3941" table:style-name="ce2">
            <text:p>3941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MRAVATI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942" table:style-name="ce2">
            <text:p>3942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943" table:style-name="ce2">
            <text:p>3943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JALNA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944" table:style-name="ce8">
            <text:p>3944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NJANGAON</text:p>
          </table:table-cell>
          <table:table-cell office:value-type="string" table:style-name="ce6">
            <text:p>ORDINARY EXPRESS</text:p>
          </table:table-cell>
          <table:table-cell office:value-type="time" office:time-value="PT9H15M0S" table:style-name="ce9">
            <text:p>9:15</text:p>
          </table:table-cell>
          <table:table-cell table:number-columns-repeated="16379"/>
        </table:table-row>
        <table:table-row table:style-name="ro1">
          <table:table-cell office:value-type="float" office:value="3945" table:style-name="ce2">
            <text:p>3945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946" table:style-name="ce2">
            <text:p>3946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BULDHANA</text:p>
          </table:table-cell>
          <table:table-cell office:value-type="string" table:style-name="ce6">
            <text:p>ORDINARY EXPRESS</text:p>
          </table:table-cell>
          <table:table-cell office:value-type="time" office:time-value="PT10H29M0S" table:style-name="ce9">
            <text:p>10:29</text:p>
          </table:table-cell>
          <table:table-cell table:number-columns-repeated="16379"/>
        </table:table-row>
        <table:table-row table:style-name="ro1">
          <table:table-cell office:value-type="float" office:value="3947" table:style-name="ce2">
            <text:p>3947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948" table:style-name="ce8">
            <text:p>3948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949" table:style-name="ce2">
            <text:p>3949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JALGAON</text:p>
          </table:table-cell>
          <table:table-cell office:value-type="string" table:style-name="ce6">
            <text:p>ORDINARY EXPRESS</text:p>
          </table:table-cell>
          <table:table-cell office:value-type="time" office:time-value="PT11H0M0S" table:style-name="ce9">
            <text:p>11:00</text:p>
          </table:table-cell>
          <table:table-cell table:number-columns-repeated="16379"/>
        </table:table-row>
        <table:table-row table:style-name="ro1">
          <table:table-cell office:value-type="float" office:value="3950" table:style-name="ce2">
            <text:p>3950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SHEGAON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951" table:style-name="ce2">
            <text:p>3951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PARATWADA via PULGAON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952" table:style-name="ce8">
            <text:p>3952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PARATWADA via PULGAON</text:p>
          </table:table-cell>
          <table:table-cell office:value-type="string" table:style-name="ce6">
            <text:p>DAY ORDINARY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953" table:style-name="ce2">
            <text:p>3953</text:p>
          </table:table-cell>
          <table:table-cell office:value-type="string" table:style-name="ce5">
            <text:p>AHERI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ORDINARY EXPRESS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954" table:style-name="ce2">
            <text:p>3954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3H30M0S" table:style-name="ce9">
            <text:p>13:30</text:p>
          </table:table-cell>
          <table:table-cell table:number-columns-repeated="16379"/>
        </table:table-row>
        <table:table-row table:style-name="ro1">
          <table:table-cell office:value-type="float" office:value="3955" table:style-name="ce2">
            <text:p>3955</text:p>
          </table:table-cell>
          <table:table-cell office:value-type="string" table:style-name="ce5">
            <text:p>HINGANGHAT<text:s/></text:p>
          </table:table-cell>
          <table:table-cell office:value-type="string" table:style-name="ce6">
            <text:p>AKOL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956" table:style-name="ce8">
            <text:p>3956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957" table:style-name="ce2">
            <text:p>3957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958" table:style-name="ce2">
            <text:p>3958</text:p>
          </table:table-cell>
          <table:table-cell office:value-type="string" table:style-name="ce5">
            <text:p>WARDHA<text:s/></text:p>
          </table:table-cell>
          <table:table-cell office:value-type="string" table:style-name="ce6">
            <text:p>AMRAVATI</text:p>
          </table:table-cell>
          <table:table-cell office:value-type="string" table:style-name="ce6">
            <text:p>DAY ORDINARY</text:p>
          </table:table-cell>
          <table:table-cell office:value-type="time" office:time-value="PT15H46M0S" table:style-name="ce9">
            <text:p>15:46</text:p>
          </table:table-cell>
          <table:table-cell table:number-columns-repeated="16379"/>
        </table:table-row>
        <table:table-row table:style-name="ro1">
          <table:table-cell office:value-type="float" office:value="3959" table:style-name="ce2">
            <text:p>3959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HINGANGHAT</text:p>
          </table:table-cell>
          <table:table-cell office:value-type="string" table:style-name="ce6">
            <text:p>ORDINARY EXPRESS</text:p>
          </table:table-cell>
          <table:table-cell office:value-type="time" office:time-value="PT6H50M0S" table:style-name="ce9">
            <text:p>6:50</text:p>
          </table:table-cell>
          <table:table-cell table:number-columns-repeated="16379"/>
        </table:table-row>
        <table:table-row table:style-name="ro1">
          <table:table-cell office:value-type="float" office:value="3960" table:style-name="ce8">
            <text:p>3960</text:p>
          </table:table-cell>
          <table:table-cell office:value-type="string" table:style-name="ce5">
            <text:p>BULDHAN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1M0S" table:style-name="ce9">
            <text:p>7:01</text:p>
          </table:table-cell>
          <table:table-cell table:number-columns-repeated="16379"/>
        </table:table-row>
        <table:table-row table:style-name="ro1">
          <table:table-cell office:value-type="float" office:value="3961" table:style-name="ce2">
            <text:p>3961</text:p>
          </table:table-cell>
          <table:table-cell office:value-type="string" table:style-name="ce5">
            <text:p>JALGAON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962" table:style-name="ce2">
            <text:p>3962</text:p>
          </table:table-cell>
          <table:table-cell office:value-type="string" table:style-name="ce5">
            <text:p>SHEGAON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963" table:style-name="ce2">
            <text:p>396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DAY ORDINARY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964" table:style-name="ce8">
            <text:p>3964</text:p>
          </table:table-cell>
          <table:table-cell office:value-type="string" table:style-name="ce5">
            <text:p>DARYAPUR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965" table:style-name="ce2">
            <text:p>3965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2H45M0S" table:style-name="ce9">
            <text:p>12:45</text:p>
          </table:table-cell>
          <table:table-cell table:number-columns-repeated="16379"/>
        </table:table-row>
        <table:table-row table:style-name="ro1">
          <table:table-cell office:value-type="float" office:value="3966" table:style-name="ce2">
            <text:p>396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HINGANGHAT</text:p>
          </table:table-cell>
          <table:table-cell office:value-type="string" table:style-name="ce6">
            <text:p>ORDINARY EXPRESS</text:p>
          </table:table-cell>
          <table:table-cell office:value-type="time" office:time-value="PT13H0M0S" table:style-name="ce9">
            <text:p>13:00</text:p>
          </table:table-cell>
          <table:table-cell table:number-columns-repeated="16379"/>
        </table:table-row>
        <table:table-row table:style-name="ro1">
          <table:table-cell office:value-type="float" office:value="3967" table:style-name="ce2">
            <text:p>396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3H29M0S" table:style-name="ce9">
            <text:p>13:29</text:p>
          </table:table-cell>
          <table:table-cell table:number-columns-repeated="16379"/>
        </table:table-row>
        <table:table-row table:style-name="ro1">
          <table:table-cell office:value-type="float" office:value="3968" table:style-name="ce8">
            <text:p>3968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HINGANGHAT</text:p>
          </table:table-cell>
          <table:table-cell office:value-type="string" table:style-name="ce6">
            <text:p>ORDINARY EXPRESS</text:p>
          </table:table-cell>
          <table:table-cell office:value-type="time" office:time-value="PT13H40M0S" table:style-name="ce9">
            <text:p>13:40</text:p>
          </table:table-cell>
          <table:table-cell table:number-columns-repeated="16379"/>
        </table:table-row>
        <table:table-row table:style-name="ro1">
          <table:table-cell office:value-type="float" office:value="3969" table:style-name="ce2">
            <text:p>396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HINGANGHAT via TIWASA</text:p>
          </table:table-cell>
          <table:table-cell office:value-type="string" table:style-name="ce6">
            <text:p>ORDINARY EXPRESS</text:p>
          </table:table-cell>
          <table:table-cell office:value-type="time" office:time-value="PT13H45M0S" table:style-name="ce9">
            <text:p>13:45</text:p>
          </table:table-cell>
          <table:table-cell table:number-columns-repeated="16379"/>
        </table:table-row>
        <table:table-row table:style-name="ro1">
          <table:table-cell office:value-type="float" office:value="3970" table:style-name="ce2">
            <text:p>397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IMUR via KORA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971" table:style-name="ce2">
            <text:p>3971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HINGANGHAT</text:p>
          </table:table-cell>
          <table:table-cell office:value-type="string" table:style-name="ce6">
            <text:p>ORDINARY EXPRESS</text:p>
          </table:table-cell>
          <table:table-cell office:value-type="time" office:time-value="PT14H0M0S" table:style-name="ce9">
            <text:p>14:00</text:p>
          </table:table-cell>
          <table:table-cell table:number-columns-repeated="16379"/>
        </table:table-row>
        <table:table-row table:style-name="ro1">
          <table:table-cell office:value-type="float" office:value="3972" table:style-name="ce8">
            <text:p>3972</text:p>
          </table:table-cell>
          <table:table-cell office:value-type="string" table:style-name="ce5">
            <text:p>ANJANGAON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4H15M0S" table:style-name="ce9">
            <text:p>14:15</text:p>
          </table:table-cell>
          <table:table-cell table:number-columns-repeated="16379"/>
        </table:table-row>
        <table:table-row table:style-name="ro1">
          <table:table-cell office:value-type="float" office:value="3973" table:style-name="ce2">
            <text:p>397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RAJURA</text:p>
          </table:table-cell>
          <table:table-cell office:value-type="string" table:style-name="ce6">
            <text:p>ORDINARY EXPRESS</text:p>
          </table:table-cell>
          <table:table-cell office:value-type="time" office:time-value="PT14H30M0S" table:style-name="ce9">
            <text:p>14:30</text:p>
          </table:table-cell>
          <table:table-cell table:number-columns-repeated="16379"/>
        </table:table-row>
        <table:table-row table:style-name="ro1">
          <table:table-cell office:value-type="float" office:value="3974" table:style-name="ce2">
            <text:p>3974</text:p>
          </table:table-cell>
          <table:table-cell office:value-type="string" table:style-name="ce5">
            <text:p>AKOLA<text:s/></text:p>
          </table:table-cell>
          <table:table-cell office:value-type="string" table:style-name="ce6">
            <text:p>HINGANGHAT via SHIVANI</text:p>
          </table:table-cell>
          <table:table-cell office:value-type="string" table:style-name="ce6">
            <text:p>ORDINARY EXPRESS</text:p>
          </table:table-cell>
          <table:table-cell office:value-type="time" office:time-value="PT15H0M0S" table:style-name="ce9">
            <text:p>15:00</text:p>
          </table:table-cell>
          <table:table-cell table:number-columns-repeated="16379"/>
        </table:table-row>
        <table:table-row table:style-name="ro1">
          <table:table-cell office:value-type="float" office:value="3975" table:style-name="ce2">
            <text:p>3975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CHANDRAPUR</text:p>
          </table:table-cell>
          <table:table-cell office:value-type="string" table:style-name="ce6">
            <text:p>ORDINARY EXPRESS</text:p>
          </table:table-cell>
          <table:table-cell office:value-type="time" office:time-value="PT15H29M0S" table:style-name="ce9">
            <text:p>15:29</text:p>
          </table:table-cell>
          <table:table-cell table:number-columns-repeated="16379"/>
        </table:table-row>
        <table:table-row table:style-name="ro1">
          <table:table-cell office:value-type="float" office:value="3976" table:style-name="ce8">
            <text:p>397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HINGANGHAT</text:p>
          </table:table-cell>
          <table:table-cell office:value-type="string" table:style-name="ce6">
            <text:p>ORDINARY EXPRESS</text:p>
          </table:table-cell>
          <table:table-cell office:value-type="time" office:time-value="PT15H30M0S" table:style-name="ce9">
            <text:p>15:30</text:p>
          </table:table-cell>
          <table:table-cell table:number-columns-repeated="16379"/>
        </table:table-row>
        <table:table-row table:style-name="ro1">
          <table:table-cell office:value-type="float" office:value="3977" table:style-name="ce2">
            <text:p>3977</text:p>
          </table:table-cell>
          <table:table-cell office:value-type="string" table:style-name="ce5">
            <text:p>SHIRDI<text:s/></text:p>
          </table:table-cell>
          <table:table-cell office:value-type="string" table:style-name="ce6">
            <text:p>AHERI</text:p>
          </table:table-cell>
          <table:table-cell office:value-type="string" table:style-name="ce6">
            <text:p>SEMI LUXURY</text:p>
          </table:table-cell>
          <table:table-cell office:value-type="time" office:time-value="PT16H0M0S" table:style-name="ce9">
            <text:p>16:00</text:p>
          </table:table-cell>
          <table:table-cell table:number-columns-repeated="16379"/>
        </table:table-row>
        <table:table-row table:style-name="ro1">
          <table:table-cell office:value-type="float" office:value="3978" table:style-name="ce2">
            <text:p>3978</text:p>
          </table:table-cell>
          <table:table-cell office:value-type="string" table:style-name="ce5">
            <text:p>PARATWADA<text:s/></text:p>
          </table:table-cell>
          <table:table-cell office:value-type="string" table:style-name="ce6">
            <text:p>WARDHA</text:p>
          </table:table-cell>
          <table:table-cell office:value-type="string" table:style-name="ce6">
            <text:p>ORDINARY EXPRESS</text:p>
          </table:table-cell>
          <table:table-cell office:value-type="time" office:time-value="PT18H50M0S" table:style-name="ce9">
            <text:p>18:50</text:p>
          </table:table-cell>
          <table:table-cell table:number-columns-repeated="16379"/>
        </table:table-row>
        <table:table-row table:style-name="ro1">
          <table:table-cell office:value-type="float" office:value="3979" table:style-name="ce2">
            <text:p>3979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DAY ORDINARY</text:p>
          </table:table-cell>
          <table:table-cell office:value-type="time" office:time-value="PT6H0M0S" table:style-name="ce9">
            <text:p>6:00</text:p>
          </table:table-cell>
          <table:table-cell table:number-columns-repeated="16379"/>
        </table:table-row>
        <table:table-row table:style-name="ro1">
          <table:table-cell office:value-type="float" office:value="3980" table:style-name="ce8">
            <text:p>398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7H30M0S" table:style-name="ce9">
            <text:p>7:30</text:p>
          </table:table-cell>
          <table:table-cell table:number-columns-repeated="16379"/>
        </table:table-row>
        <table:table-row table:style-name="ro1">
          <table:table-cell office:value-type="float" office:value="3981" table:style-name="ce2">
            <text:p>398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RISOD</text:p>
          </table:table-cell>
          <table:table-cell office:value-type="string" table:style-name="ce6">
            <text:p>ORDINARY EXPRESS</text:p>
          </table:table-cell>
          <table:table-cell office:value-type="time" office:time-value="PT8H0M0S" table:style-name="ce9">
            <text:p>8:00</text:p>
          </table:table-cell>
          <table:table-cell table:number-columns-repeated="16379"/>
        </table:table-row>
        <table:table-row table:style-name="ro1">
          <table:table-cell office:value-type="float" office:value="3982" table:style-name="ce2">
            <text:p>3982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8H30M0S" table:style-name="ce9">
            <text:p>8:30</text:p>
          </table:table-cell>
          <table:table-cell table:number-columns-repeated="16379"/>
        </table:table-row>
        <table:table-row table:style-name="ro1">
          <table:table-cell office:value-type="float" office:value="3983" table:style-name="ce2">
            <text:p>398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LATUR via AHMADPUR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984" table:style-name="ce8">
            <text:p>3984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9H0M0S" table:style-name="ce9">
            <text:p>9:00</text:p>
          </table:table-cell>
          <table:table-cell table:number-columns-repeated="16379"/>
        </table:table-row>
        <table:table-row table:style-name="ro1">
          <table:table-cell office:value-type="float" office:value="3985" table:style-name="ce2">
            <text:p>3985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9H1M0S" table:style-name="ce9">
            <text:p>9:01</text:p>
          </table:table-cell>
          <table:table-cell table:number-columns-repeated="16379"/>
        </table:table-row>
        <table:table-row table:style-name="ro1">
          <table:table-cell office:value-type="float" office:value="3986" table:style-name="ce2">
            <text:p>398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9H30M0S" table:style-name="ce9">
            <text:p>9:30</text:p>
          </table:table-cell>
          <table:table-cell table:number-columns-repeated="16379"/>
        </table:table-row>
        <table:table-row table:style-name="ro1">
          <table:table-cell office:value-type="float" office:value="3987" table:style-name="ce2">
            <text:p>3987</text:p>
          </table:table-cell>
          <table:table-cell office:value-type="string" table:style-name="ce5">
            <text:p>BHANDARA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988" table:style-name="ce8">
            <text:p>3988</text:p>
          </table:table-cell>
          <table:table-cell office:value-type="string" table:style-name="ce5">
            <text:p>MORSHI<text:s/></text:p>
          </table:table-cell>
          <table:table-cell office:value-type="string" table:style-name="ce6">
            <text:p>AMBAJOGAI</text:p>
          </table:table-cell>
          <table:table-cell office:value-type="string" table:style-name="ce6">
            <text:p>ORDINARY EXPRESS</text:p>
          </table:table-cell>
          <table:table-cell office:value-type="time" office:time-value="PT10H30M0S" table:style-name="ce9">
            <text:p>10:30</text:p>
          </table:table-cell>
          <table:table-cell table:number-columns-repeated="16379"/>
        </table:table-row>
        <table:table-row table:style-name="ro1">
          <table:table-cell office:value-type="float" office:value="3989" table:style-name="ce2">
            <text:p>3989</text:p>
          </table:table-cell>
          <table:table-cell office:value-type="string" table:style-name="ce5">
            <text:p>PAON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1H15M0S" table:style-name="ce9">
            <text:p>11:15</text:p>
          </table:table-cell>
          <table:table-cell table:number-columns-repeated="16379"/>
        </table:table-row>
        <table:table-row table:style-name="ro1">
          <table:table-cell office:value-type="float" office:value="3990" table:style-name="ce2">
            <text:p>3990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2H30M0S" table:style-name="ce9">
            <text:p>12:30</text:p>
          </table:table-cell>
          <table:table-cell table:number-columns-repeated="16379"/>
        </table:table-row>
        <table:table-row table:style-name="ro1">
          <table:table-cell office:value-type="float" office:value="3991" table:style-name="ce2">
            <text:p>3991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4H45M0S" table:style-name="ce9">
            <text:p>14:45</text:p>
          </table:table-cell>
          <table:table-cell table:number-columns-repeated="16379"/>
        </table:table-row>
        <table:table-row table:style-name="ro1">
          <table:table-cell office:value-type="float" office:value="3992" table:style-name="ce8">
            <text:p>3992</text:p>
          </table:table-cell>
          <table:table-cell office:value-type="string" table:style-name="ce5">
            <text:p>NAGPUR<text:s/></text:p>
          </table:table-cell>
          <table:table-cell office:value-type="string" table:style-name="ce6">
            <text:p>WASHIM via AMRAVATI</text:p>
          </table:table-cell>
          <table:table-cell office:value-type="string" table:style-name="ce6">
            <text:p>ORDINARY EXPRESS</text:p>
          </table:table-cell>
          <table:table-cell office:value-type="time" office:time-value="PT15H15M0S" table:style-name="ce9">
            <text:p>15:15</text:p>
          </table:table-cell>
          <table:table-cell table:number-columns-repeated="16379"/>
        </table:table-row>
        <table:table-row table:style-name="ro1">
          <table:table-cell office:value-type="float" office:value="3993" table:style-name="ce2">
            <text:p>3993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6H30M0S" table:style-name="ce9">
            <text:p>16:30</text:p>
          </table:table-cell>
          <table:table-cell table:number-columns-repeated="16379"/>
        </table:table-row>
        <table:table-row table:style-name="ro1">
          <table:table-cell office:value-type="float" office:value="3994" table:style-name="ce2">
            <text:p>3994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6H31M0S" table:style-name="ce9">
            <text:p>16:31</text:p>
          </table:table-cell>
          <table:table-cell table:number-columns-repeated="16379"/>
        </table:table-row>
        <table:table-row table:style-name="ro1">
          <table:table-cell office:value-type="float" office:value="3995" table:style-name="ce2">
            <text:p>3995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PANDHARPUR</text:p>
          </table:table-cell>
          <table:table-cell office:value-type="string" table:style-name="ce6">
            <text:p>NIGHT EXPRESS</text:p>
          </table:table-cell>
          <table:table-cell office:value-type="time" office:time-value="PT17H0M0S" table:style-name="ce9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996" table:style-name="ce8">
            <text:p>3996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7H30M0S" table:style-name="ce9">
            <text:p>17:30</text:p>
          </table:table-cell>
          <table:table-cell table:number-columns-repeated="16379"/>
        </table:table-row>
        <table:table-row table:style-name="ro1">
          <table:table-cell office:value-type="float" office:value="3997" table:style-name="ce2">
            <text:p>3997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8H0M0S" table:style-name="ce9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998" table:style-name="ce2">
            <text:p>3998</text:p>
          </table:table-cell>
          <table:table-cell office:value-type="string" table:style-name="ce5">
            <text:p>AMRAVATI<text:s/></text:p>
          </table:table-cell>
          <table:table-cell office:value-type="string" table:style-name="ce6">
            <text:p>WASHIM</text:p>
          </table:table-cell>
          <table:table-cell office:value-type="string" table:style-name="ce6">
            <text:p>ORDINARY EXPRESS</text:p>
          </table:table-cell>
          <table:table-cell office:value-type="time" office:time-value="PT18H30M0S" table:style-name="ce9">
            <text:p>18:30</text:p>
          </table:table-cell>
          <table:table-cell table:number-columns-repeated="16379"/>
        </table:table-row>
        <table:table-row table:number-rows-repeated="10445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/>
    </number:time-style>
    <number:time-style style:name="N37">
      <number:hours/>
      <number:text>:</number:text>
      <number:minutes number:style="long"/>
    </number:tim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kshay Kalushe</meta:initial-creator>
    <dc:creator>Akshay Kalushe</dc:creator>
    <meta:creation-date>2022-02-11T04:33:49Z</meta:creation-date>
    <dc:date>2022-02-11T16:42:11Z</dc:date>
  </office:meta>
</office:document-meta>
</file>